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6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39mm"/>
    </style:style>
    <style:style style:name="co4" style:family="table-column">
      <style:table-column-properties fo:break-before="auto" style:column-width="43.14mm"/>
    </style:style>
    <style:style style:name="co5" style:family="table-column">
      <style:table-column-properties fo:break-before="auto" style:column-width="26.09mm"/>
    </style:style>
    <style:style style:name="co6" style:family="table-column">
      <style:table-column-properties fo:break-before="auto" style:column-width="33.97mm"/>
    </style:style>
    <style:style style:name="co7" style:family="table-column">
      <style:table-column-properties fo:break-before="auto" style:column-width="52.5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epth</text:p>
          </table:table-cell>
          <table:table-cell table:style-name="ce1" office:value-type="string" calcext:value-type="string">
            <text:p>ColorSpa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Relative Size to Original</text:p>
          </table:table-cell>
          <table:table-cell table:style-name="ce1" office:value-type="string" calcext:value-type="string">
            <text:p>AbsoluteErrorMetric</text:p>
          </table:table-cell>
          <table:table-cell table:style-name="ce1" office:value-type="string" calcext:value-type="string">
            <text:p>FuzzErrorMetric</text:p>
          </table:table-cell>
          <table:table-cell table:style-name="ce1" office:value-type="string" calcext:value-type="string">
            <text:p>MeanAbsoluteErrorMetric</text:p>
          </table:table-cell>
          <table:table-cell table:style-name="ce1" office:value-type="string" calcext:value-type="string">
            <text:p>MeanErrorPerPixelMetric</text:p>
          </table:table-cell>
          <table:table-cell table:style-name="ce1" office:value-type="string" calcext:value-type="string">
            <text:p>MeanSquareErrorMetric</text:p>
          </table:table-cell>
          <table:table-cell table:style-name="ce1" office:value-type="string" calcext:value-type="string">
            <text:p>NormalizedCrossCorrelationErrorMetric</text:p>
          </table:table-cell>
          <table:table-cell table:style-name="ce1" office:value-type="string" calcext:value-type="string">
            <text:p>PeakAbsoluteErrorMetric</text:p>
          </table:table-cell>
          <table:table-cell table:style-name="ce1" office:value-type="string" calcext:value-type="string">
            <text:p>PeakSignalToRatioErrorMetric</text:p>
          </table:table-cell>
          <table:table-cell table:style-name="ce1" office:value-type="string" calcext:value-type="string">
            <text:p>PerceptualErrorMetric</text:p>
          </table:table-cell>
          <table:table-cell table:style-name="ce1" office:value-type="string" calcext:value-type="string">
            <text:p>RootMeanSquaredErrorMetric</text:p>
          </table:table-cell>
        </table:table-row>
        <table:table-row table:style-name="ro2">
          <table:table-cell office:value-type="string" calcext:value-type="string">
            <text:p>Images_HDR/Apartment_float_o15C.hdr_1365x1024.h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GB(A)</text:p>
          </table:table-cell>
          <table:table-cell office:value-type="float" office:value="5591117" calcext:value-type="float">
            <text:p>55911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mages_HDR/Apartment_float_o15C.hdr_1365x1024.hdrCMYK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2795520" calcext:value-type="float">
            <text:p>2795520</text:p>
          </table:table-cell>
          <table:table-cell office:value-type="float" office:value="0.499993114077205" calcext:value-type="float">
            <text:p>0,499993114077205</text:p>
          </table:table-cell>
          <table:table-cell office:value-type="float" office:value="1396667" calcext:value-type="float">
            <text:p>1396667</text:p>
          </table:table-cell>
          <table:table-cell office:value-type="float" office:value="0.4635883740722" calcext:value-type="float">
            <text:p>0,4635883740722</text:p>
          </table:table-cell>
          <table:table-cell office:value-type="float" office:value="0.265627022505975" calcext:value-type="float">
            <text:p>0,265627022505975</text:p>
          </table:table-cell>
          <table:table-cell office:value-type="float" office:value="97328080264" calcext:value-type="float">
            <text:p>97328080264</text:p>
          </table:table-cell>
          <table:table-cell office:value-type="float" office:value="0.214914180574906" calcext:value-type="float">
            <text:p>0,214914180574906</text:p>
          </table:table-cell>
          <table:table-cell office:value-type="float" office:value="0.250159151742326" calcext:value-type="float">
            <text:p>0,250159151742326</text:p>
          </table:table-cell>
          <table:table-cell office:value-type="float" office:value="1" calcext:value-type="float">
            <text:p>1</text:p>
          </table:table-cell>
          <table:table-cell office:value-type="float" office:value="6.67734927727499" calcext:value-type="float">
            <text:p>6,67734927727499</text:p>
          </table:table-cell>
          <table:table-cell office:value-type="float" office:value="1.83396480059391" calcext:value-type="float">
            <text:p>1,83396480059391</text:p>
          </table:table-cell>
          <table:table-cell office:value-type="float" office:value="0.4635883740722" calcext:value-type="float">
            <text:p>0,4635883740722</text:p>
          </table:table-cell>
        </table:table-row>
        <table:table-row table:style-name="ro2">
          <table:table-cell office:value-type="string" calcext:value-type="string">
            <text:p>Images_HDR/Apartment_float_o15C.hdr_1365x1024.hdrCMYK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6667" calcext:value-type="float">
            <text:p>1396667</text:p>
          </table:table-cell>
          <table:table-cell office:value-type="float" office:value="0.463243084841152" calcext:value-type="float">
            <text:p>0,463243084841152</text:p>
          </table:table-cell>
          <table:table-cell office:value-type="float" office:value="0.264451197055073" calcext:value-type="float">
            <text:p>0,264451197055073</text:p>
          </table:table-cell>
          <table:table-cell office:value-type="float" office:value="96897247464" calcext:value-type="float">
            <text:p>96897247464</text:p>
          </table:table-cell>
          <table:table-cell office:value-type="float" office:value="0.214594155653147" calcext:value-type="float">
            <text:p>0,214594155653147</text:p>
          </table:table-cell>
          <table:table-cell office:value-type="float" office:value="0.253884910323234" calcext:value-type="float">
            <text:p>0,253884910323234</text:p>
          </table:table-cell>
          <table:table-cell office:value-type="float" office:value="1" calcext:value-type="float">
            <text:p>1</text:p>
          </table:table-cell>
          <table:table-cell office:value-type="float" office:value="6.68382109966299" calcext:value-type="float">
            <text:p>6,68382109966299</text:p>
          </table:table-cell>
          <table:table-cell office:value-type="float" office:value="0.370412227740599" calcext:value-type="float">
            <text:p>0,370412227740599</text:p>
          </table:table-cell>
          <table:table-cell office:value-type="float" office:value="0.463243084841152" calcext:value-type="float">
            <text:p>0,463243084841152</text:p>
          </table:table-cell>
        </table:table-row>
        <table:table-row table:style-name="ro2">
          <table:table-cell office:value-type="string" calcext:value-type="string">
            <text:p>Images_HDR/Apartment_float_o15C.hdr_1365x1024.hdrCMYK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5591040" calcext:value-type="float">
            <text:p>5591040</text:p>
          </table:table-cell>
          <table:table-cell office:value-type="float" office:value="0.99998622815441" calcext:value-type="float">
            <text:p>0,99998622815441</text:p>
          </table:table-cell>
          <table:table-cell office:value-type="float" office:value="1396667" calcext:value-type="float">
            <text:p>1396667</text:p>
          </table:table-cell>
          <table:table-cell office:value-type="float" office:value="0.463220972925439" calcext:value-type="float">
            <text:p>0,463220972925439</text:p>
          </table:table-cell>
          <table:table-cell office:value-type="float" office:value="0.264364305448092" calcext:value-type="float">
            <text:p>0,264364305448092</text:p>
          </table:table-cell>
          <table:table-cell office:value-type="float" office:value="96865409614" calcext:value-type="float">
            <text:p>96865409614</text:p>
          </table:table-cell>
          <table:table-cell office:value-type="float" office:value="0.21457366975799" calcext:value-type="float">
            <text:p>0,21457366975799</text:p>
          </table:table-cell>
          <table:table-cell office:value-type="float" office:value="0.254315363101771" calcext:value-type="float">
            <text:p>0,254315363101771</text:p>
          </table:table-cell>
          <table:table-cell office:value-type="float" office:value="1" calcext:value-type="float">
            <text:p>1</text:p>
          </table:table-cell>
          <table:table-cell office:value-type="float" office:value="6.68423571188242" calcext:value-type="float">
            <text:p>6,68423571188242</text:p>
          </table:table-cell>
          <table:table-cell office:value-type="float" office:value="0.369532225089858" calcext:value-type="float">
            <text:p>0,369532225089858</text:p>
          </table:table-cell>
          <table:table-cell office:value-type="float" office:value="0.463220972925439" calcext:value-type="float">
            <text:p>0,463220972925439</text:p>
          </table:table-cell>
        </table:table-row>
        <table:table-row table:style-name="ro2">
          <table:table-cell office:value-type="string" calcext:value-type="string">
            <text:p>Images_HDR/Apartment_float_o15C.hdr_1365x1024.hdrCMYK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6988800" calcext:value-type="float">
            <text:p>6988800</text:p>
          </table:table-cell>
          <table:table-cell office:value-type="float" office:value="1.24998278519301" calcext:value-type="float">
            <text:p>1,24998278519301</text:p>
          </table:table-cell>
          <table:table-cell office:value-type="float" office:value="1396667" calcext:value-type="float">
            <text:p>1396667</text:p>
          </table:table-cell>
          <table:table-cell office:value-type="float" office:value="0.463222546155059" calcext:value-type="float">
            <text:p>0,463222546155059</text:p>
          </table:table-cell>
          <table:table-cell office:value-type="float" office:value="0.264373946714726" calcext:value-type="float">
            <text:p>0,264373946714726</text:p>
          </table:table-cell>
          <table:table-cell office:value-type="float" office:value="96868942259" calcext:value-type="float">
            <text:p>96868942259</text:p>
          </table:table-cell>
          <table:table-cell office:value-type="float" office:value="0.214575127266375" calcext:value-type="float">
            <text:p>0,214575127266375</text:p>
          </table:table-cell>
          <table:table-cell office:value-type="float" office:value="0.254251377308586" calcext:value-type="float">
            <text:p>0,254251377308586</text:p>
          </table:table-cell>
          <table:table-cell office:value-type="float" office:value="1" calcext:value-type="float">
            <text:p>1</text:p>
          </table:table-cell>
          <table:table-cell office:value-type="float" office:value="6.68420621219124" calcext:value-type="float">
            <text:p>6,68420621219124</text:p>
          </table:table-cell>
          <table:table-cell office:value-type="float" office:value="0.377360500936298" calcext:value-type="float">
            <text:p>0,377360500936298</text:p>
          </table:table-cell>
          <table:table-cell office:value-type="float" office:value="0.463222546155059" calcext:value-type="float">
            <text:p>0,463222546155059</text:p>
          </table:table-cell>
        </table:table-row>
        <table:table-row table:style-name="ro2">
          <table:table-cell office:value-type="string" calcext:value-type="string">
            <text:p>Images_HDR/Apartment_float_o15C.hdr_1365x1024.hdrYCbC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r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74452094254833" calcext:value-type="float">
            <text:p>0,374452094254833</text:p>
          </table:table-cell>
          <table:table-cell office:value-type="float" office:value="0.333408550524768" calcext:value-type="float">
            <text:p>0,333408550524768</text:p>
          </table:table-cell>
          <table:table-cell office:value-type="float" office:value="91622871781" calcext:value-type="float">
            <text:p>91622871781</text:p>
          </table:table-cell>
          <table:table-cell office:value-type="float" office:value="0.14021437089183" calcext:value-type="float">
            <text:p>0,14021437089183</text:p>
          </table:table-cell>
          <table:table-cell office:value-type="float" office:value="0.667759495793067" calcext:value-type="float">
            <text:p>0,667759495793067</text:p>
          </table:table-cell>
          <table:table-cell office:value-type="float" office:value="0.768749523155566" calcext:value-type="float">
            <text:p>0,768749523155566</text:p>
          </table:table-cell>
          <table:table-cell office:value-type="float" office:value="8.53207472252572" calcext:value-type="float">
            <text:p>8,53207472252572</text:p>
          </table:table-cell>
          <table:table-cell office:value-type="float" office:value="51.2991022453813" calcext:value-type="float">
            <text:p>51,2991022453813</text:p>
          </table:table-cell>
          <table:table-cell office:value-type="float" office:value="0.374452094254833" calcext:value-type="float">
            <text:p>0,374452094254833</text:p>
          </table:table-cell>
        </table:table-row>
        <table:table-row table:style-name="ro2">
          <table:table-cell office:value-type="string" calcext:value-type="string">
            <text:p>Images_HDR/Apartment_float_o15C.hdr_1365x1024.hdrYCbCr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r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71914270420549" calcext:value-type="float">
            <text:p>0,371914270420549</text:p>
          </table:table-cell>
          <table:table-cell office:value-type="float" office:value="0.331408671120849" calcext:value-type="float">
            <text:p>0,331408671120849</text:p>
          </table:table-cell>
          <table:table-cell office:value-type="float" office:value="91073291712" calcext:value-type="float">
            <text:p>91073291712</text:p>
          </table:table-cell>
          <table:table-cell office:value-type="float" office:value="0.138320224542449" calcext:value-type="float">
            <text:p>0,138320224542449</text:p>
          </table:table-cell>
          <table:table-cell office:value-type="float" office:value="0.5947547649154" calcext:value-type="float">
            <text:p>0,5947547649154</text:p>
          </table:table-cell>
          <table:table-cell office:value-type="float" office:value="0.730647745479515" calcext:value-type="float">
            <text:p>0,730647745479515</text:p>
          </table:table-cell>
          <table:table-cell office:value-type="float" office:value="8.59114314720632" calcext:value-type="float">
            <text:p>8,59114314720632</text:p>
          </table:table-cell>
          <table:table-cell office:value-type="float" office:value="4.73149846897153" calcext:value-type="float">
            <text:p>4,73149846897153</text:p>
          </table:table-cell>
          <table:table-cell office:value-type="float" office:value="0.371914270420549" calcext:value-type="float">
            <text:p>0,371914270420549</text:p>
          </table:table-cell>
        </table:table-row>
        <table:table-row table:style-name="ro2">
          <table:table-cell office:value-type="string" calcext:value-type="string">
            <text:p>Images_HDR/Apartment_float_o15C.hdr_1365x1024.hdrYCbCr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r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71756395545367" calcext:value-type="float">
            <text:p>0,371756395545367</text:p>
          </table:table-cell>
          <table:table-cell office:value-type="float" office:value="0.331064675142045" calcext:value-type="float">
            <text:p>0,331064675142045</text:p>
          </table:table-cell>
          <table:table-cell office:value-type="float" office:value="90978759345" calcext:value-type="float">
            <text:p>90978759345</text:p>
          </table:table-cell>
          <table:table-cell office:value-type="float" office:value="0.138202817628884" calcext:value-type="float">
            <text:p>0,138202817628884</text:p>
          </table:table-cell>
          <table:table-cell office:value-type="float" office:value="0.562703992062914" calcext:value-type="float">
            <text:p>0,562703992062914</text:p>
          </table:table-cell>
          <table:table-cell office:value-type="float" office:value="0.737376974135958" calcext:value-type="float">
            <text:p>0,737376974135958</text:p>
          </table:table-cell>
          <table:table-cell office:value-type="float" office:value="8.59483102633296" calcext:value-type="float">
            <text:p>8,59483102633296</text:p>
          </table:table-cell>
          <table:table-cell office:value-type="float" office:value="1.17597367652652" calcext:value-type="float">
            <text:p>1,17597367652652</text:p>
          </table:table-cell>
          <table:table-cell office:value-type="float" office:value="0.371756395545367" calcext:value-type="float">
            <text:p>0,371756395545367</text:p>
          </table:table-cell>
        </table:table-row>
        <table:table-row table:style-name="ro2">
          <table:table-cell office:value-type="string" calcext:value-type="string">
            <text:p>Images_HDR/Apartment_float_o15C.hdr_1365x1024.hdrYCbCr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r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71758589559043" calcext:value-type="float">
            <text:p>0,371758589559043</text:p>
          </table:table-cell>
          <table:table-cell office:value-type="float" office:value="0.331074919990422" calcext:value-type="float">
            <text:p>0,331074919990422</text:p>
          </table:table-cell>
          <table:table-cell office:value-type="float" office:value="90981574697" calcext:value-type="float">
            <text:p>90981574697</text:p>
          </table:table-cell>
          <table:table-cell office:value-type="float" office:value="0.138204448910929" calcext:value-type="float">
            <text:p>0,138204448910929</text:p>
          </table:table-cell>
          <table:table-cell office:value-type="float" office:value="0.558602654450348" calcext:value-type="float">
            <text:p>0,558602654450348</text:p>
          </table:table-cell>
          <table:table-cell office:value-type="float" office:value="0.739040207522698" calcext:value-type="float">
            <text:p>0,739040207522698</text:p>
          </table:table-cell>
          <table:table-cell office:value-type="float" office:value="8.59477976452646" calcext:value-type="float">
            <text:p>8,59477976452646</text:p>
          </table:table-cell>
          <table:table-cell office:value-type="float" office:value="1.41717599795386" calcext:value-type="float">
            <text:p>1,41717599795386</text:p>
          </table:table-cell>
          <table:table-cell office:value-type="float" office:value="0.371758589559043" calcext:value-type="float">
            <text:p>0,371758589559043</text:p>
          </table:table-cell>
        </table:table-row>
        <table:table-row table:style-name="ro2">
          <table:table-cell office:value-type="string" calcext:value-type="string">
            <text:p>Images_HDR/Apartment_float_o15C.hdr_1365x1024.hdrHC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447943037175808" calcext:value-type="float">
            <text:p>0,447943037175808</text:p>
          </table:table-cell>
          <table:table-cell office:value-type="float" office:value="0.316087985247725" calcext:value-type="float">
            <text:p>0,316087985247725</text:p>
          </table:table-cell>
          <table:table-cell office:value-type="float" office:value="86863066044" calcext:value-type="float">
            <text:p>86863066044</text:p>
          </table:table-cell>
          <table:table-cell office:value-type="float" office:value="0.200652964554287" calcext:value-type="float">
            <text:p>0,200652964554287</text:p>
          </table:table-cell>
          <table:table-cell office:value-type="float" office:value="0.678768351028192" calcext:value-type="float">
            <text:p>0,678768351028192</text:p>
          </table:table-cell>
          <table:table-cell office:value-type="float" office:value="0.985046158541238" calcext:value-type="float">
            <text:p>0,985046158541238</text:p>
          </table:table-cell>
          <table:table-cell office:value-type="float" office:value="6.97554419383632" calcext:value-type="float">
            <text:p>6,97554419383632</text:p>
          </table:table-cell>
          <table:table-cell office:value-type="float" office:value="51.7114681145734" calcext:value-type="float">
            <text:p>51,7114681145734</text:p>
          </table:table-cell>
          <table:table-cell office:value-type="float" office:value="0.447943037175808" calcext:value-type="float">
            <text:p>0,447943037175808</text:p>
          </table:table-cell>
        </table:table-row>
        <table:table-row table:style-name="ro2">
          <table:table-cell office:value-type="string" calcext:value-type="string">
            <text:p>Images_HDR/Apartment_float_o15C.hdr_1365x1024.hdrHCL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449539300215524" calcext:value-type="float">
            <text:p>0,449539300215524</text:p>
          </table:table-cell>
          <table:table-cell office:value-type="float" office:value="0.315915507999465" calcext:value-type="float">
            <text:p>0,315915507999465</text:p>
          </table:table-cell>
          <table:table-cell office:value-type="float" office:value="86815668157" calcext:value-type="float">
            <text:p>86815668157</text:p>
          </table:table-cell>
          <table:table-cell office:value-type="float" office:value="0.202085582438263" calcext:value-type="float">
            <text:p>0,202085582438263</text:p>
          </table:table-cell>
          <table:table-cell office:value-type="float" office:value="0.653222690635291" calcext:value-type="float">
            <text:p>0,653222690635291</text:p>
          </table:table-cell>
          <table:table-cell office:value-type="float" office:value="0.996917677576867" calcext:value-type="float">
            <text:p>0,996917677576867</text:p>
          </table:table-cell>
          <table:table-cell office:value-type="float" office:value="6.94464669616106" calcext:value-type="float">
            <text:p>6,94464669616106</text:p>
          </table:table-cell>
          <table:table-cell office:value-type="float" office:value="7.23440954897039" calcext:value-type="float">
            <text:p>7,23440954897039</text:p>
          </table:table-cell>
          <table:table-cell office:value-type="float" office:value="0.449539300215524" calcext:value-type="float">
            <text:p>0,449539300215524</text:p>
          </table:table-cell>
        </table:table-row>
        <table:table-row table:style-name="ro2">
          <table:table-cell office:value-type="string" calcext:value-type="string">
            <text:p>Images_HDR/Apartment_float_o15C.hdr_1365x1024.hdrHCL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447388986438591" calcext:value-type="float">
            <text:p>0,447388986438591</text:p>
          </table:table-cell>
          <table:table-cell office:value-type="float" office:value="0.312746572290536" calcext:value-type="float">
            <text:p>0,312746572290536</text:p>
          </table:table-cell>
          <table:table-cell office:value-type="float" office:value="85944823694" calcext:value-type="float">
            <text:p>85944823694</text:p>
          </table:table-cell>
          <table:table-cell office:value-type="float" office:value="0.20015690518655" calcext:value-type="float">
            <text:p>0,20015690518655</text:p>
          </table:table-cell>
          <table:table-cell office:value-type="float" office:value="0.646711122898095" calcext:value-type="float">
            <text:p>0,646711122898095</text:p>
          </table:table-cell>
          <table:table-cell office:value-type="float" office:value="0.999542229343099" calcext:value-type="float">
            <text:p>0,999542229343099</text:p>
          </table:table-cell>
          <table:table-cell office:value-type="float" office:value="6.98629422632643" calcext:value-type="float">
            <text:p>6,98629422632643</text:p>
          </table:table-cell>
          <table:table-cell office:value-type="float" office:value="1.14571996287584" calcext:value-type="float">
            <text:p>1,14571996287584</text:p>
          </table:table-cell>
          <table:table-cell office:value-type="float" office:value="0.447388986438591" calcext:value-type="float">
            <text:p>0,447388986438591</text:p>
          </table:table-cell>
        </table:table-row>
        <table:table-row table:style-name="ro2">
          <table:table-cell office:value-type="string" calcext:value-type="string">
            <text:p>Images_HDR/Apartment_float_o15C.hdr_1365x1024.hdrHCL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447942442364628" calcext:value-type="float">
            <text:p>0,447942442364628</text:p>
          </table:table-cell>
          <table:table-cell office:value-type="float" office:value="0.313080558171507" calcext:value-type="float">
            <text:p>0,313080558171507</text:p>
          </table:table-cell>
          <table:table-cell office:value-type="float" office:value="86036605220" calcext:value-type="float">
            <text:p>86036605220</text:p>
          </table:table-cell>
          <table:table-cell office:value-type="float" office:value="0.200652431671588" calcext:value-type="float">
            <text:p>0,200652431671588</text:p>
          </table:table-cell>
          <table:table-cell office:value-type="float" office:value="0.648157338195131" calcext:value-type="float">
            <text:p>0,648157338195131</text:p>
          </table:table-cell>
          <table:table-cell office:value-type="float" office:value="0.999023422598611" calcext:value-type="float">
            <text:p>0,999023422598611</text:p>
          </table:table-cell>
          <table:table-cell office:value-type="float" office:value="6.9755557275968" calcext:value-type="float">
            <text:p>6,9755557275968</text:p>
          </table:table-cell>
          <table:table-cell office:value-type="float" office:value="1.06816360107702" calcext:value-type="float">
            <text:p>1,06816360107702</text:p>
          </table:table-cell>
          <table:table-cell office:value-type="float" office:value="0.447942442364628" calcext:value-type="float">
            <text:p>0,447942442364628</text:p>
          </table:table-cell>
        </table:table-row>
        <table:table-row table:style-name="ro2">
          <table:table-cell office:value-type="string" calcext:value-type="string">
            <text:p>Images_HDR/Apartment_float_o15C.hdr_1365x1024.hdrLa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81298406032691" calcext:value-type="float">
            <text:p>0,381298406032691</text:p>
          </table:table-cell>
          <table:table-cell office:value-type="float" office:value="0.340500358592547" calcext:value-type="float">
            <text:p>0,340500358592547</text:p>
          </table:table-cell>
          <table:table-cell office:value-type="float" office:value="93571747478" calcext:value-type="float">
            <text:p>93571747478</text:p>
          </table:table-cell>
          <table:table-cell office:value-type="float" office:value="0.145388474443071" calcext:value-type="float">
            <text:p>0,145388474443071</text:p>
          </table:table-cell>
          <table:table-cell office:value-type="float" office:value="0.694341496175178" calcext:value-type="float">
            <text:p>0,694341496175178</text:p>
          </table:table-cell>
          <table:table-cell office:value-type="float" office:value="0.749217975127794" calcext:value-type="float">
            <text:p>0,749217975127794</text:p>
          </table:table-cell>
          <table:table-cell office:value-type="float" office:value="8.37470020465791" calcext:value-type="float">
            <text:p>8,37470020465791</text:p>
          </table:table-cell>
          <table:table-cell office:value-type="float" office:value="32.102416647616" calcext:value-type="float">
            <text:p>32,102416647616</text:p>
          </table:table-cell>
          <table:table-cell office:value-type="float" office:value="0.381298406032691" calcext:value-type="float">
            <text:p>0,381298406032691</text:p>
          </table:table-cell>
        </table:table-row>
        <table:table-row table:style-name="ro2">
          <table:table-cell office:value-type="string" calcext:value-type="string">
            <text:p>Images_HDR/Apartment_float_o15C.hdr_1365x1024.hdrLab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75454939436294" calcext:value-type="float">
            <text:p>0,375454939436294</text:p>
          </table:table-cell>
          <table:table-cell office:value-type="float" office:value="0.336046465936326" calcext:value-type="float">
            <text:p>0,336046465936326</text:p>
          </table:table-cell>
          <table:table-cell office:value-type="float" office:value="92347788359" calcext:value-type="float">
            <text:p>92347788359</text:p>
          </table:table-cell>
          <table:table-cell office:value-type="float" office:value="0.140966411547111" calcext:value-type="float">
            <text:p>0,140966411547111</text:p>
          </table:table-cell>
          <table:table-cell office:value-type="float" office:value="0.564833078975423" calcext:value-type="float">
            <text:p>0,564833078975423</text:p>
          </table:table-cell>
          <table:table-cell office:value-type="float" office:value="0.746028839551385" calcext:value-type="float">
            <text:p>0,746028839551385</text:p>
          </table:table-cell>
          <table:table-cell office:value-type="float" office:value="8.50884355553718" calcext:value-type="float">
            <text:p>8,50884355553718</text:p>
          </table:table-cell>
          <table:table-cell office:value-type="float" office:value="31.3694030318968" calcext:value-type="float">
            <text:p>31,3694030318968</text:p>
          </table:table-cell>
          <table:table-cell office:value-type="float" office:value="0.375454939436294" calcext:value-type="float">
            <text:p>0,375454939436294</text:p>
          </table:table-cell>
        </table:table-row>
        <table:table-row table:style-name="ro2">
          <table:table-cell office:value-type="string" calcext:value-type="string">
            <text:p>Images_HDR/Apartment_float_o15C.hdr_1365x1024.hdrLab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75983171731569" calcext:value-type="float">
            <text:p>0,375983171731569</text:p>
          </table:table-cell>
          <table:table-cell office:value-type="float" office:value="0.33638481469278" calcext:value-type="float">
            <text:p>0,33638481469278</text:p>
          </table:table-cell>
          <table:table-cell office:value-type="float" office:value="92440768832" calcext:value-type="float">
            <text:p>92440768832</text:p>
          </table:table-cell>
          <table:table-cell office:value-type="float" office:value="0.141363345425331" calcext:value-type="float">
            <text:p>0,141363345425331</text:p>
          </table:table-cell>
          <table:table-cell office:value-type="float" office:value="0.54722859362647" calcext:value-type="float">
            <text:p>0,54722859362647</text:p>
          </table:table-cell>
          <table:table-cell office:value-type="float" office:value="0.749019607843137" calcext:value-type="float">
            <text:p>0,749019607843137</text:p>
          </table:table-cell>
          <table:table-cell office:value-type="float" office:value="8.4966318561102" calcext:value-type="float">
            <text:p>8,4966318561102</text:p>
          </table:table-cell>
          <table:table-cell office:value-type="float" office:value="13.519008636879" calcext:value-type="float">
            <text:p>13,519008636879</text:p>
          </table:table-cell>
          <table:table-cell office:value-type="float" office:value="0.375983171731569" calcext:value-type="float">
            <text:p>0,375983171731569</text:p>
          </table:table-cell>
        </table:table-row>
        <table:table-row table:style-name="ro2">
          <table:table-cell office:value-type="string" calcext:value-type="string">
            <text:p>Images_HDR/Apartment_float_o15C.hdr_1365x1024.hdrLab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76017849825441" calcext:value-type="float">
            <text:p>0,376017849825441</text:p>
          </table:table-cell>
          <table:table-cell office:value-type="float" office:value="0.336425661392976" calcext:value-type="float">
            <text:p>0,336425661392976</text:p>
          </table:table-cell>
          <table:table-cell office:value-type="float" office:value="92451993775" calcext:value-type="float">
            <text:p>92451993775</text:p>
          </table:table-cell>
          <table:table-cell office:value-type="float" office:value="0.141389423387348" calcext:value-type="float">
            <text:p>0,141389423387348</text:p>
          </table:table-cell>
          <table:table-cell office:value-type="float" office:value="0.546533038624818" calcext:value-type="float">
            <text:p>0,546533038624818</text:p>
          </table:table-cell>
          <table:table-cell office:value-type="float" office:value="0.74877546349279" calcext:value-type="float">
            <text:p>0,74877546349279</text:p>
          </table:table-cell>
          <table:table-cell office:value-type="float" office:value="8.49583076651641" calcext:value-type="float">
            <text:p>8,49583076651641</text:p>
          </table:table-cell>
          <table:table-cell office:value-type="float" office:value="13.6741823127601" calcext:value-type="float">
            <text:p>13,6741823127601</text:p>
          </table:table-cell>
          <table:table-cell office:value-type="float" office:value="0.376017849825441" calcext:value-type="float">
            <text:p>0,376017849825441</text:p>
          </table:table-cell>
        </table:table-row>
        <table:table-row table:style-name="ro2">
          <table:table-cell office:value-type="string" calcext:value-type="string">
            <text:p>Images_HDR/Apartment_float_o15C.hdr_1365x1024.hdrLu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72924061614645" calcext:value-type="float">
            <text:p>0,372924061614645</text:p>
          </table:table-cell>
          <table:table-cell office:value-type="float" office:value="0.324926460119057" calcext:value-type="float">
            <text:p>0,324926460119057</text:p>
          </table:table-cell>
          <table:table-cell office:value-type="float" office:value="89291937315" calcext:value-type="float">
            <text:p>89291937315</text:p>
          </table:table-cell>
          <table:table-cell office:value-type="float" office:value="0.139072355731164" calcext:value-type="float">
            <text:p>0,139072355731164</text:p>
          </table:table-cell>
          <table:table-cell office:value-type="float" office:value="0.719402360032104" calcext:value-type="float">
            <text:p>0,719402360032104</text:p>
          </table:table-cell>
          <table:table-cell office:value-type="float" office:value="0.866666666666667" calcext:value-type="float">
            <text:p>0,866666666666667</text:p>
          </table:table-cell>
          <table:table-cell office:value-type="float" office:value="8.56759188818604" calcext:value-type="float">
            <text:p>8,56759188818604</text:p>
          </table:table-cell>
          <table:table-cell office:value-type="float" office:value="45.5740909189553" calcext:value-type="float">
            <text:p>45,5740909189553</text:p>
          </table:table-cell>
          <table:table-cell office:value-type="float" office:value="0.372924061614645" calcext:value-type="float">
            <text:p>0,372924061614645</text:p>
          </table:table-cell>
        </table:table-row>
        <table:table-row table:style-name="ro2">
          <table:table-cell office:value-type="string" calcext:value-type="string">
            <text:p>Images_HDR/Apartment_float_o15C.hdr_1365x1024.hdrLuv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70561177123559" calcext:value-type="float">
            <text:p>0,370561177123559</text:p>
          </table:table-cell>
          <table:table-cell office:value-type="float" office:value="0.325219079050318" calcext:value-type="float">
            <text:p>0,325219079050318</text:p>
          </table:table-cell>
          <table:table-cell office:value-type="float" office:value="89372350930" calcext:value-type="float">
            <text:p>89372350930</text:p>
          </table:table-cell>
          <table:table-cell office:value-type="float" office:value="0.137315585991198" calcext:value-type="float">
            <text:p>0,137315585991198</text:p>
          </table:table-cell>
          <table:table-cell office:value-type="float" office:value="0.552258091631249" calcext:value-type="float">
            <text:p>0,552258091631249</text:p>
          </table:table-cell>
          <table:table-cell office:value-type="float" office:value="0.873014419775692" calcext:value-type="float">
            <text:p>0,873014419775692</text:p>
          </table:table-cell>
          <table:table-cell office:value-type="float" office:value="8.62280165415792" calcext:value-type="float">
            <text:p>8,62280165415792</text:p>
          </table:table-cell>
          <table:table-cell office:value-type="float" office:value="89.536619211604" calcext:value-type="float">
            <text:p>89,536619211604</text:p>
          </table:table-cell>
          <table:table-cell office:value-type="float" office:value="0.370561177123559" calcext:value-type="float">
            <text:p>0,370561177123559</text:p>
          </table:table-cell>
        </table:table-row>
        <table:table-row table:style-name="ro2">
          <table:table-cell office:value-type="string" calcext:value-type="string">
            <text:p>Images_HDR/Apartment_float_o15C.hdr_1365x1024.hdrLuv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72389658259312" calcext:value-type="float">
            <text:p>0,372389658259312</text:p>
          </table:table-cell>
          <table:table-cell office:value-type="float" office:value="0.326491329589031" calcext:value-type="float">
            <text:p>0,326491329589031</text:p>
          </table:table-cell>
          <table:table-cell office:value-type="float" office:value="89721973781" calcext:value-type="float">
            <text:p>89721973781</text:p>
          </table:table-cell>
          <table:table-cell office:value-type="float" office:value="0.138674057578488" calcext:value-type="float">
            <text:p>0,138674057578488</text:p>
          </table:table-cell>
          <table:table-cell office:value-type="float" office:value="0.547754677098543" calcext:value-type="float">
            <text:p>0,547754677098543</text:p>
          </table:table-cell>
          <table:table-cell office:value-type="float" office:value="0.874509803921569" calcext:value-type="float">
            <text:p>0,874509803921569</text:p>
          </table:table-cell>
          <table:table-cell office:value-type="float" office:value="8.5800390625" calcext:value-type="float">
            <text:p>8,5800390625</text:p>
          </table:table-cell>
          <table:table-cell office:value-type="float" office:value="23.7233493266088" calcext:value-type="float">
            <text:p>23,7233493266088</text:p>
          </table:table-cell>
          <table:table-cell office:value-type="float" office:value="0.372389658259312" calcext:value-type="float">
            <text:p>0,372389658259312</text:p>
          </table:table-cell>
        </table:table-row>
        <table:table-row table:style-name="ro2">
          <table:table-cell office:value-type="string" calcext:value-type="string">
            <text:p>Images_HDR/Apartment_float_o15C.hdr_1365x1024.hdrLuv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72444379294508" calcext:value-type="float">
            <text:p>0,372444379294508</text:p>
          </table:table-cell>
          <table:table-cell office:value-type="float" office:value="0.326601526820364" calcext:value-type="float">
            <text:p>0,326601526820364</text:p>
          </table:table-cell>
          <table:table-cell office:value-type="float" office:value="89752256708" calcext:value-type="float">
            <text:p>89752256708</text:p>
          </table:table-cell>
          <table:table-cell office:value-type="float" office:value="0.138714815668071" calcext:value-type="float">
            <text:p>0,138714815668071</text:p>
          </table:table-cell>
          <table:table-cell office:value-type="float" office:value="0.546754859514587" calcext:value-type="float">
            <text:p>0,546754859514587</text:p>
          </table:table-cell>
          <table:table-cell office:value-type="float" office:value="0.874876020447089" calcext:value-type="float">
            <text:p>0,874876020447089</text:p>
          </table:table-cell>
          <table:table-cell office:value-type="float" office:value="8.57877150900325" calcext:value-type="float">
            <text:p>8,57877150900325</text:p>
          </table:table-cell>
          <table:table-cell office:value-type="float" office:value="25.324284960769" calcext:value-type="float">
            <text:p>25,324284960769</text:p>
          </table:table-cell>
          <table:table-cell office:value-type="float" office:value="0.372444379294508" calcext:value-type="float">
            <text:p>0,372444379294508</text:p>
          </table:table-cell>
        </table:table-row>
        <table:table-row table:style-name="ro2">
          <table:table-cell office:value-type="string" calcext:value-type="string">
            <text:p>Images_HDR/Apartment_float_o15C.hdr_1365x1024.hdrRG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6329" calcext:value-type="float">
            <text:p>1396329</text:p>
          </table:table-cell>
          <table:table-cell office:value-type="float" office:value="0.079213609561498" calcext:value-type="float">
            <text:p>0,079213609561498</text:p>
          </table:table-cell>
          <table:table-cell office:value-type="float" office:value="0.0519439112221799" calcext:value-type="float">
            <text:p>0,05194391122218</text:p>
          </table:table-cell>
          <table:table-cell office:value-type="float" office:value="14274529883" calcext:value-type="float">
            <text:p>14274529883</text:p>
          </table:table-cell>
          <table:table-cell office:value-type="float" office:value="0.00627479593976145" calcext:value-type="float">
            <text:p>0,006274795939761</text:p>
          </table:table-cell>
          <table:table-cell office:value-type="float" office:value="0.99198404644783" calcext:value-type="float">
            <text:p>0,99198404644783</text:p>
          </table:table-cell>
          <table:table-cell office:value-type="float" office:value="0.596093690394446" calcext:value-type="float">
            <text:p>0,596093690394446</text:p>
          </table:table-cell>
          <table:table-cell office:value-type="float" office:value="22.02400393142" calcext:value-type="float">
            <text:p>22,02400393142</text:p>
          </table:table-cell>
          <table:table-cell office:value-type="float" office:value="28.1683696392902" calcext:value-type="float">
            <text:p>28,1683696392902</text:p>
          </table:table-cell>
          <table:table-cell office:value-type="float" office:value="0.079213609561498" calcext:value-type="float">
            <text:p>0,079213609561498</text:p>
          </table:table-cell>
        </table:table-row>
        <table:table-row table:style-name="ro2">
          <table:table-cell office:value-type="string" calcext:value-type="string">
            <text:p>Images_HDR/Apartment_float_o15C.hdr_1365x1024.hdrRGB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1396329" calcext:value-type="float">
            <text:p>1396329</text:p>
          </table:table-cell>
          <table:table-cell office:value-type="float" office:value="0.0112019112084491" calcext:value-type="float">
            <text:p>0,011201911208449</text:p>
          </table:table-cell>
          <table:table-cell office:value-type="float" office:value="0.00732020271661246" calcext:value-type="float">
            <text:p>0,007320202716612</text:p>
          </table:table-cell>
          <table:table-cell office:value-type="float" office:value="2011640055" calcext:value-type="float">
            <text:p>2011640055</text:p>
          </table:table-cell>
          <table:table-cell office:value-type="float" office:value="0.000125482814721978" calcext:value-type="float">
            <text:p>0,000125482814722</text:p>
          </table:table-cell>
          <table:table-cell office:value-type="float" office:value="0.999668385728192" calcext:value-type="float">
            <text:p>0,999668385728192</text:p>
          </table:table-cell>
          <table:table-cell office:value-type="float" office:value="0.514076447699702" calcext:value-type="float">
            <text:p>0,514076447699702</text:p>
          </table:table-cell>
          <table:table-cell office:value-type="float" office:value="39.014157481468" calcext:value-type="float">
            <text:p>39,014157481468</text:p>
          </table:table-cell>
          <table:table-cell office:value-type="float" office:value="24.2447987393474" calcext:value-type="float">
            <text:p>24,2447987393474</text:p>
          </table:table-cell>
          <table:table-cell office:value-type="float" office:value="0.0112019112084491" calcext:value-type="float">
            <text:p>0,011201911208449</text:p>
          </table:table-cell>
        </table:table-row>
        <table:table-row table:style-name="ro2">
          <table:table-cell office:value-type="string" calcext:value-type="string">
            <text:p>Images_HDR/Apartment_float_o15C.hdr_1365x1024.hdrRGB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6327" calcext:value-type="float">
            <text:p>1396327</text:p>
          </table:table-cell>
          <table:table-cell office:value-type="float" office:value="0.00407351689149494" calcext:value-type="float">
            <text:p>0,004073516891495</text:p>
          </table:table-cell>
          <table:table-cell office:value-type="float" office:value="0.00274251175494308" calcext:value-type="float">
            <text:p>0,002742511754943</text:p>
          </table:table-cell>
          <table:table-cell office:value-type="float" office:value="753660344" calcext:value-type="float">
            <text:p>753660344</text:p>
          </table:table-cell>
          <table:table-cell office:value-type="float" office:value="0.0000165934907272458" calcext:value-type="float">
            <text:p>1,65934907272458E-05</text:p>
          </table:table-cell>
          <table:table-cell office:value-type="float" office:value="0.999973177601587" calcext:value-type="float">
            <text:p>0,999973177601587</text:p>
          </table:table-cell>
          <table:table-cell office:value-type="float" office:value="0.342290379186694" calcext:value-type="float">
            <text:p>0,342290379186694</text:p>
          </table:table-cell>
          <table:table-cell office:value-type="float" office:value="47.8006095695495" calcext:value-type="float">
            <text:p>47,8006095695495</text:p>
          </table:table-cell>
          <table:table-cell office:value-type="float" office:value="16.4064282681273" calcext:value-type="float">
            <text:p>16,4064282681273</text:p>
          </table:table-cell>
          <table:table-cell office:value-type="float" office:value="0.00407351689149494" calcext:value-type="float">
            <text:p>0,004073516891495</text:p>
          </table:table-cell>
        </table:table-row>
        <table:table-row table:style-name="ro2">
          <table:table-cell office:value-type="string" calcext:value-type="string">
            <text:p>Images_HDR/Apartment_float_o15C.hdr_1365x1024.hdrRGB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1395913" calcext:value-type="float">
            <text:p>1395913</text:p>
          </table:table-cell>
          <table:table-cell office:value-type="float" office:value="0.000882468808787383" calcext:value-type="float">
            <text:p>0,000882468808787</text:p>
          </table:table-cell>
          <table:table-cell office:value-type="float" office:value="0.000525268670689533" calcext:value-type="float">
            <text:p>0,00052526867069</text:p>
          </table:table-cell>
          <table:table-cell office:value-type="float" office:value="144347300" calcext:value-type="float">
            <text:p>144347300</text:p>
          </table:table-cell>
          <table:table-cell office:value-type="float" office:value="0.000000778749381424859" calcext:value-type="float">
            <text:p>7,78749381424859E-07</text:p>
          </table:table-cell>
          <table:table-cell office:value-type="float" office:value="0.999997298045764" calcext:value-type="float">
            <text:p>0,999997298045764</text:p>
          </table:table-cell>
          <table:table-cell office:value-type="float" office:value="0.348271915770199" calcext:value-type="float">
            <text:p>0,348271915770199</text:p>
          </table:table-cell>
          <table:table-cell office:value-type="float" office:value="61.0860127196168" calcext:value-type="float">
            <text:p>61,0860127196168</text:p>
          </table:table-cell>
          <table:table-cell office:value-type="float" office:value="22.5980972342323" calcext:value-type="float">
            <text:p>22,5980972342323</text:p>
          </table:table-cell>
          <table:table-cell office:value-type="float" office:value="0.000882468808787383" calcext:value-type="float">
            <text:p>0,000882468808787</text:p>
          </table:table-cell>
        </table:table-row>
        <table:table-row table:style-name="ro2">
          <table:table-cell office:value-type="string" calcext:value-type="string">
            <text:p>Images_HDR/Apartment_float_o15C.hdr_1365x1024.hdrsRG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6329" calcext:value-type="float">
            <text:p>1396329</text:p>
          </table:table-cell>
          <table:table-cell office:value-type="float" office:value="0.184795472169273" calcext:value-type="float">
            <text:p>0,184795472169273</text:p>
          </table:table-cell>
          <table:table-cell office:value-type="float" office:value="0.138011321061959" calcext:value-type="float">
            <text:p>0,138011321061959</text:p>
          </table:table-cell>
          <table:table-cell office:value-type="float" office:value="37926422565" calcext:value-type="float">
            <text:p>37926422565</text:p>
          </table:table-cell>
          <table:table-cell office:value-type="float" office:value="0.0341493665342646" calcext:value-type="float">
            <text:p>0,034149366534265</text:p>
          </table:table-cell>
          <table:table-cell office:value-type="float" office:value="0.933707053107606" calcext:value-type="float">
            <text:p>0,933707053107606</text:p>
          </table:table-cell>
          <table:table-cell office:value-type="float" office:value="0.498954757000076" calcext:value-type="float">
            <text:p>0,498954757000076</text:p>
          </table:table-cell>
          <table:table-cell office:value-type="float" office:value="14.6661734800661" calcext:value-type="float">
            <text:p>14,6661734800661</text:p>
          </table:table-cell>
          <table:table-cell office:value-type="float" office:value="16.2010572865333" calcext:value-type="float">
            <text:p>16,2010572865333</text:p>
          </table:table-cell>
          <table:table-cell office:value-type="float" office:value="0.184795472169273" calcext:value-type="float">
            <text:p>0,184795472169273</text:p>
          </table:table-cell>
        </table:table-row>
        <table:table-row table:style-name="ro2">
          <table:table-cell office:value-type="string" calcext:value-type="string">
            <text:p>Images_HDR/Apartment_float_o15C.hdr_1365x1024.hdrsRGB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1075438" calcext:value-type="float">
            <text:p>1075438</text:p>
          </table:table-cell>
          <table:table-cell office:value-type="float" office:value="0.179337120051256" calcext:value-type="float">
            <text:p>0,179337120051256</text:p>
          </table:table-cell>
          <table:table-cell office:value-type="float" office:value="0.137284149441958" calcext:value-type="float">
            <text:p>0,137284149441958</text:p>
          </table:table-cell>
          <table:table-cell office:value-type="float" office:value="37726591001" calcext:value-type="float">
            <text:p>37726591001</text:p>
          </table:table-cell>
          <table:table-cell office:value-type="float" office:value="0.0321618026282786" calcext:value-type="float">
            <text:p>0,032161802628279</text:p>
          </table:table-cell>
          <table:table-cell office:value-type="float" office:value="0.961549403458362" calcext:value-type="float">
            <text:p>0,961549403458362</text:p>
          </table:table-cell>
          <table:table-cell office:value-type="float" office:value="0.415915159838254" calcext:value-type="float">
            <text:p>0,415915159838254</text:p>
          </table:table-cell>
          <table:table-cell office:value-type="float" office:value="14.9265961758607" calcext:value-type="float">
            <text:p>14,9265961758607</text:p>
          </table:table-cell>
          <table:table-cell office:value-type="float" office:value="14.0775326184688" calcext:value-type="float">
            <text:p>14,0775326184688</text:p>
          </table:table-cell>
          <table:table-cell office:value-type="float" office:value="0.179337120051256" calcext:value-type="float">
            <text:p>0,179337120051256</text:p>
          </table:table-cell>
        </table:table-row>
        <table:table-row table:style-name="ro2">
          <table:table-cell office:value-type="string" calcext:value-type="string">
            <text:p>Images_HDR/Apartment_float_o15C.hdr_1365x1024.hdrsRGB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6329" calcext:value-type="float">
            <text:p>1396329</text:p>
          </table:table-cell>
          <table:table-cell office:value-type="float" office:value="0.17782965781975" calcext:value-type="float">
            <text:p>0,17782965781975</text:p>
          </table:table-cell>
          <table:table-cell office:value-type="float" office:value="0.140133685851644" calcext:value-type="float">
            <text:p>0,140133685851644</text:p>
          </table:table-cell>
          <table:table-cell office:value-type="float" office:value="38509662427" calcext:value-type="float">
            <text:p>38509662427</text:p>
          </table:table-cell>
          <table:table-cell office:value-type="float" office:value="0.0316233872002895" calcext:value-type="float">
            <text:p>0,03162338720029</text:p>
          </table:table-cell>
          <table:table-cell office:value-type="float" office:value="0.967290048099222" calcext:value-type="float">
            <text:p>0,967290048099222</text:p>
          </table:table-cell>
          <table:table-cell office:value-type="float" office:value="0.389227130540932" calcext:value-type="float">
            <text:p>0,389227130540932</text:p>
          </table:table-cell>
          <table:table-cell office:value-type="float" office:value="14.9999161436555" calcext:value-type="float">
            <text:p>14,9999161436555</text:p>
          </table:table-cell>
          <table:table-cell office:value-type="float" office:value="21.5937943426658" calcext:value-type="float">
            <text:p>21,5937943426658</text:p>
          </table:table-cell>
          <table:table-cell office:value-type="float" office:value="0.17782965781975" calcext:value-type="float">
            <text:p>0,17782965781975</text:p>
          </table:table-cell>
        </table:table-row>
        <table:table-row table:style-name="ro2">
          <table:table-cell office:value-type="string" calcext:value-type="string">
            <text:p>Images_HDR/Apartment_float_o15C.hdr_1365x1024.hdrsRGB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1075438" calcext:value-type="float">
            <text:p>1075438</text:p>
          </table:table-cell>
          <table:table-cell office:value-type="float" office:value="0.177631251163109" calcext:value-type="float">
            <text:p>0,177631251163109</text:p>
          </table:table-cell>
          <table:table-cell office:value-type="float" office:value="0.13937060268939" calcext:value-type="float">
            <text:p>0,13937060268939</text:p>
          </table:table-cell>
          <table:table-cell office:value-type="float" office:value="38299962134" calcext:value-type="float">
            <text:p>38299962134</text:p>
          </table:table-cell>
          <table:table-cell office:value-type="float" office:value="0.0315528613897717" calcext:value-type="float">
            <text:p>0,031552861389772</text:p>
          </table:table-cell>
          <table:table-cell office:value-type="float" office:value="0.967840342442098" calcext:value-type="float">
            <text:p>0,967840342442098</text:p>
          </table:table-cell>
          <table:table-cell office:value-type="float" office:value="0.384405279621576" calcext:value-type="float">
            <text:p>0,384405279621576</text:p>
          </table:table-cell>
          <table:table-cell office:value-type="float" office:value="15.0096125038372" calcext:value-type="float">
            <text:p>15,0096125038372</text:p>
          </table:table-cell>
          <table:table-cell office:value-type="float" office:value="0.250786207006726" calcext:value-type="float">
            <text:p>0,250786207006726</text:p>
          </table:table-cell>
          <table:table-cell office:value-type="float" office:value="0.177631251163109" calcext:value-type="float">
            <text:p>0,177631251163109</text:p>
          </table:table-cell>
        </table:table-row>
        <table:table-row table:style-name="ro2">
          <table:table-cell office:value-type="string" calcext:value-type="string">
            <text:p>Images_HDR/Apartment_float_o15C.hdr_1365x1024.hdrXYZ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6329" calcext:value-type="float">
            <text:p>1396329</text:p>
          </table:table-cell>
          <table:table-cell office:value-type="float" office:value="0.0608657166855494" calcext:value-type="float">
            <text:p>0,060865716685549</text:p>
          </table:table-cell>
          <table:table-cell office:value-type="float" office:value="0.0428256832857607" calcext:value-type="float">
            <text:p>0,042825683285761</text:p>
          </table:table-cell>
          <table:table-cell office:value-type="float" office:value="11768780622" calcext:value-type="float">
            <text:p>11768780622</text:p>
          </table:table-cell>
          <table:table-cell office:value-type="float" office:value="0.00370463546764557" calcext:value-type="float">
            <text:p>0,003704635467646</text:p>
          </table:table-cell>
          <table:table-cell office:value-type="float" office:value="0.993324812685063" calcext:value-type="float">
            <text:p>0,993324812685063</text:p>
          </table:table-cell>
          <table:table-cell office:value-type="float" office:value="0.596093690394446" calcext:value-type="float">
            <text:p>0,596093690394446</text:p>
          </table:table-cell>
          <table:table-cell office:value-type="float" office:value="24.312545197167" calcext:value-type="float">
            <text:p>24,312545197167</text:p>
          </table:table-cell>
          <table:table-cell office:value-type="float" office:value="56.6010777650097" calcext:value-type="float">
            <text:p>56,6010777650097</text:p>
          </table:table-cell>
          <table:table-cell office:value-type="float" office:value="0.0608657166855494" calcext:value-type="float">
            <text:p>0,060865716685549</text:p>
          </table:table-cell>
        </table:table-row>
        <table:table-row table:style-name="ro2">
          <table:table-cell office:value-type="string" calcext:value-type="string">
            <text:p>Images_HDR/Apartment_float_o15C.hdr_1365x1024.hdrXYZ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1396329" calcext:value-type="float">
            <text:p>1396329</text:p>
          </table:table-cell>
          <table:table-cell office:value-type="float" office:value="0.024851919784332" calcext:value-type="float">
            <text:p>0,024851919784332</text:p>
          </table:table-cell>
          <table:table-cell office:value-type="float" office:value="0.0134523045022537" calcext:value-type="float">
            <text:p>0,013452304502254</text:p>
          </table:table-cell>
          <table:table-cell office:value-type="float" office:value="3696782127" calcext:value-type="float">
            <text:p>3696782127</text:p>
          </table:table-cell>
          <table:table-cell office:value-type="float" office:value="0.000617617916966874" calcext:value-type="float">
            <text:p>0,000617617916967</text:p>
          </table:table-cell>
          <table:table-cell office:value-type="float" office:value="0.998685131843396" calcext:value-type="float">
            <text:p>0,998685131843396</text:p>
          </table:table-cell>
          <table:table-cell office:value-type="float" office:value="0.545815213244831" calcext:value-type="float">
            <text:p>0,545815213244831</text:p>
          </table:table-cell>
          <table:table-cell office:value-type="float" office:value="32.0928011369729" calcext:value-type="float">
            <text:p>32,0928011369729</text:p>
          </table:table-cell>
          <table:table-cell office:value-type="float" office:value="36.3477832936074" calcext:value-type="float">
            <text:p>36,3477832936074</text:p>
          </table:table-cell>
          <table:table-cell office:value-type="float" office:value="0.024851919784332" calcext:value-type="float">
            <text:p>0,024851919784332</text:p>
          </table:table-cell>
        </table:table-row>
        <table:table-row table:style-name="ro2">
          <table:table-cell office:value-type="string" calcext:value-type="string">
            <text:p>Images_HDR/Apartment_float_o15C.hdr_1365x1024.hdrXYZ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6329" calcext:value-type="float">
            <text:p>1396329</text:p>
          </table:table-cell>
          <table:table-cell office:value-type="float" office:value="0.0240538780795006" calcext:value-type="float">
            <text:p>0,024053878079501</text:p>
          </table:table-cell>
          <table:table-cell office:value-type="float" office:value="0.0117483035182133" calcext:value-type="float">
            <text:p>0,011748303518213</text:p>
          </table:table-cell>
          <table:table-cell office:value-type="float" office:value="3228511402" calcext:value-type="float">
            <text:p>3228511402</text:p>
          </table:table-cell>
          <table:table-cell office:value-type="float" office:value="0.000578589050663481" calcext:value-type="float">
            <text:p>0,000578589050663</text:p>
          </table:table-cell>
          <table:table-cell office:value-type="float" office:value="0.998913783148261" calcext:value-type="float">
            <text:p>0,998913783148261</text:p>
          </table:table-cell>
          <table:table-cell office:value-type="float" office:value="0.505882352941176" calcext:value-type="float">
            <text:p>0,505882352941176</text:p>
          </table:table-cell>
          <table:table-cell office:value-type="float" office:value="32.3762978928711" calcext:value-type="float">
            <text:p>32,3762978928711</text:p>
          </table:table-cell>
          <table:table-cell office:value-type="float" office:value="4.42975234621747" calcext:value-type="float">
            <text:p>4,42975234621747</text:p>
          </table:table-cell>
          <table:table-cell office:value-type="float" office:value="0.0240538780795006" calcext:value-type="float">
            <text:p>0,024053878079501</text:p>
          </table:table-cell>
        </table:table-row>
        <table:table-row table:style-name="ro2">
          <table:table-cell office:value-type="string" calcext:value-type="string">
            <text:p>Images_HDR/Apartment_float_o15C.hdr_1365x1024.hdrXYZ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1396322" calcext:value-type="float">
            <text:p>1396322</text:p>
          </table:table-cell>
          <table:table-cell office:value-type="float" office:value="0.0230338865764712" calcext:value-type="float">
            <text:p>0,023033886576471</text:p>
          </table:table-cell>
          <table:table-cell office:value-type="float" office:value="0.0107833827580555" calcext:value-type="float">
            <text:p>0,010783382758056</text:p>
          </table:table-cell>
          <table:table-cell office:value-type="float" office:value="2963344804" calcext:value-type="float">
            <text:p>2963344804</text:p>
          </table:table-cell>
          <table:table-cell office:value-type="float" office:value="0.000530559930817739" calcext:value-type="float">
            <text:p>0,000530559930818</text:p>
          </table:table-cell>
          <table:table-cell office:value-type="float" office:value="0.998946637858023" calcext:value-type="float">
            <text:p>0,998946637858023</text:p>
          </table:table-cell>
          <table:table-cell office:value-type="float" office:value="0.507331960021363" calcext:value-type="float">
            <text:p>0,507331960021363</text:p>
          </table:table-cell>
          <table:table-cell office:value-type="float" office:value="32.7526555209558" calcext:value-type="float">
            <text:p>32,7526555209558</text:p>
          </table:table-cell>
          <table:table-cell office:value-type="float" office:value="1.38471129483704" calcext:value-type="float">
            <text:p>1,38471129483704</text:p>
          </table:table-cell>
          <table:table-cell office:value-type="float" office:value="0.0230338865764712" calcext:value-type="float">
            <text:p>0,023033886576471</text:p>
          </table:table-cell>
        </table:table-row>
        <table:table-row table:style-name="ro2">
          <table:table-cell office:value-type="string" calcext:value-type="string">
            <text:p>Images_HDR/Apartment_float_o15C.hdr_1365x1024.hdrYC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410354148807419" calcext:value-type="float">
            <text:p>0,410354148807419</text:p>
          </table:table-cell>
          <table:table-cell office:value-type="float" office:value="0.359396151191053" calcext:value-type="float">
            <text:p>0,359396151191053</text:p>
          </table:table-cell>
          <table:table-cell office:value-type="float" office:value="98764436087" calcext:value-type="float">
            <text:p>98764436087</text:p>
          </table:table-cell>
          <table:table-cell office:value-type="float" office:value="0.168390527443461" calcext:value-type="float">
            <text:p>0,168390527443461</text:p>
          </table:table-cell>
          <table:table-cell office:value-type="float" office:value="0.53050983279654" calcext:value-type="float">
            <text:p>0,53050983279654</text:p>
          </table:table-cell>
          <table:table-cell office:value-type="float" office:value="1" calcext:value-type="float">
            <text:p>1</text:p>
          </table:table-cell>
          <table:table-cell office:value-type="float" office:value="7.73682342733889" calcext:value-type="float">
            <text:p>7,73682342733889</text:p>
          </table:table-cell>
          <table:table-cell office:value-type="float" office:value="74.7451029697413" calcext:value-type="float">
            <text:p>74,7451029697413</text:p>
          </table:table-cell>
          <table:table-cell office:value-type="float" office:value="0.410354148807419" calcext:value-type="float">
            <text:p>0,410354148807419</text:p>
          </table:table-cell>
        </table:table-row>
        <table:table-row table:style-name="ro2">
          <table:table-cell office:value-type="string" calcext:value-type="string">
            <text:p>Images_HDR/Apartment_float_o15C.hdr_1365x1024.hdrYCC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40918377815719" calcext:value-type="float">
            <text:p>0,40918377815719</text:p>
          </table:table-cell>
          <table:table-cell office:value-type="float" office:value="0.363082986388254" calcext:value-type="float">
            <text:p>0,363082986388254</text:p>
          </table:table-cell>
          <table:table-cell office:value-type="float" office:value="99777602750" calcext:value-type="float">
            <text:p>99777602750</text:p>
          </table:table-cell>
          <table:table-cell office:value-type="float" office:value="0.167431364306992" calcext:value-type="float">
            <text:p>0,167431364306992</text:p>
          </table:table-cell>
          <table:table-cell office:value-type="float" office:value="0.614260785407434" calcext:value-type="float">
            <text:p>0,614260785407434</text:p>
          </table:table-cell>
          <table:table-cell office:value-type="float" office:value="0.941161211566338" calcext:value-type="float">
            <text:p>0,941161211566338</text:p>
          </table:table-cell>
          <table:table-cell office:value-type="float" office:value="7.76163183920074" calcext:value-type="float">
            <text:p>7,76163183920074</text:p>
          </table:table-cell>
          <table:table-cell office:value-type="float" office:value="86.470419560739" calcext:value-type="float">
            <text:p>86,470419560739</text:p>
          </table:table-cell>
          <table:table-cell office:value-type="float" office:value="0.40918377815719" calcext:value-type="float">
            <text:p>0,40918377815719</text:p>
          </table:table-cell>
        </table:table-row>
        <table:table-row table:style-name="ro2">
          <table:table-cell office:value-type="string" calcext:value-type="string">
            <text:p>Images_HDR/Apartment_float_o15C.hdr_1365x1024.hdrYCC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405308005079464" calcext:value-type="float">
            <text:p>0,405308005079464</text:p>
          </table:table-cell>
          <table:table-cell office:value-type="float" office:value="0.362076868772553" calcext:value-type="float">
            <text:p>0,362076868772553</text:p>
          </table:table-cell>
          <table:table-cell office:value-type="float" office:value="99501114984" calcext:value-type="float">
            <text:p>99501114984</text:p>
          </table:table-cell>
          <table:table-cell office:value-type="float" office:value="0.164274578981495" calcext:value-type="float">
            <text:p>0,164274578981495</text:p>
          </table:table-cell>
          <table:table-cell office:value-type="float" office:value="0.624184214209555" calcext:value-type="float">
            <text:p>0,624184214209555</text:p>
          </table:table-cell>
          <table:table-cell office:value-type="float" office:value="0.949217975127794" calcext:value-type="float">
            <text:p>0,949217975127794</text:p>
          </table:table-cell>
          <table:table-cell office:value-type="float" office:value="7.84429637187199" calcext:value-type="float">
            <text:p>7,84429637187199</text:p>
          </table:table-cell>
          <table:table-cell office:value-type="float" office:value="12.8765430063381" calcext:value-type="float">
            <text:p>12,8765430063381</text:p>
          </table:table-cell>
          <table:table-cell office:value-type="float" office:value="0.405308005079464" calcext:value-type="float">
            <text:p>0,405308005079464</text:p>
          </table:table-cell>
        </table:table-row>
        <table:table-row table:style-name="ro2">
          <table:table-cell office:value-type="string" calcext:value-type="string">
            <text:p>Images_HDR/Apartment_float_o15C.hdr_1365x1024.hdrYCC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405348926907947" calcext:value-type="float">
            <text:p>0,405348926907947</text:p>
          </table:table-cell>
          <table:table-cell office:value-type="float" office:value="0.361880452205204" calcext:value-type="float">
            <text:p>0,361880452205204</text:p>
          </table:table-cell>
          <table:table-cell office:value-type="float" office:value="99447138414" calcext:value-type="float">
            <text:p>99447138414</text:p>
          </table:table-cell>
          <table:table-cell office:value-type="float" office:value="0.164307752545424" calcext:value-type="float">
            <text:p>0,164307752545424</text:p>
          </table:table-cell>
          <table:table-cell office:value-type="float" office:value="0.637518711093846" calcext:value-type="float">
            <text:p>0,637518711093846</text:p>
          </table:table-cell>
          <table:table-cell office:value-type="float" office:value="0.951171129930571" calcext:value-type="float">
            <text:p>0,951171129930571</text:p>
          </table:table-cell>
          <table:table-cell office:value-type="float" office:value="7.84341944731298" calcext:value-type="float">
            <text:p>7,84341944731298</text:p>
          </table:table-cell>
          <table:table-cell office:value-type="float" office:value="10.1305835867964" calcext:value-type="float">
            <text:p>10,1305835867964</text:p>
          </table:table-cell>
          <table:table-cell office:value-type="float" office:value="0.405348926907947" calcext:value-type="float">
            <text:p>0,405348926907947</text:p>
          </table:table-cell>
        </table:table-row>
        <table:table-row table:style-name="ro2">
          <table:table-cell office:value-type="string" calcext:value-type="string">
            <text:p>Images_HDR/Apartment_float_o15C.hdr_1365x1024.hdrYPbP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79316724699673" calcext:value-type="float">
            <text:p>0,379316724699673</text:p>
          </table:table-cell>
          <table:table-cell office:value-type="float" office:value="0.333339034979409" calcext:value-type="float">
            <text:p>0,333339034979409</text:p>
          </table:table-cell>
          <table:table-cell office:value-type="float" office:value="91603768450" calcext:value-type="float">
            <text:p>91603768450</text:p>
          </table:table-cell>
          <table:table-cell office:value-type="float" office:value="0.143881177636888" calcext:value-type="float">
            <text:p>0,143881177636888</text:p>
          </table:table-cell>
          <table:table-cell office:value-type="float" office:value="0.530962051900869" calcext:value-type="float">
            <text:p>0,530962051900869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8.41996016230862" calcext:value-type="float">
            <text:p>8,41996016230862</text:p>
          </table:table-cell>
          <table:table-cell office:value-type="float" office:value="131.638421081328" calcext:value-type="float">
            <text:p>131,638421081328</text:p>
          </table:table-cell>
          <table:table-cell office:value-type="float" office:value="0.379316724699673" calcext:value-type="float">
            <text:p>0,379316724699673</text:p>
          </table:table-cell>
        </table:table-row>
        <table:table-row table:style-name="ro2">
          <table:table-cell office:value-type="string" calcext:value-type="string">
            <text:p>Images_HDR/Apartment_float_o15C.hdr_1365x1024.hdrYPbPr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84516752108727" calcext:value-type="float">
            <text:p>0,384516752108727</text:p>
          </table:table-cell>
          <table:table-cell office:value-type="float" office:value="0.34274827852682" calcext:value-type="float">
            <text:p>0,34274827852682</text:p>
          </table:table-cell>
          <table:table-cell office:value-type="float" office:value="94189490723" calcext:value-type="float">
            <text:p>94189490723</text:p>
          </table:table-cell>
          <table:table-cell office:value-type="float" office:value="0.147853132652245" calcext:value-type="float">
            <text:p>0,147853132652245</text:p>
          </table:table-cell>
          <table:table-cell office:value-type="float" office:value="0.622410324234443" calcext:value-type="float">
            <text:p>0,622410324234443</text:p>
          </table:table-cell>
          <table:table-cell office:value-type="float" office:value="0.88743419546807" calcext:value-type="float">
            <text:p>0,88743419546807</text:p>
          </table:table-cell>
          <table:table-cell office:value-type="float" office:value="8.30169469384934" calcext:value-type="float">
            <text:p>8,30169469384934</text:p>
          </table:table-cell>
          <table:table-cell office:value-type="float" office:value="92.637345509613" calcext:value-type="float">
            <text:p>92,637345509613</text:p>
          </table:table-cell>
          <table:table-cell office:value-type="float" office:value="0.384516752108727" calcext:value-type="float">
            <text:p>0,384516752108727</text:p>
          </table:table-cell>
        </table:table-row>
        <table:table-row table:style-name="ro2">
          <table:table-cell office:value-type="string" calcext:value-type="string">
            <text:p>Images_HDR/Apartment_float_o15C.hdr_1365x1024.hdrYPbPr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79664182284394" calcext:value-type="float">
            <text:p>0,379664182284394</text:p>
          </table:table-cell>
          <table:table-cell office:value-type="float" office:value="0.341097647366298" calcext:value-type="float">
            <text:p>0,341097647366298</text:p>
          </table:table-cell>
          <table:table-cell office:value-type="float" office:value="93735886378" calcext:value-type="float">
            <text:p>93735886378</text:p>
          </table:table-cell>
          <table:table-cell office:value-type="float" office:value="0.144144891309677" calcext:value-type="float">
            <text:p>0,144144891309677</text:p>
          </table:table-cell>
          <table:table-cell office:value-type="float" office:value="0.611082708587343" calcext:value-type="float">
            <text:p>0,611082708587343</text:p>
          </table:table-cell>
          <table:table-cell office:value-type="float" office:value="0.86678873884184" calcext:value-type="float">
            <text:p>0,86678873884184</text:p>
          </table:table-cell>
          <table:table-cell office:value-type="float" office:value="8.41200744988107" calcext:value-type="float">
            <text:p>8,41200744988107</text:p>
          </table:table-cell>
          <table:table-cell office:value-type="float" office:value="11.6906044952037" calcext:value-type="float">
            <text:p>11,6906044952037</text:p>
          </table:table-cell>
          <table:table-cell office:value-type="float" office:value="0.379664182284394" calcext:value-type="float">
            <text:p>0,379664182284394</text:p>
          </table:table-cell>
        </table:table-row>
        <table:table-row table:style-name="ro2">
          <table:table-cell office:value-type="string" calcext:value-type="string">
            <text:p>Images_HDR/Apartment_float_o15C.hdr_1365x1024.hdrYPbPr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7974265594277" calcext:value-type="float">
            <text:p>0,37974265594277</text:p>
          </table:table-cell>
          <table:table-cell office:value-type="float" office:value="0.34089621395082" calcext:value-type="float">
            <text:p>0,34089621395082</text:p>
          </table:table-cell>
          <table:table-cell office:value-type="float" office:value="93680531145" calcext:value-type="float">
            <text:p>93680531145</text:p>
          </table:table-cell>
          <table:table-cell office:value-type="float" office:value="0.144204484742469" calcext:value-type="float">
            <text:p>0,144204484742469</text:p>
          </table:table-cell>
          <table:table-cell office:value-type="float" office:value="0.628586473831354" calcext:value-type="float">
            <text:p>0,628586473831354</text:p>
          </table:table-cell>
          <table:table-cell office:value-type="float" office:value="0.87002197265625" calcext:value-type="float">
            <text:p>0,87002197265625</text:p>
          </table:table-cell>
          <table:table-cell office:value-type="float" office:value="8.41021232899391" calcext:value-type="float">
            <text:p>8,41021232899391</text:p>
          </table:table-cell>
          <table:table-cell office:value-type="float" office:value="9.75381472885046" calcext:value-type="float">
            <text:p>9,75381472885046</text:p>
          </table:table-cell>
          <table:table-cell office:value-type="float" office:value="0.37974265594277" calcext:value-type="float">
            <text:p>0,37974265594277</text:p>
          </table:table-cell>
        </table:table-row>
        <table:table-row table:style-name="ro2">
          <table:table-cell office:value-type="string" calcext:value-type="string">
            <text:p>Images_HDR/Apartment_float_o15C.hdr_1365x1024.hdrYU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80035400390625" calcext:value-type="float">
            <text:p>0,380035400390625</text:p>
          </table:table-cell>
          <table:table-cell office:value-type="float" office:value="0.333520871336786" calcext:value-type="float">
            <text:p>0,333520871336786</text:p>
          </table:table-cell>
          <table:table-cell office:value-type="float" office:value="91653738282" calcext:value-type="float">
            <text:p>91653738282</text:p>
          </table:table-cell>
          <table:table-cell office:value-type="float" office:value="0.144426989299514" calcext:value-type="float">
            <text:p>0,144426989299514</text:p>
          </table:table-cell>
          <table:table-cell office:value-type="float" office:value="0.530936831768801" calcext:value-type="float">
            <text:p>0,530936831768801</text:p>
          </table:table-cell>
          <table:table-cell office:value-type="float" office:value="1" calcext:value-type="float">
            <text:p>1</text:p>
          </table:table-cell>
          <table:table-cell office:value-type="float" office:value="8.40351641886934" calcext:value-type="float">
            <text:p>8,40351641886934</text:p>
          </table:table-cell>
          <table:table-cell office:value-type="float" office:value="142.462566577207" calcext:value-type="float">
            <text:p>142,462566577207</text:p>
          </table:table-cell>
          <table:table-cell office:value-type="float" office:value="0.380035400390625" calcext:value-type="float">
            <text:p>0,380035400390625</text:p>
          </table:table-cell>
        </table:table-row>
        <table:table-row table:style-name="ro2">
          <table:table-cell office:value-type="string" calcext:value-type="string">
            <text:p>Images_HDR/Apartment_float_o15C.hdr_1365x1024.hdrYUV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82379233990549" calcext:value-type="float">
            <text:p>0,382379233990549</text:p>
          </table:table-cell>
          <table:table-cell office:value-type="float" office:value="0.341942801168803" calcext:value-type="float">
            <text:p>0,341942801168803</text:p>
          </table:table-cell>
          <table:table-cell office:value-type="float" office:value="93968140225" calcext:value-type="float">
            <text:p>93968140225</text:p>
          </table:table-cell>
          <table:table-cell office:value-type="float" office:value="0.146213878587199" calcext:value-type="float">
            <text:p>0,146213878587199</text:p>
          </table:table-cell>
          <table:table-cell office:value-type="float" office:value="0.596389550136454" calcext:value-type="float">
            <text:p>0,596389550136454</text:p>
          </table:table-cell>
          <table:table-cell office:value-type="float" office:value="0.966796368352789" calcext:value-type="float">
            <text:p>0,966796368352789</text:p>
          </table:table-cell>
          <table:table-cell office:value-type="float" office:value="8.35011402290822" calcext:value-type="float">
            <text:p>8,35011402290822</text:p>
          </table:table-cell>
          <table:table-cell office:value-type="float" office:value="122.014104611051" calcext:value-type="float">
            <text:p>122,014104611051</text:p>
          </table:table-cell>
          <table:table-cell office:value-type="float" office:value="0.382379233990549" calcext:value-type="float">
            <text:p>0,382379233990549</text:p>
          </table:table-cell>
        </table:table-row>
        <table:table-row table:style-name="ro2">
          <table:table-cell office:value-type="string" calcext:value-type="string">
            <text:p>Images_HDR/Apartment_float_o15C.hdr_1365x1024.hdrYUV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78936545470454" calcext:value-type="float">
            <text:p>0,378936545470454</text:p>
          </table:table-cell>
          <table:table-cell office:value-type="float" office:value="0.340400332539606" calcext:value-type="float">
            <text:p>0,340400332539606</text:p>
          </table:table-cell>
          <table:table-cell office:value-type="float" office:value="93544259658" calcext:value-type="float">
            <text:p>93544259658</text:p>
          </table:table-cell>
          <table:table-cell office:value-type="float" office:value="0.143592905493081" calcext:value-type="float">
            <text:p>0,143592905493081</text:p>
          </table:table-cell>
          <table:table-cell office:value-type="float" office:value="0.609338321403429" calcext:value-type="float">
            <text:p>0,609338321403429</text:p>
          </table:table-cell>
          <table:table-cell office:value-type="float" office:value="0.956984817273213" calcext:value-type="float">
            <text:p>0,956984817273213</text:p>
          </table:table-cell>
          <table:table-cell office:value-type="float" office:value="8.42867016788144" calcext:value-type="float">
            <text:p>8,42867016788144</text:p>
          </table:table-cell>
          <table:table-cell office:value-type="float" office:value="13.4916876188576" calcext:value-type="float">
            <text:p>13,4916876188576</text:p>
          </table:table-cell>
          <table:table-cell office:value-type="float" office:value="0.378936545470454" calcext:value-type="float">
            <text:p>0,378936545470454</text:p>
          </table:table-cell>
        </table:table-row>
        <table:table-row table:style-name="ro2">
          <table:table-cell office:value-type="string" calcext:value-type="string">
            <text:p>Images_HDR/Apartment_float_o15C.hdr_1365x1024.hdrYUV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78718282992441" calcext:value-type="float">
            <text:p>0,378718282992441</text:p>
          </table:table-cell>
          <table:table-cell office:value-type="float" office:value="0.339980807448189" calcext:value-type="float">
            <text:p>0,339980807448189</text:p>
          </table:table-cell>
          <table:table-cell office:value-type="float" office:value="93428971392" calcext:value-type="float">
            <text:p>93428971392</text:p>
          </table:table-cell>
          <table:table-cell office:value-type="float" office:value="0.143427537872743" calcext:value-type="float">
            <text:p>0,143427537872743</text:p>
          </table:table-cell>
          <table:table-cell office:value-type="float" office:value="0.628758488368543" calcext:value-type="float">
            <text:p>0,628758488368543</text:p>
          </table:table-cell>
          <table:table-cell office:value-type="float" office:value="0.961913481345846" calcext:value-type="float">
            <text:p>0,961913481345846</text:p>
          </table:table-cell>
          <table:table-cell office:value-type="float" office:value="8.43367456771465" calcext:value-type="float">
            <text:p>8,43367456771465</text:p>
          </table:table-cell>
          <table:table-cell office:value-type="float" office:value="9.79963325296989" calcext:value-type="float">
            <text:p>9,79963325296989</text:p>
          </table:table-cell>
          <table:table-cell office:value-type="float" office:value="0.378718282992441" calcext:value-type="float">
            <text:p>0,378718282992441</text:p>
          </table:table-cell>
        </table:table-row>
        <table:table-row table:style-name="ro2">
          <table:table-cell office:value-type="string" calcext:value-type="string">
            <text:p>Images_HDR/AtriumNight_oA9D.hdr_0760x1016.h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GB(A)</text:p>
          </table:table-cell>
          <table:table-cell office:value-type="float" office:value="3088716" calcext:value-type="float">
            <text:p>30887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mages_HDR/AtriumNight_oA9D.hdr_0760x1016.hdrCMYK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1544320" calcext:value-type="float">
            <text:p>1544320</text:p>
          </table:table-cell>
          <table:table-cell office:value-type="float" office:value="0.499987697153121" calcext:value-type="float">
            <text:p>0,499987697153121</text:p>
          </table:table-cell>
          <table:table-cell office:value-type="float" office:value="772159" calcext:value-type="float">
            <text:p>772159</text:p>
          </table:table-cell>
          <table:table-cell office:value-type="float" office:value="0.144532528215691" calcext:value-type="float">
            <text:p>0,144532528215691</text:p>
          </table:table-cell>
          <table:table-cell office:value-type="float" office:value="0.0781416856770095" calcext:value-type="float">
            <text:p>0,07814168567701</text:p>
          </table:table-cell>
          <table:table-cell office:value-type="float" office:value="15816972915" calcext:value-type="float">
            <text:p>15816972915</text:p>
          </table:table-cell>
          <table:table-cell office:value-type="float" office:value="0.0208896517124194" calcext:value-type="float">
            <text:p>0,020889651712419</text:p>
          </table:table-cell>
          <table:table-cell office:value-type="float" office:value="0.155942581190638" calcext:value-type="float">
            <text:p>0,155942581190638</text:p>
          </table:table-cell>
          <table:table-cell office:value-type="float" office:value="1" calcext:value-type="float">
            <text:p>1</text:p>
          </table:table-cell>
          <table:table-cell office:value-type="float" office:value="16.8006880083517" calcext:value-type="float">
            <text:p>16,8006880083517</text:p>
          </table:table-cell>
          <table:table-cell office:value-type="float" office:value="2.41427389683847" calcext:value-type="float">
            <text:p>2,41427389683847</text:p>
          </table:table-cell>
          <table:table-cell office:value-type="float" office:value="0.144532528215691" calcext:value-type="float">
            <text:p>0,144532528215691</text:p>
          </table:table-cell>
        </table:table-row>
        <table:table-row table:style-name="ro2">
          <table:table-cell office:value-type="string" calcext:value-type="string">
            <text:p>Images_HDR/AtriumNight_oA9D.hdr_0760x1016.hdrCMYK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2316480" calcext:value-type="float">
            <text:p>2316480</text:p>
          </table:table-cell>
          <table:table-cell office:value-type="float" office:value="0.749981545729682" calcext:value-type="float">
            <text:p>0,749981545729682</text:p>
          </table:table-cell>
          <table:table-cell office:value-type="float" office:value="772159" calcext:value-type="float">
            <text:p>772159</text:p>
          </table:table-cell>
          <table:table-cell office:value-type="float" office:value="0.143636097595304" calcext:value-type="float">
            <text:p>0,143636097595304</text:p>
          </table:table-cell>
          <table:table-cell office:value-type="float" office:value="0.0769002689163495" calcext:value-type="float">
            <text:p>0,07690026891635</text:p>
          </table:table-cell>
          <table:table-cell office:value-type="float" office:value="15565692755" calcext:value-type="float">
            <text:p>15565692755</text:p>
          </table:table-cell>
          <table:table-cell office:value-type="float" office:value="0.0206313285324076" calcext:value-type="float">
            <text:p>0,020631328532408</text:p>
          </table:table-cell>
          <table:table-cell office:value-type="float" office:value="0.163339260600986" calcext:value-type="float">
            <text:p>0,163339260600986</text:p>
          </table:table-cell>
          <table:table-cell office:value-type="float" office:value="1" calcext:value-type="float">
            <text:p>1</text:p>
          </table:table-cell>
          <table:table-cell office:value-type="float" office:value="16.8547280519619" calcext:value-type="float">
            <text:p>16,8547280519619</text:p>
          </table:table-cell>
          <table:table-cell office:value-type="float" office:value="2.44148155769263" calcext:value-type="float">
            <text:p>2,44148155769263</text:p>
          </table:table-cell>
          <table:table-cell office:value-type="float" office:value="0.143636097595304" calcext:value-type="float">
            <text:p>0,143636097595304</text:p>
          </table:table-cell>
        </table:table-row>
        <table:table-row table:style-name="ro2">
          <table:table-cell office:value-type="string" calcext:value-type="string">
            <text:p>Images_HDR/AtriumNight_oA9D.hdr_0760x1016.hdrCMYK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3088640" calcext:value-type="float">
            <text:p>3088640</text:p>
          </table:table-cell>
          <table:table-cell office:value-type="float" office:value="0.999975394306243" calcext:value-type="float">
            <text:p>0,999975394306243</text:p>
          </table:table-cell>
          <table:table-cell office:value-type="float" office:value="772159" calcext:value-type="float">
            <text:p>772159</text:p>
          </table:table-cell>
          <table:table-cell office:value-type="float" office:value="0.143572976459007" calcext:value-type="float">
            <text:p>0,143572976459007</text:p>
          </table:table-cell>
          <table:table-cell office:value-type="float" office:value="0.0768124951949975" calcext:value-type="float">
            <text:p>0,076812495194998</text:p>
          </table:table-cell>
          <table:table-cell office:value-type="float" office:value="15547926123" calcext:value-type="float">
            <text:p>15547926123</text:p>
          </table:table-cell>
          <table:table-cell office:value-type="float" office:value="0.0206131995692985" calcext:value-type="float">
            <text:p>0,020613199569299</text:p>
          </table:table-cell>
          <table:table-cell office:value-type="float" office:value="0.163853109161211" calcext:value-type="float">
            <text:p>0,163853109161211</text:p>
          </table:table-cell>
          <table:table-cell office:value-type="float" office:value="1" calcext:value-type="float">
            <text:p>1</text:p>
          </table:table-cell>
          <table:table-cell office:value-type="float" office:value="16.8585459204213" calcext:value-type="float">
            <text:p>16,8585459204213</text:p>
          </table:table-cell>
          <table:table-cell office:value-type="float" office:value="2.49014185130329" calcext:value-type="float">
            <text:p>2,49014185130329</text:p>
          </table:table-cell>
          <table:table-cell office:value-type="float" office:value="0.143572976459007" calcext:value-type="float">
            <text:p>0,143572976459007</text:p>
          </table:table-cell>
        </table:table-row>
        <table:table-row table:style-name="ro2">
          <table:table-cell office:value-type="string" calcext:value-type="string">
            <text:p>Images_HDR/AtriumNight_oA9D.hdr_0760x1016.hdrCMYK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3860800" calcext:value-type="float">
            <text:p>3860800</text:p>
          </table:table-cell>
          <table:table-cell office:value-type="float" office:value="1.2499692428828" calcext:value-type="float">
            <text:p>1,2499692428828</text:p>
          </table:table-cell>
          <table:table-cell office:value-type="float" office:value="772159" calcext:value-type="float">
            <text:p>772159</text:p>
          </table:table-cell>
          <table:table-cell office:value-type="float" office:value="0.143576350814319" calcext:value-type="float">
            <text:p>0,143576350814319</text:p>
          </table:table-cell>
          <table:table-cell office:value-type="float" office:value="0.0768206447786109" calcext:value-type="float">
            <text:p>0,076820644778611</text:p>
          </table:table-cell>
          <table:table-cell office:value-type="float" office:value="15549575713" calcext:value-type="float">
            <text:p>15549575713</text:p>
          </table:table-cell>
          <table:table-cell office:value-type="float" office:value="0.0206141685131564" calcext:value-type="float">
            <text:p>0,020614168513156</text:p>
          </table:table-cell>
          <table:table-cell office:value-type="float" office:value="0.163819053023152" calcext:value-type="float">
            <text:p>0,163819053023152</text:p>
          </table:table-cell>
          <table:table-cell office:value-type="float" office:value="1" calcext:value-type="float">
            <text:p>1</text:p>
          </table:table-cell>
          <table:table-cell office:value-type="float" office:value="16.8583417807973" calcext:value-type="float">
            <text:p>16,8583417807973</text:p>
          </table:table-cell>
          <table:table-cell office:value-type="float" office:value="2.48332384488056" calcext:value-type="float">
            <text:p>2,48332384488056</text:p>
          </table:table-cell>
          <table:table-cell office:value-type="float" office:value="0.143576350814319" calcext:value-type="float">
            <text:p>0,143576350814319</text:p>
          </table:table-cell>
        </table:table-row>
        <table:table-row table:style-name="ro2">
          <table:table-cell office:value-type="string" calcext:value-type="string">
            <text:p>Images_HDR/AtriumNight_oA9D.hdr_0760x1016.hdrYCbC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r</text:p>
          </table:table-cell>
          <table:table-cell office:value-type="float" office:value="1158240" calcext:value-type="float">
            <text:p>1158240</text:p>
          </table:table-cell>
          <table:table-cell office:value-type="float" office:value="0.374990772864841" calcext:value-type="float">
            <text:p>0,374990772864841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61765933189499" calcext:value-type="float">
            <text:p>0,361765933189499</text:p>
          </table:table-cell>
          <table:table-cell office:value-type="float" office:value="0.342510754663342" calcext:value-type="float">
            <text:p>0,342510754663342</text:p>
          </table:table-cell>
          <table:table-cell office:value-type="float" office:value="51996734675" calcext:value-type="float">
            <text:p>51996734675</text:p>
          </table:table-cell>
          <table:table-cell office:value-type="float" office:value="0.130874590416469" calcext:value-type="float">
            <text:p>0,130874590416469</text:p>
          </table:table-cell>
          <table:table-cell office:value-type="float" office:value="0.535836694313014" calcext:value-type="float">
            <text:p>0,535836694313014</text:p>
          </table:table-cell>
          <table:table-cell office:value-type="float" office:value="0.733333333333333" calcext:value-type="float">
            <text:p>0,733333333333333</text:p>
          </table:table-cell>
          <table:table-cell office:value-type="float" office:value="8.83144664473718" calcext:value-type="float">
            <text:p>8,83144664473718</text:p>
          </table:table-cell>
          <table:table-cell office:value-type="float" office:value="74.1471693729348" calcext:value-type="float">
            <text:p>74,1471693729348</text:p>
          </table:table-cell>
          <table:table-cell office:value-type="float" office:value="0.361765933189499" calcext:value-type="float">
            <text:p>0,361765933189499</text:p>
          </table:table-cell>
        </table:table-row>
        <table:table-row table:style-name="ro2">
          <table:table-cell office:value-type="string" calcext:value-type="string">
            <text:p>Images_HDR/AtriumNight_oA9D.hdr_0760x1016.hdrYCbCr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r</text:p>
          </table:table-cell>
          <table:table-cell office:value-type="float" office:value="1737360" calcext:value-type="float">
            <text:p>1737360</text:p>
          </table:table-cell>
          <table:table-cell office:value-type="float" office:value="0.562486159297261" calcext:value-type="float">
            <text:p>0,562486159297261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60231962778103" calcext:value-type="float">
            <text:p>0,360231962778103</text:p>
          </table:table-cell>
          <table:table-cell office:value-type="float" office:value="0.340760455352062" calcext:value-type="float">
            <text:p>0,340760455352062</text:p>
          </table:table-cell>
          <table:table-cell office:value-type="float" office:value="51731020832" calcext:value-type="float">
            <text:p>51731020832</text:p>
          </table:table-cell>
          <table:table-cell office:value-type="float" office:value="0.129767067006965" calcext:value-type="float">
            <text:p>0,129767067006965</text:p>
          </table:table-cell>
          <table:table-cell office:value-type="float" office:value="0.547394533850732" calcext:value-type="float">
            <text:p>0,547394533850732</text:p>
          </table:table-cell>
          <table:table-cell office:value-type="float" office:value="0.73015945677882" calcext:value-type="float">
            <text:p>0,73015945677882</text:p>
          </table:table-cell>
          <table:table-cell office:value-type="float" office:value="8.86835511171184" calcext:value-type="float">
            <text:p>8,86835511171184</text:p>
          </table:table-cell>
          <table:table-cell office:value-type="float" office:value="5.40968797109944" calcext:value-type="float">
            <text:p>5,40968797109944</text:p>
          </table:table-cell>
          <table:table-cell office:value-type="float" office:value="0.360231962778103" calcext:value-type="float">
            <text:p>0,360231962778103</text:p>
          </table:table-cell>
        </table:table-row>
        <table:table-row table:style-name="ro2">
          <table:table-cell office:value-type="string" calcext:value-type="string">
            <text:p>Images_HDR/AtriumNight_oA9D.hdr_0760x1016.hdrYCbCr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r</text:p>
          </table:table-cell>
          <table:table-cell office:value-type="float" office:value="2316480" calcext:value-type="float">
            <text:p>2316480</text:p>
          </table:table-cell>
          <table:table-cell office:value-type="float" office:value="0.749981545729682" calcext:value-type="float">
            <text:p>0,749981545729682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60100738802356" calcext:value-type="float">
            <text:p>0,360100738802356</text:p>
          </table:table-cell>
          <table:table-cell office:value-type="float" office:value="0.340630921342072" calcext:value-type="float">
            <text:p>0,340630921342072</text:p>
          </table:table-cell>
          <table:table-cell office:value-type="float" office:value="51711356207" calcext:value-type="float">
            <text:p>51711356207</text:p>
          </table:table-cell>
          <table:table-cell office:value-type="float" office:value="0.129672542086003" calcext:value-type="float">
            <text:p>0,129672542086003</text:p>
          </table:table-cell>
          <table:table-cell office:value-type="float" office:value="0.541394026347839" calcext:value-type="float">
            <text:p>0,541394026347839</text:p>
          </table:table-cell>
          <table:table-cell office:value-type="float" office:value="0.741176470588235" calcext:value-type="float">
            <text:p>0,741176470588235</text:p>
          </table:table-cell>
          <table:table-cell office:value-type="float" office:value="8.87151975211012" calcext:value-type="float">
            <text:p>8,87151975211012</text:p>
          </table:table-cell>
          <table:table-cell office:value-type="float" office:value="1.72233766468673" calcext:value-type="float">
            <text:p>1,72233766468673</text:p>
          </table:table-cell>
          <table:table-cell office:value-type="float" office:value="0.360100738802356" calcext:value-type="float">
            <text:p>0,360100738802356</text:p>
          </table:table-cell>
        </table:table-row>
        <table:table-row table:style-name="ro2">
          <table:table-cell office:value-type="string" calcext:value-type="string">
            <text:p>Images_HDR/AtriumNight_oA9D.hdr_0760x1016.hdrYCbCr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r</text:p>
          </table:table-cell>
          <table:table-cell office:value-type="float" office:value="2895600" calcext:value-type="float">
            <text:p>2895600</text:p>
          </table:table-cell>
          <table:table-cell office:value-type="float" office:value="0.937476932162102" calcext:value-type="float">
            <text:p>0,937476932162102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60102672083748" calcext:value-type="float">
            <text:p>0,360102672083748</text:p>
          </table:table-cell>
          <table:table-cell office:value-type="float" office:value="0.340640805248879" calcext:value-type="float">
            <text:p>0,340640805248879</text:p>
          </table:table-cell>
          <table:table-cell office:value-type="float" office:value="51712856688" calcext:value-type="float">
            <text:p>51712856688</text:p>
          </table:table-cell>
          <table:table-cell office:value-type="float" office:value="0.129673934441855" calcext:value-type="float">
            <text:p>0,129673934441855</text:p>
          </table:table-cell>
          <table:table-cell office:value-type="float" office:value="0.540057373046875" calcext:value-type="float">
            <text:p>0,540057373046875</text:p>
          </table:table-cell>
          <table:table-cell office:value-type="float" office:value="0.739986266880293" calcext:value-type="float">
            <text:p>0,739986266880293</text:p>
          </table:table-cell>
          <table:table-cell office:value-type="float" office:value="8.87147312009324" calcext:value-type="float">
            <text:p>8,87147312009324</text:p>
          </table:table-cell>
          <table:table-cell office:value-type="float" office:value="1.7369634724183" calcext:value-type="float">
            <text:p>1,7369634724183</text:p>
          </table:table-cell>
          <table:table-cell office:value-type="float" office:value="0.360102672083748" calcext:value-type="float">
            <text:p>0,360102672083748</text:p>
          </table:table-cell>
        </table:table-row>
        <table:table-row table:style-name="ro2">
          <table:table-cell office:value-type="string" calcext:value-type="string">
            <text:p>Images_HDR/AtriumNight_oA9D.hdr_0760x1016.hdrHC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1158240" calcext:value-type="float">
            <text:p>1158240</text:p>
          </table:table-cell>
          <table:table-cell office:value-type="float" office:value="0.374990772864841" calcext:value-type="float">
            <text:p>0,374990772864841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229190076524042" calcext:value-type="float">
            <text:p>0,229190076524042</text:p>
          </table:table-cell>
          <table:table-cell office:value-type="float" office:value="0.167233157591094" calcext:value-type="float">
            <text:p>0,167233157591094</text:p>
          </table:table-cell>
          <table:table-cell office:value-type="float" office:value="25387752080" calcext:value-type="float">
            <text:p>25387752080</text:p>
          </table:table-cell>
          <table:table-cell office:value-type="float" office:value="0.0525280911770964" calcext:value-type="float">
            <text:p>0,052528091177096</text:p>
          </table:table-cell>
          <table:table-cell office:value-type="float" office:value="0.516702946691147" calcext:value-type="float">
            <text:p>0,516702946691147</text:p>
          </table:table-cell>
          <table:table-cell office:value-type="float" office:value="1" calcext:value-type="float">
            <text:p>1</text:p>
          </table:table-cell>
          <table:table-cell office:value-type="float" office:value="12.7960838077534" calcext:value-type="float">
            <text:p>12,7960838077534</text:p>
          </table:table-cell>
          <table:table-cell office:value-type="float" office:value="55.2918002362441" calcext:value-type="float">
            <text:p>55,2918002362441</text:p>
          </table:table-cell>
          <table:table-cell office:value-type="float" office:value="0.229190076524042" calcext:value-type="float">
            <text:p>0,229190076524042</text:p>
          </table:table-cell>
        </table:table-row>
        <table:table-row table:style-name="ro2">
          <table:table-cell office:value-type="string" calcext:value-type="string">
            <text:p>Images_HDR/AtriumNight_oA9D.hdr_0760x1016.hdrHCL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1737360" calcext:value-type="float">
            <text:p>1737360</text:p>
          </table:table-cell>
          <table:table-cell office:value-type="float" office:value="0.562486159297261" calcext:value-type="float">
            <text:p>0,562486159297261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233247574637151" calcext:value-type="float">
            <text:p>0,233247574637151</text:p>
          </table:table-cell>
          <table:table-cell office:value-type="float" office:value="0.168043840840148" calcext:value-type="float">
            <text:p>0,168043840840148</text:p>
          </table:table-cell>
          <table:table-cell office:value-type="float" office:value="25510822323" calcext:value-type="float">
            <text:p>25510822323</text:p>
          </table:table-cell>
          <table:table-cell office:value-type="float" office:value="0.0544044310741131" calcext:value-type="float">
            <text:p>0,054404431074113</text:p>
          </table:table-cell>
          <table:table-cell office:value-type="float" office:value="0.531056470169221" calcext:value-type="float">
            <text:p>0,531056470169221</text:p>
          </table:table-cell>
          <table:table-cell office:value-type="float" office:value="0.996826123445487" calcext:value-type="float">
            <text:p>0,996826123445487</text:p>
          </table:table-cell>
          <table:table-cell office:value-type="float" office:value="12.6436572690722" calcext:value-type="float">
            <text:p>12,6436572690722</text:p>
          </table:table-cell>
          <table:table-cell office:value-type="float" office:value="7.42917856175721" calcext:value-type="float">
            <text:p>7,42917856175721</text:p>
          </table:table-cell>
          <table:table-cell office:value-type="float" office:value="0.233247574637151" calcext:value-type="float">
            <text:p>0,233247574637151</text:p>
          </table:table-cell>
        </table:table-row>
        <table:table-row table:style-name="ro2">
          <table:table-cell office:value-type="string" calcext:value-type="string">
            <text:p>Images_HDR/AtriumNight_oA9D.hdr_0760x1016.hdrHCL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2316480" calcext:value-type="float">
            <text:p>2316480</text:p>
          </table:table-cell>
          <table:table-cell office:value-type="float" office:value="0.749981545729682" calcext:value-type="float">
            <text:p>0,749981545729682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233336844761563" calcext:value-type="float">
            <text:p>0,233336844761563</text:p>
          </table:table-cell>
          <table:table-cell office:value-type="float" office:value="0.168753004805002" calcext:value-type="float">
            <text:p>0,168753004805002</text:p>
          </table:table-cell>
          <table:table-cell office:value-type="float" office:value="25618480871" calcext:value-type="float">
            <text:p>25618480871</text:p>
          </table:table-cell>
          <table:table-cell office:value-type="float" office:value="0.0544460831232817" calcext:value-type="float">
            <text:p>0,054446083123282</text:p>
          </table:table-cell>
          <table:table-cell office:value-type="float" office:value="0.536971338919389" calcext:value-type="float">
            <text:p>0,536971338919389</text:p>
          </table:table-cell>
          <table:table-cell office:value-type="float" office:value="0.999191271839475" calcext:value-type="float">
            <text:p>0,999191271839475</text:p>
          </table:table-cell>
          <table:table-cell office:value-type="float" office:value="12.6403335813285" calcext:value-type="float">
            <text:p>12,6403335813285</text:p>
          </table:table-cell>
          <table:table-cell office:value-type="float" office:value="2.81754242232352" calcext:value-type="float">
            <text:p>2,81754242232352</text:p>
          </table:table-cell>
          <table:table-cell office:value-type="float" office:value="0.233336844761563" calcext:value-type="float">
            <text:p>0,233336844761563</text:p>
          </table:table-cell>
        </table:table-row>
        <table:table-row table:style-name="ro2">
          <table:table-cell office:value-type="string" calcext:value-type="string">
            <text:p>Images_HDR/AtriumNight_oA9D.hdr_0760x1016.hdrHCL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2895600" calcext:value-type="float">
            <text:p>2895600</text:p>
          </table:table-cell>
          <table:table-cell office:value-type="float" office:value="0.937476932162102" calcext:value-type="float">
            <text:p>0,937476932162102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231986860557119" calcext:value-type="float">
            <text:p>0,231986860557119</text:p>
          </table:table-cell>
          <table:table-cell office:value-type="float" office:value="0.168162537656286" calcext:value-type="float">
            <text:p>0,168162537656286</text:p>
          </table:table-cell>
          <table:table-cell office:value-type="float" office:value="25528841748" calcext:value-type="float">
            <text:p>25528841748</text:p>
          </table:table-cell>
          <table:table-cell office:value-type="float" office:value="0.0538179034711483" calcext:value-type="float">
            <text:p>0,053817903471148</text:p>
          </table:table-cell>
          <table:table-cell office:value-type="float" office:value="0.536983144298874" calcext:value-type="float">
            <text:p>0,536983144298874</text:p>
          </table:table-cell>
          <table:table-cell office:value-type="float" office:value="0.999023422598611" calcext:value-type="float">
            <text:p>0,999023422598611</text:p>
          </table:table-cell>
          <table:table-cell office:value-type="float" office:value="12.6907322460731" calcext:value-type="float">
            <text:p>12,6907322460731</text:p>
          </table:table-cell>
          <table:table-cell office:value-type="float" office:value="3.13032048608109" calcext:value-type="float">
            <text:p>3,13032048608109</text:p>
          </table:table-cell>
          <table:table-cell office:value-type="float" office:value="0.231986860557119" calcext:value-type="float">
            <text:p>0,231986860557119</text:p>
          </table:table-cell>
        </table:table-row>
        <table:table-row table:style-name="ro2">
          <table:table-cell office:value-type="string" calcext:value-type="string">
            <text:p>Images_HDR/AtriumNight_oA9D.hdr_0760x1016.hdrLa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1158240" calcext:value-type="float">
            <text:p>1158240</text:p>
          </table:table-cell>
          <table:table-cell office:value-type="float" office:value="0.374990772864841" calcext:value-type="float">
            <text:p>0,374990772864841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84034648467936" calcext:value-type="float">
            <text:p>0,384034648467936</text:p>
          </table:table-cell>
          <table:table-cell office:value-type="float" office:value="0.364014876629415" calcext:value-type="float">
            <text:p>0,364014876629415</text:p>
          </table:table-cell>
          <table:table-cell office:value-type="float" office:value="55261286544" calcext:value-type="float">
            <text:p>55261286544</text:p>
          </table:table-cell>
          <table:table-cell office:value-type="float" office:value="0.147482611223892" calcext:value-type="float">
            <text:p>0,147482611223892</text:p>
          </table:table-cell>
          <table:table-cell office:value-type="float" office:value="0.51285254363495" calcext:value-type="float">
            <text:p>0,51285254363495</text:p>
          </table:table-cell>
          <table:table-cell office:value-type="float" office:value="0.733333333333333" calcext:value-type="float">
            <text:p>0,733333333333333</text:p>
          </table:table-cell>
          <table:table-cell office:value-type="float" office:value="8.31259181683715" calcext:value-type="float">
            <text:p>8,31259181683715</text:p>
          </table:table-cell>
          <table:table-cell office:value-type="float" office:value="52.6347254649492" calcext:value-type="float">
            <text:p>52,6347254649492</text:p>
          </table:table-cell>
          <table:table-cell office:value-type="float" office:value="0.384034648467936" calcext:value-type="float">
            <text:p>0,384034648467936</text:p>
          </table:table-cell>
        </table:table-row>
        <table:table-row table:style-name="ro2">
          <table:table-cell office:value-type="string" calcext:value-type="string">
            <text:p>Images_HDR/AtriumNight_oA9D.hdr_0760x1016.hdrLab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1737360" calcext:value-type="float">
            <text:p>1737360</text:p>
          </table:table-cell>
          <table:table-cell office:value-type="float" office:value="0.562486159297261" calcext:value-type="float">
            <text:p>0,562486159297261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72436298684715" calcext:value-type="float">
            <text:p>0,372436298684715</text:p>
          </table:table-cell>
          <table:table-cell office:value-type="float" office:value="0.354647552928955" calcext:value-type="float">
            <text:p>0,354647552928955</text:p>
          </table:table-cell>
          <table:table-cell office:value-type="float" office:value="53839228292" calcext:value-type="float">
            <text:p>53839228292</text:p>
          </table:table-cell>
          <table:table-cell office:value-type="float" office:value="0.13870879657797" calcext:value-type="float">
            <text:p>0,13870879657797</text:p>
          </table:table-cell>
          <table:table-cell office:value-type="float" office:value="0.514514289009096" calcext:value-type="float">
            <text:p>0,514514289009096</text:p>
          </table:table-cell>
          <table:table-cell office:value-type="float" office:value="0.698405432211795" calcext:value-type="float">
            <text:p>0,698405432211795</text:p>
          </table:table-cell>
          <table:table-cell office:value-type="float" office:value="8.57895996142777" calcext:value-type="float">
            <text:p>8,57895996142777</text:p>
          </table:table-cell>
          <table:table-cell office:value-type="float" office:value="2.72222713098085" calcext:value-type="float">
            <text:p>2,72222713098085</text:p>
          </table:table-cell>
          <table:table-cell office:value-type="float" office:value="0.372436298684715" calcext:value-type="float">
            <text:p>0,372436298684715</text:p>
          </table:table-cell>
        </table:table-row>
        <table:table-row table:style-name="ro2">
          <table:table-cell office:value-type="string" calcext:value-type="string">
            <text:p>Images_HDR/AtriumNight_oA9D.hdr_0760x1016.hdrLab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2316480" calcext:value-type="float">
            <text:p>2316480</text:p>
          </table:table-cell>
          <table:table-cell office:value-type="float" office:value="0.749981545729682" calcext:value-type="float">
            <text:p>0,749981545729682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72702630553311" calcext:value-type="float">
            <text:p>0,372702630553311</text:p>
          </table:table-cell>
          <table:table-cell office:value-type="float" office:value="0.354861844367294" calcext:value-type="float">
            <text:p>0,354861844367294</text:p>
          </table:table-cell>
          <table:table-cell office:value-type="float" office:value="53871759986" calcext:value-type="float">
            <text:p>53871759986</text:p>
          </table:table-cell>
          <table:table-cell office:value-type="float" office:value="0.138907250821358" calcext:value-type="float">
            <text:p>0,138907250821358</text:p>
          </table:table-cell>
          <table:table-cell office:value-type="float" office:value="0.517145875063388" calcext:value-type="float">
            <text:p>0,517145875063388</text:p>
          </table:table-cell>
          <table:table-cell office:value-type="float" office:value="0.701960784313725" calcext:value-type="float">
            <text:p>0,701960784313725</text:p>
          </table:table-cell>
          <table:table-cell office:value-type="float" office:value="8.57275083927492" calcext:value-type="float">
            <text:p>8,57275083927492</text:p>
          </table:table-cell>
          <table:table-cell office:value-type="float" office:value="2.11624815570628" calcext:value-type="float">
            <text:p>2,11624815570628</text:p>
          </table:table-cell>
          <table:table-cell office:value-type="float" office:value="0.372702630553311" calcext:value-type="float">
            <text:p>0,372702630553311</text:p>
          </table:table-cell>
        </table:table-row>
        <table:table-row table:style-name="ro2">
          <table:table-cell office:value-type="string" calcext:value-type="string">
            <text:p>Images_HDR/AtriumNight_oA9D.hdr_0760x1016.hdrLab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2895600" calcext:value-type="float">
            <text:p>2895600</text:p>
          </table:table-cell>
          <table:table-cell office:value-type="float" office:value="0.937476932162102" calcext:value-type="float">
            <text:p>0,937476932162102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72723810745855" calcext:value-type="float">
            <text:p>0,372723810745855</text:p>
          </table:table-cell>
          <table:table-cell office:value-type="float" office:value="0.354898387612895" calcext:value-type="float">
            <text:p>0,354898387612895</text:p>
          </table:table-cell>
          <table:table-cell office:value-type="float" office:value="53877307635" calcext:value-type="float">
            <text:p>53877307635</text:p>
          </table:table-cell>
          <table:table-cell office:value-type="float" office:value="0.138923039096912" calcext:value-type="float">
            <text:p>0,138923039096912</text:p>
          </table:table-cell>
          <table:table-cell office:value-type="float" office:value="0.518328436384807" calcext:value-type="float">
            <text:p>0,518328436384807</text:p>
          </table:table-cell>
          <table:table-cell office:value-type="float" office:value="0.703807125963226" calcext:value-type="float">
            <text:p>0,703807125963226</text:p>
          </table:table-cell>
          <table:table-cell office:value-type="float" office:value="8.57225724579661" calcext:value-type="float">
            <text:p>8,57225724579661</text:p>
          </table:table-cell>
          <table:table-cell office:value-type="float" office:value="2.3410180356808" calcext:value-type="float">
            <text:p>2,3410180356808</text:p>
          </table:table-cell>
          <table:table-cell office:value-type="float" office:value="0.372723810745855" calcext:value-type="float">
            <text:p>0,372723810745855</text:p>
          </table:table-cell>
        </table:table-row>
        <table:table-row table:style-name="ro2">
          <table:table-cell office:value-type="string" calcext:value-type="string">
            <text:p>Images_HDR/AtriumNight_oA9D.hdr_0760x1016.hdrLu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1158240" calcext:value-type="float">
            <text:p>1158240</text:p>
          </table:table-cell>
          <table:table-cell office:value-type="float" office:value="0.374990772864841" calcext:value-type="float">
            <text:p>0,374990772864841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5665664475548" calcext:value-type="float">
            <text:p>0,35665664475548</text:p>
          </table:table-cell>
          <table:table-cell office:value-type="float" office:value="0.332601097179058" calcext:value-type="float">
            <text:p>0,332601097179058</text:p>
          </table:table-cell>
          <table:table-cell office:value-type="float" office:value="50492344451" calcext:value-type="float">
            <text:p>50492344451</text:p>
          </table:table-cell>
          <table:table-cell office:value-type="float" office:value="0.127203962248237" calcext:value-type="float">
            <text:p>0,127203962248237</text:p>
          </table:table-cell>
          <table:table-cell office:value-type="float" office:value="0.540889964199472" calcext:value-type="float">
            <text:p>0,540889964199472</text:p>
          </table:table-cell>
          <table:table-cell office:value-type="float" office:value="0.8" calcext:value-type="float">
            <text:p>0,8</text:p>
          </table:table-cell>
          <table:table-cell office:value-type="float" office:value="8.95499360733638" calcext:value-type="float">
            <text:p>8,95499360733638</text:p>
          </table:table-cell>
          <table:table-cell office:value-type="float" office:value="38.4526992918349" calcext:value-type="float">
            <text:p>38,4526992918349</text:p>
          </table:table-cell>
          <table:table-cell office:value-type="float" office:value="0.35665664475548" calcext:value-type="float">
            <text:p>0,35665664475548</text:p>
          </table:table-cell>
        </table:table-row>
        <table:table-row table:style-name="ro2">
          <table:table-cell office:value-type="string" calcext:value-type="string">
            <text:p>Images_HDR/AtriumNight_oA9D.hdr_0760x1016.hdrLuv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1737360" calcext:value-type="float">
            <text:p>1737360</text:p>
          </table:table-cell>
          <table:table-cell office:value-type="float" office:value="0.562486159297261" calcext:value-type="float">
            <text:p>0,562486159297261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5104098109458" calcext:value-type="float">
            <text:p>0,35104098109458</text:p>
          </table:table-cell>
          <table:table-cell office:value-type="float" office:value="0.328811482288558" calcext:value-type="float">
            <text:p>0,328811482288558</text:p>
          </table:table-cell>
          <table:table-cell office:value-type="float" office:value="49917041056" calcext:value-type="float">
            <text:p>49917041056</text:p>
          </table:table-cell>
          <table:table-cell office:value-type="float" office:value="0.123229770407845" calcext:value-type="float">
            <text:p>0,123229770407845</text:p>
          </table:table-cell>
          <table:table-cell office:value-type="float" office:value="0.52905840035431" calcext:value-type="float">
            <text:p>0,52905840035431</text:p>
          </table:table-cell>
          <table:table-cell office:value-type="float" office:value="0.761898222323949" calcext:value-type="float">
            <text:p>0,761898222323949</text:p>
          </table:table-cell>
          <table:table-cell office:value-type="float" office:value="9.09284360661957" calcext:value-type="float">
            <text:p>9,09284360661957</text:p>
          </table:table-cell>
          <table:table-cell office:value-type="float" office:value="4.5559232267013" calcext:value-type="float">
            <text:p>4,5559232267013</text:p>
          </table:table-cell>
          <table:table-cell office:value-type="float" office:value="0.35104098109458" calcext:value-type="float">
            <text:p>0,35104098109458</text:p>
          </table:table-cell>
        </table:table-row>
        <table:table-row table:style-name="ro2">
          <table:table-cell office:value-type="string" calcext:value-type="string">
            <text:p>Images_HDR/AtriumNight_oA9D.hdr_0760x1016.hdrLuv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2316480" calcext:value-type="float">
            <text:p>2316480</text:p>
          </table:table-cell>
          <table:table-cell office:value-type="float" office:value="0.749981545729682" calcext:value-type="float">
            <text:p>0,749981545729682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52754533482354" calcext:value-type="float">
            <text:p>0,352754533482354</text:p>
          </table:table-cell>
          <table:table-cell office:value-type="float" office:value="0.330064697265625" calcext:value-type="float">
            <text:p>0,330064697265625</text:p>
          </table:table-cell>
          <table:table-cell office:value-type="float" office:value="50107306726" calcext:value-type="float">
            <text:p>50107306726</text:p>
          </table:table-cell>
          <table:table-cell office:value-type="float" office:value="0.124435760892353" calcext:value-type="float">
            <text:p>0,124435760892353</text:p>
          </table:table-cell>
          <table:table-cell office:value-type="float" office:value="0.520875382151242" calcext:value-type="float">
            <text:p>0,520875382151242</text:p>
          </table:table-cell>
          <table:table-cell office:value-type="float" office:value="0.768627450980392" calcext:value-type="float">
            <text:p>0,768627450980392</text:p>
          </table:table-cell>
          <table:table-cell office:value-type="float" office:value="9.05054792262929" calcext:value-type="float">
            <text:p>9,05054792262929</text:p>
          </table:table-cell>
          <table:table-cell office:value-type="float" office:value="2.03459321596457" calcext:value-type="float">
            <text:p>2,03459321596457</text:p>
          </table:table-cell>
          <table:table-cell office:value-type="float" office:value="0.352754533482354" calcext:value-type="float">
            <text:p>0,352754533482354</text:p>
          </table:table-cell>
        </table:table-row>
        <table:table-row table:style-name="ro2">
          <table:table-cell office:value-type="string" calcext:value-type="string">
            <text:p>Images_HDR/AtriumNight_oA9D.hdr_0760x1016.hdrLuv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2895600" calcext:value-type="float">
            <text:p>2895600</text:p>
          </table:table-cell>
          <table:table-cell office:value-type="float" office:value="0.937476932162102" calcext:value-type="float">
            <text:p>0,937476932162102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52778288193154" calcext:value-type="float">
            <text:p>0,352778288193154</text:p>
          </table:table-cell>
          <table:table-cell office:value-type="float" office:value="0.33011336287079" calcext:value-type="float">
            <text:p>0,33011336287079</text:p>
          </table:table-cell>
          <table:table-cell office:value-type="float" office:value="50114680220" calcext:value-type="float">
            <text:p>50114680220</text:p>
          </table:table-cell>
          <table:table-cell office:value-type="float" office:value="0.124452520620492" calcext:value-type="float">
            <text:p>0,124452520620492</text:p>
          </table:table-cell>
          <table:table-cell office:value-type="float" office:value="0.522707190213126" calcext:value-type="float">
            <text:p>0,522707190213126</text:p>
          </table:table-cell>
          <table:table-cell office:value-type="float" office:value="0.76734569314107" calcext:value-type="float">
            <text:p>0,76734569314107</text:p>
          </table:table-cell>
          <table:table-cell office:value-type="float" office:value="9.04996302908462" calcext:value-type="float">
            <text:p>9,04996302908462</text:p>
          </table:table-cell>
          <table:table-cell office:value-type="float" office:value="2.32475859743765" calcext:value-type="float">
            <text:p>2,32475859743765</text:p>
          </table:table-cell>
          <table:table-cell office:value-type="float" office:value="0.352778288193154" calcext:value-type="float">
            <text:p>0,352778288193154</text:p>
          </table:table-cell>
        </table:table-row>
        <table:table-row table:style-name="ro2">
          <table:table-cell office:value-type="string" calcext:value-type="string">
            <text:p>Images_HDR/AtriumNight_oA9D.hdr_0760x1016.hdrRG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1158240" calcext:value-type="float">
            <text:p>1158240</text:p>
          </table:table-cell>
          <table:table-cell office:value-type="float" office:value="0.374990772864841" calcext:value-type="float">
            <text:p>0,374990772864841</text:p>
          </table:table-cell>
          <table:table-cell office:value-type="float" office:value="772159" calcext:value-type="float">
            <text:p>772159</text:p>
          </table:table-cell>
          <table:table-cell office:value-type="float" office:value="0.037872148540436" calcext:value-type="float">
            <text:p>0,037872148540436</text:p>
          </table:table-cell>
          <table:table-cell office:value-type="float" office:value="0.026655465868226" calcext:value-type="float">
            <text:p>0,026655465868226</text:p>
          </table:table-cell>
          <table:table-cell office:value-type="float" office:value="4046580049" calcext:value-type="float">
            <text:p>4046580049</text:p>
          </table:table-cell>
          <table:table-cell office:value-type="float" office:value="0.00143429963506885" calcext:value-type="float">
            <text:p>0,001434299635069</text:p>
          </table:table-cell>
          <table:table-cell office:value-type="float" office:value="0.9591616926508" calcext:value-type="float">
            <text:p>0,9591616926508</text:p>
          </table:table-cell>
          <table:table-cell office:value-type="float" office:value="0.425253681239033" calcext:value-type="float">
            <text:p>0,425253681239033</text:p>
          </table:table-cell>
          <table:table-cell office:value-type="float" office:value="28.4336011208277" calcext:value-type="float">
            <text:p>28,4336011208277</text:p>
          </table:table-cell>
          <table:table-cell office:value-type="float" office:value="31.6961354652311" calcext:value-type="float">
            <text:p>31,6961354652311</text:p>
          </table:table-cell>
          <table:table-cell office:value-type="float" office:value="0.037872148540436" calcext:value-type="float">
            <text:p>0,037872148540436</text:p>
          </table:table-cell>
        </table:table-row>
        <table:table-row table:style-name="ro2">
          <table:table-cell office:value-type="string" calcext:value-type="string">
            <text:p>Images_HDR/AtriumNight_oA9D.hdr_0760x1016.hdrRGB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1737360" calcext:value-type="float">
            <text:p>1737360</text:p>
          </table:table-cell>
          <table:table-cell office:value-type="float" office:value="0.562486159297261" calcext:value-type="float">
            <text:p>0,562486159297261</text:p>
          </table:table-cell>
          <table:table-cell office:value-type="float" office:value="772159" calcext:value-type="float">
            <text:p>772159</text:p>
          </table:table-cell>
          <table:table-cell office:value-type="float" office:value="0.0100617218017578" calcext:value-type="float">
            <text:p>0,010061721801758</text:p>
          </table:table-cell>
          <table:table-cell office:value-type="float" office:value="0.0074973896999473" calcext:value-type="float">
            <text:p>0,007497389699947</text:p>
          </table:table-cell>
          <table:table-cell office:value-type="float" office:value="1138182605" calcext:value-type="float">
            <text:p>1138182605</text:p>
          </table:table-cell>
          <table:table-cell office:value-type="float" office:value="0.000101238422719977" calcext:value-type="float">
            <text:p>0,00010123842272</text:p>
          </table:table-cell>
          <table:table-cell office:value-type="float" office:value="0.997052309510939" calcext:value-type="float">
            <text:p>0,997052309510939</text:p>
          </table:table-cell>
          <table:table-cell office:value-type="float" office:value="0.317463950560769" calcext:value-type="float">
            <text:p>0,317463950560769</text:p>
          </table:table-cell>
          <table:table-cell office:value-type="float" office:value="39.9465462970646" calcext:value-type="float">
            <text:p>39,9465462970646</text:p>
          </table:table-cell>
          <table:table-cell office:value-type="float" office:value="4.15034810446705" calcext:value-type="float">
            <text:p>4,15034810446705</text:p>
          </table:table-cell>
          <table:table-cell office:value-type="float" office:value="0.0100617218017578" calcext:value-type="float">
            <text:p>0,010061721801758</text:p>
          </table:table-cell>
        </table:table-row>
        <table:table-row table:style-name="ro2">
          <table:table-cell office:value-type="string" calcext:value-type="string">
            <text:p>Images_HDR/AtriumNight_oA9D.hdr_0760x1016.hdrRGB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2316480" calcext:value-type="float">
            <text:p>2316480</text:p>
          </table:table-cell>
          <table:table-cell office:value-type="float" office:value="0.749981545729682" calcext:value-type="float">
            <text:p>0,749981545729682</text:p>
          </table:table-cell>
          <table:table-cell office:value-type="float" office:value="772159" calcext:value-type="float">
            <text:p>772159</text:p>
          </table:table-cell>
          <table:table-cell office:value-type="float" office:value="0.00252972864106597" calcext:value-type="float">
            <text:p>0,002529728641066</text:p>
          </table:table-cell>
          <table:table-cell office:value-type="float" office:value="0.00180931536095001" calcext:value-type="float">
            <text:p>0,00180931536095</text:p>
          </table:table-cell>
          <table:table-cell office:value-type="float" office:value="274673100" calcext:value-type="float">
            <text:p>274673100</text:p>
          </table:table-cell>
          <table:table-cell office:value-type="float" office:value="0.00000639952486380935" calcext:value-type="float">
            <text:p>6,39952486380935E-06</text:p>
          </table:table-cell>
          <table:table-cell office:value-type="float" office:value="0.999815333486496" calcext:value-type="float">
            <text:p>0,999815333486496</text:p>
          </table:table-cell>
          <table:table-cell office:value-type="float" office:value="0.200518806744488" calcext:value-type="float">
            <text:p>0,200518806744488</text:p>
          </table:table-cell>
          <table:table-cell office:value-type="float" office:value="51.9385212445326" calcext:value-type="float">
            <text:p>51,9385212445326</text:p>
          </table:table-cell>
          <table:table-cell office:value-type="float" office:value="0.0417069135581313" calcext:value-type="float">
            <text:p>0,041706913558131</text:p>
          </table:table-cell>
          <table:table-cell office:value-type="float" office:value="0.00252972864106597" calcext:value-type="float">
            <text:p>0,002529728641066</text:p>
          </table:table-cell>
        </table:table-row>
        <table:table-row table:style-name="ro2">
          <table:table-cell office:value-type="string" calcext:value-type="string">
            <text:p>Images_HDR/AtriumNight_oA9D.hdr_0760x1016.hdrRGB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2895600" calcext:value-type="float">
            <text:p>2895600</text:p>
          </table:table-cell>
          <table:table-cell office:value-type="float" office:value="0.937476932162102" calcext:value-type="float">
            <text:p>0,937476932162102</text:p>
          </table:table-cell>
          <table:table-cell office:value-type="float" office:value="772150" calcext:value-type="float">
            <text:p>772150</text:p>
          </table:table-cell>
          <table:table-cell office:value-type="float" office:value="0.000590608568813384" calcext:value-type="float">
            <text:p>0,000590608568813</text:p>
          </table:table-cell>
          <table:table-cell office:value-type="float" office:value="0.000431045558498486" calcext:value-type="float">
            <text:p>0,000431045558498</text:p>
          </table:table-cell>
          <table:table-cell office:value-type="float" office:value="65437249" calcext:value-type="float">
            <text:p>65437249</text:p>
          </table:table-cell>
          <table:table-cell office:value-type="float" office:value="0.000000348817593476269" calcext:value-type="float">
            <text:p>3,48817593476269E-07</text:p>
          </table:table-cell>
          <table:table-cell office:value-type="float" office:value="0.999988448209334" calcext:value-type="float">
            <text:p>0,999988448209334</text:p>
          </table:table-cell>
          <table:table-cell office:value-type="float" office:value="0.00704966811627375" calcext:value-type="float">
            <text:p>0,007049668116274</text:p>
          </table:table-cell>
          <table:table-cell office:value-type="float" office:value="64.5740051277313" calcext:value-type="float">
            <text:p>64,5740051277313</text:p>
          </table:table-cell>
          <table:table-cell office:value-type="float" office:value="0.0210950999160037" calcext:value-type="float">
            <text:p>0,021095099916004</text:p>
          </table:table-cell>
          <table:table-cell office:value-type="float" office:value="0.000590608568813384" calcext:value-type="float">
            <text:p>0,000590608568813</text:p>
          </table:table-cell>
        </table:table-row>
        <table:table-row table:style-name="ro2">
          <table:table-cell office:value-type="string" calcext:value-type="string">
            <text:p>Images_HDR/AtriumNight_oA9D.hdr_0760x1016.hdrsRG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1158240" calcext:value-type="float">
            <text:p>1158240</text:p>
          </table:table-cell>
          <table:table-cell office:value-type="float" office:value="0.374990772864841" calcext:value-type="float">
            <text:p>0,374990772864841</text:p>
          </table:table-cell>
          <table:table-cell office:value-type="float" office:value="772159" calcext:value-type="float">
            <text:p>772159</text:p>
          </table:table-cell>
          <table:table-cell office:value-type="float" office:value="0.20390591582595" calcext:value-type="float">
            <text:p>0,20390591582595</text:p>
          </table:table-cell>
          <table:table-cell office:value-type="float" office:value="0.181891284214375" calcext:value-type="float">
            <text:p>0,181891284214375</text:p>
          </table:table-cell>
          <table:table-cell office:value-type="float" office:value="27613009858" calcext:value-type="float">
            <text:p>27613009858</text:p>
          </table:table-cell>
          <table:table-cell office:value-type="float" office:value="0.0415776225088195" calcext:value-type="float">
            <text:p>0,04157762250882</text:p>
          </table:table-cell>
          <table:table-cell office:value-type="float" office:value="0.80002197265625" calcext:value-type="float">
            <text:p>0,80002197265625</text:p>
          </table:table-cell>
          <table:table-cell office:value-type="float" office:value="0.491920347905699" calcext:value-type="float">
            <text:p>0,491920347905699</text:p>
          </table:table-cell>
          <table:table-cell office:value-type="float" office:value="13.8114034811713" calcext:value-type="float">
            <text:p>13,8114034811713</text:p>
          </table:table-cell>
          <table:table-cell office:value-type="float" office:value="31.7664184446866" calcext:value-type="float">
            <text:p>31,7664184446866</text:p>
          </table:table-cell>
          <table:table-cell office:value-type="float" office:value="0.20390591582595" calcext:value-type="float">
            <text:p>0,20390591582595</text:p>
          </table:table-cell>
        </table:table-row>
        <table:table-row table:style-name="ro2">
          <table:table-cell office:value-type="string" calcext:value-type="string">
            <text:p>Images_HDR/AtriumNight_oA9D.hdr_0760x1016.hdrsRGB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1737360" calcext:value-type="float">
            <text:p>1737360</text:p>
          </table:table-cell>
          <table:table-cell office:value-type="float" office:value="0.562486159297261" calcext:value-type="float">
            <text:p>0,562486159297261</text:p>
          </table:table-cell>
          <table:table-cell office:value-type="float" office:value="764907" calcext:value-type="float">
            <text:p>764907</text:p>
          </table:table-cell>
          <table:table-cell office:value-type="float" office:value="0.2224068858226" calcext:value-type="float">
            <text:p>0,2224068858226</text:p>
          </table:table-cell>
          <table:table-cell office:value-type="float" office:value="0.21212649661436" calcext:value-type="float">
            <text:p>0,21212649661436</text:p>
          </table:table-cell>
          <table:table-cell office:value-type="float" office:value="32203033078" calcext:value-type="float">
            <text:p>32203033078</text:p>
          </table:table-cell>
          <table:table-cell office:value-type="float" office:value="0.0494648228613071" calcext:value-type="float">
            <text:p>0,049464822861307</text:p>
          </table:table-cell>
          <table:table-cell office:value-type="float" office:value="0.897008752131133" calcext:value-type="float">
            <text:p>0,897008752131133</text:p>
          </table:table-cell>
          <table:table-cell office:value-type="float" office:value="0.345601586938277" calcext:value-type="float">
            <text:p>0,345601586938277</text:p>
          </table:table-cell>
          <table:table-cell office:value-type="float" office:value="13.0570354183765" calcext:value-type="float">
            <text:p>13,0570354183765</text:p>
          </table:table-cell>
          <table:table-cell office:value-type="float" office:value="5.74714539465295" calcext:value-type="float">
            <text:p>5,74714539465295</text:p>
          </table:table-cell>
          <table:table-cell office:value-type="float" office:value="0.2224068858226" calcext:value-type="float">
            <text:p>0,2224068858226</text:p>
          </table:table-cell>
        </table:table-row>
        <table:table-row table:style-name="ro2">
          <table:table-cell office:value-type="string" calcext:value-type="string">
            <text:p>Images_HDR/AtriumNight_oA9D.hdr_0760x1016.hdrsRGB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2316480" calcext:value-type="float">
            <text:p>2316480</text:p>
          </table:table-cell>
          <table:table-cell office:value-type="float" office:value="0.749981545729682" calcext:value-type="float">
            <text:p>0,749981545729682</text:p>
          </table:table-cell>
          <table:table-cell office:value-type="float" office:value="772159" calcext:value-type="float">
            <text:p>772159</text:p>
          </table:table-cell>
          <table:table-cell office:value-type="float" office:value="0.220532702215228" calcext:value-type="float">
            <text:p>0,220532702215228</text:p>
          </table:table-cell>
          <table:table-cell office:value-type="float" office:value="0.212022001396679" calcext:value-type="float">
            <text:p>0,212022001396679</text:p>
          </table:table-cell>
          <table:table-cell office:value-type="float" office:value="32187169605" calcext:value-type="float">
            <text:p>32187169605</text:p>
          </table:table-cell>
          <table:table-cell office:value-type="float" office:value="0.0486346727463505" calcext:value-type="float">
            <text:p>0,048634672746351</text:p>
          </table:table-cell>
          <table:table-cell office:value-type="float" office:value="0.913607196406256" calcext:value-type="float">
            <text:p>0,913607196406256</text:p>
          </table:table-cell>
          <table:table-cell office:value-type="float" office:value="0.348073548485542" calcext:value-type="float">
            <text:p>0,348073548485542</text:p>
          </table:table-cell>
          <table:table-cell office:value-type="float" office:value="13.130540020653" calcext:value-type="float">
            <text:p>13,130540020653</text:p>
          </table:table-cell>
          <table:table-cell office:value-type="float" office:value="1.62609562684978" calcext:value-type="float">
            <text:p>1,62609562684978</text:p>
          </table:table-cell>
          <table:table-cell office:value-type="float" office:value="0.220532702215228" calcext:value-type="float">
            <text:p>0,220532702215228</text:p>
          </table:table-cell>
        </table:table-row>
        <table:table-row table:style-name="ro2">
          <table:table-cell office:value-type="string" calcext:value-type="string">
            <text:p>Images_HDR/AtriumNight_oA9D.hdr_0760x1016.hdrsRGB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2895600" calcext:value-type="float">
            <text:p>2895600</text:p>
          </table:table-cell>
          <table:table-cell office:value-type="float" office:value="0.937476932162102" calcext:value-type="float">
            <text:p>0,937476932162102</text:p>
          </table:table-cell>
          <table:table-cell office:value-type="float" office:value="764907" calcext:value-type="float">
            <text:p>764907</text:p>
          </table:table-cell>
          <table:table-cell office:value-type="float" office:value="0.220491568387673" calcext:value-type="float">
            <text:p>0,220491568387673</text:p>
          </table:table-cell>
          <table:table-cell office:value-type="float" office:value="0.211975039999337" calcext:value-type="float">
            <text:p>0,211975039999337</text:p>
          </table:table-cell>
          <table:table-cell office:value-type="float" office:value="32180040371" calcext:value-type="float">
            <text:p>32180040371</text:p>
          </table:table-cell>
          <table:table-cell office:value-type="float" office:value="0.0486165317300557" calcext:value-type="float">
            <text:p>0,048616531730056</text:p>
          </table:table-cell>
          <table:table-cell office:value-type="float" office:value="0.914422883601626" calcext:value-type="float">
            <text:p>0,914422883601626</text:p>
          </table:table-cell>
          <table:table-cell office:value-type="float" office:value="0.290562294956893" calcext:value-type="float">
            <text:p>0,290562294956893</text:p>
          </table:table-cell>
          <table:table-cell office:value-type="float" office:value="13.1321602665732" calcext:value-type="float">
            <text:p>13,1321602665732</text:p>
          </table:table-cell>
          <table:table-cell office:value-type="float" office:value="1.75931630142894" calcext:value-type="float">
            <text:p>1,75931630142894</text:p>
          </table:table-cell>
          <table:table-cell office:value-type="float" office:value="0.220491568387673" calcext:value-type="float">
            <text:p>0,220491568387673</text:p>
          </table:table-cell>
        </table:table-row>
        <table:table-row table:style-name="ro2">
          <table:table-cell office:value-type="string" calcext:value-type="string">
            <text:p>Images_HDR/AtriumNight_oA9D.hdr_0760x1016.hdrXYZ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1158240" calcext:value-type="float">
            <text:p>1158240</text:p>
          </table:table-cell>
          <table:table-cell office:value-type="float" office:value="0.374990772864841" calcext:value-type="float">
            <text:p>0,374990772864841</text:p>
          </table:table-cell>
          <table:table-cell office:value-type="float" office:value="772159" calcext:value-type="float">
            <text:p>772159</text:p>
          </table:table-cell>
          <table:table-cell office:value-type="float" office:value="0.0363194386273862" calcext:value-type="float">
            <text:p>0,036319438627386</text:p>
          </table:table-cell>
          <table:table-cell office:value-type="float" office:value="0.0258856061084177" calcext:value-type="float">
            <text:p>0,025885606108418</text:p>
          </table:table-cell>
          <table:table-cell office:value-type="float" office:value="3929707241" calcext:value-type="float">
            <text:p>3929707241</text:p>
          </table:table-cell>
          <table:table-cell office:value-type="float" office:value="0.00131910162220847" calcext:value-type="float">
            <text:p>0,001319101622208</text:p>
          </table:table-cell>
          <table:table-cell office:value-type="float" office:value="0.964931437153788" calcext:value-type="float">
            <text:p>0,964931437153788</text:p>
          </table:table-cell>
          <table:table-cell office:value-type="float" office:value="0.491920347905699" calcext:value-type="float">
            <text:p>0,491920347905699</text:p>
          </table:table-cell>
          <table:table-cell office:value-type="float" office:value="28.7972174557242" calcext:value-type="float">
            <text:p>28,7972174557242</text:p>
          </table:table-cell>
          <table:table-cell office:value-type="float" office:value="60.5435430860655" calcext:value-type="float">
            <text:p>60,5435430860655</text:p>
          </table:table-cell>
          <table:table-cell office:value-type="float" office:value="0.0363194386273862" calcext:value-type="float">
            <text:p>0,036319438627386</text:p>
          </table:table-cell>
        </table:table-row>
        <table:table-row table:style-name="ro2">
          <table:table-cell office:value-type="string" calcext:value-type="string">
            <text:p>Images_HDR/AtriumNight_oA9D.hdr_0760x1016.hdrXYZ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1737360" calcext:value-type="float">
            <text:p>1737360</text:p>
          </table:table-cell>
          <table:table-cell office:value-type="float" office:value="0.562486159297261" calcext:value-type="float">
            <text:p>0,562486159297261</text:p>
          </table:table-cell>
          <table:table-cell office:value-type="float" office:value="772159" calcext:value-type="float">
            <text:p>772159</text:p>
          </table:table-cell>
          <table:table-cell office:value-type="float" office:value="0.0168072158220045" calcext:value-type="float">
            <text:p>0,016807215822005</text:p>
          </table:table-cell>
          <table:table-cell office:value-type="float" office:value="0.0109515194141016" calcext:value-type="float">
            <text:p>0,010951519414102</text:p>
          </table:table-cell>
          <table:table-cell office:value-type="float" office:value="1662555822" calcext:value-type="float">
            <text:p>1662555822</text:p>
          </table:table-cell>
          <table:table-cell office:value-type="float" office:value="0.000282482503687439" calcext:value-type="float">
            <text:p>0,000282482503687</text:p>
          </table:table-cell>
          <table:table-cell office:value-type="float" office:value="0.995377096684005" calcext:value-type="float">
            <text:p>0,995377096684005</text:p>
          </table:table-cell>
          <table:table-cell office:value-type="float" office:value="0.460318913557641" calcext:value-type="float">
            <text:p>0,460318913557641</text:p>
          </table:table-cell>
          <table:table-cell office:value-type="float" office:value="35.490078125" calcext:value-type="float">
            <text:p>35,490078125</text:p>
          </table:table-cell>
          <table:table-cell office:value-type="float" office:value="14.7689281673564" calcext:value-type="float">
            <text:p>14,7689281673564</text:p>
          </table:table-cell>
          <table:table-cell office:value-type="float" office:value="0.0168072158220045" calcext:value-type="float">
            <text:p>0,016807215822005</text:p>
          </table:table-cell>
        </table:table-row>
        <table:table-row table:style-name="ro2">
          <table:table-cell office:value-type="string" calcext:value-type="string">
            <text:p>Images_HDR/AtriumNight_oA9D.hdr_0760x1016.hdrXYZ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2316480" calcext:value-type="float">
            <text:p>2316480</text:p>
          </table:table-cell>
          <table:table-cell office:value-type="float" office:value="0.749981545729682" calcext:value-type="float">
            <text:p>0,749981545729682</text:p>
          </table:table-cell>
          <table:table-cell office:value-type="float" office:value="772159" calcext:value-type="float">
            <text:p>772159</text:p>
          </table:table-cell>
          <table:table-cell office:value-type="float" office:value="0.0137064677663273" calcext:value-type="float">
            <text:p>0,013706467766327</text:p>
          </table:table-cell>
          <table:table-cell office:value-type="float" office:value="0.00777578860728835" calcext:value-type="float">
            <text:p>0,007775788607288</text:p>
          </table:table-cell>
          <table:table-cell office:value-type="float" office:value="1180446487" calcext:value-type="float">
            <text:p>1180446487</text:p>
          </table:table-cell>
          <table:table-cell office:value-type="float" office:value="0.00018786725862937" calcext:value-type="float">
            <text:p>0,000187867258629</text:p>
          </table:table-cell>
          <table:table-cell office:value-type="float" office:value="0.997879401621956" calcext:value-type="float">
            <text:p>0,997879401621956</text:p>
          </table:table-cell>
          <table:table-cell office:value-type="float" office:value="0.43921568627451" calcext:value-type="float">
            <text:p>0,43921568627451</text:p>
          </table:table-cell>
          <table:table-cell office:value-type="float" office:value="37.2614890183452" calcext:value-type="float">
            <text:p>37,2614890183452</text:p>
          </table:table-cell>
          <table:table-cell office:value-type="float" office:value="2.65005859375" calcext:value-type="float">
            <text:p>2,65005859375</text:p>
          </table:table-cell>
          <table:table-cell office:value-type="float" office:value="0.0137064677663273" calcext:value-type="float">
            <text:p>0,013706467766327</text:p>
          </table:table-cell>
        </table:table-row>
        <table:table-row table:style-name="ro2">
          <table:table-cell office:value-type="string" calcext:value-type="string">
            <text:p>Images_HDR/AtriumNight_oA9D.hdr_0760x1016.hdrXYZ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2895600" calcext:value-type="float">
            <text:p>2895600</text:p>
          </table:table-cell>
          <table:table-cell office:value-type="float" office:value="0.937476932162102" calcext:value-type="float">
            <text:p>0,937476932162102</text:p>
          </table:table-cell>
          <table:table-cell office:value-type="float" office:value="772158" calcext:value-type="float">
            <text:p>772158</text:p>
          </table:table-cell>
          <table:table-cell office:value-type="float" office:value="0.0134209289421355" calcext:value-type="float">
            <text:p>0,013420928942136</text:p>
          </table:table-cell>
          <table:table-cell office:value-type="float" office:value="0.00747605220589036" calcext:value-type="float">
            <text:p>0,00747605220589</text:p>
          </table:table-cell>
          <table:table-cell office:value-type="float" office:value="1134943349" calcext:value-type="float">
            <text:p>1134943349</text:p>
          </table:table-cell>
          <table:table-cell office:value-type="float" office:value="0.000180121333669851" calcext:value-type="float">
            <text:p>0,00018012133367</text:p>
          </table:table-cell>
          <table:table-cell office:value-type="float" office:value="0.99800366241884" calcext:value-type="float">
            <text:p>0,99800366241884</text:p>
          </table:table-cell>
          <table:table-cell office:value-type="float" office:value="0.439887083237964" calcext:value-type="float">
            <text:p>0,439887083237964</text:p>
          </table:table-cell>
          <table:table-cell office:value-type="float" office:value="37.4443484605669" calcext:value-type="float">
            <text:p>37,4443484605669</text:p>
          </table:table-cell>
          <table:table-cell office:value-type="float" office:value="0.310273017517662" calcext:value-type="float">
            <text:p>0,310273017517662</text:p>
          </table:table-cell>
          <table:table-cell office:value-type="float" office:value="0.0134209289421355" calcext:value-type="float">
            <text:p>0,013420928942136</text:p>
          </table:table-cell>
        </table:table-row>
        <table:table-row table:style-name="ro2">
          <table:table-cell office:value-type="string" calcext:value-type="string">
            <text:p>Images_HDR/AtriumNight_oA9D.hdr_0760x1016.hdrYC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1158240" calcext:value-type="float">
            <text:p>1158240</text:p>
          </table:table-cell>
          <table:table-cell office:value-type="float" office:value="0.374990772864841" calcext:value-type="float">
            <text:p>0,374990772864841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412899985130653" calcext:value-type="float">
            <text:p>0,412899985130653</text:p>
          </table:table-cell>
          <table:table-cell office:value-type="float" office:value="0.380478012225572" calcext:value-type="float">
            <text:p>0,380478012225572</text:p>
          </table:table-cell>
          <table:table-cell office:value-type="float" office:value="57760563667" calcext:value-type="float">
            <text:p>57760563667</text:p>
          </table:table-cell>
          <table:table-cell office:value-type="float" office:value="0.170486397720893" calcext:value-type="float">
            <text:p>0,170486397720893</text:p>
          </table:table-cell>
          <table:table-cell office:value-type="float" office:value="0.460816232224354" calcext:value-type="float">
            <text:p>0,460816232224354</text:p>
          </table:table-cell>
          <table:table-cell office:value-type="float" office:value="0.987304493781949" calcext:value-type="float">
            <text:p>0,987304493781949</text:p>
          </table:table-cell>
          <table:table-cell office:value-type="float" office:value="7.68310265530206" calcext:value-type="float">
            <text:p>7,68310265530206</text:p>
          </table:table-cell>
          <table:table-cell office:value-type="float" office:value="61.411290164805" calcext:value-type="float">
            <text:p>61,411290164805</text:p>
          </table:table-cell>
          <table:table-cell office:value-type="float" office:value="0.412899985130653" calcext:value-type="float">
            <text:p>0,412899985130653</text:p>
          </table:table-cell>
        </table:table-row>
        <table:table-row table:style-name="ro2">
          <table:table-cell office:value-type="string" calcext:value-type="string">
            <text:p>Images_HDR/AtriumNight_oA9D.hdr_0760x1016.hdrYCC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1737360" calcext:value-type="float">
            <text:p>1737360</text:p>
          </table:table-cell>
          <table:table-cell office:value-type="float" office:value="0.562486159297261" calcext:value-type="float">
            <text:p>0,562486159297261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421140176742804" calcext:value-type="float">
            <text:p>0,421140176742804</text:p>
          </table:table-cell>
          <table:table-cell office:value-type="float" office:value="0.39730411766835" calcext:value-type="float">
            <text:p>0,39730411766835</text:p>
          </table:table-cell>
          <table:table-cell office:value-type="float" office:value="60314943430" calcext:value-type="float">
            <text:p>60314943430</text:p>
          </table:table-cell>
          <table:table-cell office:value-type="float" office:value="0.17735904846696" calcext:value-type="float">
            <text:p>0,17735904846696</text:p>
          </table:table-cell>
          <table:table-cell office:value-type="float" office:value="0.524154389321555" calcext:value-type="float">
            <text:p>0,524154389321555</text:p>
          </table:table-cell>
          <table:table-cell office:value-type="float" office:value="0.807934691386282" calcext:value-type="float">
            <text:p>0,807934691386282</text:p>
          </table:table-cell>
          <table:table-cell office:value-type="float" office:value="7.51146649881486" calcext:value-type="float">
            <text:p>7,51146649881486</text:p>
          </table:table-cell>
          <table:table-cell office:value-type="float" office:value="23.047970846232" calcext:value-type="float">
            <text:p>23,047970846232</text:p>
          </table:table-cell>
          <table:table-cell office:value-type="float" office:value="0.421140176742804" calcext:value-type="float">
            <text:p>0,421140176742804</text:p>
          </table:table-cell>
        </table:table-row>
        <table:table-row table:style-name="ro2">
          <table:table-cell office:value-type="string" calcext:value-type="string">
            <text:p>Images_HDR/AtriumNight_oA9D.hdr_0760x1016.hdrYCC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2316480" calcext:value-type="float">
            <text:p>2316480</text:p>
          </table:table-cell>
          <table:table-cell office:value-type="float" office:value="0.749981545729682" calcext:value-type="float">
            <text:p>0,749981545729682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417550439079006" calcext:value-type="float">
            <text:p>0,417550439079006</text:p>
          </table:table-cell>
          <table:table-cell office:value-type="float" office:value="0.395231193350368" calcext:value-type="float">
            <text:p>0,395231193350368</text:p>
          </table:table-cell>
          <table:table-cell office:value-type="float" office:value="60000251718" calcext:value-type="float">
            <text:p>60000251718</text:p>
          </table:table-cell>
          <table:table-cell office:value-type="float" office:value="0.174348369175071" calcext:value-type="float">
            <text:p>0,174348369175071</text:p>
          </table:table-cell>
          <table:table-cell office:value-type="float" office:value="0.539274104805106" calcext:value-type="float">
            <text:p>0,539274104805106</text:p>
          </table:table-cell>
          <table:table-cell office:value-type="float" office:value="0.847058823529412" calcext:value-type="float">
            <text:p>0,847058823529412</text:p>
          </table:table-cell>
          <table:table-cell office:value-type="float" office:value="7.58582110585568" calcext:value-type="float">
            <text:p>7,58582110585568</text:p>
          </table:table-cell>
          <table:table-cell office:value-type="float" office:value="17.5004992255874" calcext:value-type="float">
            <text:p>17,5004992255874</text:p>
          </table:table-cell>
          <table:table-cell office:value-type="float" office:value="0.417550439079006" calcext:value-type="float">
            <text:p>0,417550439079006</text:p>
          </table:table-cell>
        </table:table-row>
        <table:table-row table:style-name="ro2">
          <table:table-cell office:value-type="string" calcext:value-type="string">
            <text:p>Images_HDR/AtriumNight_oA9D.hdr_0760x1016.hdrYCC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2895600" calcext:value-type="float">
            <text:p>2895600</text:p>
          </table:table-cell>
          <table:table-cell office:value-type="float" office:value="0.937476932162102" calcext:value-type="float">
            <text:p>0,937476932162102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417906770168258" calcext:value-type="float">
            <text:p>0,417906770168258</text:p>
          </table:table-cell>
          <table:table-cell office:value-type="float" office:value="0.39561763271726" calcext:value-type="float">
            <text:p>0,39561763271726</text:p>
          </table:table-cell>
          <table:table-cell office:value-type="float" office:value="60058917278" calcext:value-type="float">
            <text:p>60058917278</text:p>
          </table:table-cell>
          <table:table-cell office:value-type="float" office:value="0.174646068552465" calcext:value-type="float">
            <text:p>0,174646068552465</text:p>
          </table:table-cell>
          <table:table-cell office:value-type="float" office:value="0.54511898822052" calcext:value-type="float">
            <text:p>0,54511898822052</text:p>
          </table:table-cell>
          <table:table-cell office:value-type="float" office:value="0.853376058594644" calcext:value-type="float">
            <text:p>0,853376058594644</text:p>
          </table:table-cell>
          <table:table-cell office:value-type="float" office:value="7.57841186294229" calcext:value-type="float">
            <text:p>7,57841186294229</text:p>
          </table:table-cell>
          <table:table-cell office:value-type="float" office:value="17.0381850031253" calcext:value-type="float">
            <text:p>17,0381850031253</text:p>
          </table:table-cell>
          <table:table-cell office:value-type="float" office:value="0.417906770168258" calcext:value-type="float">
            <text:p>0,417906770168258</text:p>
          </table:table-cell>
        </table:table-row>
        <table:table-row table:style-name="ro2">
          <table:table-cell office:value-type="string" calcext:value-type="string">
            <text:p>Images_HDR/AtriumNight_oA9D.hdr_0760x1016.hdrYPbP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1158240" calcext:value-type="float">
            <text:p>1158240</text:p>
          </table:table-cell>
          <table:table-cell office:value-type="float" office:value="0.374990772864841" calcext:value-type="float">
            <text:p>0,374990772864841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4911388825092" calcext:value-type="float">
            <text:p>0,34911388825092</text:p>
          </table:table-cell>
          <table:table-cell office:value-type="float" office:value="0.32388540537529" calcext:value-type="float">
            <text:p>0,32388540537529</text:p>
          </table:table-cell>
          <table:table-cell office:value-type="float" office:value="49169210774" calcext:value-type="float">
            <text:p>49169210774</text:p>
          </table:table-cell>
          <table:table-cell office:value-type="float" office:value="0.121880506969676" calcext:value-type="float">
            <text:p>0,121880506969676</text:p>
          </table:table-cell>
          <table:table-cell office:value-type="float" office:value="0.462543751812748" calcext:value-type="float">
            <text:p>0,462543751812748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9.14065747970247" calcext:value-type="float">
            <text:p>9,14065747970247</text:p>
          </table:table-cell>
          <table:table-cell office:value-type="float" office:value="92.1002065581064" calcext:value-type="float">
            <text:p>92,1002065581064</text:p>
          </table:table-cell>
          <table:table-cell office:value-type="float" office:value="0.34911388825092" calcext:value-type="float">
            <text:p>0,34911388825092</text:p>
          </table:table-cell>
        </table:table-row>
        <table:table-row table:style-name="ro2">
          <table:table-cell office:value-type="string" calcext:value-type="string">
            <text:p>Images_HDR/AtriumNight_oA9D.hdr_0760x1016.hdrYPbPr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1737360" calcext:value-type="float">
            <text:p>1737360</text:p>
          </table:table-cell>
          <table:table-cell office:value-type="float" office:value="0.562486159297261" calcext:value-type="float">
            <text:p>0,562486159297261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69690845830351" calcext:value-type="float">
            <text:p>0,369690845830351</text:p>
          </table:table-cell>
          <table:table-cell office:value-type="float" office:value="0.351707937720426" calcext:value-type="float">
            <text:p>0,351707937720426</text:p>
          </table:table-cell>
          <table:table-cell office:value-type="float" office:value="53392963788" calcext:value-type="float">
            <text:p>53392963788</text:p>
          </table:table-cell>
          <table:table-cell office:value-type="float" office:value="0.136671321490761" calcext:value-type="float">
            <text:p>0,136671321490761</text:p>
          </table:table-cell>
          <table:table-cell office:value-type="float" office:value="0.524279304919813" calcext:value-type="float">
            <text:p>0,524279304919813</text:p>
          </table:table-cell>
          <table:table-cell office:value-type="float" office:value="0.825391012436103" calcext:value-type="float">
            <text:p>0,825391012436103</text:p>
          </table:table-cell>
          <table:table-cell office:value-type="float" office:value="8.64322606317058" calcext:value-type="float">
            <text:p>8,64322606317058</text:p>
          </table:table-cell>
          <table:table-cell office:value-type="float" office:value="35.2733741584401" calcext:value-type="float">
            <text:p>35,2733741584401</text:p>
          </table:table-cell>
          <table:table-cell office:value-type="float" office:value="0.369690845830351" calcext:value-type="float">
            <text:p>0,369690845830351</text:p>
          </table:table-cell>
        </table:table-row>
        <table:table-row table:style-name="ro2">
          <table:table-cell office:value-type="string" calcext:value-type="string">
            <text:p>Images_HDR/AtriumNight_oA9D.hdr_0760x1016.hdrYPbPr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2316480" calcext:value-type="float">
            <text:p>2316480</text:p>
          </table:table-cell>
          <table:table-cell office:value-type="float" office:value="0.749981545729682" calcext:value-type="float">
            <text:p>0,749981545729682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64184541546949" calcext:value-type="float">
            <text:p>0,364184541546949</text:p>
          </table:table-cell>
          <table:table-cell office:value-type="float" office:value="0.347760559471334" calcext:value-type="float">
            <text:p>0,347760559471334</text:p>
          </table:table-cell>
          <table:table-cell office:value-type="float" office:value="52793710256" calcext:value-type="float">
            <text:p>52793710256</text:p>
          </table:table-cell>
          <table:table-cell office:value-type="float" office:value="0.132630380301762" calcext:value-type="float">
            <text:p>0,132630380301762</text:p>
          </table:table-cell>
          <table:table-cell office:value-type="float" office:value="0.533134770976843" calcext:value-type="float">
            <text:p>0,533134770976843</text:p>
          </table:table-cell>
          <table:table-cell office:value-type="float" office:value="0.874509803921569" calcext:value-type="float">
            <text:p>0,874509803921569</text:p>
          </table:table-cell>
          <table:table-cell office:value-type="float" office:value="8.77356985085165" calcext:value-type="float">
            <text:p>8,77356985085165</text:p>
          </table:table-cell>
          <table:table-cell office:value-type="float" office:value="14.3089022119664" calcext:value-type="float">
            <text:p>14,3089022119664</text:p>
          </table:table-cell>
          <table:table-cell office:value-type="float" office:value="0.364184541546949" calcext:value-type="float">
            <text:p>0,364184541546949</text:p>
          </table:table-cell>
        </table:table-row>
        <table:table-row table:style-name="ro2">
          <table:table-cell office:value-type="string" calcext:value-type="string">
            <text:p>Images_HDR/AtriumNight_oA9D.hdr_0760x1016.hdrYPbPr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2895600" calcext:value-type="float">
            <text:p>2895600</text:p>
          </table:table-cell>
          <table:table-cell office:value-type="float" office:value="0.937476932162102" calcext:value-type="float">
            <text:p>0,937476932162102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64823681120339" calcext:value-type="float">
            <text:p>0,364823681120339</text:p>
          </table:table-cell>
          <table:table-cell office:value-type="float" office:value="0.348448846951034" calcext:value-type="float">
            <text:p>0,348448846951034</text:p>
          </table:table-cell>
          <table:table-cell office:value-type="float" office:value="52898199534" calcext:value-type="float">
            <text:p>52898199534</text:p>
          </table:table-cell>
          <table:table-cell office:value-type="float" office:value="0.133096318306195" calcext:value-type="float">
            <text:p>0,133096318306195</text:p>
          </table:table-cell>
          <table:table-cell office:value-type="float" office:value="0.537871122700082" calcext:value-type="float">
            <text:p>0,537871122700082</text:p>
          </table:table-cell>
          <table:table-cell office:value-type="float" office:value="0.879758907454032" calcext:value-type="float">
            <text:p>0,879758907454032</text:p>
          </table:table-cell>
          <table:table-cell office:value-type="float" office:value="8.75833957759121" calcext:value-type="float">
            <text:p>8,75833957759121</text:p>
          </table:table-cell>
          <table:table-cell office:value-type="float" office:value="14.0461641335113" calcext:value-type="float">
            <text:p>14,0461641335113</text:p>
          </table:table-cell>
          <table:table-cell office:value-type="float" office:value="0.364823681120339" calcext:value-type="float">
            <text:p>0,364823681120339</text:p>
          </table:table-cell>
        </table:table-row>
        <table:table-row table:style-name="ro2">
          <table:table-cell office:value-type="string" calcext:value-type="string">
            <text:p>Images_HDR/AtriumNight_oA9D.hdr_0760x1016.hdrYU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1158240" calcext:value-type="float">
            <text:p>1158240</text:p>
          </table:table-cell>
          <table:table-cell office:value-type="float" office:value="0.374990772864841" calcext:value-type="float">
            <text:p>0,374990772864841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49623178884874" calcext:value-type="float">
            <text:p>0,349623178884874</text:p>
          </table:table-cell>
          <table:table-cell office:value-type="float" office:value="0.322659335937392" calcext:value-type="float">
            <text:p>0,322659335937392</text:p>
          </table:table-cell>
          <table:table-cell office:value-type="float" office:value="48983080539" calcext:value-type="float">
            <text:p>48983080539</text:p>
          </table:table-cell>
          <table:table-cell office:value-type="float" office:value="0.122236367213565" calcext:value-type="float">
            <text:p>0,122236367213565</text:p>
          </table:table-cell>
          <table:table-cell office:value-type="float" office:value="0.461952227237392" calcext:value-type="float">
            <text:p>0,461952227237392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9.12799565530056" calcext:value-type="float">
            <text:p>9,12799565530056</text:p>
          </table:table-cell>
          <table:table-cell office:value-type="float" office:value="113.87943695401" calcext:value-type="float">
            <text:p>113,87943695401</text:p>
          </table:table-cell>
          <table:table-cell office:value-type="float" office:value="0.349623178884874" calcext:value-type="float">
            <text:p>0,349623178884874</text:p>
          </table:table-cell>
        </table:table-row>
        <table:table-row table:style-name="ro2">
          <table:table-cell office:value-type="string" calcext:value-type="string">
            <text:p>Images_HDR/AtriumNight_oA9D.hdr_0760x1016.hdrYUV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1737360" calcext:value-type="float">
            <text:p>1737360</text:p>
          </table:table-cell>
          <table:table-cell office:value-type="float" office:value="0.562486159297261" calcext:value-type="float">
            <text:p>0,562486159297261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71172672877501" calcext:value-type="float">
            <text:p>0,371172672877501</text:p>
          </table:table-cell>
          <table:table-cell office:value-type="float" office:value="0.352912975005432" calcext:value-type="float">
            <text:p>0,352912975005432</text:p>
          </table:table-cell>
          <table:table-cell office:value-type="float" office:value="53575901121" calcext:value-type="float">
            <text:p>53575901121</text:p>
          </table:table-cell>
          <table:table-cell office:value-type="float" office:value="0.137769153091028" calcext:value-type="float">
            <text:p>0,137769153091028</text:p>
          </table:table-cell>
          <table:table-cell office:value-type="float" office:value="0.521062791000655" calcext:value-type="float">
            <text:p>0,521062791000655</text:p>
          </table:table-cell>
          <table:table-cell office:value-type="float" office:value="0.77778286411841" calcext:value-type="float">
            <text:p>0,77778286411841</text:p>
          </table:table-cell>
          <table:table-cell office:value-type="float" office:value="8.60848011325429" calcext:value-type="float">
            <text:p>8,60848011325429</text:p>
          </table:table-cell>
          <table:table-cell office:value-type="float" office:value="32.4746076823493" calcext:value-type="float">
            <text:p>32,4746076823493</text:p>
          </table:table-cell>
          <table:table-cell office:value-type="float" office:value="0.371172672877501" calcext:value-type="float">
            <text:p>0,371172672877501</text:p>
          </table:table-cell>
        </table:table-row>
        <table:table-row table:style-name="ro2">
          <table:table-cell office:value-type="string" calcext:value-type="string">
            <text:p>Images_HDR/AtriumNight_oA9D.hdr_0760x1016.hdrYUV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2316480" calcext:value-type="float">
            <text:p>2316480</text:p>
          </table:table-cell>
          <table:table-cell office:value-type="float" office:value="0.749981545729682" calcext:value-type="float">
            <text:p>0,749981545729682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65380479080926" calcext:value-type="float">
            <text:p>0,365380479080926</text:p>
          </table:table-cell>
          <table:table-cell office:value-type="float" office:value="0.348922462300717" calcext:value-type="float">
            <text:p>0,348922462300717</text:p>
          </table:table-cell>
          <table:table-cell office:value-type="float" office:value="52970099325" calcext:value-type="float">
            <text:p>52970099325</text:p>
          </table:table-cell>
          <table:table-cell office:value-type="float" office:value="0.133502894493407" calcext:value-type="float">
            <text:p>0,133502894493407</text:p>
          </table:table-cell>
          <table:table-cell office:value-type="float" office:value="0.532654101730482" calcext:value-type="float">
            <text:p>0,532654101730482</text:p>
          </table:table-cell>
          <table:table-cell office:value-type="float" office:value="0.827450980392157" calcext:value-type="float">
            <text:p>0,827450980392157</text:p>
          </table:table-cell>
          <table:table-cell office:value-type="float" office:value="8.74509318202873" calcext:value-type="float">
            <text:p>8,74509318202873</text:p>
          </table:table-cell>
          <table:table-cell office:value-type="float" office:value="14.7367078536977" calcext:value-type="float">
            <text:p>14,7367078536977</text:p>
          </table:table-cell>
          <table:table-cell office:value-type="float" office:value="0.365380479080926" calcext:value-type="float">
            <text:p>0,365380479080926</text:p>
          </table:table-cell>
        </table:table-row>
        <table:table-row table:style-name="ro2">
          <table:table-cell office:value-type="string" calcext:value-type="string">
            <text:p>Images_HDR/AtriumNight_oA9D.hdr_0760x1016.hdrYUV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2895600" calcext:value-type="float">
            <text:p>2895600</text:p>
          </table:table-cell>
          <table:table-cell office:value-type="float" office:value="0.937476932162102" calcext:value-type="float">
            <text:p>0,937476932162102</text:p>
          </table:table-cell>
          <table:table-cell office:value-type="float" office:value="772160" calcext:value-type="float">
            <text:p>772160</text:p>
          </table:table-cell>
          <table:table-cell office:value-type="float" office:value="0.366086844526397" calcext:value-type="float">
            <text:p>0,366086844526397</text:p>
          </table:table-cell>
          <table:table-cell office:value-type="float" office:value="0.349701584765309" calcext:value-type="float">
            <text:p>0,349701584765309</text:p>
          </table:table-cell>
          <table:table-cell office:value-type="float" office:value="53088378309" calcext:value-type="float">
            <text:p>53088378309</text:p>
          </table:table-cell>
          <table:table-cell office:value-type="float" office:value="0.134019577735294" calcext:value-type="float">
            <text:p>0,134019577735294</text:p>
          </table:table-cell>
          <table:table-cell office:value-type="float" office:value="0.537849076250199" calcext:value-type="float">
            <text:p>0,537849076250199</text:p>
          </table:table-cell>
          <table:table-cell office:value-type="float" office:value="0.830884260318914" calcext:value-type="float">
            <text:p>0,830884260318914</text:p>
          </table:table-cell>
          <table:table-cell office:value-type="float" office:value="8.72831754759458" calcext:value-type="float">
            <text:p>8,72831754759458</text:p>
          </table:table-cell>
          <table:table-cell office:value-type="float" office:value="13.626484199007" calcext:value-type="float">
            <text:p>13,626484199007</text:p>
          </table:table-cell>
          <table:table-cell office:value-type="float" office:value="0.366086844526397" calcext:value-type="float">
            <text:p>0,366086844526397</text:p>
          </table:table-cell>
        </table:table-row>
        <table:table-row table:style-name="ro2">
          <table:table-cell office:value-type="string" calcext:value-type="string">
            <text:p>Images_HDR/bigFogMap_oDAA.hdr_0751x1080.h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GB(A)</text:p>
          </table:table-cell>
          <table:table-cell office:value-type="float" office:value="3244396" calcext:value-type="float">
            <text:p>324439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mages_HDR/bigFogMap_oDAA.hdr_0751x1080.hdrCMYK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1622160" calcext:value-type="float">
            <text:p>1622160</text:p>
          </table:table-cell>
          <table:table-cell office:value-type="float" office:value="0.499988287496348" calcext:value-type="float">
            <text:p>0,499988287496348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193949839460012" calcext:value-type="float">
            <text:p>0,193949839460012</text:p>
          </table:table-cell>
          <table:table-cell office:value-type="float" office:value="0.120377498697288" calcext:value-type="float">
            <text:p>0,120377498697288</text:p>
          </table:table-cell>
          <table:table-cell office:value-type="float" office:value="25594243800" calcext:value-type="float">
            <text:p>25594243800</text:p>
          </table:table-cell>
          <table:table-cell office:value-type="float" office:value="0.0376165402265644" calcext:value-type="float">
            <text:p>0,037616540226564</text:p>
          </table:table-cell>
          <table:table-cell office:value-type="float" office:value="0.381121496291213" calcext:value-type="float">
            <text:p>0,381121496291213</text:p>
          </table:table-cell>
          <table:table-cell office:value-type="float" office:value="1" calcext:value-type="float">
            <text:p>1</text:p>
          </table:table-cell>
          <table:table-cell office:value-type="float" office:value="14.2462115109315" calcext:value-type="float">
            <text:p>14,2462115109315</text:p>
          </table:table-cell>
          <table:table-cell office:value-type="float" office:value="0.29983826359026" calcext:value-type="float">
            <text:p>0,29983826359026</text:p>
          </table:table-cell>
          <table:table-cell office:value-type="float" office:value="0.193949839460012" calcext:value-type="float">
            <text:p>0,193949839460012</text:p>
          </table:table-cell>
        </table:table-row>
        <table:table-row table:style-name="ro2">
          <table:table-cell office:value-type="string" calcext:value-type="string">
            <text:p>Images_HDR/bigFogMap_oDAA.hdr_0751x1080.hdrCMYK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2433240" calcext:value-type="float">
            <text:p>2433240</text:p>
          </table:table-cell>
          <table:table-cell office:value-type="float" office:value="0.749982431244521" calcext:value-type="float">
            <text:p>0,74998243124452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193568706810681" calcext:value-type="float">
            <text:p>0,193568706810681</text:p>
          </table:table-cell>
          <table:table-cell office:value-type="float" office:value="0.120330760746676" calcext:value-type="float">
            <text:p>0,120330760746676</text:p>
          </table:table-cell>
          <table:table-cell office:value-type="float" office:value="25584306540" calcext:value-type="float">
            <text:p>25584306540</text:p>
          </table:table-cell>
          <table:table-cell office:value-type="float" office:value="0.0374688442563593" calcext:value-type="float">
            <text:p>0,037468844256359</text:p>
          </table:table-cell>
          <table:table-cell office:value-type="float" office:value="0.399868684226485" calcext:value-type="float">
            <text:p>0,399868684226485</text:p>
          </table:table-cell>
          <table:table-cell office:value-type="float" office:value="1" calcext:value-type="float">
            <text:p>1</text:p>
          </table:table-cell>
          <table:table-cell office:value-type="float" office:value="14.2632970271156" calcext:value-type="float">
            <text:p>14,2632970271156</text:p>
          </table:table-cell>
          <table:table-cell office:value-type="float" office:value="0.0100944137573242" calcext:value-type="float">
            <text:p>0,010094413757324</text:p>
          </table:table-cell>
          <table:table-cell office:value-type="float" office:value="0.193568706810681" calcext:value-type="float">
            <text:p>0,193568706810681</text:p>
          </table:table-cell>
        </table:table-row>
        <table:table-row table:style-name="ro2">
          <table:table-cell office:value-type="string" calcext:value-type="string">
            <text:p>Images_HDR/bigFogMap_oDAA.hdr_0751x1080.hdrCMYK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3244320" calcext:value-type="float">
            <text:p>3244320</text:p>
          </table:table-cell>
          <table:table-cell office:value-type="float" office:value="0.999976574992695" calcext:value-type="float">
            <text:p>0,999976574992695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193545174072485" calcext:value-type="float">
            <text:p>0,193545174072485</text:p>
          </table:table-cell>
          <table:table-cell office:value-type="float" office:value="0.12031956429732" calcext:value-type="float">
            <text:p>0,12031956429732</text:p>
          </table:table-cell>
          <table:table-cell office:value-type="float" office:value="25581925990" calcext:value-type="float">
            <text:p>25581925990</text:p>
          </table:table-cell>
          <table:table-cell office:value-type="float" office:value="0.0374597344067485" calcext:value-type="float">
            <text:p>0,037459734406749</text:p>
          </table:table-cell>
          <table:table-cell office:value-type="float" office:value="0.401264342698146" calcext:value-type="float">
            <text:p>0,401264342698146</text:p>
          </table:table-cell>
          <table:table-cell office:value-type="float" office:value="1" calcext:value-type="float">
            <text:p>1</text:p>
          </table:table-cell>
          <table:table-cell office:value-type="float" office:value="14.2643530614104" calcext:value-type="float">
            <text:p>14,2643530614104</text:p>
          </table:table-cell>
          <table:table-cell office:value-type="float" office:value="0.0097263969964378" calcext:value-type="float">
            <text:p>0,009726396996438</text:p>
          </table:table-cell>
          <table:table-cell office:value-type="float" office:value="0.193545174072485" calcext:value-type="float">
            <text:p>0,193545174072485</text:p>
          </table:table-cell>
        </table:table-row>
        <table:table-row table:style-name="ro2">
          <table:table-cell office:value-type="string" calcext:value-type="string">
            <text:p>Images_HDR/bigFogMap_oDAA.hdr_0751x1080.hdrCMYK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4055400" calcext:value-type="float">
            <text:p>4055400</text:p>
          </table:table-cell>
          <table:table-cell office:value-type="float" office:value="1.24997071874087" calcext:value-type="float">
            <text:p>1,24997071874087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193543876787376" calcext:value-type="float">
            <text:p>0,193543876787376</text:p>
          </table:table-cell>
          <table:table-cell office:value-type="float" office:value="0.120317466205326" calcext:value-type="float">
            <text:p>0,120317466205326</text:p>
          </table:table-cell>
          <table:table-cell office:value-type="float" office:value="25581479901" calcext:value-type="float">
            <text:p>25581479901</text:p>
          </table:table-cell>
          <table:table-cell office:value-type="float" office:value="0.0374592322418868" calcext:value-type="float">
            <text:p>0,037459232241887</text:p>
          </table:table-cell>
          <table:table-cell office:value-type="float" office:value="0.401308824469594" calcext:value-type="float">
            <text:p>0,401308824469594</text:p>
          </table:table-cell>
          <table:table-cell office:value-type="float" office:value="1" calcext:value-type="float">
            <text:p>1</text:p>
          </table:table-cell>
          <table:table-cell office:value-type="float" office:value="14.264411280961" calcext:value-type="float">
            <text:p>14,264411280961</text:p>
          </table:table-cell>
          <table:table-cell office:value-type="float" office:value="0.0096341803567338" calcext:value-type="float">
            <text:p>0,009634180356734</text:p>
          </table:table-cell>
          <table:table-cell office:value-type="float" office:value="0.193543876787376" calcext:value-type="float">
            <text:p>0,193543876787376</text:p>
          </table:table-cell>
        </table:table-row>
        <table:table-row table:style-name="ro2">
          <table:table-cell office:value-type="string" calcext:value-type="string">
            <text:p>Images_HDR/bigFogMap_oDAA.hdr_0751x1080.hdrYCbC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r</text:p>
          </table:table-cell>
          <table:table-cell office:value-type="float" office:value="1216620" calcext:value-type="float">
            <text:p>1216620</text:p>
          </table:table-cell>
          <table:table-cell office:value-type="float" office:value="0.374991215622261" calcext:value-type="float">
            <text:p>0,37499121562226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6975318845782" calcext:value-type="float">
            <text:p>0,36975318845782</text:p>
          </table:table-cell>
          <table:table-cell office:value-type="float" office:value="0.340718977294553" calcext:value-type="float">
            <text:p>0,340718977294553</text:p>
          </table:table-cell>
          <table:table-cell office:value-type="float" office:value="54331860189" calcext:value-type="float">
            <text:p>54331860189</text:p>
          </table:table-cell>
          <table:table-cell office:value-type="float" office:value="0.136717420374724" calcext:value-type="float">
            <text:p>0,136717420374724</text:p>
          </table:table-cell>
          <table:table-cell office:value-type="float" office:value="0.567195036571047" calcext:value-type="float">
            <text:p>0,567195036571047</text:p>
          </table:table-cell>
          <table:table-cell office:value-type="float" office:value="0.733333333333333" calcext:value-type="float">
            <text:p>0,733333333333333</text:p>
          </table:table-cell>
          <table:table-cell office:value-type="float" office:value="8.641761446085" calcext:value-type="float">
            <text:p>8,641761446085</text:p>
          </table:table-cell>
          <table:table-cell office:value-type="float" office:value="47.4121743024521" calcext:value-type="float">
            <text:p>47,4121743024521</text:p>
          </table:table-cell>
          <table:table-cell office:value-type="float" office:value="0.36975318845782" calcext:value-type="float">
            <text:p>0,36975318845782</text:p>
          </table:table-cell>
        </table:table-row>
        <table:table-row table:style-name="ro2">
          <table:table-cell office:value-type="string" calcext:value-type="string">
            <text:p>Images_HDR/bigFogMap_oDAA.hdr_0751x1080.hdrYCbCr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r</text:p>
          </table:table-cell>
          <table:table-cell office:value-type="float" office:value="1824930" calcext:value-type="float">
            <text:p>1824930</text:p>
          </table:table-cell>
          <table:table-cell office:value-type="float" office:value="0.562486823433391" calcext:value-type="float">
            <text:p>0,56248682343339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62840898306042" calcext:value-type="float">
            <text:p>0,362840898306042</text:p>
          </table:table-cell>
          <table:table-cell office:value-type="float" office:value="0.332906852682851" calcext:value-type="float">
            <text:p>0,332906852682851</text:p>
          </table:table-cell>
          <table:table-cell office:value-type="float" office:value="53086120179" calcext:value-type="float">
            <text:p>53086120179</text:p>
          </table:table-cell>
          <table:table-cell office:value-type="float" office:value="0.131653517483535" calcext:value-type="float">
            <text:p>0,131653517483535</text:p>
          </table:table-cell>
          <table:table-cell office:value-type="float" office:value="0.629063153381411" calcext:value-type="float">
            <text:p>0,629063153381411</text:p>
          </table:table-cell>
          <table:table-cell office:value-type="float" office:value="0.73015945677882" calcext:value-type="float">
            <text:p>0,73015945677882</text:p>
          </table:table-cell>
          <table:table-cell office:value-type="float" office:value="8.8056753303887" calcext:value-type="float">
            <text:p>8,8056753303887</text:p>
          </table:table-cell>
          <table:table-cell office:value-type="float" office:value="0.0789197266342283" calcext:value-type="float">
            <text:p>0,078919726634228</text:p>
          </table:table-cell>
          <table:table-cell office:value-type="float" office:value="0.362840898306042" calcext:value-type="float">
            <text:p>0,362840898306042</text:p>
          </table:table-cell>
        </table:table-row>
        <table:table-row table:style-name="ro2">
          <table:table-cell office:value-type="string" calcext:value-type="string">
            <text:p>Images_HDR/bigFogMap_oDAA.hdr_0751x1080.hdrYCbCr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r</text:p>
          </table:table-cell>
          <table:table-cell office:value-type="float" office:value="2433240" calcext:value-type="float">
            <text:p>2433240</text:p>
          </table:table-cell>
          <table:table-cell office:value-type="float" office:value="0.749982431244521" calcext:value-type="float">
            <text:p>0,74998243124452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6294324025258" calcext:value-type="float">
            <text:p>0,36294324025258</text:p>
          </table:table-cell>
          <table:table-cell office:value-type="float" office:value="0.332927558136572" calcext:value-type="float">
            <text:p>0,332927558136572</text:p>
          </table:table-cell>
          <table:table-cell office:value-type="float" office:value="53089421920" calcext:value-type="float">
            <text:p>53089421920</text:p>
          </table:table-cell>
          <table:table-cell office:value-type="float" office:value="0.131727795645042" calcext:value-type="float">
            <text:p>0,131727795645042</text:p>
          </table:table-cell>
          <table:table-cell office:value-type="float" office:value="0.633591052050161" calcext:value-type="float">
            <text:p>0,633591052050161</text:p>
          </table:table-cell>
          <table:table-cell office:value-type="float" office:value="0.72156862745098" calcext:value-type="float">
            <text:p>0,72156862745098</text:p>
          </table:table-cell>
          <table:table-cell office:value-type="float" office:value="8.80322575671619" calcext:value-type="float">
            <text:p>8,80322575671619</text:p>
          </table:table-cell>
          <table:table-cell office:value-type="float" office:value="0.032144097087627" calcext:value-type="float">
            <text:p>0,032144097087627</text:p>
          </table:table-cell>
          <table:table-cell office:value-type="float" office:value="0.36294324025258" calcext:value-type="float">
            <text:p>0,36294324025258</text:p>
          </table:table-cell>
        </table:table-row>
        <table:table-row table:style-name="ro2">
          <table:table-cell office:value-type="string" calcext:value-type="string">
            <text:p>Images_HDR/bigFogMap_oDAA.hdr_0751x1080.hdrYCbCr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r</text:p>
          </table:table-cell>
          <table:table-cell office:value-type="float" office:value="3041550" calcext:value-type="float">
            <text:p>3041550</text:p>
          </table:table-cell>
          <table:table-cell office:value-type="float" office:value="0.937478039055652" calcext:value-type="float">
            <text:p>0,937478039055652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62946815323827" calcext:value-type="float">
            <text:p>0,362946815323827</text:p>
          </table:table-cell>
          <table:table-cell office:value-type="float" office:value="0.33294185564017" calcext:value-type="float">
            <text:p>0,33294185564017</text:p>
          </table:table-cell>
          <table:table-cell office:value-type="float" office:value="53091701834" calcext:value-type="float">
            <text:p>53091701834</text:p>
          </table:table-cell>
          <table:table-cell office:value-type="float" office:value="0.131730390753708" calcext:value-type="float">
            <text:p>0,131730390753708</text:p>
          </table:table-cell>
          <table:table-cell office:value-type="float" office:value="0.631645048866961" calcext:value-type="float">
            <text:p>0,631645048866961</text:p>
          </table:table-cell>
          <table:table-cell office:value-type="float" office:value="0.720424200808728" calcext:value-type="float">
            <text:p>0,720424200808728</text:p>
          </table:table-cell>
          <table:table-cell office:value-type="float" office:value="8.80314019920219" calcext:value-type="float">
            <text:p>8,80314019920219</text:p>
          </table:table-cell>
          <table:table-cell office:value-type="float" office:value="0.0409985238092392" calcext:value-type="float">
            <text:p>0,040998523809239</text:p>
          </table:table-cell>
          <table:table-cell office:value-type="float" office:value="0.362946815323827" calcext:value-type="float">
            <text:p>0,362946815323827</text:p>
          </table:table-cell>
        </table:table-row>
        <table:table-row table:style-name="ro2">
          <table:table-cell office:value-type="string" calcext:value-type="string">
            <text:p>Images_HDR/bigFogMap_oDAA.hdr_0751x1080.hdrHC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1216620" calcext:value-type="float">
            <text:p>1216620</text:p>
          </table:table-cell>
          <table:table-cell office:value-type="float" office:value="0.374991215622261" calcext:value-type="float">
            <text:p>0,37499121562226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203191791180071" calcext:value-type="float">
            <text:p>0,203191791180071</text:p>
          </table:table-cell>
          <table:table-cell office:value-type="float" office:value="0.14927196211091" calcext:value-type="float">
            <text:p>0,14927196211091</text:p>
          </table:table-cell>
          <table:table-cell office:value-type="float" office:value="23803262853" calcext:value-type="float">
            <text:p>23803262853</text:p>
          </table:table-cell>
          <table:table-cell office:value-type="float" office:value="0.0412869040029656" calcext:value-type="float">
            <text:p>0,041286904002966</text:p>
          </table:table-cell>
          <table:table-cell office:value-type="float" office:value="0.52704895254292" calcext:value-type="float">
            <text:p>0,52704895254292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13.8418768251255" calcext:value-type="float">
            <text:p>13,8418768251255</text:p>
          </table:table-cell>
          <table:table-cell office:value-type="float" office:value="93.1595392850966" calcext:value-type="float">
            <text:p>93,1595392850966</text:p>
          </table:table-cell>
          <table:table-cell office:value-type="float" office:value="0.203191791180071" calcext:value-type="float">
            <text:p>0,203191791180071</text:p>
          </table:table-cell>
        </table:table-row>
        <table:table-row table:style-name="ro2">
          <table:table-cell office:value-type="string" calcext:value-type="string">
            <text:p>Images_HDR/bigFogMap_oDAA.hdr_0751x1080.hdrHCL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1824930" calcext:value-type="float">
            <text:p>1824930</text:p>
          </table:table-cell>
          <table:table-cell office:value-type="float" office:value="0.562486823433391" calcext:value-type="float">
            <text:p>0,56248682343339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197768923178646" calcext:value-type="float">
            <text:p>0,197768923178646</text:p>
          </table:table-cell>
          <table:table-cell office:value-type="float" office:value="0.137621666019826" calcext:value-type="float">
            <text:p>0,137621666019826</text:p>
          </table:table-cell>
          <table:table-cell office:value-type="float" office:value="21945478871" calcext:value-type="float">
            <text:p>21945478871</text:p>
          </table:table-cell>
          <table:table-cell office:value-type="float" office:value="0.0391125469752413" calcext:value-type="float">
            <text:p>0,039112546975241</text:p>
          </table:table-cell>
          <table:table-cell office:value-type="float" office:value="0.57725378174756" calcext:value-type="float">
            <text:p>0,57725378174756</text:p>
          </table:table-cell>
          <table:table-cell office:value-type="float" office:value="0.989379720759899" calcext:value-type="float">
            <text:p>0,989379720759899</text:p>
          </table:table-cell>
          <table:table-cell office:value-type="float" office:value="14.0768390224586" calcext:value-type="float">
            <text:p>14,0768390224586</text:p>
          </table:table-cell>
          <table:table-cell office:value-type="float" office:value="5.01320232093001" calcext:value-type="float">
            <text:p>5,01320232093001</text:p>
          </table:table-cell>
          <table:table-cell office:value-type="float" office:value="0.197768923178646" calcext:value-type="float">
            <text:p>0,197768923178646</text:p>
          </table:table-cell>
        </table:table-row>
        <table:table-row table:style-name="ro2">
          <table:table-cell office:value-type="string" calcext:value-type="string">
            <text:p>Images_HDR/bigFogMap_oDAA.hdr_0751x1080.hdrHCL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2433240" calcext:value-type="float">
            <text:p>2433240</text:p>
          </table:table-cell>
          <table:table-cell office:value-type="float" office:value="0.749982431244521" calcext:value-type="float">
            <text:p>0,74998243124452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194490740575633" calcext:value-type="float">
            <text:p>0,194490740575633</text:p>
          </table:table-cell>
          <table:table-cell office:value-type="float" office:value="0.134327873886526" calcext:value-type="float">
            <text:p>0,134327873886526</text:p>
          </table:table-cell>
          <table:table-cell office:value-type="float" office:value="21420242927" calcext:value-type="float">
            <text:p>21420242927</text:p>
          </table:table-cell>
          <table:table-cell office:value-type="float" office:value="0.0378266481696583" calcext:value-type="float">
            <text:p>0,037826648169658</text:p>
          </table:table-cell>
          <table:table-cell office:value-type="float" office:value="0.581204624716951" calcext:value-type="float">
            <text:p>0,581204624716951</text:p>
          </table:table-cell>
          <table:table-cell office:value-type="float" office:value="0.996078431372549" calcext:value-type="float">
            <text:p>0,996078431372549</text:p>
          </table:table-cell>
          <table:table-cell office:value-type="float" office:value="14.2220213996324" calcext:value-type="float">
            <text:p>14,2220213996324</text:p>
          </table:table-cell>
          <table:table-cell office:value-type="float" office:value="0.436547491586221" calcext:value-type="float">
            <text:p>0,436547491586221</text:p>
          </table:table-cell>
          <table:table-cell office:value-type="float" office:value="0.194490740575633" calcext:value-type="float">
            <text:p>0,194490740575633</text:p>
          </table:table-cell>
        </table:table-row>
        <table:table-row table:style-name="ro2">
          <table:table-cell office:value-type="string" calcext:value-type="string">
            <text:p>Images_HDR/bigFogMap_oDAA.hdr_0751x1080.hdrHCL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3041550" calcext:value-type="float">
            <text:p>3041550</text:p>
          </table:table-cell>
          <table:table-cell office:value-type="float" office:value="0.937478039055652" calcext:value-type="float">
            <text:p>0,937478039055652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193675918154992" calcext:value-type="float">
            <text:p>0,193675918154992</text:p>
          </table:table-cell>
          <table:table-cell office:value-type="float" office:value="0.13392072772694" calcext:value-type="float">
            <text:p>0,13392072772694</text:p>
          </table:table-cell>
          <table:table-cell office:value-type="float" office:value="21355318430" calcext:value-type="float">
            <text:p>21355318430</text:p>
          </table:table-cell>
          <table:table-cell office:value-type="float" office:value="0.0375103612731791" calcext:value-type="float">
            <text:p>0,037510361273179</text:p>
          </table:table-cell>
          <table:table-cell office:value-type="float" office:value="0.583391814697152" calcext:value-type="float">
            <text:p>0,583391814697152</text:p>
          </table:table-cell>
          <table:table-cell office:value-type="float" office:value="0.999023422598611" calcext:value-type="float">
            <text:p>0,999023422598611</text:p>
          </table:table-cell>
          <table:table-cell office:value-type="float" office:value="14.258487530129" calcext:value-type="float">
            <text:p>14,258487530129</text:p>
          </table:table-cell>
          <table:table-cell office:value-type="float" office:value="0.328893272637089" calcext:value-type="float">
            <text:p>0,328893272637089</text:p>
          </table:table-cell>
          <table:table-cell office:value-type="float" office:value="0.193675918154992" calcext:value-type="float">
            <text:p>0,193675918154992</text:p>
          </table:table-cell>
        </table:table-row>
        <table:table-row table:style-name="ro2">
          <table:table-cell office:value-type="string" calcext:value-type="string">
            <text:p>Images_HDR/bigFogMap_oDAA.hdr_0751x1080.hdrLa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1216620" calcext:value-type="float">
            <text:p>1216620</text:p>
          </table:table-cell>
          <table:table-cell office:value-type="float" office:value="0.374991215622261" calcext:value-type="float">
            <text:p>0,37499121562226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9423342513611" calcext:value-type="float">
            <text:p>0,39423342513611</text:p>
          </table:table-cell>
          <table:table-cell office:value-type="float" office:value="0.36374818574297" calcext:value-type="float">
            <text:p>0,36374818574297</text:p>
          </table:table-cell>
          <table:table-cell office:value-type="float" office:value="58004152656" calcext:value-type="float">
            <text:p>58004152656</text:p>
          </table:table-cell>
          <table:table-cell office:value-type="float" office:value="0.155419993494549" calcext:value-type="float">
            <text:p>0,155419993494549</text:p>
          </table:table-cell>
          <table:table-cell office:value-type="float" office:value="0.614401910310979" calcext:value-type="float">
            <text:p>0,614401910310979</text:p>
          </table:table-cell>
          <table:table-cell office:value-type="float" office:value="0.635416189822232" calcext:value-type="float">
            <text:p>0,635416189822232</text:p>
          </table:table-cell>
          <table:table-cell office:value-type="float" office:value="8.08493113554214" calcext:value-type="float">
            <text:p>8,08493113554214</text:p>
          </table:table-cell>
          <table:table-cell office:value-type="float" office:value="66.9075066067197" calcext:value-type="float">
            <text:p>66,9075066067197</text:p>
          </table:table-cell>
          <table:table-cell office:value-type="float" office:value="0.39423342513611" calcext:value-type="float">
            <text:p>0,39423342513611</text:p>
          </table:table-cell>
        </table:table-row>
        <table:table-row table:style-name="ro2">
          <table:table-cell office:value-type="string" calcext:value-type="string">
            <text:p>Images_HDR/bigFogMap_oDAA.hdr_0751x1080.hdrLab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1824930" calcext:value-type="float">
            <text:p>1824930</text:p>
          </table:table-cell>
          <table:table-cell office:value-type="float" office:value="0.562486823433391" calcext:value-type="float">
            <text:p>0,56248682343339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81921023606664" calcext:value-type="float">
            <text:p>0,381921023606664</text:p>
          </table:table-cell>
          <table:table-cell office:value-type="float" office:value="0.352650396344197" calcext:value-type="float">
            <text:p>0,352650396344197</text:p>
          </table:table-cell>
          <table:table-cell office:value-type="float" office:value="56234472708" calcext:value-type="float">
            <text:p>56234472708</text:p>
          </table:table-cell>
          <table:table-cell office:value-type="float" office:value="0.145863668272762" calcext:value-type="float">
            <text:p>0,145863668272762</text:p>
          </table:table-cell>
          <table:table-cell office:value-type="float" office:value="0.545440226636285" calcext:value-type="float">
            <text:p>0,545440226636285</text:p>
          </table:table-cell>
          <table:table-cell office:value-type="float" office:value="0.619546807049668" calcext:value-type="float">
            <text:p>0,619546807049668</text:p>
          </table:table-cell>
          <table:table-cell office:value-type="float" office:value="8.36052868720461" calcext:value-type="float">
            <text:p>8,36052868720461</text:p>
          </table:table-cell>
          <table:table-cell office:value-type="float" office:value="1.59814590145247" calcext:value-type="float">
            <text:p>1,59814590145247</text:p>
          </table:table-cell>
          <table:table-cell office:value-type="float" office:value="0.381921023606664" calcext:value-type="float">
            <text:p>0,381921023606664</text:p>
          </table:table-cell>
        </table:table-row>
        <table:table-row table:style-name="ro2">
          <table:table-cell office:value-type="string" calcext:value-type="string">
            <text:p>Images_HDR/bigFogMap_oDAA.hdr_0751x1080.hdrLab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2433240" calcext:value-type="float">
            <text:p>2433240</text:p>
          </table:table-cell>
          <table:table-cell office:value-type="float" office:value="0.749982431244521" calcext:value-type="float">
            <text:p>0,74998243124452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82732926123646" calcext:value-type="float">
            <text:p>0,382732926123646</text:p>
          </table:table-cell>
          <table:table-cell office:value-type="float" office:value="0.353250140534395" calcext:value-type="float">
            <text:p>0,353250140534395</text:p>
          </table:table-cell>
          <table:table-cell office:value-type="float" office:value="56330109346" calcext:value-type="float">
            <text:p>56330109346</text:p>
          </table:table-cell>
          <table:table-cell office:value-type="float" office:value="0.146484492739168" calcext:value-type="float">
            <text:p>0,146484492739168</text:p>
          </table:table-cell>
          <table:table-cell office:value-type="float" office:value="0.554974428024339" calcext:value-type="float">
            <text:p>0,554974428024339</text:p>
          </table:table-cell>
          <table:table-cell office:value-type="float" office:value="0.615808346684978" calcext:value-type="float">
            <text:p>0,615808346684978</text:p>
          </table:table-cell>
          <table:table-cell office:value-type="float" office:value="8.34208348513109" calcext:value-type="float">
            <text:p>8,34208348513109</text:p>
          </table:table-cell>
          <table:table-cell office:value-type="float" office:value="0.224259409165566" calcext:value-type="float">
            <text:p>0,224259409165566</text:p>
          </table:table-cell>
          <table:table-cell office:value-type="float" office:value="0.382732926123646" calcext:value-type="float">
            <text:p>0,382732926123646</text:p>
          </table:table-cell>
        </table:table-row>
        <table:table-row table:style-name="ro2">
          <table:table-cell office:value-type="string" calcext:value-type="string">
            <text:p>Images_HDR/bigFogMap_oDAA.hdr_0751x1080.hdrLab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3041550" calcext:value-type="float">
            <text:p>3041550</text:p>
          </table:table-cell>
          <table:table-cell office:value-type="float" office:value="0.937478039055652" calcext:value-type="float">
            <text:p>0,937478039055652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82767861240398" calcext:value-type="float">
            <text:p>0,382767861240398</text:p>
          </table:table-cell>
          <table:table-cell office:value-type="float" office:value="0.353296367022695" calcext:value-type="float">
            <text:p>0,353296367022695</text:p>
          </table:table-cell>
          <table:table-cell office:value-type="float" office:value="56337480732" calcext:value-type="float">
            <text:p>56337480732</text:p>
          </table:table-cell>
          <table:table-cell office:value-type="float" office:value="0.146511235598548" calcext:value-type="float">
            <text:p>0,146511235598548</text:p>
          </table:table-cell>
          <table:table-cell office:value-type="float" office:value="0.554108543528938" calcext:value-type="float">
            <text:p>0,554108543528938</text:p>
          </table:table-cell>
          <table:table-cell office:value-type="float" office:value="0.612939650568399" calcext:value-type="float">
            <text:p>0,612939650568399</text:p>
          </table:table-cell>
          <table:table-cell office:value-type="float" office:value="8.34129069020829" calcext:value-type="float">
            <text:p>8,34129069020829</text:p>
          </table:table-cell>
          <table:table-cell office:value-type="float" office:value="0.158170663720777" calcext:value-type="float">
            <text:p>0,158170663720777</text:p>
          </table:table-cell>
          <table:table-cell office:value-type="float" office:value="0.382767861240398" calcext:value-type="float">
            <text:p>0,382767861240398</text:p>
          </table:table-cell>
        </table:table-row>
        <table:table-row table:style-name="ro2">
          <table:table-cell office:value-type="string" calcext:value-type="string">
            <text:p>Images_HDR/bigFogMap_oDAA.hdr_0751x1080.hdrLu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1216620" calcext:value-type="float">
            <text:p>1216620</text:p>
          </table:table-cell>
          <table:table-cell office:value-type="float" office:value="0.374991215622261" calcext:value-type="float">
            <text:p>0,37499121562226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61652569237737" calcext:value-type="float">
            <text:p>0,361652569237737</text:p>
          </table:table-cell>
          <table:table-cell office:value-type="float" office:value="0.330857643420874" calcext:value-type="float">
            <text:p>0,330857643420874</text:p>
          </table:table-cell>
          <table:table-cell office:value-type="float" office:value="52759348386" calcext:value-type="float">
            <text:p>52759348386</text:p>
          </table:table-cell>
          <table:table-cell office:value-type="float" office:value="0.130792580836256" calcext:value-type="float">
            <text:p>0,130792580836256</text:p>
          </table:table-cell>
          <table:table-cell office:value-type="float" office:value="0.692952851395106" calcext:value-type="float">
            <text:p>0,692952851395106</text:p>
          </table:table-cell>
          <table:table-cell office:value-type="float" office:value="0.702082856488899" calcext:value-type="float">
            <text:p>0,702082856488899</text:p>
          </table:table-cell>
          <table:table-cell office:value-type="float" office:value="8.83416890516789" calcext:value-type="float">
            <text:p>8,83416890516789</text:p>
          </table:table-cell>
          <table:table-cell office:value-type="float" office:value="14.658595727887" calcext:value-type="float">
            <text:p>14,658595727887</text:p>
          </table:table-cell>
          <table:table-cell office:value-type="float" office:value="0.361652569237737" calcext:value-type="float">
            <text:p>0,361652569237737</text:p>
          </table:table-cell>
        </table:table-row>
        <table:table-row table:style-name="ro2">
          <table:table-cell office:value-type="string" calcext:value-type="string">
            <text:p>Images_HDR/bigFogMap_oDAA.hdr_0751x1080.hdrLuv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1824930" calcext:value-type="float">
            <text:p>1824930</text:p>
          </table:table-cell>
          <table:table-cell office:value-type="float" office:value="0.562486823433391" calcext:value-type="float">
            <text:p>0,56248682343339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63633619776523" calcext:value-type="float">
            <text:p>0,363633619776523</text:p>
          </table:table-cell>
          <table:table-cell office:value-type="float" office:value="0.3304198725403" calcext:value-type="float">
            <text:p>0,3304198725403</text:p>
          </table:table-cell>
          <table:table-cell office:value-type="float" office:value="52689540398" calcext:value-type="float">
            <text:p>52689540398</text:p>
          </table:table-cell>
          <table:table-cell office:value-type="float" office:value="0.132229409431777" calcext:value-type="float">
            <text:p>0,132229409431777</text:p>
          </table:table-cell>
          <table:table-cell office:value-type="float" office:value="0.601302112946301" calcext:value-type="float">
            <text:p>0,601302112946301</text:p>
          </table:table-cell>
          <table:table-cell office:value-type="float" office:value="0.667154955367361" calcext:value-type="float">
            <text:p>0,667154955367361</text:p>
          </table:table-cell>
          <table:table-cell office:value-type="float" office:value="8.78671941722787" calcext:value-type="float">
            <text:p>8,78671941722787</text:p>
          </table:table-cell>
          <table:table-cell office:value-type="float" office:value="3.83945810458229" calcext:value-type="float">
            <text:p>3,83945810458229</text:p>
          </table:table-cell>
          <table:table-cell office:value-type="float" office:value="0.363633619776523" calcext:value-type="float">
            <text:p>0,363633619776523</text:p>
          </table:table-cell>
        </table:table-row>
        <table:table-row table:style-name="ro2">
          <table:table-cell office:value-type="string" calcext:value-type="string">
            <text:p>Images_HDR/bigFogMap_oDAA.hdr_0751x1080.hdrLuv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2433240" calcext:value-type="float">
            <text:p>2433240</text:p>
          </table:table-cell>
          <table:table-cell office:value-type="float" office:value="0.749982431244521" calcext:value-type="float">
            <text:p>0,74998243124452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64596236955628" calcext:value-type="float">
            <text:p>0,364596236955628</text:p>
          </table:table-cell>
          <table:table-cell office:value-type="float" office:value="0.331220297375789" calcext:value-type="float">
            <text:p>0,331220297375789</text:p>
          </table:table-cell>
          <table:table-cell office:value-type="float" office:value="52817178050" calcext:value-type="float">
            <text:p>52817178050</text:p>
          </table:table-cell>
          <table:table-cell office:value-type="float" office:value="0.132930416002204" calcext:value-type="float">
            <text:p>0,132930416002204</text:p>
          </table:table-cell>
          <table:table-cell office:value-type="float" office:value="0.61254293518067" calcext:value-type="float">
            <text:p>0,61254293518067</text:p>
          </table:table-cell>
          <table:table-cell office:value-type="float" office:value="0.659235523002976" calcext:value-type="float">
            <text:p>0,659235523002976</text:p>
          </table:table-cell>
          <table:table-cell office:value-type="float" office:value="8.76375636133559" calcext:value-type="float">
            <text:p>8,76375636133559</text:p>
          </table:table-cell>
          <table:table-cell office:value-type="float" office:value="0.609685349348818" calcext:value-type="float">
            <text:p>0,609685349348818</text:p>
          </table:table-cell>
          <table:table-cell office:value-type="float" office:value="0.364596236955628" calcext:value-type="float">
            <text:p>0,364596236955628</text:p>
          </table:table-cell>
        </table:table-row>
        <table:table-row table:style-name="ro2">
          <table:table-cell office:value-type="string" calcext:value-type="string">
            <text:p>Images_HDR/bigFogMap_oDAA.hdr_0751x1080.hdrLuv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3041550" calcext:value-type="float">
            <text:p>3041550</text:p>
          </table:table-cell>
          <table:table-cell office:value-type="float" office:value="0.937478039055652" calcext:value-type="float">
            <text:p>0,937478039055652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64580177370868" calcext:value-type="float">
            <text:p>0,364580177370868</text:p>
          </table:table-cell>
          <table:table-cell office:value-type="float" office:value="0.331226548179138" calcext:value-type="float">
            <text:p>0,331226548179138</text:p>
          </table:table-cell>
          <table:table-cell office:value-type="float" office:value="52818174818" calcext:value-type="float">
            <text:p>52818174818</text:p>
          </table:table-cell>
          <table:table-cell office:value-type="float" office:value="0.132918705731773" calcext:value-type="float">
            <text:p>0,132918705731773</text:p>
          </table:table-cell>
          <table:table-cell office:value-type="float" office:value="0.620817314984202" calcext:value-type="float">
            <text:p>0,620817314984202</text:p>
          </table:table-cell>
          <table:table-cell office:value-type="float" office:value="0.655939574273289" calcext:value-type="float">
            <text:p>0,655939574273289</text:p>
          </table:table-cell>
          <table:table-cell office:value-type="float" office:value="8.76413896224846" calcext:value-type="float">
            <text:p>8,76413896224846</text:p>
          </table:table-cell>
          <table:table-cell office:value-type="float" office:value="0.261600779609355" calcext:value-type="float">
            <text:p>0,261600779609355</text:p>
          </table:table-cell>
          <table:table-cell office:value-type="float" office:value="0.364580177370868" calcext:value-type="float">
            <text:p>0,364580177370868</text:p>
          </table:table-cell>
        </table:table-row>
        <table:table-row table:style-name="ro2">
          <table:table-cell office:value-type="string" calcext:value-type="string">
            <text:p>Images_HDR/bigFogMap_oDAA.hdr_0751x1080.hdrRG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1216620" calcext:value-type="float">
            <text:p>1216620</text:p>
          </table:table-cell>
          <table:table-cell office:value-type="float" office:value="0.374991215622261" calcext:value-type="float">
            <text:p>0,37499121562226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0355898156526485" calcext:value-type="float">
            <text:p>0,035589815652649</text:p>
          </table:table-cell>
          <table:table-cell office:value-type="float" office:value="0.0258226838593714" calcext:value-type="float">
            <text:p>0,025822683859371</text:p>
          </table:table-cell>
          <table:table-cell office:value-type="float" office:value="4117746714" calcext:value-type="float">
            <text:p>4117746714</text:p>
          </table:table-cell>
          <table:table-cell office:value-type="float" office:value="0.00126663497818951" calcext:value-type="float">
            <text:p>0,00126663497819</text:p>
          </table:table-cell>
          <table:table-cell office:value-type="float" office:value="0.976776094982605" calcext:value-type="float">
            <text:p>0,976776094982605</text:p>
          </table:table-cell>
          <table:table-cell office:value-type="float" office:value="0.421347371633478" calcext:value-type="float">
            <text:p>0,421347371633478</text:p>
          </table:table-cell>
          <table:table-cell office:value-type="float" office:value="28.9734852307884" calcext:value-type="float">
            <text:p>28,9734852307884</text:p>
          </table:table-cell>
          <table:table-cell office:value-type="float" office:value="79.6621774545328" calcext:value-type="float">
            <text:p>79,6621774545328</text:p>
          </table:table-cell>
          <table:table-cell office:value-type="float" office:value="0.0355898156526485" calcext:value-type="float">
            <text:p>0,035589815652649</text:p>
          </table:table-cell>
        </table:table-row>
        <table:table-row table:style-name="ro2">
          <table:table-cell office:value-type="string" calcext:value-type="string">
            <text:p>Images_HDR/bigFogMap_oDAA.hdr_0751x1080.hdrRGB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1824930" calcext:value-type="float">
            <text:p>1824930</text:p>
          </table:table-cell>
          <table:table-cell office:value-type="float" office:value="0.562486823433391" calcext:value-type="float">
            <text:p>0,56248682343339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0087801932110908" calcext:value-type="float">
            <text:p>0,008780193211091</text:p>
          </table:table-cell>
          <table:table-cell office:value-type="float" office:value="0.00651256579675578" calcext:value-type="float">
            <text:p>0,006512565796756</text:p>
          </table:table-cell>
          <table:table-cell office:value-type="float" office:value="1038509264" calcext:value-type="float">
            <text:p>1038509264</text:p>
          </table:table-cell>
          <table:table-cell office:value-type="float" office:value="0.0000770916230976582" calcext:value-type="float">
            <text:p>7,70916230976582E-05</text:p>
          </table:table-cell>
          <table:table-cell office:value-type="float" office:value="0.998342973399621" calcext:value-type="float">
            <text:p>0,998342973399621</text:p>
          </table:table-cell>
          <table:table-cell office:value-type="float" office:value="0.0991989013504234" calcext:value-type="float">
            <text:p>0,099198901350423</text:p>
          </table:table-cell>
          <table:table-cell office:value-type="float" office:value="41.1299185438658" calcext:value-type="float">
            <text:p>41,1299185438658</text:p>
          </table:table-cell>
          <table:table-cell office:value-type="float" office:value="3.15109082592142" calcext:value-type="float">
            <text:p>3,15109082592142</text:p>
          </table:table-cell>
          <table:table-cell office:value-type="float" office:value="0.0087801932110908" calcext:value-type="float">
            <text:p>0,008780193211091</text:p>
          </table:table-cell>
        </table:table-row>
        <table:table-row table:style-name="ro2">
          <table:table-cell office:value-type="string" calcext:value-type="string">
            <text:p>Images_HDR/bigFogMap_oDAA.hdr_0751x1080.hdrRGB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2433240" calcext:value-type="float">
            <text:p>2433240</text:p>
          </table:table-cell>
          <table:table-cell office:value-type="float" office:value="0.749982431244521" calcext:value-type="float">
            <text:p>0,74998243124452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00248461727341485" calcext:value-type="float">
            <text:p>0,002484617273415</text:p>
          </table:table-cell>
          <table:table-cell office:value-type="float" office:value="0.00176850361186812" calcext:value-type="float">
            <text:p>0,001768503611868</text:p>
          </table:table-cell>
          <table:table-cell office:value-type="float" office:value="282009801" calcext:value-type="float">
            <text:p>282009801</text:p>
          </table:table-cell>
          <table:table-cell office:value-type="float" office:value="0.00000617331534158438" calcext:value-type="float">
            <text:p>6,17331534158438E-06</text:p>
          </table:table-cell>
          <table:table-cell office:value-type="float" office:value="0.999868685022096" calcext:value-type="float">
            <text:p>0,999868685022096</text:p>
          </table:table-cell>
          <table:table-cell office:value-type="float" office:value="0.0315709163042649" calcext:value-type="float">
            <text:p>0,031570916304265</text:p>
          </table:table-cell>
          <table:table-cell office:value-type="float" office:value="52.0948099965219" calcext:value-type="float">
            <text:p>52,0948099965219</text:p>
          </table:table-cell>
          <table:table-cell office:value-type="float" office:value="2.07378033532553" calcext:value-type="float">
            <text:p>2,07378033532553</text:p>
          </table:table-cell>
          <table:table-cell office:value-type="float" office:value="0.00248461727341485" calcext:value-type="float">
            <text:p>0,002484617273415</text:p>
          </table:table-cell>
        </table:table-row>
        <table:table-row table:style-name="ro2">
          <table:table-cell office:value-type="string" calcext:value-type="string">
            <text:p>Images_HDR/bigFogMap_oDAA.hdr_0751x1080.hdrRGB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3041550" calcext:value-type="float">
            <text:p>3041550</text:p>
          </table:table-cell>
          <table:table-cell office:value-type="float" office:value="0.937478039055652" calcext:value-type="float">
            <text:p>0,937478039055652</text:p>
          </table:table-cell>
          <table:table-cell office:value-type="float" office:value="811073" calcext:value-type="float">
            <text:p>811073</text:p>
          </table:table-cell>
          <table:table-cell office:value-type="float" office:value="0.000614736627729488" calcext:value-type="float">
            <text:p>0,000614736627729</text:p>
          </table:table-cell>
          <table:table-cell office:value-type="float" office:value="0.000430526143760121" calcext:value-type="float">
            <text:p>0,00043052614376</text:p>
          </table:table-cell>
          <table:table-cell office:value-type="float" office:value="68652725" calcext:value-type="float">
            <text:p>68652725</text:p>
          </table:table-cell>
          <table:table-cell office:value-type="float" office:value="0.000000377900505554862" calcext:value-type="float">
            <text:p>3,77900505554862E-07</text:p>
          </table:table-cell>
          <table:table-cell office:value-type="float" office:value="0.999990814265877" calcext:value-type="float">
            <text:p>0,999990814265877</text:p>
          </table:table-cell>
          <table:table-cell office:value-type="float" office:value="0.00688181887541009" calcext:value-type="float">
            <text:p>0,00688181887541</text:p>
          </table:table-cell>
          <table:table-cell office:value-type="float" office:value="64.22621819254" calcext:value-type="float">
            <text:p>64,22621819254</text:p>
          </table:table-cell>
          <table:table-cell office:value-type="float" office:value="0.206110622740965" calcext:value-type="float">
            <text:p>0,206110622740965</text:p>
          </table:table-cell>
          <table:table-cell office:value-type="float" office:value="0.000614736627729488" calcext:value-type="float">
            <text:p>0,000614736627729</text:p>
          </table:table-cell>
        </table:table-row>
        <table:table-row table:style-name="ro2">
          <table:table-cell office:value-type="string" calcext:value-type="string">
            <text:p>Images_HDR/bigFogMap_oDAA.hdr_0751x1080.hdrsRG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1216620" calcext:value-type="float">
            <text:p>1216620</text:p>
          </table:table-cell>
          <table:table-cell office:value-type="float" office:value="0.374991215622261" calcext:value-type="float">
            <text:p>0,37499121562226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186481254569344" calcext:value-type="float">
            <text:p>0,186481254569344</text:p>
          </table:table-cell>
          <table:table-cell office:value-type="float" office:value="0.154337295299702" calcext:value-type="float">
            <text:p>0,154337295299702</text:p>
          </table:table-cell>
          <table:table-cell office:value-type="float" office:value="24610992956" calcext:value-type="float">
            <text:p>24610992956</text:p>
          </table:table-cell>
          <table:table-cell office:value-type="float" office:value="0.0347752583057565" calcext:value-type="float">
            <text:p>0,034775258305757</text:p>
          </table:table-cell>
          <table:table-cell office:value-type="float" office:value="0.843186899880722" calcext:value-type="float">
            <text:p>0,843186899880722</text:p>
          </table:table-cell>
          <table:table-cell office:value-type="float" office:value="0.488014038300145" calcext:value-type="float">
            <text:p>0,488014038300145</text:p>
          </table:table-cell>
          <table:table-cell office:value-type="float" office:value="14.5872963544525" calcext:value-type="float">
            <text:p>14,5872963544525</text:p>
          </table:table-cell>
          <table:table-cell office:value-type="float" office:value="79.5389065530912" calcext:value-type="float">
            <text:p>79,5389065530912</text:p>
          </table:table-cell>
          <table:table-cell office:value-type="float" office:value="0.186481254569344" calcext:value-type="float">
            <text:p>0,186481254569344</text:p>
          </table:table-cell>
        </table:table-row>
        <table:table-row table:style-name="ro2">
          <table:table-cell office:value-type="string" calcext:value-type="string">
            <text:p>Images_HDR/bigFogMap_oDAA.hdr_0751x1080.hdrsRGB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1824930" calcext:value-type="float">
            <text:p>1824930</text:p>
          </table:table-cell>
          <table:table-cell office:value-type="float" office:value="0.562486823433391" calcext:value-type="float">
            <text:p>0,562486823433391</text:p>
          </table:table-cell>
          <table:table-cell office:value-type="float" office:value="805706" calcext:value-type="float">
            <text:p>805706</text:p>
          </table:table-cell>
          <table:table-cell office:value-type="float" office:value="0.201327151554122" calcext:value-type="float">
            <text:p>0,201327151554122</text:p>
          </table:table-cell>
          <table:table-cell office:value-type="float" office:value="0.184161035335434" calcext:value-type="float">
            <text:p>0,184161035335434</text:p>
          </table:table-cell>
          <table:table-cell office:value-type="float" office:value="29366757624" calcext:value-type="float">
            <text:p>29366757624</text:p>
          </table:table-cell>
          <table:table-cell office:value-type="float" office:value="0.0405326219528965" calcext:value-type="float">
            <text:p>0,040532621952897</text:p>
          </table:table-cell>
          <table:table-cell office:value-type="float" office:value="0.910498370070358" calcext:value-type="float">
            <text:p>0,910498370070358</text:p>
          </table:table-cell>
          <table:table-cell office:value-type="float" office:value="0.341451132982376" calcext:value-type="float">
            <text:p>0,341451132982376</text:p>
          </table:table-cell>
          <table:table-cell office:value-type="float" office:value="13.9219530193696" calcext:value-type="float">
            <text:p>13,9219530193696</text:p>
          </table:table-cell>
          <table:table-cell office:value-type="float" office:value="3.33352901889941" calcext:value-type="float">
            <text:p>3,33352901889941</text:p>
          </table:table-cell>
          <table:table-cell office:value-type="float" office:value="0.201327151554122" calcext:value-type="float">
            <text:p>0,201327151554122</text:p>
          </table:table-cell>
        </table:table-row>
        <table:table-row table:style-name="ro2">
          <table:table-cell office:value-type="string" calcext:value-type="string">
            <text:p>Images_HDR/bigFogMap_oDAA.hdr_0751x1080.hdrsRGB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2433240" calcext:value-type="float">
            <text:p>2433240</text:p>
          </table:table-cell>
          <table:table-cell office:value-type="float" office:value="0.749982431244521" calcext:value-type="float">
            <text:p>0,74998243124452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202314439795047" calcext:value-type="float">
            <text:p>0,202314439795047</text:p>
          </table:table-cell>
          <table:table-cell office:value-type="float" office:value="0.188830370210058" calcext:value-type="float">
            <text:p>0,188830370210058</text:p>
          </table:table-cell>
          <table:table-cell office:value-type="float" office:value="30111340892" calcext:value-type="float">
            <text:p>30111340892</text:p>
          </table:table-cell>
          <table:table-cell office:value-type="float" office:value="0.0409311325495837" calcext:value-type="float">
            <text:p>0,040931132549584</text:p>
          </table:table-cell>
          <table:table-cell office:value-type="float" office:value="0.927841964635063" calcext:value-type="float">
            <text:p>0,927841964635063</text:p>
          </table:table-cell>
          <table:table-cell office:value-type="float" office:value="0.300846875715267" calcext:value-type="float">
            <text:p>0,300846875715267</text:p>
          </table:table-cell>
          <table:table-cell office:value-type="float" office:value="13.8794623841777" calcext:value-type="float">
            <text:p>13,8794623841777</text:p>
          </table:table-cell>
          <table:table-cell office:value-type="float" office:value="1.18058614388346" calcext:value-type="float">
            <text:p>1,18058614388346</text:p>
          </table:table-cell>
          <table:table-cell office:value-type="float" office:value="0.202314439795047" calcext:value-type="float">
            <text:p>0,202314439795047</text:p>
          </table:table-cell>
        </table:table-row>
        <table:table-row table:style-name="ro2">
          <table:table-cell office:value-type="string" calcext:value-type="string">
            <text:p>Images_HDR/bigFogMap_oDAA.hdr_0751x1080.hdrsRGB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3041550" calcext:value-type="float">
            <text:p>3041550</text:p>
          </table:table-cell>
          <table:table-cell office:value-type="float" office:value="0.937478039055652" calcext:value-type="float">
            <text:p>0,937478039055652</text:p>
          </table:table-cell>
          <table:table-cell office:value-type="float" office:value="805706" calcext:value-type="float">
            <text:p>805706</text:p>
          </table:table-cell>
          <table:table-cell office:value-type="float" office:value="0.202102231553203" calcext:value-type="float">
            <text:p>0,202102231553203</text:p>
          </table:table-cell>
          <table:table-cell office:value-type="float" office:value="0.188638274084646" calcext:value-type="float">
            <text:p>0,188638274084646</text:p>
          </table:table-cell>
          <table:table-cell office:value-type="float" office:value="30080708786" calcext:value-type="float">
            <text:p>30080708786</text:p>
          </table:table-cell>
          <table:table-cell office:value-type="float" office:value="0.0408453119987846" calcext:value-type="float">
            <text:p>0,040845311998785</text:p>
          </table:table-cell>
          <table:table-cell office:value-type="float" office:value="0.928401188902169" calcext:value-type="float">
            <text:p>0,928401188902169</text:p>
          </table:table-cell>
          <table:table-cell office:value-type="float" office:value="0.290562294956893" calcext:value-type="float">
            <text:p>0,290562294956893</text:p>
          </table:table-cell>
          <table:table-cell office:value-type="float" office:value="13.8885778221341" calcext:value-type="float">
            <text:p>13,8885778221341</text:p>
          </table:table-cell>
          <table:table-cell office:value-type="float" office:value="0.0160001183223891" calcext:value-type="float">
            <text:p>0,016000118322389</text:p>
          </table:table-cell>
          <table:table-cell office:value-type="float" office:value="0.202102231553203" calcext:value-type="float">
            <text:p>0,202102231553203</text:p>
          </table:table-cell>
        </table:table-row>
        <table:table-row table:style-name="ro2">
          <table:table-cell office:value-type="string" calcext:value-type="string">
            <text:p>Images_HDR/bigFogMap_oDAA.hdr_0751x1080.hdrXYZ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1216620" calcext:value-type="float">
            <text:p>1216620</text:p>
          </table:table-cell>
          <table:table-cell office:value-type="float" office:value="0.374991215622261" calcext:value-type="float">
            <text:p>0,37499121562226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0407295467588734" calcext:value-type="float">
            <text:p>0,040729546758873</text:p>
          </table:table-cell>
          <table:table-cell office:value-type="float" office:value="0.0285430454189491" calcext:value-type="float">
            <text:p>0,028543045418949</text:p>
          </table:table-cell>
          <table:table-cell office:value-type="float" office:value="4551542052" calcext:value-type="float">
            <text:p>4551542052</text:p>
          </table:table-cell>
          <table:table-cell office:value-type="float" office:value="0.00165889597918325" calcext:value-type="float">
            <text:p>0,001658895979183</text:p>
          </table:table-cell>
          <table:table-cell office:value-type="float" office:value="0.976784804640687" calcext:value-type="float">
            <text:p>0,976784804640687</text:p>
          </table:table-cell>
          <table:table-cell office:value-type="float" office:value="0.488014038300145" calcext:value-type="float">
            <text:p>0,488014038300145</text:p>
          </table:table-cell>
          <table:table-cell office:value-type="float" office:value="27.8018084549044" calcext:value-type="float">
            <text:p>27,8018084549044</text:p>
          </table:table-cell>
          <table:table-cell office:value-type="float" office:value="86.5716813110757" calcext:value-type="float">
            <text:p>86,5716813110757</text:p>
          </table:table-cell>
          <table:table-cell office:value-type="float" office:value="0.0407295467588734" calcext:value-type="float">
            <text:p>0,040729546758873</text:p>
          </table:table-cell>
        </table:table-row>
        <table:table-row table:style-name="ro2">
          <table:table-cell office:value-type="string" calcext:value-type="string">
            <text:p>Images_HDR/bigFogMap_oDAA.hdr_0751x1080.hdrXYZ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1824930" calcext:value-type="float">
            <text:p>1824930</text:p>
          </table:table-cell>
          <table:table-cell office:value-type="float" office:value="0.562486823433391" calcext:value-type="float">
            <text:p>0,56248682343339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0233996420329494" calcext:value-type="float">
            <text:p>0,023399642032949</text:p>
          </table:table-cell>
          <table:table-cell office:value-type="float" office:value="0.0139109672745555" calcext:value-type="float">
            <text:p>0,013910967274556</text:p>
          </table:table-cell>
          <table:table-cell office:value-type="float" office:value="2218275997" calcext:value-type="float">
            <text:p>2218275997</text:p>
          </table:table-cell>
          <table:table-cell office:value-type="float" office:value="0.000547543247270171" calcext:value-type="float">
            <text:p>0,00054754324727</text:p>
          </table:table-cell>
          <table:table-cell office:value-type="float" office:value="0.9968443108181" calcext:value-type="float">
            <text:p>0,9968443108181</text:p>
          </table:table-cell>
          <table:table-cell office:value-type="float" office:value="0.282063019760433" calcext:value-type="float">
            <text:p>0,282063019760433</text:p>
          </table:table-cell>
          <table:table-cell office:value-type="float" office:value="32.6158157272706" calcext:value-type="float">
            <text:p>32,6158157272706</text:p>
          </table:table-cell>
          <table:table-cell office:value-type="float" office:value="10.6561326502245" calcext:value-type="float">
            <text:p>10,6561326502245</text:p>
          </table:table-cell>
          <table:table-cell office:value-type="float" office:value="0.0233996420329494" calcext:value-type="float">
            <text:p>0,023399642032949</text:p>
          </table:table-cell>
        </table:table-row>
        <table:table-row table:style-name="ro2">
          <table:table-cell office:value-type="string" calcext:value-type="string">
            <text:p>Images_HDR/bigFogMap_oDAA.hdr_0751x1080.hdrXYZ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2433240" calcext:value-type="float">
            <text:p>2433240</text:p>
          </table:table-cell>
          <table:table-cell office:value-type="float" office:value="0.749982431244521" calcext:value-type="float">
            <text:p>0,74998243124452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0217688378363251" calcext:value-type="float">
            <text:p>0,021768837836325</text:p>
          </table:table-cell>
          <table:table-cell office:value-type="float" office:value="0.0118216940623002" calcext:value-type="float">
            <text:p>0,0118216940623</text:p>
          </table:table-cell>
          <table:table-cell office:value-type="float" office:value="1885115511" calcext:value-type="float">
            <text:p>1885115511</text:p>
          </table:table-cell>
          <table:table-cell office:value-type="float" office:value="0.000473882300744219" calcext:value-type="float">
            <text:p>0,000473882300744</text:p>
          </table:table-cell>
          <table:table-cell office:value-type="float" office:value="0.998367860464434" calcext:value-type="float">
            <text:p>0,998367860464434</text:p>
          </table:table-cell>
          <table:table-cell office:value-type="float" office:value="0.243213550011444" calcext:value-type="float">
            <text:p>0,243213550011444</text:p>
          </table:table-cell>
          <table:table-cell office:value-type="float" office:value="33.2432951166917" calcext:value-type="float">
            <text:p>33,2432951166917</text:p>
          </table:table-cell>
          <table:table-cell office:value-type="float" office:value="1.36395035375197" calcext:value-type="float">
            <text:p>1,36395035375197</text:p>
          </table:table-cell>
          <table:table-cell office:value-type="float" office:value="0.0217688378363251" calcext:value-type="float">
            <text:p>0,021768837836325</text:p>
          </table:table-cell>
        </table:table-row>
        <table:table-row table:style-name="ro2">
          <table:table-cell office:value-type="string" calcext:value-type="string">
            <text:p>Images_HDR/bigFogMap_oDAA.hdr_0751x1080.hdrXYZ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3041550" calcext:value-type="float">
            <text:p>3041550</text:p>
          </table:table-cell>
          <table:table-cell office:value-type="float" office:value="0.937478039055652" calcext:value-type="float">
            <text:p>0,937478039055652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0215818268155467" calcext:value-type="float">
            <text:p>0,021581826815547</text:p>
          </table:table-cell>
          <table:table-cell office:value-type="float" office:value="0.0116143283795921" calcext:value-type="float">
            <text:p>0,011614328379592</text:p>
          </table:table-cell>
          <table:table-cell office:value-type="float" office:value="1852048485" calcext:value-type="float">
            <text:p>1852048485</text:p>
          </table:table-cell>
          <table:table-cell office:value-type="float" office:value="0.000465775248696251" calcext:value-type="float">
            <text:p>0,000465775248696</text:p>
          </table:table-cell>
          <table:table-cell office:value-type="float" office:value="0.998452012590742" calcext:value-type="float">
            <text:p>0,998452012590742</text:p>
          </table:table-cell>
          <table:table-cell office:value-type="float" office:value="0.244403753719387" calcext:value-type="float">
            <text:p>0,244403753719387</text:p>
          </table:table-cell>
          <table:table-cell office:value-type="float" office:value="33.3182359360349" calcext:value-type="float">
            <text:p>33,3182359360349</text:p>
          </table:table-cell>
          <table:table-cell office:value-type="float" office:value="3.20040228514282" calcext:value-type="float">
            <text:p>3,20040228514282</text:p>
          </table:table-cell>
          <table:table-cell office:value-type="float" office:value="0.0215818268155467" calcext:value-type="float">
            <text:p>0,021581826815547</text:p>
          </table:table-cell>
        </table:table-row>
        <table:table-row table:style-name="ro2">
          <table:table-cell office:value-type="string" calcext:value-type="string">
            <text:p>Images_HDR/bigFogMap_oDAA.hdr_0751x1080.hdrYC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1216620" calcext:value-type="float">
            <text:p>1216620</text:p>
          </table:table-cell>
          <table:table-cell office:value-type="float" office:value="0.374991215622261" calcext:value-type="float">
            <text:p>0,37499121562226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415628836719787" calcext:value-type="float">
            <text:p>0,415628836719787</text:p>
          </table:table-cell>
          <table:table-cell office:value-type="float" office:value="0.369891138495307" calcext:value-type="float">
            <text:p>0,369891138495307</text:p>
          </table:table-cell>
          <table:table-cell office:value-type="float" office:value="58983722543" calcext:value-type="float">
            <text:p>58983722543</text:p>
          </table:table-cell>
          <table:table-cell office:value-type="float" office:value="0.172747329913043" calcext:value-type="float">
            <text:p>0,172747329913043</text:p>
          </table:table-cell>
          <table:table-cell office:value-type="float" office:value="0.585911916210381" calcext:value-type="float">
            <text:p>0,585911916210381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7.62588656619428" calcext:value-type="float">
            <text:p>7,62588656619428</text:p>
          </table:table-cell>
          <table:table-cell office:value-type="float" office:value="7.50934837933" calcext:value-type="float">
            <text:p>7,50934837933</text:p>
          </table:table-cell>
          <table:table-cell office:value-type="float" office:value="0.415628836719787" calcext:value-type="float">
            <text:p>0,415628836719787</text:p>
          </table:table-cell>
        </table:table-row>
        <table:table-row table:style-name="ro2">
          <table:table-cell office:value-type="string" calcext:value-type="string">
            <text:p>Images_HDR/bigFogMap_oDAA.hdr_0751x1080.hdrYCC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1824930" calcext:value-type="float">
            <text:p>1824930</text:p>
          </table:table-cell>
          <table:table-cell office:value-type="float" office:value="0.562486823433391" calcext:value-type="float">
            <text:p>0,56248682343339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419625673287796" calcext:value-type="float">
            <text:p>0,419625673287796</text:p>
          </table:table-cell>
          <table:table-cell office:value-type="float" office:value="0.384026973881292" calcext:value-type="float">
            <text:p>0,384026973881292</text:p>
          </table:table-cell>
          <table:table-cell office:value-type="float" office:value="61237856545" calcext:value-type="float">
            <text:p>61237856545</text:p>
          </table:table-cell>
          <table:table-cell office:value-type="float" office:value="0.176085705682236" calcext:value-type="float">
            <text:p>0,176085705682236</text:p>
          </table:table-cell>
          <table:table-cell office:value-type="float" office:value="0.557024864544669" calcext:value-type="float">
            <text:p>0,557024864544669</text:p>
          </table:table-cell>
          <table:table-cell office:value-type="float" office:value="0.793652246890974" calcext:value-type="float">
            <text:p>0,793652246890974</text:p>
          </table:table-cell>
          <table:table-cell office:value-type="float" office:value="7.54275897839057" calcext:value-type="float">
            <text:p>7,54275897839057</text:p>
          </table:table-cell>
          <table:table-cell office:value-type="float" office:value="31.143270488825" calcext:value-type="float">
            <text:p>31,143270488825</text:p>
          </table:table-cell>
          <table:table-cell office:value-type="float" office:value="0.419625673287796" calcext:value-type="float">
            <text:p>0,419625673287796</text:p>
          </table:table-cell>
        </table:table-row>
        <table:table-row table:style-name="ro2">
          <table:table-cell office:value-type="string" calcext:value-type="string">
            <text:p>Images_HDR/bigFogMap_oDAA.hdr_0751x1080.hdrYCC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2433240" calcext:value-type="float">
            <text:p>2433240</text:p>
          </table:table-cell>
          <table:table-cell office:value-type="float" office:value="0.749982431244521" calcext:value-type="float">
            <text:p>0,74998243124452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417340215174876" calcext:value-type="float">
            <text:p>0,417340215174876</text:p>
          </table:table-cell>
          <table:table-cell office:value-type="float" office:value="0.384401443506833" calcext:value-type="float">
            <text:p>0,384401443506833</text:p>
          </table:table-cell>
          <table:table-cell office:value-type="float" office:value="61297570364" calcext:value-type="float">
            <text:p>61297570364</text:p>
          </table:table-cell>
          <table:table-cell office:value-type="float" office:value="0.174172855202211" calcext:value-type="float">
            <text:p>0,174172855202211</text:p>
          </table:table-cell>
          <table:table-cell office:value-type="float" office:value="0.613024168840871" calcext:value-type="float">
            <text:p>0,613024168840871</text:p>
          </table:table-cell>
          <table:table-cell office:value-type="float" office:value="0.815686274509804" calcext:value-type="float">
            <text:p>0,815686274509804</text:p>
          </table:table-cell>
          <table:table-cell office:value-type="float" office:value="7.59019528745622" calcext:value-type="float">
            <text:p>7,59019528745622</text:p>
          </table:table-cell>
          <table:table-cell office:value-type="float" office:value="11.5355849604818" calcext:value-type="float">
            <text:p>11,5355849604818</text:p>
          </table:table-cell>
          <table:table-cell office:value-type="float" office:value="0.417340215174876" calcext:value-type="float">
            <text:p>0,417340215174876</text:p>
          </table:table-cell>
        </table:table-row>
        <table:table-row table:style-name="ro2">
          <table:table-cell office:value-type="string" calcext:value-type="string">
            <text:p>Images_HDR/bigFogMap_oDAA.hdr_0751x1080.hdrYCC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3041550" calcext:value-type="float">
            <text:p>3041550</text:p>
          </table:table-cell>
          <table:table-cell office:value-type="float" office:value="0.937478039055652" calcext:value-type="float">
            <text:p>0,937478039055652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416485557129802" calcext:value-type="float">
            <text:p>0,416485557129802</text:p>
          </table:table-cell>
          <table:table-cell office:value-type="float" office:value="0.38398960543192" calcext:value-type="float">
            <text:p>0,38398960543192</text:p>
          </table:table-cell>
          <table:table-cell office:value-type="float" office:value="61231897683" calcext:value-type="float">
            <text:p>61231897683</text:p>
          </table:table-cell>
          <table:table-cell office:value-type="float" office:value="0.173460219297722" calcext:value-type="float">
            <text:p>0,173460219297722</text:p>
          </table:table-cell>
          <table:table-cell office:value-type="float" office:value="0.639229822565258" calcext:value-type="float">
            <text:p>0,639229822565258</text:p>
          </table:table-cell>
          <table:table-cell office:value-type="float" office:value="0.816220340276188" calcext:value-type="float">
            <text:p>0,816220340276188</text:p>
          </table:table-cell>
          <table:table-cell office:value-type="float" office:value="7.60800108886952" calcext:value-type="float">
            <text:p>7,60800108886952</text:p>
          </table:table-cell>
          <table:table-cell office:value-type="float" office:value="8.39800943825348" calcext:value-type="float">
            <text:p>8,39800943825348</text:p>
          </table:table-cell>
          <table:table-cell office:value-type="float" office:value="0.416485557129802" calcext:value-type="float">
            <text:p>0,416485557129802</text:p>
          </table:table-cell>
        </table:table-row>
        <table:table-row table:style-name="ro2">
          <table:table-cell office:value-type="string" calcext:value-type="string">
            <text:p>Images_HDR/bigFogMap_oDAA.hdr_0751x1080.hdrYPbP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1216620" calcext:value-type="float">
            <text:p>1216620</text:p>
          </table:table-cell>
          <table:table-cell office:value-type="float" office:value="0.374991215622261" calcext:value-type="float">
            <text:p>0,37499121562226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46607882491216" calcext:value-type="float">
            <text:p>0,346607882491216</text:p>
          </table:table-cell>
          <table:table-cell office:value-type="float" office:value="0.308761770978271" calcext:value-type="float">
            <text:p>0,308761770978271</text:p>
          </table:table-cell>
          <table:table-cell office:value-type="float" office:value="49235887903" calcext:value-type="float">
            <text:p>49235887903</text:p>
          </table:table-cell>
          <table:table-cell office:value-type="float" office:value="0.120137024205044" calcext:value-type="float">
            <text:p>0,120137024205044</text:p>
          </table:table-cell>
          <table:table-cell office:value-type="float" office:value="0.589913955155516" calcext:value-type="float">
            <text:p>0,589913955155516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9.20323129732882" calcext:value-type="float">
            <text:p>9,20323129732882</text:p>
          </table:table-cell>
          <table:table-cell office:value-type="float" office:value="14.4701587367799" calcext:value-type="float">
            <text:p>14,4701587367799</text:p>
          </table:table-cell>
          <table:table-cell office:value-type="float" office:value="0.346607882491216" calcext:value-type="float">
            <text:p>0,346607882491216</text:p>
          </table:table-cell>
        </table:table-row>
        <table:table-row table:style-name="ro2">
          <table:table-cell office:value-type="string" calcext:value-type="string">
            <text:p>Images_HDR/bigFogMap_oDAA.hdr_0751x1080.hdrYPbPr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1824930" calcext:value-type="float">
            <text:p>1824930</text:p>
          </table:table-cell>
          <table:table-cell office:value-type="float" office:value="0.562486823433391" calcext:value-type="float">
            <text:p>0,56248682343339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70822596989508" calcext:value-type="float">
            <text:p>0,370822596989508</text:p>
          </table:table-cell>
          <table:table-cell office:value-type="float" office:value="0.340283154992654" calcext:value-type="float">
            <text:p>0,340283154992654</text:p>
          </table:table-cell>
          <table:table-cell office:value-type="float" office:value="54262362926" calcext:value-type="float">
            <text:p>54262362926</text:p>
          </table:table-cell>
          <table:table-cell office:value-type="float" office:value="0.137509398438043" calcext:value-type="float">
            <text:p>0,137509398438043</text:p>
          </table:table-cell>
          <table:table-cell office:value-type="float" office:value="0.564532606206932" calcext:value-type="float">
            <text:p>0,564532606206932</text:p>
          </table:table-cell>
          <table:table-cell office:value-type="float" office:value="0.825391012436103" calcext:value-type="float">
            <text:p>0,825391012436103</text:p>
          </table:table-cell>
          <table:table-cell office:value-type="float" office:value="8.61667617831605" calcext:value-type="float">
            <text:p>8,61667617831605</text:p>
          </table:table-cell>
          <table:table-cell office:value-type="float" office:value="28.701915358033" calcext:value-type="float">
            <text:p>28,701915358033</text:p>
          </table:table-cell>
          <table:table-cell office:value-type="float" office:value="0.370822596989508" calcext:value-type="float">
            <text:p>0,370822596989508</text:p>
          </table:table-cell>
        </table:table-row>
        <table:table-row table:style-name="ro2">
          <table:table-cell office:value-type="string" calcext:value-type="string">
            <text:p>Images_HDR/bigFogMap_oDAA.hdr_0751x1080.hdrYPbPr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2433240" calcext:value-type="float">
            <text:p>2433240</text:p>
          </table:table-cell>
          <table:table-cell office:value-type="float" office:value="0.749982431244521" calcext:value-type="float">
            <text:p>0,74998243124452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66455108407127" calcext:value-type="float">
            <text:p>0,366455108407127</text:p>
          </table:table-cell>
          <table:table-cell office:value-type="float" office:value="0.338911360972422" calcext:value-type="float">
            <text:p>0,338911360972422</text:p>
          </table:table-cell>
          <table:table-cell office:value-type="float" office:value="54043613382" calcext:value-type="float">
            <text:p>54043613382</text:p>
          </table:table-cell>
          <table:table-cell office:value-type="float" office:value="0.134289346477679" calcext:value-type="float">
            <text:p>0,134289346477679</text:p>
          </table:table-cell>
          <table:table-cell office:value-type="float" office:value="0.599579142779242" calcext:value-type="float">
            <text:p>0,599579142779242</text:p>
          </table:table-cell>
          <table:table-cell office:value-type="float" office:value="0.847058823529412" calcext:value-type="float">
            <text:p>0,847058823529412</text:p>
          </table:table-cell>
          <table:table-cell office:value-type="float" office:value="8.71958439672898" calcext:value-type="float">
            <text:p>8,71958439672898</text:p>
          </table:table-cell>
          <table:table-cell office:value-type="float" office:value="15.7157051727253" calcext:value-type="float">
            <text:p>15,7157051727253</text:p>
          </table:table-cell>
          <table:table-cell office:value-type="float" office:value="0.366455108407127" calcext:value-type="float">
            <text:p>0,366455108407127</text:p>
          </table:table-cell>
        </table:table-row>
        <table:table-row table:style-name="ro2">
          <table:table-cell office:value-type="string" calcext:value-type="string">
            <text:p>Images_HDR/bigFogMap_oDAA.hdr_0751x1080.hdrYPbPr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3041550" calcext:value-type="float">
            <text:p>3041550</text:p>
          </table:table-cell>
          <table:table-cell office:value-type="float" office:value="0.937478039055652" calcext:value-type="float">
            <text:p>0,937478039055652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66049628297674" calcext:value-type="float">
            <text:p>0,366049628297674</text:p>
          </table:table-cell>
          <table:table-cell office:value-type="float" office:value="0.338954946398977" calcext:value-type="float">
            <text:p>0,338954946398977</text:p>
          </table:table-cell>
          <table:table-cell office:value-type="float" office:value="54050563618" calcext:value-type="float">
            <text:p>54050563618</text:p>
          </table:table-cell>
          <table:table-cell office:value-type="float" office:value="0.133992330376865" calcext:value-type="float">
            <text:p>0,133992330376865</text:p>
          </table:table-cell>
          <table:table-cell office:value-type="float" office:value="0.619325803996122" calcext:value-type="float">
            <text:p>0,619325803996122</text:p>
          </table:table-cell>
          <table:table-cell office:value-type="float" office:value="0.84946974898909" calcext:value-type="float">
            <text:p>0,84946974898909</text:p>
          </table:table-cell>
          <table:table-cell office:value-type="float" office:value="8.72920059622748" calcext:value-type="float">
            <text:p>8,72920059622748</text:p>
          </table:table-cell>
          <table:table-cell office:value-type="float" office:value="8.46470823510503" calcext:value-type="float">
            <text:p>8,46470823510503</text:p>
          </table:table-cell>
          <table:table-cell office:value-type="float" office:value="0.366049628297674" calcext:value-type="float">
            <text:p>0,366049628297674</text:p>
          </table:table-cell>
        </table:table-row>
        <table:table-row table:style-name="ro2">
          <table:table-cell office:value-type="string" calcext:value-type="string">
            <text:p>Images_HDR/bigFogMap_oDAA.hdr_0751x1080.hdrYU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1216620" calcext:value-type="float">
            <text:p>1216620</text:p>
          </table:table-cell>
          <table:table-cell office:value-type="float" office:value="0.374991215622261" calcext:value-type="float">
            <text:p>0,37499121562226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46685334903977" calcext:value-type="float">
            <text:p>0,346685334903977</text:p>
          </table:table-cell>
          <table:table-cell office:value-type="float" office:value="0.308909638666545" calcext:value-type="float">
            <text:p>0,308909638666545</text:p>
          </table:table-cell>
          <table:table-cell office:value-type="float" office:value="49259467237" calcext:value-type="float">
            <text:p>49259467237</text:p>
          </table:table-cell>
          <table:table-cell office:value-type="float" office:value="0.120190721437483" calcext:value-type="float">
            <text:p>0,120190721437483</text:p>
          </table:table-cell>
          <table:table-cell office:value-type="float" office:value="0.59147156113731" calcext:value-type="float">
            <text:p>0,59147156113731</text:p>
          </table:table-cell>
          <table:table-cell office:value-type="float" office:value="0.866666666666667" calcext:value-type="float">
            <text:p>0,866666666666667</text:p>
          </table:table-cell>
          <table:table-cell office:value-type="float" office:value="9.20129057990834" calcext:value-type="float">
            <text:p>9,20129057990834</text:p>
          </table:table-cell>
          <table:table-cell office:value-type="float" office:value="17.4861262448626" calcext:value-type="float">
            <text:p>17,4861262448626</text:p>
          </table:table-cell>
          <table:table-cell office:value-type="float" office:value="0.346685334903977" calcext:value-type="float">
            <text:p>0,346685334903977</text:p>
          </table:table-cell>
        </table:table-row>
        <table:table-row table:style-name="ro2">
          <table:table-cell office:value-type="string" calcext:value-type="string">
            <text:p>Images_HDR/bigFogMap_oDAA.hdr_0751x1080.hdrYUV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1824930" calcext:value-type="float">
            <text:p>1824930</text:p>
          </table:table-cell>
          <table:table-cell office:value-type="float" office:value="0.562486823433391" calcext:value-type="float">
            <text:p>0,56248682343339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76538707179331" calcext:value-type="float">
            <text:p>0,376538707179331</text:p>
          </table:table-cell>
          <table:table-cell office:value-type="float" office:value="0.345472086308976" calcext:value-type="float">
            <text:p>0,345472086308976</text:p>
          </table:table-cell>
          <table:table-cell office:value-type="float" office:value="55089802281" calcext:value-type="float">
            <text:p>55089802281</text:p>
          </table:table-cell>
          <table:table-cell office:value-type="float" office:value="0.141781398004282" calcext:value-type="float">
            <text:p>0,141781398004282</text:p>
          </table:table-cell>
          <table:table-cell office:value-type="float" office:value="0.563914625365292" calcext:value-type="float">
            <text:p>0,563914625365292</text:p>
          </table:table-cell>
          <table:table-cell office:value-type="float" office:value="0.77778286411841" calcext:value-type="float">
            <text:p>0,77778286411841</text:p>
          </table:table-cell>
          <table:table-cell office:value-type="float" office:value="8.48380745697683" calcext:value-type="float">
            <text:p>8,48380745697683</text:p>
          </table:table-cell>
          <table:table-cell office:value-type="float" office:value="28.1065578230298" calcext:value-type="float">
            <text:p>28,1065578230298</text:p>
          </table:table-cell>
          <table:table-cell office:value-type="float" office:value="0.376538707179331" calcext:value-type="float">
            <text:p>0,376538707179331</text:p>
          </table:table-cell>
        </table:table-row>
        <table:table-row table:style-name="ro2">
          <table:table-cell office:value-type="string" calcext:value-type="string">
            <text:p>Images_HDR/bigFogMap_oDAA.hdr_0751x1080.hdrYUV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2433240" calcext:value-type="float">
            <text:p>2433240</text:p>
          </table:table-cell>
          <table:table-cell office:value-type="float" office:value="0.749982431244521" calcext:value-type="float">
            <text:p>0,749982431244521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70370735834859" calcext:value-type="float">
            <text:p>0,370370735834859</text:p>
          </table:table-cell>
          <table:table-cell office:value-type="float" office:value="0.342594636453929" calcext:value-type="float">
            <text:p>0,342594636453929</text:p>
          </table:table-cell>
          <table:table-cell office:value-type="float" office:value="54630957269" calcext:value-type="float">
            <text:p>54630957269</text:p>
          </table:table-cell>
          <table:table-cell office:value-type="float" office:value="0.137174481962855" calcext:value-type="float">
            <text:p>0,137174481962855</text:p>
          </table:table-cell>
          <table:table-cell office:value-type="float" office:value="0.59881524084297" calcext:value-type="float">
            <text:p>0,59881524084297</text:p>
          </table:table-cell>
          <table:table-cell office:value-type="float" office:value="0.803921568627451" calcext:value-type="float">
            <text:p>0,803921568627451</text:p>
          </table:table-cell>
          <table:table-cell office:value-type="float" office:value="8.6272667123466" calcext:value-type="float">
            <text:p>8,6272667123466</text:p>
          </table:table-cell>
          <table:table-cell office:value-type="float" office:value="12.6008466697298" calcext:value-type="float">
            <text:p>12,6008466697298</text:p>
          </table:table-cell>
          <table:table-cell office:value-type="float" office:value="0.370370735834859" calcext:value-type="float">
            <text:p>0,370370735834859</text:p>
          </table:table-cell>
        </table:table-row>
        <table:table-row table:style-name="ro2">
          <table:table-cell office:value-type="string" calcext:value-type="string">
            <text:p>Images_HDR/bigFogMap_oDAA.hdr_0751x1080.hdrYUV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3041550" calcext:value-type="float">
            <text:p>3041550</text:p>
          </table:table-cell>
          <table:table-cell office:value-type="float" office:value="0.937478039055652" calcext:value-type="float">
            <text:p>0,937478039055652</text:p>
          </table:table-cell>
          <table:table-cell office:value-type="float" office:value="811080" calcext:value-type="float">
            <text:p>811080</text:p>
          </table:table-cell>
          <table:table-cell office:value-type="float" office:value="0.370029296875" calcext:value-type="float">
            <text:p>0,370029296875</text:p>
          </table:table-cell>
          <table:table-cell office:value-type="float" office:value="0.342721563190935" calcext:value-type="float">
            <text:p>0,342721563190935</text:p>
          </table:table-cell>
          <table:table-cell office:value-type="float" office:value="54651197309" calcext:value-type="float">
            <text:p>54651197309</text:p>
          </table:table-cell>
          <table:table-cell office:value-type="float" office:value="0.136921988890765" calcext:value-type="float">
            <text:p>0,136921988890765</text:p>
          </table:table-cell>
          <table:table-cell office:value-type="float" office:value="0.619229936530756" calcext:value-type="float">
            <text:p>0,619229936530756</text:p>
          </table:table-cell>
          <table:table-cell office:value-type="float" office:value="0.804501411459525" calcext:value-type="float">
            <text:p>0,804501411459525</text:p>
          </table:table-cell>
          <table:table-cell office:value-type="float" office:value="8.63526801047375" calcext:value-type="float">
            <text:p>8,63526801047375</text:p>
          </table:table-cell>
          <table:table-cell office:value-type="float" office:value="8.47158259953459" calcext:value-type="float">
            <text:p>8,47158259953459</text:p>
          </table:table-cell>
          <table:table-cell office:value-type="float" office:value="0.370029296875" calcext:value-type="float">
            <text:p>0,370029296875</text:p>
          </table:table-cell>
        </table:table-row>
        <table:table-row table:style-name="ro2">
          <table:table-cell office:value-type="string" calcext:value-type="string">
            <text:p>Images_HDR/dani_belgium_oC65.hdr_1025x0769.h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GB(A)</text:p>
          </table:table-cell>
          <table:table-cell office:value-type="float" office:value="3152976" calcext:value-type="float">
            <text:p>31529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mages_HDR/dani_belgium_oC65.hdr_1025x0769.hdrCMYK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1576450" calcext:value-type="float">
            <text:p>1576450</text:p>
          </table:table-cell>
          <table:table-cell office:value-type="float" office:value="0.499987947894307" calcext:value-type="float">
            <text:p>0,499987947894307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54103399349435" calcext:value-type="float">
            <text:p>0,354103399349435</text:p>
          </table:table-cell>
          <table:table-cell office:value-type="float" office:value="0.207932164619249" calcext:value-type="float">
            <text:p>0,207932164619249</text:p>
          </table:table-cell>
          <table:table-cell office:value-type="float" office:value="42964046206" calcext:value-type="float">
            <text:p>42964046206</text:p>
          </table:table-cell>
          <table:table-cell office:value-type="float" office:value="0.125389217430825" calcext:value-type="float">
            <text:p>0,125389217430825</text:p>
          </table:table-cell>
          <table:table-cell office:value-type="float" office:value="0.382241828806697" calcext:value-type="float">
            <text:p>0,382241828806697</text:p>
          </table:table-cell>
          <table:table-cell office:value-type="float" office:value="1" calcext:value-type="float">
            <text:p>1</text:p>
          </table:table-cell>
          <table:table-cell office:value-type="float" office:value="9.01739808095666" calcext:value-type="float">
            <text:p>9,01739808095666</text:p>
          </table:table-cell>
          <table:table-cell office:value-type="float" office:value="0.324810545758397" calcext:value-type="float">
            <text:p>0,324810545758397</text:p>
          </table:table-cell>
          <table:table-cell office:value-type="float" office:value="0.354103399349435" calcext:value-type="float">
            <text:p>0,354103399349435</text:p>
          </table:table-cell>
        </table:table-row>
        <table:table-row table:style-name="ro2">
          <table:table-cell office:value-type="string" calcext:value-type="string">
            <text:p>Images_HDR/dani_belgium_oC65.hdr_1025x0769.hdrCMYK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2364675" calcext:value-type="float">
            <text:p>2364675</text:p>
          </table:table-cell>
          <table:table-cell office:value-type="float" office:value="0.74998192184146" calcext:value-type="float">
            <text:p>0,74998192184146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5378102509502" calcext:value-type="float">
            <text:p>0,35378102509502</text:p>
          </table:table-cell>
          <table:table-cell office:value-type="float" office:value="0.20753446457766" calcext:value-type="float">
            <text:p>0,20753446457766</text:p>
          </table:table-cell>
          <table:table-cell office:value-type="float" office:value="42881871315" calcext:value-type="float">
            <text:p>42881871315</text:p>
          </table:table-cell>
          <table:table-cell office:value-type="float" office:value="0.125161013717283" calcext:value-type="float">
            <text:p>0,125161013717283</text:p>
          </table:table-cell>
          <table:table-cell office:value-type="float" office:value="0.384423993677142" calcext:value-type="float">
            <text:p>0,384423993677142</text:p>
          </table:table-cell>
          <table:table-cell office:value-type="float" office:value="1" calcext:value-type="float">
            <text:p>1</text:p>
          </table:table-cell>
          <table:table-cell office:value-type="float" office:value="9.02530928027927" calcext:value-type="float">
            <text:p>9,02530928027927</text:p>
          </table:table-cell>
          <table:table-cell office:value-type="float" office:value="0.0730865167108941" calcext:value-type="float">
            <text:p>0,073086516710894</text:p>
          </table:table-cell>
          <table:table-cell office:value-type="float" office:value="0.35378102509502" calcext:value-type="float">
            <text:p>0,35378102509502</text:p>
          </table:table-cell>
        </table:table-row>
        <table:table-row table:style-name="ro2">
          <table:table-cell office:value-type="string" calcext:value-type="string">
            <text:p>Images_HDR/dani_belgium_oC65.hdr_1025x0769.hdrCMYK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3152900" calcext:value-type="float">
            <text:p>3152900</text:p>
          </table:table-cell>
          <table:table-cell office:value-type="float" office:value="0.999975895788614" calcext:value-type="float">
            <text:p>0,999975895788614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53775039693186" calcext:value-type="float">
            <text:p>0,353775039693186</text:p>
          </table:table-cell>
          <table:table-cell office:value-type="float" office:value="0.207515214534364" calcext:value-type="float">
            <text:p>0,207515214534364</text:p>
          </table:table-cell>
          <table:table-cell office:value-type="float" office:value="42877893769" calcext:value-type="float">
            <text:p>42877893769</text:p>
          </table:table-cell>
          <table:table-cell office:value-type="float" office:value="0.125156778709916" calcext:value-type="float">
            <text:p>0,125156778709916</text:p>
          </table:table-cell>
          <table:table-cell office:value-type="float" office:value="0.384549326718534" calcext:value-type="float">
            <text:p>0,384549326718534</text:p>
          </table:table-cell>
          <table:table-cell office:value-type="float" office:value="1" calcext:value-type="float">
            <text:p>1</text:p>
          </table:table-cell>
          <table:table-cell office:value-type="float" office:value="9.02545623270425" calcext:value-type="float">
            <text:p>9,02545623270425</text:p>
          </table:table-cell>
          <table:table-cell office:value-type="float" office:value="0.0851684448511326" calcext:value-type="float">
            <text:p>0,085168444851133</text:p>
          </table:table-cell>
          <table:table-cell office:value-type="float" office:value="0.353775039693186" calcext:value-type="float">
            <text:p>0,353775039693186</text:p>
          </table:table-cell>
        </table:table-row>
        <table:table-row table:style-name="ro2">
          <table:table-cell office:value-type="string" calcext:value-type="string">
            <text:p>Images_HDR/dani_belgium_oC65.hdr_1025x0769.hdrCMYK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3941125" calcext:value-type="float">
            <text:p>3941125</text:p>
          </table:table-cell>
          <table:table-cell office:value-type="float" office:value="1.24996986973577" calcext:value-type="float">
            <text:p>1,24996986973577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53769713894351" calcext:value-type="float">
            <text:p>0,353769713894351</text:p>
          </table:table-cell>
          <table:table-cell office:value-type="float" office:value="0.207511185439216" calcext:value-type="float">
            <text:p>0,207511185439216</text:p>
          </table:table-cell>
          <table:table-cell office:value-type="float" office:value="42877061256" calcext:value-type="float">
            <text:p>42877061256</text:p>
          </table:table-cell>
          <table:table-cell office:value-type="float" office:value="0.125153010468891" calcext:value-type="float">
            <text:p>0,125153010468891</text:p>
          </table:table-cell>
          <table:table-cell office:value-type="float" office:value="0.384549258887993" calcext:value-type="float">
            <text:p>0,384549258887993</text:p>
          </table:table-cell>
          <table:table-cell office:value-type="float" office:value="1" calcext:value-type="float">
            <text:p>1</text:p>
          </table:table-cell>
          <table:table-cell office:value-type="float" office:value="9.02558699277472" calcext:value-type="float">
            <text:p>9,02558699277472</text:p>
          </table:table-cell>
          <table:table-cell office:value-type="float" office:value="0.0813516567425338" calcext:value-type="float">
            <text:p>0,081351656742534</text:p>
          </table:table-cell>
          <table:table-cell office:value-type="float" office:value="0.353769713894351" calcext:value-type="float">
            <text:p>0,353769713894351</text:p>
          </table:table-cell>
        </table:table-row>
        <table:table-row table:style-name="ro2">
          <table:table-cell office:value-type="string" calcext:value-type="string">
            <text:p>Images_HDR/dani_belgium_oC65.hdr_1025x0769.hdrYCbC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r</text:p>
          </table:table-cell>
          <table:table-cell office:value-type="float" office:value="1182337" calcext:value-type="float">
            <text:p>1182337</text:p>
          </table:table-cell>
          <table:table-cell office:value-type="float" office:value="0.374990802340392" calcext:value-type="float">
            <text:p>0,374990802340392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54331193660351" calcext:value-type="float">
            <text:p>0,354331193660351</text:p>
          </table:table-cell>
          <table:table-cell office:value-type="float" office:value="0.320626602068545" calcext:value-type="float">
            <text:p>0,320626602068545</text:p>
          </table:table-cell>
          <table:table-cell office:value-type="float" office:value="49687176241" calcext:value-type="float">
            <text:p>49687176241</text:p>
          </table:table-cell>
          <table:table-cell office:value-type="float" office:value="0.125550594800769" calcext:value-type="float">
            <text:p>0,125550594800769</text:p>
          </table:table-cell>
          <table:table-cell office:value-type="float" office:value="0.555893201558637" calcext:value-type="float">
            <text:p>0,555893201558637</text:p>
          </table:table-cell>
          <table:table-cell office:value-type="float" office:value="0.70794232089723" calcext:value-type="float">
            <text:p>0,70794232089723</text:p>
          </table:table-cell>
          <table:table-cell office:value-type="float" office:value="9.01181225459382" calcext:value-type="float">
            <text:p>9,01181225459382</text:p>
          </table:table-cell>
          <table:table-cell office:value-type="float" office:value="18.0113315614669" calcext:value-type="float">
            <text:p>18,0113315614669</text:p>
          </table:table-cell>
          <table:table-cell office:value-type="float" office:value="0.354331193660351" calcext:value-type="float">
            <text:p>0,354331193660351</text:p>
          </table:table-cell>
        </table:table-row>
        <table:table-row table:style-name="ro2">
          <table:table-cell office:value-type="string" calcext:value-type="string">
            <text:p>Images_HDR/dani_belgium_oC65.hdr_1025x0769.hdrYCbCr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r</text:p>
          </table:table-cell>
          <table:table-cell office:value-type="float" office:value="1773506" calcext:value-type="float">
            <text:p>1773506</text:p>
          </table:table-cell>
          <table:table-cell office:value-type="float" office:value="0.562486362090926" calcext:value-type="float">
            <text:p>0,562486362090926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54639403235399" calcext:value-type="float">
            <text:p>0,354639403235399</text:p>
          </table:table-cell>
          <table:table-cell office:value-type="float" office:value="0.321585868998721" calcext:value-type="float">
            <text:p>0,321585868998721</text:p>
          </table:table-cell>
          <table:table-cell office:value-type="float" office:value="49835832855" calcext:value-type="float">
            <text:p>49835832855</text:p>
          </table:table-cell>
          <table:table-cell office:value-type="float" office:value="0.12576910632716" calcext:value-type="float">
            <text:p>0,12576910632716</text:p>
          </table:table-cell>
          <table:table-cell office:value-type="float" office:value="0.594737930378275" calcext:value-type="float">
            <text:p>0,594737930378275</text:p>
          </table:table-cell>
          <table:table-cell office:value-type="float" office:value="0.682536049439231" calcext:value-type="float">
            <text:p>0,682536049439231</text:p>
          </table:table-cell>
          <table:table-cell office:value-type="float" office:value="9.00426025022402" calcext:value-type="float">
            <text:p>9,00426025022402</text:p>
          </table:table-cell>
          <table:table-cell office:value-type="float" office:value="3.46903711635051" calcext:value-type="float">
            <text:p>3,46903711635051</text:p>
          </table:table-cell>
          <table:table-cell office:value-type="float" office:value="0.354639403235399" calcext:value-type="float">
            <text:p>0,354639403235399</text:p>
          </table:table-cell>
        </table:table-row>
        <table:table-row table:style-name="ro2">
          <table:table-cell office:value-type="string" calcext:value-type="string">
            <text:p>Images_HDR/dani_belgium_oC65.hdr_1025x0769.hdrYCbCr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r</text:p>
          </table:table-cell>
          <table:table-cell office:value-type="float" office:value="2364675" calcext:value-type="float">
            <text:p>2364675</text:p>
          </table:table-cell>
          <table:table-cell office:value-type="float" office:value="0.74998192184146" calcext:value-type="float">
            <text:p>0,74998192184146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54783862913256" calcext:value-type="float">
            <text:p>0,354783862913256</text:p>
          </table:table-cell>
          <table:table-cell office:value-type="float" office:value="0.321737268218013" calcext:value-type="float">
            <text:p>0,321737268218013</text:p>
          </table:table-cell>
          <table:table-cell office:value-type="float" office:value="49859295037" calcext:value-type="float">
            <text:p>49859295037</text:p>
          </table:table-cell>
          <table:table-cell office:value-type="float" office:value="0.125871589383652" calcext:value-type="float">
            <text:p>0,125871589383652</text:p>
          </table:table-cell>
          <table:table-cell office:value-type="float" office:value="0.619652465989585" calcext:value-type="float">
            <text:p>0,619652465989585</text:p>
          </table:table-cell>
          <table:table-cell office:value-type="float" office:value="0.676569771877623" calcext:value-type="float">
            <text:p>0,676569771877623</text:p>
          </table:table-cell>
          <table:table-cell office:value-type="float" office:value="9.00072283921361" calcext:value-type="float">
            <text:p>9,00072283921361</text:p>
          </table:table-cell>
          <table:table-cell office:value-type="float" office:value="0.430089111328125" calcext:value-type="float">
            <text:p>0,430089111328125</text:p>
          </table:table-cell>
          <table:table-cell office:value-type="float" office:value="0.354783862913256" calcext:value-type="float">
            <text:p>0,354783862913256</text:p>
          </table:table-cell>
        </table:table-row>
        <table:table-row table:style-name="ro2">
          <table:table-cell office:value-type="string" calcext:value-type="string">
            <text:p>Images_HDR/dani_belgium_oC65.hdr_1025x0769.hdrYCbCr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r</text:p>
          </table:table-cell>
          <table:table-cell office:value-type="float" office:value="2955843" calcext:value-type="float">
            <text:p>2955843</text:p>
          </table:table-cell>
          <table:table-cell office:value-type="float" office:value="0.937477164431318" calcext:value-type="float">
            <text:p>0,937477164431318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54788484586361" calcext:value-type="float">
            <text:p>0,354788484586361</text:p>
          </table:table-cell>
          <table:table-cell office:value-type="float" office:value="0.321746403336769" calcext:value-type="float">
            <text:p>0,321746403336769</text:p>
          </table:table-cell>
          <table:table-cell office:value-type="float" office:value="49860710697" calcext:value-type="float">
            <text:p>49860710697</text:p>
          </table:table-cell>
          <table:table-cell office:value-type="float" office:value="0.125874868795087" calcext:value-type="float">
            <text:p>0,125874868795087</text:p>
          </table:table-cell>
          <table:table-cell office:value-type="float" office:value="0.625326049083292" calcext:value-type="float">
            <text:p>0,625326049083292</text:p>
          </table:table-cell>
          <table:table-cell office:value-type="float" office:value="0.678400854505226" calcext:value-type="float">
            <text:p>0,678400854505226</text:p>
          </table:table-cell>
          <table:table-cell office:value-type="float" office:value="9.00060969122334" calcext:value-type="float">
            <text:p>9,00060969122334</text:p>
          </table:table-cell>
          <table:table-cell office:value-type="float" office:value="0.189645391802644" calcext:value-type="float">
            <text:p>0,189645391802644</text:p>
          </table:table-cell>
          <table:table-cell office:value-type="float" office:value="0.354788484586361" calcext:value-type="float">
            <text:p>0,354788484586361</text:p>
          </table:table-cell>
        </table:table-row>
        <table:table-row table:style-name="ro2">
          <table:table-cell office:value-type="string" calcext:value-type="string">
            <text:p>Images_HDR/dani_belgium_oC65.hdr_1025x0769.hdrHC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1182337" calcext:value-type="float">
            <text:p>1182337</text:p>
          </table:table-cell>
          <table:table-cell office:value-type="float" office:value="0.374990802340392" calcext:value-type="float">
            <text:p>0,374990802340392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12983216862567" calcext:value-type="float">
            <text:p>0,312983216862567</text:p>
          </table:table-cell>
          <table:table-cell office:value-type="float" office:value="0.206857692065685" calcext:value-type="float">
            <text:p>0,206857692065685</text:p>
          </table:table-cell>
          <table:table-cell office:value-type="float" office:value="32056524743" calcext:value-type="float">
            <text:p>32056524743</text:p>
          </table:table-cell>
          <table:table-cell office:value-type="float" office:value="0.0979584940376408" calcext:value-type="float">
            <text:p>0,097958494037641</text:p>
          </table:table-cell>
          <table:table-cell office:value-type="float" office:value="0.592518670676562" calcext:value-type="float">
            <text:p>0,592518670676562</text:p>
          </table:table-cell>
          <table:table-cell office:value-type="float" office:value="0.976195925841154" calcext:value-type="float">
            <text:p>0,976195925841154</text:p>
          </table:table-cell>
          <table:table-cell office:value-type="float" office:value="10.0895790011092" calcext:value-type="float">
            <text:p>10,0895790011092</text:p>
          </table:table-cell>
          <table:table-cell office:value-type="float" office:value="33.9932233204057" calcext:value-type="float">
            <text:p>33,9932233204057</text:p>
          </table:table-cell>
          <table:table-cell office:value-type="float" office:value="0.312983216862567" calcext:value-type="float">
            <text:p>0,312983216862567</text:p>
          </table:table-cell>
        </table:table-row>
        <table:table-row table:style-name="ro2">
          <table:table-cell office:value-type="string" calcext:value-type="string">
            <text:p>Images_HDR/dani_belgium_oC65.hdr_1025x0769.hdrHCL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1773506" calcext:value-type="float">
            <text:p>1773506</text:p>
          </table:table-cell>
          <table:table-cell office:value-type="float" office:value="0.562486362090926" calcext:value-type="float">
            <text:p>0,562486362090926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44415002195203" calcext:value-type="float">
            <text:p>0,344415002195203</text:p>
          </table:table-cell>
          <table:table-cell office:value-type="float" office:value="0.224751667113718" calcext:value-type="float">
            <text:p>0,224751667113718</text:p>
          </table:table-cell>
          <table:table-cell office:value-type="float" office:value="34829535735" calcext:value-type="float">
            <text:p>34829535735</text:p>
          </table:table-cell>
          <table:table-cell office:value-type="float" office:value="0.118621693737122" calcext:value-type="float">
            <text:p>0,118621693737122</text:p>
          </table:table-cell>
          <table:table-cell office:value-type="float" office:value="0.581307253167908" calcext:value-type="float">
            <text:p>0,581307253167908</text:p>
          </table:table-cell>
          <table:table-cell office:value-type="float" office:value="0.996917677576867" calcext:value-type="float">
            <text:p>0,996917677576867</text:p>
          </table:table-cell>
          <table:table-cell office:value-type="float" office:value="9.25835879194657" calcext:value-type="float">
            <text:p>9,25835879194657</text:p>
          </table:table-cell>
          <table:table-cell office:value-type="float" office:value="6.75423579859675" calcext:value-type="float">
            <text:p>6,75423579859675</text:p>
          </table:table-cell>
          <table:table-cell office:value-type="float" office:value="0.344415002195203" calcext:value-type="float">
            <text:p>0,344415002195203</text:p>
          </table:table-cell>
        </table:table-row>
        <table:table-row table:style-name="ro2">
          <table:table-cell office:value-type="string" calcext:value-type="string">
            <text:p>Images_HDR/dani_belgium_oC65.hdr_1025x0769.hdrHCL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2364675" calcext:value-type="float">
            <text:p>2364675</text:p>
          </table:table-cell>
          <table:table-cell office:value-type="float" office:value="0.74998192184146" calcext:value-type="float">
            <text:p>0,74998192184146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31291513624395" calcext:value-type="float">
            <text:p>0,331291513624395</text:p>
          </table:table-cell>
          <table:table-cell office:value-type="float" office:value="0.215775999126614" calcext:value-type="float">
            <text:p>0,215775999126614</text:p>
          </table:table-cell>
          <table:table-cell office:value-type="float" office:value="33438585657" calcext:value-type="float">
            <text:p>33438585657</text:p>
          </table:table-cell>
          <table:table-cell office:value-type="float" office:value="0.109754066999542" calcext:value-type="float">
            <text:p>0,109754066999542</text:p>
          </table:table-cell>
          <table:table-cell office:value-type="float" office:value="0.590776069520746" calcext:value-type="float">
            <text:p>0,590776069520746</text:p>
          </table:table-cell>
          <table:table-cell office:value-type="float" office:value="0.999237048905165" calcext:value-type="float">
            <text:p>0,999237048905165</text:p>
          </table:table-cell>
          <table:table-cell office:value-type="float" office:value="9.59579377757972" calcext:value-type="float">
            <text:p>9,59579377757972</text:p>
          </table:table-cell>
          <table:table-cell office:value-type="float" office:value="2.88481514989863" calcext:value-type="float">
            <text:p>2,88481514989863</text:p>
          </table:table-cell>
          <table:table-cell office:value-type="float" office:value="0.331291513624395" calcext:value-type="float">
            <text:p>0,331291513624395</text:p>
          </table:table-cell>
        </table:table-row>
        <table:table-row table:style-name="ro2">
          <table:table-cell office:value-type="string" calcext:value-type="string">
            <text:p>Images_HDR/dani_belgium_oC65.hdr_1025x0769.hdrHCL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2955843" calcext:value-type="float">
            <text:p>2955843</text:p>
          </table:table-cell>
          <table:table-cell office:value-type="float" office:value="0.937477164431318" calcext:value-type="float">
            <text:p>0,937477164431318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30110189652817" calcext:value-type="float">
            <text:p>0,330110189652817</text:p>
          </table:table-cell>
          <table:table-cell office:value-type="float" office:value="0.214894513422731" calcext:value-type="float">
            <text:p>0,214894513422731</text:p>
          </table:table-cell>
          <table:table-cell office:value-type="float" office:value="33301982720" calcext:value-type="float">
            <text:p>33301982720</text:p>
          </table:table-cell>
          <table:table-cell office:value-type="float" office:value="0.108972737312619" calcext:value-type="float">
            <text:p>0,108972737312619</text:p>
          </table:table-cell>
          <table:table-cell office:value-type="float" office:value="0.593374817477555" calcext:value-type="float">
            <text:p>0,593374817477555</text:p>
          </table:table-cell>
          <table:table-cell office:value-type="float" office:value="1" calcext:value-type="float">
            <text:p>1</text:p>
          </table:table-cell>
          <table:table-cell office:value-type="float" office:value="9.62682139817467" calcext:value-type="float">
            <text:p>9,62682139817467</text:p>
          </table:table-cell>
          <table:table-cell office:value-type="float" office:value="2.29699585756105" calcext:value-type="float">
            <text:p>2,29699585756105</text:p>
          </table:table-cell>
          <table:table-cell office:value-type="float" office:value="0.330110189652817" calcext:value-type="float">
            <text:p>0,330110189652817</text:p>
          </table:table-cell>
        </table:table-row>
        <table:table-row table:style-name="ro2">
          <table:table-cell office:value-type="string" calcext:value-type="string">
            <text:p>Images_HDR/dani_belgium_oC65.hdr_1025x0769.hdrLa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1182337" calcext:value-type="float">
            <text:p>1182337</text:p>
          </table:table-cell>
          <table:table-cell office:value-type="float" office:value="0.374990802340392" calcext:value-type="float">
            <text:p>0,374990802340392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7359746331065" calcext:value-type="float">
            <text:p>0,37359746331065</text:p>
          </table:table-cell>
          <table:table-cell office:value-type="float" office:value="0.337938056793751" calcext:value-type="float">
            <text:p>0,337938056793751</text:p>
          </table:table-cell>
          <table:table-cell office:value-type="float" office:value="52369914655" calcext:value-type="float">
            <text:p>52369914655</text:p>
          </table:table-cell>
          <table:table-cell office:value-type="float" office:value="0.139575064592153" calcext:value-type="float">
            <text:p>0,139575064592153</text:p>
          </table:table-cell>
          <table:table-cell office:value-type="float" office:value="0.654235795387743" calcext:value-type="float">
            <text:p>0,654235795387743</text:p>
          </table:table-cell>
          <table:table-cell office:value-type="float" office:value="0.70794232089723" calcext:value-type="float">
            <text:p>0,70794232089723</text:p>
          </table:table-cell>
          <table:table-cell office:value-type="float" office:value="8.55192162495918" calcext:value-type="float">
            <text:p>8,55192162495918</text:p>
          </table:table-cell>
          <table:table-cell office:value-type="float" office:value="41.7285860639151" calcext:value-type="float">
            <text:p>41,7285860639151</text:p>
          </table:table-cell>
          <table:table-cell office:value-type="float" office:value="0.37359746331065" calcext:value-type="float">
            <text:p>0,37359746331065</text:p>
          </table:table-cell>
        </table:table-row>
        <table:table-row table:style-name="ro2">
          <table:table-cell office:value-type="string" calcext:value-type="string">
            <text:p>Images_HDR/dani_belgium_oC65.hdr_1025x0769.hdrLab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1773506" calcext:value-type="float">
            <text:p>1773506</text:p>
          </table:table-cell>
          <table:table-cell office:value-type="float" office:value="0.562486362090926" calcext:value-type="float">
            <text:p>0,562486362090926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72350771001378" calcext:value-type="float">
            <text:p>0,372350771001378</text:p>
          </table:table-cell>
          <table:table-cell office:value-type="float" office:value="0.339663310465074" calcext:value-type="float">
            <text:p>0,339663310465074</text:p>
          </table:table-cell>
          <table:table-cell office:value-type="float" office:value="52637275450" calcext:value-type="float">
            <text:p>52637275450</text:p>
          </table:table-cell>
          <table:table-cell office:value-type="float" office:value="0.13864509666532" calcext:value-type="float">
            <text:p>0,13864509666532</text:p>
          </table:table-cell>
          <table:table-cell office:value-type="float" office:value="0.605075980965637" calcext:value-type="float">
            <text:p>0,605075980965637</text:p>
          </table:table-cell>
          <table:table-cell office:value-type="float" office:value="0.667414358739605" calcext:value-type="float">
            <text:p>0,667414358739605</text:p>
          </table:table-cell>
          <table:table-cell office:value-type="float" office:value="8.58095485111361" calcext:value-type="float">
            <text:p>8,58095485111361</text:p>
          </table:table-cell>
          <table:table-cell office:value-type="float" office:value="4.82485883048123" calcext:value-type="float">
            <text:p>4,82485883048123</text:p>
          </table:table-cell>
          <table:table-cell office:value-type="float" office:value="0.372350771001378" calcext:value-type="float">
            <text:p>0,372350771001378</text:p>
          </table:table-cell>
        </table:table-row>
        <table:table-row table:style-name="ro2">
          <table:table-cell office:value-type="string" calcext:value-type="string">
            <text:p>Images_HDR/dani_belgium_oC65.hdr_1025x0769.hdrLab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2364675" calcext:value-type="float">
            <text:p>2364675</text:p>
          </table:table-cell>
          <table:table-cell office:value-type="float" office:value="0.74998192184146" calcext:value-type="float">
            <text:p>0,74998192184146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7239955710101" calcext:value-type="float">
            <text:p>0,37239955710101</text:p>
          </table:table-cell>
          <table:table-cell office:value-type="float" office:value="0.339763885479432" calcext:value-type="float">
            <text:p>0,339763885479432</text:p>
          </table:table-cell>
          <table:table-cell office:value-type="float" office:value="52652861457" calcext:value-type="float">
            <text:p>52652861457</text:p>
          </table:table-cell>
          <table:table-cell office:value-type="float" office:value="0.138681430129029" calcext:value-type="float">
            <text:p>0,138681430129029</text:p>
          </table:table-cell>
          <table:table-cell office:value-type="float" office:value="0.624442655668461" calcext:value-type="float">
            <text:p>0,624442655668461</text:p>
          </table:table-cell>
          <table:table-cell office:value-type="float" office:value="0.659006637674525" calcext:value-type="float">
            <text:p>0,659006637674525</text:p>
          </table:table-cell>
          <table:table-cell office:value-type="float" office:value="8.57981688403418" calcext:value-type="float">
            <text:p>8,57981688403418</text:p>
          </table:table-cell>
          <table:table-cell office:value-type="float" office:value="1.16113076375166" calcext:value-type="float">
            <text:p>1,16113076375166</text:p>
          </table:table-cell>
          <table:table-cell office:value-type="float" office:value="0.37239955710101" calcext:value-type="float">
            <text:p>0,37239955710101</text:p>
          </table:table-cell>
        </table:table-row>
        <table:table-row table:style-name="ro2">
          <table:table-cell office:value-type="string" calcext:value-type="string">
            <text:p>Images_HDR/dani_belgium_oC65.hdr_1025x0769.hdrLab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2955843" calcext:value-type="float">
            <text:p>2955843</text:p>
          </table:table-cell>
          <table:table-cell office:value-type="float" office:value="0.937477164431318" calcext:value-type="float">
            <text:p>0,937477164431318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72443582461298" calcext:value-type="float">
            <text:p>0,372443582461298</text:p>
          </table:table-cell>
          <table:table-cell office:value-type="float" office:value="0.33979515407991" calcext:value-type="float">
            <text:p>0,33979515407991</text:p>
          </table:table-cell>
          <table:table-cell office:value-type="float" office:value="52657707120" calcext:value-type="float">
            <text:p>52657707120</text:p>
          </table:table-cell>
          <table:table-cell office:value-type="float" office:value="0.138714222116606" calcext:value-type="float">
            <text:p>0,138714222116606</text:p>
          </table:table-cell>
          <table:table-cell office:value-type="float" office:value="0.62673096557501" calcext:value-type="float">
            <text:p>0,62673096557501</text:p>
          </table:table-cell>
          <table:table-cell office:value-type="float" office:value="0.657862211032273" calcext:value-type="float">
            <text:p>0,657862211032273</text:p>
          </table:table-cell>
          <table:table-cell office:value-type="float" office:value="8.57879009221489" calcext:value-type="float">
            <text:p>8,57879009221489</text:p>
          </table:table-cell>
          <table:table-cell office:value-type="float" office:value="1.02699570386322" calcext:value-type="float">
            <text:p>1,02699570386322</text:p>
          </table:table-cell>
          <table:table-cell office:value-type="float" office:value="0.372443582461298" calcext:value-type="float">
            <text:p>0,372443582461298</text:p>
          </table:table-cell>
        </table:table-row>
        <table:table-row table:style-name="ro2">
          <table:table-cell office:value-type="string" calcext:value-type="string">
            <text:p>Images_HDR/dani_belgium_oC65.hdr_1025x0769.hdrLu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1182337" calcext:value-type="float">
            <text:p>1182337</text:p>
          </table:table-cell>
          <table:table-cell office:value-type="float" office:value="0.374990802340392" calcext:value-type="float">
            <text:p>0,374990802340392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51697947472408" calcext:value-type="float">
            <text:p>0,351697947472408</text:p>
          </table:table-cell>
          <table:table-cell office:value-type="float" office:value="0.313604857967179" calcext:value-type="float">
            <text:p>0,313604857967179</text:p>
          </table:table-cell>
          <table:table-cell office:value-type="float" office:value="48599023747" calcext:value-type="float">
            <text:p>48599023747</text:p>
          </table:table-cell>
          <table:table-cell office:value-type="float" office:value="0.123691446256305" calcext:value-type="float">
            <text:p>0,123691446256305</text:p>
          </table:table-cell>
          <table:table-cell office:value-type="float" office:value="0.739998215030638" calcext:value-type="float">
            <text:p>0,739998215030638</text:p>
          </table:table-cell>
          <table:table-cell office:value-type="float" office:value="0.741405355916686" calcext:value-type="float">
            <text:p>0,741405355916686</text:p>
          </table:table-cell>
          <table:table-cell office:value-type="float" office:value="9.07660332481884" calcext:value-type="float">
            <text:p>9,07660332481884</text:p>
          </table:table-cell>
          <table:table-cell office:value-type="float" office:value="93.2785743854681" calcext:value-type="float">
            <text:p>93,2785743854681</text:p>
          </table:table-cell>
          <table:table-cell office:value-type="float" office:value="0.351697947472408" calcext:value-type="float">
            <text:p>0,351697947472408</text:p>
          </table:table-cell>
        </table:table-row>
        <table:table-row table:style-name="ro2">
          <table:table-cell office:value-type="string" calcext:value-type="string">
            <text:p>Images_HDR/dani_belgium_oC65.hdr_1025x0769.hdrLuv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1773506" calcext:value-type="float">
            <text:p>1773506</text:p>
          </table:table-cell>
          <table:table-cell office:value-type="float" office:value="0.562486362090926" calcext:value-type="float">
            <text:p>0,562486362090926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59165920220766" calcext:value-type="float">
            <text:p>0,359165920220766</text:p>
          </table:table-cell>
          <table:table-cell office:value-type="float" office:value="0.322682931109159" calcext:value-type="float">
            <text:p>0,322682931109159</text:p>
          </table:table-cell>
          <table:table-cell office:value-type="float" office:value="50005843447" calcext:value-type="float">
            <text:p>50005843447</text:p>
          </table:table-cell>
          <table:table-cell office:value-type="float" office:value="0.12900015824803" calcext:value-type="float">
            <text:p>0,12900015824803</text:p>
          </table:table-cell>
          <table:table-cell office:value-type="float" office:value="0.581365566096908" calcext:value-type="float">
            <text:p>0,581365566096908</text:p>
          </table:table-cell>
          <table:table-cell office:value-type="float" office:value="0.750926985580224" calcext:value-type="float">
            <text:p>0,750926985580224</text:p>
          </table:table-cell>
          <table:table-cell office:value-type="float" office:value="8.89409756939481" calcext:value-type="float">
            <text:p>8,89409756939481</text:p>
          </table:table-cell>
          <table:table-cell office:value-type="float" office:value="3.96722078388019" calcext:value-type="float">
            <text:p>3,96722078388019</text:p>
          </table:table-cell>
          <table:table-cell office:value-type="float" office:value="0.359165920220766" calcext:value-type="float">
            <text:p>0,359165920220766</text:p>
          </table:table-cell>
        </table:table-row>
        <table:table-row table:style-name="ro2">
          <table:table-cell office:value-type="string" calcext:value-type="string">
            <text:p>Images_HDR/dani_belgium_oC65.hdr_1025x0769.hdrLuv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2364675" calcext:value-type="float">
            <text:p>2364675</text:p>
          </table:table-cell>
          <table:table-cell office:value-type="float" office:value="0.74998192184146" calcext:value-type="float">
            <text:p>0,74998192184146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59927076748829" calcext:value-type="float">
            <text:p>0,359927076748829</text:p>
          </table:table-cell>
          <table:table-cell office:value-type="float" office:value="0.323299479210518" calcext:value-type="float">
            <text:p>0,323299479210518</text:p>
          </table:table-cell>
          <table:table-cell office:value-type="float" office:value="50101389275" calcext:value-type="float">
            <text:p>50101389275</text:p>
          </table:table-cell>
          <table:table-cell office:value-type="float" office:value="0.129547500576958" calcext:value-type="float">
            <text:p>0,129547500576958</text:p>
          </table:table-cell>
          <table:table-cell office:value-type="float" office:value="0.608733249560436" calcext:value-type="float">
            <text:p>0,608733249560436</text:p>
          </table:table-cell>
          <table:table-cell office:value-type="float" office:value="0.745326924544137" calcext:value-type="float">
            <text:p>0,745326924544137</text:p>
          </table:table-cell>
          <table:table-cell office:value-type="float" office:value="8.87570961652349" calcext:value-type="float">
            <text:p>8,87570961652349</text:p>
          </table:table-cell>
          <table:table-cell office:value-type="float" office:value="2.67393346113675" calcext:value-type="float">
            <text:p>2,67393346113675</text:p>
          </table:table-cell>
          <table:table-cell office:value-type="float" office:value="0.359927076748829" calcext:value-type="float">
            <text:p>0,359927076748829</text:p>
          </table:table-cell>
        </table:table-row>
        <table:table-row table:style-name="ro2">
          <table:table-cell office:value-type="string" calcext:value-type="string">
            <text:p>Images_HDR/dani_belgium_oC65.hdr_1025x0769.hdrLuv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2955843" calcext:value-type="float">
            <text:p>2955843</text:p>
          </table:table-cell>
          <table:table-cell office:value-type="float" office:value="0.937477164431318" calcext:value-type="float">
            <text:p>0,937477164431318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59913198615606" calcext:value-type="float">
            <text:p>0,359913198615606</text:p>
          </table:table-cell>
          <table:table-cell office:value-type="float" office:value="0.323305518645146" calcext:value-type="float">
            <text:p>0,323305518645146</text:p>
          </table:table-cell>
          <table:table-cell office:value-type="float" office:value="50102325200" calcext:value-type="float">
            <text:p>50102325200</text:p>
          </table:table-cell>
          <table:table-cell office:value-type="float" office:value="0.129537510537716" calcext:value-type="float">
            <text:p>0,129537510537716</text:p>
          </table:table-cell>
          <table:table-cell office:value-type="float" office:value="0.609198199266541" calcext:value-type="float">
            <text:p>0,609198199266541</text:p>
          </table:table-cell>
          <table:table-cell office:value-type="float" office:value="0.748836499580377" calcext:value-type="float">
            <text:p>0,748836499580377</text:p>
          </table:table-cell>
          <table:table-cell office:value-type="float" office:value="8.87604453508168" calcext:value-type="float">
            <text:p>8,87604453508168</text:p>
          </table:table-cell>
          <table:table-cell office:value-type="float" office:value="1.62249151536877" calcext:value-type="float">
            <text:p>1,62249151536877</text:p>
          </table:table-cell>
          <table:table-cell office:value-type="float" office:value="0.359913198615606" calcext:value-type="float">
            <text:p>0,359913198615606</text:p>
          </table:table-cell>
        </table:table-row>
        <table:table-row table:style-name="ro2">
          <table:table-cell office:value-type="string" calcext:value-type="string">
            <text:p>Images_HDR/dani_belgium_oC65.hdr_1025x0769.hdrRG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1182337" calcext:value-type="float">
            <text:p>1182337</text:p>
          </table:table-cell>
          <table:table-cell office:value-type="float" office:value="0.374990802340392" calcext:value-type="float">
            <text:p>0,374990802340392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0609175513569465" calcext:value-type="float">
            <text:p>0,060917551356947</text:p>
          </table:table-cell>
          <table:table-cell office:value-type="float" office:value="0.0393720308449266" calcext:value-type="float">
            <text:p>0,039372030844927</text:p>
          </table:table-cell>
          <table:table-cell office:value-type="float" office:value="6101443308" calcext:value-type="float">
            <text:p>6101443308</text:p>
          </table:table-cell>
          <table:table-cell office:value-type="float" office:value="0.00371094806332622" calcext:value-type="float">
            <text:p>0,003710948063326</text:p>
          </table:table-cell>
          <table:table-cell office:value-type="float" office:value="0.988607083966768" calcext:value-type="float">
            <text:p>0,988607083966768</text:p>
          </table:table-cell>
          <table:table-cell office:value-type="float" office:value="0.6" calcext:value-type="float">
            <text:p>0,6</text:p>
          </table:table-cell>
          <table:table-cell office:value-type="float" office:value="24.3051512378883" calcext:value-type="float">
            <text:p>24,3051512378883</text:p>
          </table:table-cell>
          <table:table-cell office:value-type="float" office:value="20.0774682351342" calcext:value-type="float">
            <text:p>20,0774682351342</text:p>
          </table:table-cell>
          <table:table-cell office:value-type="float" office:value="0.0609175513569465" calcext:value-type="float">
            <text:p>0,060917551356947</text:p>
          </table:table-cell>
        </table:table-row>
        <table:table-row table:style-name="ro2">
          <table:table-cell office:value-type="string" calcext:value-type="string">
            <text:p>Images_HDR/dani_belgium_oC65.hdr_1025x0769.hdrRGB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1773506" calcext:value-type="float">
            <text:p>1773506</text:p>
          </table:table-cell>
          <table:table-cell office:value-type="float" office:value="0.562486362090926" calcext:value-type="float">
            <text:p>0,562486362090926</text:p>
          </table:table-cell>
          <table:table-cell office:value-type="float" office:value="788224" calcext:value-type="float">
            <text:p>788224</text:p>
          </table:table-cell>
          <table:table-cell office:value-type="float" office:value="0.0131128703296433" calcext:value-type="float">
            <text:p>0,013112870329643</text:p>
          </table:table-cell>
          <table:table-cell office:value-type="float" office:value="0.00893463722624823" calcext:value-type="float">
            <text:p>0,008934637226248</text:p>
          </table:table-cell>
          <table:table-cell office:value-type="float" office:value="1384591583" calcext:value-type="float">
            <text:p>1384591583</text:p>
          </table:table-cell>
          <table:table-cell office:value-type="float" office:value="0.000171947368282038" calcext:value-type="float">
            <text:p>0,000171947368282</text:p>
          </table:table-cell>
          <table:table-cell office:value-type="float" office:value="0.999061496880235" calcext:value-type="float">
            <text:p>0,999061496880235</text:p>
          </table:table-cell>
          <table:table-cell office:value-type="float" office:value="0.487724116884108" calcext:value-type="float">
            <text:p>0,487724116884108</text:p>
          </table:table-cell>
          <table:table-cell office:value-type="float" office:value="37.6460446682851" calcext:value-type="float">
            <text:p>37,6460446682851</text:p>
          </table:table-cell>
          <table:table-cell office:value-type="float" office:value="3.95916840062754" calcext:value-type="float">
            <text:p>3,95916840062754</text:p>
          </table:table-cell>
          <table:table-cell office:value-type="float" office:value="0.0131128703296433" calcext:value-type="float">
            <text:p>0,013112870329643</text:p>
          </table:table-cell>
        </table:table-row>
        <table:table-row table:style-name="ro2">
          <table:table-cell office:value-type="string" calcext:value-type="string">
            <text:p>Images_HDR/dani_belgium_oC65.hdr_1025x0769.hdrRGB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2364675" calcext:value-type="float">
            <text:p>2364675</text:p>
          </table:table-cell>
          <table:table-cell office:value-type="float" office:value="0.74998192184146" calcext:value-type="float">
            <text:p>0,74998192184146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00446473679773551" calcext:value-type="float">
            <text:p>0,004464736797736</text:p>
          </table:table-cell>
          <table:table-cell office:value-type="float" office:value="0.00256727880604366" calcext:value-type="float">
            <text:p>0,002567278806044</text:p>
          </table:table-cell>
          <table:table-cell office:value-type="float" office:value="397848568" calcext:value-type="float">
            <text:p>397848568</text:p>
          </table:table-cell>
          <table:table-cell office:value-type="float" office:value="0.000019933853764087" calcext:value-type="float">
            <text:p>1,9933853764087E-05</text:p>
          </table:table-cell>
          <table:table-cell office:value-type="float" office:value="0.999901172859129" calcext:value-type="float">
            <text:p>0,999901172859129</text:p>
          </table:table-cell>
          <table:table-cell office:value-type="float" office:value="0.22558937972076" calcext:value-type="float">
            <text:p>0,22558937972076</text:p>
          </table:table-cell>
          <table:table-cell office:value-type="float" office:value="47.0040827653421" calcext:value-type="float">
            <text:p>47,0040827653421</text:p>
          </table:table-cell>
          <table:table-cell office:value-type="float" office:value="1.97522061158154" calcext:value-type="float">
            <text:p>1,97522061158154</text:p>
          </table:table-cell>
          <table:table-cell office:value-type="float" office:value="0.00446473679773551" calcext:value-type="float">
            <text:p>0,004464736797736</text:p>
          </table:table-cell>
        </table:table-row>
        <table:table-row table:style-name="ro2">
          <table:table-cell office:value-type="string" calcext:value-type="string">
            <text:p>Images_HDR/dani_belgium_oC65.hdr_1025x0769.hdrRGB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2955843" calcext:value-type="float">
            <text:p>2955843</text:p>
          </table:table-cell>
          <table:table-cell office:value-type="float" office:value="0.937477164431318" calcext:value-type="float">
            <text:p>0,937477164431318</text:p>
          </table:table-cell>
          <table:table-cell office:value-type="float" office:value="788117" calcext:value-type="float">
            <text:p>788117</text:p>
          </table:table-cell>
          <table:table-cell office:value-type="float" office:value="0.00089131717344139" calcext:value-type="float">
            <text:p>0,000891317173441</text:p>
          </table:table-cell>
          <table:table-cell office:value-type="float" office:value="0.000524480918906244" calcext:value-type="float">
            <text:p>0,000524480918906</text:p>
          </table:table-cell>
          <table:table-cell office:value-type="float" office:value="81278271" calcext:value-type="float">
            <text:p>81278271</text:p>
          </table:table-cell>
          <table:table-cell office:value-type="float" office:value="0.000000794445440988056" calcext:value-type="float">
            <text:p>7,94445440988056E-07</text:p>
          </table:table-cell>
          <table:table-cell office:value-type="float" office:value="0.999994536917435" calcext:value-type="float">
            <text:p>0,999994536917435</text:p>
          </table:table-cell>
          <table:table-cell office:value-type="float" office:value="0.31103990234226" calcext:value-type="float">
            <text:p>0,31103990234226</text:p>
          </table:table-cell>
          <table:table-cell office:value-type="float" office:value="60.999354512662" calcext:value-type="float">
            <text:p>60,999354512662</text:p>
          </table:table-cell>
          <table:table-cell office:value-type="float" office:value="1.47159777741291" calcext:value-type="float">
            <text:p>1,47159777741291</text:p>
          </table:table-cell>
          <table:table-cell office:value-type="float" office:value="0.00089131717344139" calcext:value-type="float">
            <text:p>0,000891317173441</text:p>
          </table:table-cell>
        </table:table-row>
        <table:table-row table:style-name="ro2">
          <table:table-cell office:value-type="string" calcext:value-type="string">
            <text:p>Images_HDR/dani_belgium_oC65.hdr_1025x0769.hdrsRG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1182337" calcext:value-type="float">
            <text:p>1182337</text:p>
          </table:table-cell>
          <table:table-cell office:value-type="float" office:value="0.374990802340392" calcext:value-type="float">
            <text:p>0,374990802340392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178076715102168" calcext:value-type="float">
            <text:p>0,178076715102168</text:p>
          </table:table-cell>
          <table:table-cell office:value-type="float" office:value="0.152558327261128" calcext:value-type="float">
            <text:p>0,152558327261128</text:p>
          </table:table-cell>
          <table:table-cell office:value-type="float" office:value="23641807775" calcext:value-type="float">
            <text:p>23641807775</text:p>
          </table:table-cell>
          <table:table-cell office:value-type="float" office:value="0.0317113164615788" calcext:value-type="float">
            <text:p>0,031711316461579</text:p>
          </table:table-cell>
          <table:table-cell office:value-type="float" office:value="0.931005077586115" calcext:value-type="float">
            <text:p>0,931005077586115</text:p>
          </table:table-cell>
          <table:table-cell office:value-type="float" office:value="0.531898985275044" calcext:value-type="float">
            <text:p>0,531898985275044</text:p>
          </table:table-cell>
          <table:table-cell office:value-type="float" office:value="14.9878572832511" calcext:value-type="float">
            <text:p>14,9878572832511</text:p>
          </table:table-cell>
          <table:table-cell office:value-type="float" office:value="20.2028061203341" calcext:value-type="float">
            <text:p>20,2028061203341</text:p>
          </table:table-cell>
          <table:table-cell office:value-type="float" office:value="0.178076715102168" calcext:value-type="float">
            <text:p>0,178076715102168</text:p>
          </table:table-cell>
        </table:table-row>
        <table:table-row table:style-name="ro2">
          <table:table-cell office:value-type="string" calcext:value-type="string">
            <text:p>Images_HDR/dani_belgium_oC65.hdr_1025x0769.hdrsRGB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1773506" calcext:value-type="float">
            <text:p>1773506</text:p>
          </table:table-cell>
          <table:table-cell office:value-type="float" office:value="0.562486362090926" calcext:value-type="float">
            <text:p>0,562486362090926</text:p>
          </table:table-cell>
          <table:table-cell office:value-type="float" office:value="726994" calcext:value-type="float">
            <text:p>726994</text:p>
          </table:table-cell>
          <table:table-cell office:value-type="float" office:value="0.214494870992862" calcext:value-type="float">
            <text:p>0,214494870992862</text:p>
          </table:table-cell>
          <table:table-cell office:value-type="float" office:value="0.189927626270557" calcext:value-type="float">
            <text:p>0,189927626270557</text:p>
          </table:table-cell>
          <table:table-cell office:value-type="float" office:value="29432889781" calcext:value-type="float">
            <text:p>29432889781</text:p>
          </table:table-cell>
          <table:table-cell office:value-type="float" office:value="0.0460080496822444" calcext:value-type="float">
            <text:p>0,046008049682244</text:p>
          </table:table-cell>
          <table:table-cell office:value-type="float" office:value="0.943518814989186" calcext:value-type="float">
            <text:p>0,943518814989186</text:p>
          </table:table-cell>
          <table:table-cell office:value-type="float" office:value="0.41542687113756" calcext:value-type="float">
            <text:p>0,41542687113756</text:p>
          </table:table-cell>
          <table:table-cell office:value-type="float" office:value="13.3716617643292" calcext:value-type="float">
            <text:p>13,3716617643292</text:p>
          </table:table-cell>
          <table:table-cell office:value-type="float" office:value="4.41985313095072" calcext:value-type="float">
            <text:p>4,41985313095072</text:p>
          </table:table-cell>
          <table:table-cell office:value-type="float" office:value="0.214494870992862" calcext:value-type="float">
            <text:p>0,214494870992862</text:p>
          </table:table-cell>
        </table:table-row>
        <table:table-row table:style-name="ro2">
          <table:table-cell office:value-type="string" calcext:value-type="string">
            <text:p>Images_HDR/dani_belgium_oC65.hdr_1025x0769.hdrsRGB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2364675" calcext:value-type="float">
            <text:p>2364675</text:p>
          </table:table-cell>
          <table:table-cell office:value-type="float" office:value="0.74998192184146" calcext:value-type="float">
            <text:p>0,74998192184146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213319809399606" calcext:value-type="float">
            <text:p>0,213319809399606</text:p>
          </table:table-cell>
          <table:table-cell office:value-type="float" office:value="0.192389166757812" calcext:value-type="float">
            <text:p>0,192389166757812</text:p>
          </table:table-cell>
          <table:table-cell office:value-type="float" office:value="29814352190" calcext:value-type="float">
            <text:p>29814352190</text:p>
          </table:table-cell>
          <table:table-cell office:value-type="float" office:value="0.0455053410822841" calcext:value-type="float">
            <text:p>0,045505341082284</text:p>
          </table:table-cell>
          <table:table-cell office:value-type="float" office:value="0.954482834543218" calcext:value-type="float">
            <text:p>0,954482834543218</text:p>
          </table:table-cell>
          <table:table-cell office:value-type="float" office:value="0.369298847943847" calcext:value-type="float">
            <text:p>0,369298847943847</text:p>
          </table:table-cell>
          <table:table-cell office:value-type="float" office:value="13.4193762605873" calcext:value-type="float">
            <text:p>13,4193762605873</text:p>
          </table:table-cell>
          <table:table-cell office:value-type="float" office:value="1.99226311034682" calcext:value-type="float">
            <text:p>1,99226311034682</text:p>
          </table:table-cell>
          <table:table-cell office:value-type="float" office:value="0.213319809399606" calcext:value-type="float">
            <text:p>0,213319809399606</text:p>
          </table:table-cell>
        </table:table-row>
        <table:table-row table:style-name="ro2">
          <table:table-cell office:value-type="string" calcext:value-type="string">
            <text:p>Images_HDR/dani_belgium_oC65.hdr_1025x0769.hdrsRGB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2955843" calcext:value-type="float">
            <text:p>2955843</text:p>
          </table:table-cell>
          <table:table-cell office:value-type="float" office:value="0.937477164431318" calcext:value-type="float">
            <text:p>0,937477164431318</text:p>
          </table:table-cell>
          <table:table-cell office:value-type="float" office:value="726994" calcext:value-type="float">
            <text:p>726994</text:p>
          </table:table-cell>
          <table:table-cell office:value-type="float" office:value="0.213161413457719" calcext:value-type="float">
            <text:p>0,213161413457719</text:p>
          </table:table-cell>
          <table:table-cell office:value-type="float" office:value="0.191985076651744" calcext:value-type="float">
            <text:p>0,191985076651744</text:p>
          </table:table-cell>
          <table:table-cell office:value-type="float" office:value="29751730760" calcext:value-type="float">
            <text:p>29751730760</text:p>
          </table:table-cell>
          <table:table-cell office:value-type="float" office:value="0.0454377881872928" calcext:value-type="float">
            <text:p>0,045437788187293</text:p>
          </table:table-cell>
          <table:table-cell office:value-type="float" office:value="0.954923298833457" calcext:value-type="float">
            <text:p>0,954923298833457</text:p>
          </table:table-cell>
          <table:table-cell office:value-type="float" office:value="0.372640573739223" calcext:value-type="float">
            <text:p>0,372640573739223</text:p>
          </table:table-cell>
          <table:table-cell office:value-type="float" office:value="13.4258281729336" calcext:value-type="float">
            <text:p>13,4258281729336</text:p>
          </table:table-cell>
          <table:table-cell office:value-type="float" office:value="0.0954357100475352" calcext:value-type="float">
            <text:p>0,095435710047535</text:p>
          </table:table-cell>
          <table:table-cell office:value-type="float" office:value="0.213161413457719" calcext:value-type="float">
            <text:p>0,213161413457719</text:p>
          </table:table-cell>
        </table:table-row>
        <table:table-row table:style-name="ro2">
          <table:table-cell office:value-type="string" calcext:value-type="string">
            <text:p>Images_HDR/dani_belgium_oC65.hdr_1025x0769.hdrXYZ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1182337" calcext:value-type="float">
            <text:p>1182337</text:p>
          </table:table-cell>
          <table:table-cell office:value-type="float" office:value="0.374990802340392" calcext:value-type="float">
            <text:p>0,374990802340392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0581571409324268" calcext:value-type="float">
            <text:p>0,058157140932427</text:p>
          </table:table-cell>
          <table:table-cell office:value-type="float" office:value="0.0409346620828375" calcext:value-type="float">
            <text:p>0,040934662082838</text:p>
          </table:table-cell>
          <table:table-cell office:value-type="float" office:value="6343602671" calcext:value-type="float">
            <text:p>6343602671</text:p>
          </table:table-cell>
          <table:table-cell office:value-type="float" office:value="0.00338225304143415" calcext:value-type="float">
            <text:p>0,003382253041434</text:p>
          </table:table-cell>
          <table:table-cell office:value-type="float" office:value="0.990210526187232" calcext:value-type="float">
            <text:p>0,990210526187232</text:p>
          </table:table-cell>
          <table:table-cell office:value-type="float" office:value="0.6" calcext:value-type="float">
            <text:p>0,6</text:p>
          </table:table-cell>
          <table:table-cell office:value-type="float" office:value="24.7079390401575" calcext:value-type="float">
            <text:p>24,7079390401575</text:p>
          </table:table-cell>
          <table:table-cell office:value-type="float" office:value="19.7268951444718" calcext:value-type="float">
            <text:p>19,7268951444718</text:p>
          </table:table-cell>
          <table:table-cell office:value-type="float" office:value="0.0581571409324268" calcext:value-type="float">
            <text:p>0,058157140932427</text:p>
          </table:table-cell>
        </table:table-row>
        <table:table-row table:style-name="ro2">
          <table:table-cell office:value-type="string" calcext:value-type="string">
            <text:p>Images_HDR/dani_belgium_oC65.hdr_1025x0769.hdrXYZ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1773506" calcext:value-type="float">
            <text:p>1773506</text:p>
          </table:table-cell>
          <table:table-cell office:value-type="float" office:value="0.562486362090926" calcext:value-type="float">
            <text:p>0,562486362090926</text:p>
          </table:table-cell>
          <table:table-cell office:value-type="float" office:value="788224" calcext:value-type="float">
            <text:p>788224</text:p>
          </table:table-cell>
          <table:table-cell office:value-type="float" office:value="0.0320054105804004" calcext:value-type="float">
            <text:p>0,0320054105804</text:p>
          </table:table-cell>
          <table:table-cell office:value-type="float" office:value="0.0204528176816726" calcext:value-type="float">
            <text:p>0,020452817681673</text:p>
          </table:table-cell>
          <table:table-cell office:value-type="float" office:value="3169552215" calcext:value-type="float">
            <text:p>3169552215</text:p>
          </table:table-cell>
          <table:table-cell office:value-type="float" office:value="0.00102434630642001" calcext:value-type="float">
            <text:p>0,00102434630642</text:p>
          </table:table-cell>
          <table:table-cell office:value-type="float" office:value="0.997556732607928" calcext:value-type="float">
            <text:p>0,997556732607928</text:p>
          </table:table-cell>
          <table:table-cell office:value-type="float" office:value="0.503593499656672" calcext:value-type="float">
            <text:p>0,503593499656672</text:p>
          </table:table-cell>
          <table:table-cell office:value-type="float" office:value="29.8955319419878" calcext:value-type="float">
            <text:p>29,8955319419878</text:p>
          </table:table-cell>
          <table:table-cell office:value-type="float" office:value="19.1674518381276" calcext:value-type="float">
            <text:p>19,1674518381276</text:p>
          </table:table-cell>
          <table:table-cell office:value-type="float" office:value="0.0320054105804004" calcext:value-type="float">
            <text:p>0,0320054105804</text:p>
          </table:table-cell>
        </table:table-row>
        <table:table-row table:style-name="ro2">
          <table:table-cell office:value-type="string" calcext:value-type="string">
            <text:p>Images_HDR/dani_belgium_oC65.hdr_1025x0769.hdrXYZ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2364675" calcext:value-type="float">
            <text:p>2364675</text:p>
          </table:table-cell>
          <table:table-cell office:value-type="float" office:value="0.74998192184146" calcext:value-type="float">
            <text:p>0,74998192184146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0303842659072753" calcext:value-type="float">
            <text:p>0,030384265907275</text:p>
          </table:table-cell>
          <table:table-cell office:value-type="float" office:value="0.0188412120671492" calcext:value-type="float">
            <text:p>0,018841212067149</text:p>
          </table:table-cell>
          <table:table-cell office:value-type="float" office:value="2919803343" calcext:value-type="float">
            <text:p>2919803343</text:p>
          </table:table-cell>
          <table:table-cell office:value-type="float" office:value="0.000923203614724012" calcext:value-type="float">
            <text:p>0,000923203614724</text:p>
          </table:table-cell>
          <table:table-cell office:value-type="float" office:value="0.998219750618658" calcext:value-type="float">
            <text:p>0,998219750618658</text:p>
          </table:table-cell>
          <table:table-cell office:value-type="float" office:value="0.470588235294118" calcext:value-type="float">
            <text:p>0,470588235294118</text:p>
          </table:table-cell>
          <table:table-cell office:value-type="float" office:value="30.3470250374248" calcext:value-type="float">
            <text:p>30,3470250374248</text:p>
          </table:table-cell>
          <table:table-cell office:value-type="float" office:value="1.0497371834783" calcext:value-type="float">
            <text:p>1,0497371834783</text:p>
          </table:table-cell>
          <table:table-cell office:value-type="float" office:value="0.0303842659072753" calcext:value-type="float">
            <text:p>0,030384265907275</text:p>
          </table:table-cell>
        </table:table-row>
        <table:table-row table:style-name="ro2">
          <table:table-cell office:value-type="string" calcext:value-type="string">
            <text:p>Images_HDR/dani_belgium_oC65.hdr_1025x0769.hdrXYZ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2955843" calcext:value-type="float">
            <text:p>2955843</text:p>
          </table:table-cell>
          <table:table-cell office:value-type="float" office:value="0.937477164431318" calcext:value-type="float">
            <text:p>0,937477164431318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0298881512872027" calcext:value-type="float">
            <text:p>0,029888151287203</text:p>
          </table:table-cell>
          <table:table-cell office:value-type="float" office:value="0.0184199015014309" calcext:value-type="float">
            <text:p>0,018419901501431</text:p>
          </table:table-cell>
          <table:table-cell office:value-type="float" office:value="2854513276" calcext:value-type="float">
            <text:p>2854513276</text:p>
          </table:table-cell>
          <table:table-cell office:value-type="float" office:value="0.000893301587366715" calcext:value-type="float">
            <text:p>0,000893301587367</text:p>
          </table:table-cell>
          <table:table-cell office:value-type="float" office:value="0.99824930622718" calcext:value-type="float">
            <text:p>0,99824930622718</text:p>
          </table:table-cell>
          <table:table-cell office:value-type="float" office:value="0.471168078126192" calcext:value-type="float">
            <text:p>0,471168078126192</text:p>
          </table:table-cell>
          <table:table-cell office:value-type="float" office:value="30.49" calcext:value-type="float">
            <text:p>30,49</text:p>
          </table:table-cell>
          <table:table-cell office:value-type="float" office:value="0.706099717679122" calcext:value-type="float">
            <text:p>0,706099717679122</text:p>
          </table:table-cell>
          <table:table-cell office:value-type="float" office:value="0.0298881512872027" calcext:value-type="float">
            <text:p>0,029888151287203</text:p>
          </table:table-cell>
        </table:table-row>
        <table:table-row table:style-name="ro2">
          <table:table-cell office:value-type="string" calcext:value-type="string">
            <text:p>Images_HDR/dani_belgium_oC65.hdr_1025x0769.hdrYC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1182337" calcext:value-type="float">
            <text:p>1182337</text:p>
          </table:table-cell>
          <table:table-cell office:value-type="float" office:value="0.374990802340392" calcext:value-type="float">
            <text:p>0,374990802340392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92671525744334" calcext:value-type="float">
            <text:p>0,392671525744334</text:p>
          </table:table-cell>
          <table:table-cell office:value-type="float" office:value="0.351200876168277" calcext:value-type="float">
            <text:p>0,351200876168277</text:p>
          </table:table-cell>
          <table:table-cell office:value-type="float" office:value="54425240194" calcext:value-type="float">
            <text:p>54425240194</text:p>
          </table:table-cell>
          <table:table-cell office:value-type="float" office:value="0.154190927130383" calcext:value-type="float">
            <text:p>0,154190927130383</text:p>
          </table:table-cell>
          <table:table-cell office:value-type="float" office:value="0.526151814250499" calcext:value-type="float">
            <text:p>0,526151814250499</text:p>
          </table:table-cell>
          <table:table-cell office:value-type="float" office:value="0.939452201113908" calcext:value-type="float">
            <text:p>0,939452201113908</text:p>
          </table:table-cell>
          <table:table-cell office:value-type="float" office:value="8.11941180196438" calcext:value-type="float">
            <text:p>8,11941180196438</text:p>
          </table:table-cell>
          <table:table-cell office:value-type="float" office:value="88.8736466739572" calcext:value-type="float">
            <text:p>88,8736466739572</text:p>
          </table:table-cell>
          <table:table-cell office:value-type="float" office:value="0.392671525744334" calcext:value-type="float">
            <text:p>0,392671525744334</text:p>
          </table:table-cell>
        </table:table-row>
        <table:table-row table:style-name="ro2">
          <table:table-cell office:value-type="string" calcext:value-type="string">
            <text:p>Images_HDR/dani_belgium_oC65.hdr_1025x0769.hdrYCC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1773506" calcext:value-type="float">
            <text:p>1773506</text:p>
          </table:table-cell>
          <table:table-cell office:value-type="float" office:value="0.562486362090926" calcext:value-type="float">
            <text:p>0,562486362090926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403027404155064" calcext:value-type="float">
            <text:p>0,403027404155064</text:p>
          </table:table-cell>
          <table:table-cell office:value-type="float" office:value="0.366194984589857" calcext:value-type="float">
            <text:p>0,366194984589857</text:p>
          </table:table-cell>
          <table:table-cell office:value-type="float" office:value="56748861824" calcext:value-type="float">
            <text:p>56748861824</text:p>
          </table:table-cell>
          <table:table-cell office:value-type="float" office:value="0.162431088499969" calcext:value-type="float">
            <text:p>0,162431088499969</text:p>
          </table:table-cell>
          <table:table-cell office:value-type="float" office:value="0.559901981655836" calcext:value-type="float">
            <text:p>0,559901981655836</text:p>
          </table:table-cell>
          <table:table-cell office:value-type="float" office:value="0.90794232089723" calcext:value-type="float">
            <text:p>0,90794232089723</text:p>
          </table:table-cell>
          <table:table-cell office:value-type="float" office:value="7.89330845342141" calcext:value-type="float">
            <text:p>7,89330845342141</text:p>
          </table:table-cell>
          <table:table-cell office:value-type="float" office:value="25.3529397330359" calcext:value-type="float">
            <text:p>25,3529397330359</text:p>
          </table:table-cell>
          <table:table-cell office:value-type="float" office:value="0.403027404155064" calcext:value-type="float">
            <text:p>0,403027404155064</text:p>
          </table:table-cell>
        </table:table-row>
        <table:table-row table:style-name="ro2">
          <table:table-cell office:value-type="string" calcext:value-type="string">
            <text:p>Images_HDR/dani_belgium_oC65.hdr_1025x0769.hdrYCC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2364675" calcext:value-type="float">
            <text:p>2364675</text:p>
          </table:table-cell>
          <table:table-cell office:value-type="float" office:value="0.74998192184146" calcext:value-type="float">
            <text:p>0,74998192184146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99557036895422" calcext:value-type="float">
            <text:p>0,399557036895422</text:p>
          </table:table-cell>
          <table:table-cell office:value-type="float" office:value="0.365344372407366" calcext:value-type="float">
            <text:p>0,365344372407366</text:p>
          </table:table-cell>
          <table:table-cell office:value-type="float" office:value="56617043325" calcext:value-type="float">
            <text:p>56617043325</text:p>
          </table:table-cell>
          <table:table-cell office:value-type="float" office:value="0.15964582573265" calcext:value-type="float">
            <text:p>0,15964582573265</text:p>
          </table:table-cell>
          <table:table-cell office:value-type="float" office:value="0.572948531876446" calcext:value-type="float">
            <text:p>0,572948531876446</text:p>
          </table:table-cell>
          <table:table-cell office:value-type="float" office:value="0.844159609369039" calcext:value-type="float">
            <text:p>0,844159609369039</text:p>
          </table:table-cell>
          <table:table-cell office:value-type="float" office:value="7.96842432495513" calcext:value-type="float">
            <text:p>7,96842432495513</text:p>
          </table:table-cell>
          <table:table-cell office:value-type="float" office:value="13.5224380494205" calcext:value-type="float">
            <text:p>13,5224380494205</text:p>
          </table:table-cell>
          <table:table-cell office:value-type="float" office:value="0.399557036895422" calcext:value-type="float">
            <text:p>0,399557036895422</text:p>
          </table:table-cell>
        </table:table-row>
        <table:table-row table:style-name="ro2">
          <table:table-cell office:value-type="string" calcext:value-type="string">
            <text:p>Images_HDR/dani_belgium_oC65.hdr_1025x0769.hdrYCC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2955843" calcext:value-type="float">
            <text:p>2955843</text:p>
          </table:table-cell>
          <table:table-cell office:value-type="float" office:value="0.937477164431318" calcext:value-type="float">
            <text:p>0,937477164431318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99974725538923" calcext:value-type="float">
            <text:p>0,399974725538923</text:p>
          </table:table-cell>
          <table:table-cell office:value-type="float" office:value="0.365725562245982" calcext:value-type="float">
            <text:p>0,365725562245982</text:p>
          </table:table-cell>
          <table:table-cell office:value-type="float" office:value="56676115924" calcext:value-type="float">
            <text:p>56676115924</text:p>
          </table:table-cell>
          <table:table-cell office:value-type="float" office:value="0.159979781069937" calcext:value-type="float">
            <text:p>0,159979781069937</text:p>
          </table:table-cell>
          <table:table-cell office:value-type="float" office:value="0.579917588324169" calcext:value-type="float">
            <text:p>0,579917588324169</text:p>
          </table:table-cell>
          <table:table-cell office:value-type="float" office:value="0.813305867093919" calcext:value-type="float">
            <text:p>0,813305867093919</text:p>
          </table:table-cell>
          <table:table-cell office:value-type="float" office:value="7.95934901872958" calcext:value-type="float">
            <text:p>7,95934901872958</text:p>
          </table:table-cell>
          <table:table-cell office:value-type="float" office:value="13.2841166860608" calcext:value-type="float">
            <text:p>13,2841166860608</text:p>
          </table:table-cell>
          <table:table-cell office:value-type="float" office:value="0.399974725538923" calcext:value-type="float">
            <text:p>0,399974725538923</text:p>
          </table:table-cell>
        </table:table-row>
        <table:table-row table:style-name="ro2">
          <table:table-cell office:value-type="string" calcext:value-type="string">
            <text:p>Images_HDR/dani_belgium_oC65.hdr_1025x0769.hdrYPbP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1182337" calcext:value-type="float">
            <text:p>1182337</text:p>
          </table:table-cell>
          <table:table-cell office:value-type="float" office:value="0.374990802340392" calcext:value-type="float">
            <text:p>0,374990802340392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40692178774803" calcext:value-type="float">
            <text:p>0,340692178774803</text:p>
          </table:table-cell>
          <table:table-cell office:value-type="float" office:value="0.304410759634559" calcext:value-type="float">
            <text:p>0,304410759634559</text:p>
          </table:table-cell>
          <table:table-cell office:value-type="float" office:value="47174223742" calcext:value-type="float">
            <text:p>47174223742</text:p>
          </table:table-cell>
          <table:table-cell office:value-type="float" office:value="0.116071160678322" calcext:value-type="float">
            <text:p>0,116071160678322</text:p>
          </table:table-cell>
          <table:table-cell office:value-type="float" office:value="0.52609743884646" calcext:value-type="float">
            <text:p>0,52609743884646</text:p>
          </table:table-cell>
          <table:table-cell office:value-type="float" office:value="0.872785534447242" calcext:value-type="float">
            <text:p>0,872785534447242</text:p>
          </table:table-cell>
          <table:table-cell office:value-type="float" office:value="9.35275672717099" calcext:value-type="float">
            <text:p>9,35275672717099</text:p>
          </table:table-cell>
          <table:table-cell office:value-type="float" office:value="128.281015081278" calcext:value-type="float">
            <text:p>128,281015081278</text:p>
          </table:table-cell>
          <table:table-cell office:value-type="float" office:value="0.340692178774803" calcext:value-type="float">
            <text:p>0,340692178774803</text:p>
          </table:table-cell>
        </table:table-row>
        <table:table-row table:style-name="ro2">
          <table:table-cell office:value-type="string" calcext:value-type="string">
            <text:p>Images_HDR/dani_belgium_oC65.hdr_1025x0769.hdrYPbPr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1773506" calcext:value-type="float">
            <text:p>1773506</text:p>
          </table:table-cell>
          <table:table-cell office:value-type="float" office:value="0.562486362090926" calcext:value-type="float">
            <text:p>0,562486362090926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65026642058263" calcext:value-type="float">
            <text:p>0,365026642058263</text:p>
          </table:table-cell>
          <table:table-cell office:value-type="float" office:value="0.332265686265275" calcext:value-type="float">
            <text:p>0,332265686265275</text:p>
          </table:table-cell>
          <table:table-cell office:value-type="float" office:value="51490873202" calcext:value-type="float">
            <text:p>51490873202</text:p>
          </table:table-cell>
          <table:table-cell office:value-type="float" office:value="0.133244449412331" calcext:value-type="float">
            <text:p>0,133244449412331</text:p>
          </table:table-cell>
          <table:table-cell office:value-type="float" office:value="0.563624114034008" calcext:value-type="float">
            <text:p>0,563624114034008</text:p>
          </table:table-cell>
          <table:table-cell office:value-type="float" office:value="0.828580148012513" calcext:value-type="float">
            <text:p>0,828580148012513</text:p>
          </table:table-cell>
          <table:table-cell office:value-type="float" office:value="8.75350873406864" calcext:value-type="float">
            <text:p>8,75350873406864</text:p>
          </table:table-cell>
          <table:table-cell office:value-type="float" office:value="29.4550260793665" calcext:value-type="float">
            <text:p>29,4550260793665</text:p>
          </table:table-cell>
          <table:table-cell office:value-type="float" office:value="0.365026642058263" calcext:value-type="float">
            <text:p>0,365026642058263</text:p>
          </table:table-cell>
        </table:table-row>
        <table:table-row table:style-name="ro2">
          <table:table-cell office:value-type="string" calcext:value-type="string">
            <text:p>Images_HDR/dani_belgium_oC65.hdr_1025x0769.hdrYPbPr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2364675" calcext:value-type="float">
            <text:p>2364675</text:p>
          </table:table-cell>
          <table:table-cell office:value-type="float" office:value="0.74998192184146" calcext:value-type="float">
            <text:p>0,74998192184146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61292589858594" calcext:value-type="float">
            <text:p>0,361292589858594</text:p>
          </table:table-cell>
          <table:table-cell office:value-type="float" office:value="0.331018689293156" calcext:value-type="float">
            <text:p>0,331018689293156</text:p>
          </table:table-cell>
          <table:table-cell office:value-type="float" office:value="51297627358" calcext:value-type="float">
            <text:p>51297627358</text:p>
          </table:table-cell>
          <table:table-cell office:value-type="float" office:value="0.13053233548673" calcext:value-type="float">
            <text:p>0,13053233548673</text:p>
          </table:table-cell>
          <table:table-cell office:value-type="float" office:value="0.58693301297021" calcext:value-type="float">
            <text:p>0,58693301297021</text:p>
          </table:table-cell>
          <table:table-cell office:value-type="float" office:value="0.785336079957275" calcext:value-type="float">
            <text:p>0,785336079957275</text:p>
          </table:table-cell>
          <table:table-cell office:value-type="float" office:value="8.8428189151397" calcext:value-type="float">
            <text:p>8,8428189151397</text:p>
          </table:table-cell>
          <table:table-cell office:value-type="float" office:value="12.4799108715766" calcext:value-type="float">
            <text:p>12,4799108715766</text:p>
          </table:table-cell>
          <table:table-cell office:value-type="float" office:value="0.361292589858594" calcext:value-type="float">
            <text:p>0,361292589858594</text:p>
          </table:table-cell>
        </table:table-row>
        <table:table-row table:style-name="ro2">
          <table:table-cell office:value-type="string" calcext:value-type="string">
            <text:p>Images_HDR/dani_belgium_oC65.hdr_1025x0769.hdrYPbPr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2955843" calcext:value-type="float">
            <text:p>2955843</text:p>
          </table:table-cell>
          <table:table-cell office:value-type="float" office:value="0.937477164431318" calcext:value-type="float">
            <text:p>0,937477164431318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61709466537092" calcext:value-type="float">
            <text:p>0,361709466537092</text:p>
          </table:table-cell>
          <table:table-cell office:value-type="float" office:value="0.33139646441605" calcext:value-type="float">
            <text:p>0,33139646441605</text:p>
          </table:table-cell>
          <table:table-cell office:value-type="float" office:value="51356170782" calcext:value-type="float">
            <text:p>51356170782</text:p>
          </table:table-cell>
          <table:table-cell office:value-type="float" office:value="0.130833738182548" calcext:value-type="float">
            <text:p>0,130833738182548</text:p>
          </table:table-cell>
          <table:table-cell office:value-type="float" office:value="0.594921805381748" calcext:value-type="float">
            <text:p>0,594921805381748</text:p>
          </table:table-cell>
          <table:table-cell office:value-type="float" office:value="0.765392538338292" calcext:value-type="float">
            <text:p>0,765392538338292</text:p>
          </table:table-cell>
          <table:table-cell office:value-type="float" office:value="8.83280249764446" calcext:value-type="float">
            <text:p>8,83280249764446</text:p>
          </table:table-cell>
          <table:table-cell office:value-type="float" office:value="12.8856018440522" calcext:value-type="float">
            <text:p>12,8856018440522</text:p>
          </table:table-cell>
          <table:table-cell office:value-type="float" office:value="0.361709466537092" calcext:value-type="float">
            <text:p>0,361709466537092</text:p>
          </table:table-cell>
        </table:table-row>
        <table:table-row table:style-name="ro2">
          <table:table-cell office:value-type="string" calcext:value-type="string">
            <text:p>Images_HDR/dani_belgium_oC65.hdr_1025x0769.hdrYU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1182337" calcext:value-type="float">
            <text:p>1182337</text:p>
          </table:table-cell>
          <table:table-cell office:value-type="float" office:value="0.374990802340392" calcext:value-type="float">
            <text:p>0,374990802340392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40858252200588" calcext:value-type="float">
            <text:p>0,340858252200588</text:p>
          </table:table-cell>
          <table:table-cell office:value-type="float" office:value="0.30442087734353" calcext:value-type="float">
            <text:p>0,30442087734353</text:p>
          </table:table-cell>
          <table:table-cell office:value-type="float" office:value="47175791673" calcext:value-type="float">
            <text:p>47175791673</text:p>
          </table:table-cell>
          <table:table-cell office:value-type="float" office:value="0.11618434809324" calcext:value-type="float">
            <text:p>0,11618434809324</text:p>
          </table:table-cell>
          <table:table-cell office:value-type="float" office:value="0.526138218638331" calcext:value-type="float">
            <text:p>0,526138218638331</text:p>
          </table:table-cell>
          <table:table-cell office:value-type="float" office:value="0.939452201113908" calcext:value-type="float">
            <text:p>0,939452201113908</text:p>
          </table:table-cell>
          <table:table-cell office:value-type="float" office:value="9.34852374480849" calcext:value-type="float">
            <text:p>9,34852374480849</text:p>
          </table:table-cell>
          <table:table-cell office:value-type="float" office:value="142.056666339007" calcext:value-type="float">
            <text:p>142,056666339007</text:p>
          </table:table-cell>
          <table:table-cell office:value-type="float" office:value="0.340858252200588" calcext:value-type="float">
            <text:p>0,340858252200588</text:p>
          </table:table-cell>
        </table:table-row>
        <table:table-row table:style-name="ro2">
          <table:table-cell office:value-type="string" calcext:value-type="string">
            <text:p>Images_HDR/dani_belgium_oC65.hdr_1025x0769.hdrYUV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1773506" calcext:value-type="float">
            <text:p>1773506</text:p>
          </table:table-cell>
          <table:table-cell office:value-type="float" office:value="0.562486362090926" calcext:value-type="float">
            <text:p>0,562486362090926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70299033911987" calcext:value-type="float">
            <text:p>0,370299033911987</text:p>
          </table:table-cell>
          <table:table-cell office:value-type="float" office:value="0.337125323212171" calcext:value-type="float">
            <text:p>0,337125323212171</text:p>
          </table:table-cell>
          <table:table-cell office:value-type="float" office:value="52243966164" calcext:value-type="float">
            <text:p>52243966164</text:p>
          </table:table-cell>
          <table:table-cell office:value-type="float" office:value="0.137121374516151" calcext:value-type="float">
            <text:p>0,137121374516151</text:p>
          </table:table-cell>
          <table:table-cell office:value-type="float" office:value="0.567139256550116" calcext:value-type="float">
            <text:p>0,567139256550116</text:p>
          </table:table-cell>
          <table:table-cell office:value-type="float" office:value="0.90794232089723" calcext:value-type="float">
            <text:p>0,90794232089723</text:p>
          </table:table-cell>
          <table:table-cell office:value-type="float" office:value="8.62894841994771" calcext:value-type="float">
            <text:p>8,62894841994771</text:p>
          </table:table-cell>
          <table:table-cell office:value-type="float" office:value="29.9578344922772" calcext:value-type="float">
            <text:p>29,9578344922772</text:p>
          </table:table-cell>
          <table:table-cell office:value-type="float" office:value="0.370299033911987" calcext:value-type="float">
            <text:p>0,370299033911987</text:p>
          </table:table-cell>
        </table:table-row>
        <table:table-row table:style-name="ro2">
          <table:table-cell office:value-type="string" calcext:value-type="string">
            <text:p>Images_HDR/dani_belgium_oC65.hdr_1025x0769.hdrYUV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2364675" calcext:value-type="float">
            <text:p>2364675</text:p>
          </table:table-cell>
          <table:table-cell office:value-type="float" office:value="0.74998192184146" calcext:value-type="float">
            <text:p>0,74998192184146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65883947688977" calcext:value-type="float">
            <text:p>0,365883947688977</text:p>
          </table:table-cell>
          <table:table-cell office:value-type="float" office:value="0.334961621015874" calcext:value-type="float">
            <text:p>0,334961621015874</text:p>
          </table:table-cell>
          <table:table-cell office:value-type="float" office:value="51908659450" calcext:value-type="float">
            <text:p>51908659450</text:p>
          </table:table-cell>
          <table:table-cell office:value-type="float" office:value="0.13387106317647" calcext:value-type="float">
            <text:p>0,13387106317647</text:p>
          </table:table-cell>
          <table:table-cell office:value-type="float" office:value="0.588733962496017" calcext:value-type="float">
            <text:p>0,588733962496017</text:p>
          </table:table-cell>
          <table:table-cell office:value-type="float" office:value="0.853040360112917" calcext:value-type="float">
            <text:p>0,853040360112917</text:p>
          </table:table-cell>
          <table:table-cell office:value-type="float" office:value="8.73313287520496" calcext:value-type="float">
            <text:p>8,73313287520496</text:p>
          </table:table-cell>
          <table:table-cell office:value-type="float" office:value="12.4879888379543" calcext:value-type="float">
            <text:p>12,4879888379543</text:p>
          </table:table-cell>
          <table:table-cell office:value-type="float" office:value="0.365883947688977" calcext:value-type="float">
            <text:p>0,365883947688977</text:p>
          </table:table-cell>
        </table:table-row>
        <table:table-row table:style-name="ro2">
          <table:table-cell office:value-type="string" calcext:value-type="string">
            <text:p>Images_HDR/dani_belgium_oC65.hdr_1025x0769.hdrYUV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2955843" calcext:value-type="float">
            <text:p>2955843</text:p>
          </table:table-cell>
          <table:table-cell office:value-type="float" office:value="0.937477164431318" calcext:value-type="float">
            <text:p>0,937477164431318</text:p>
          </table:table-cell>
          <table:table-cell office:value-type="float" office:value="788225" calcext:value-type="float">
            <text:p>788225</text:p>
          </table:table-cell>
          <table:table-cell office:value-type="float" office:value="0.366356079616779" calcext:value-type="float">
            <text:p>0,366356079616779</text:p>
          </table:table-cell>
          <table:table-cell office:value-type="float" office:value="0.335415208487106" calcext:value-type="float">
            <text:p>0,335415208487106</text:p>
          </table:table-cell>
          <table:table-cell office:value-type="float" office:value="51978951436" calcext:value-type="float">
            <text:p>51978951436</text:p>
          </table:table-cell>
          <table:table-cell office:value-type="float" office:value="0.134216777072176" calcext:value-type="float">
            <text:p>0,134216777072176</text:p>
          </table:table-cell>
          <table:table-cell office:value-type="float" office:value="0.595139656209499" calcext:value-type="float">
            <text:p>0,595139656209499</text:p>
          </table:table-cell>
          <table:table-cell office:value-type="float" office:value="0.826993209735256" calcext:value-type="float">
            <text:p>0,826993209735256</text:p>
          </table:table-cell>
          <table:table-cell office:value-type="float" office:value="8.72193194044349" calcext:value-type="float">
            <text:p>8,72193194044349</text:p>
          </table:table-cell>
          <table:table-cell office:value-type="float" office:value="12.9129613014168" calcext:value-type="float">
            <text:p>12,9129613014168</text:p>
          </table:table-cell>
          <table:table-cell office:value-type="float" office:value="0.366356079616779" calcext:value-type="float">
            <text:p>0,366356079616779</text:p>
          </table:table-cell>
        </table:table-row>
        <table:table-row table:style-name="ro2">
          <table:table-cell office:value-type="string" calcext:value-type="string">
            <text:p>Images_HDR/forest_path.hdr_1365x1024.h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GB(A)</text:p>
          </table:table-cell>
          <table:table-cell office:value-type="float" office:value="5591117" calcext:value-type="float">
            <text:p>55911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mages_HDR/forest_path.hdr_1365x1024.hdrCMYK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2795520" calcext:value-type="float">
            <text:p>2795520</text:p>
          </table:table-cell>
          <table:table-cell office:value-type="float" office:value="0.499993114077205" calcext:value-type="float">
            <text:p>0,499993114077205</text:p>
          </table:table-cell>
          <table:table-cell office:value-type="float" office:value="1397687" calcext:value-type="float">
            <text:p>1397687</text:p>
          </table:table-cell>
          <table:table-cell office:value-type="float" office:value="0.672846865427612" calcext:value-type="float">
            <text:p>0,672846865427612</text:p>
          </table:table-cell>
          <table:table-cell office:value-type="float" office:value="0.529460885312935" calcext:value-type="float">
            <text:p>0,529460885312935</text:p>
          </table:table-cell>
          <table:table-cell office:value-type="float" office:value="193999131023" calcext:value-type="float">
            <text:p>193999131023</text:p>
          </table:table-cell>
          <table:table-cell office:value-type="float" office:value="0.452722904315763" calcext:value-type="float">
            <text:p>0,452722904315763</text:p>
          </table:table-cell>
          <table:table-cell office:value-type="float" office:value="0.512271523621408" calcext:value-type="float">
            <text:p>0,512271523621408</text:p>
          </table:table-cell>
          <table:table-cell office:value-type="float" office:value="1" calcext:value-type="float">
            <text:p>1</text:p>
          </table:table-cell>
          <table:table-cell office:value-type="float" office:value="3.44167532970361" calcext:value-type="float">
            <text:p>3,44167532970361</text:p>
          </table:table-cell>
          <table:table-cell office:value-type="float" office:value="0.247745694116483" calcext:value-type="float">
            <text:p>0,247745694116483</text:p>
          </table:table-cell>
          <table:table-cell office:value-type="float" office:value="0.672846865427612" calcext:value-type="float">
            <text:p>0,672846865427612</text:p>
          </table:table-cell>
        </table:table-row>
        <table:table-row table:style-name="ro2">
          <table:table-cell office:value-type="string" calcext:value-type="string">
            <text:p>Images_HDR/forest_path.hdr_1365x1024.hdrCMYK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7687" calcext:value-type="float">
            <text:p>1397687</text:p>
          </table:table-cell>
          <table:table-cell office:value-type="float" office:value="0.672514725571551" calcext:value-type="float">
            <text:p>0,672514725571551</text:p>
          </table:table-cell>
          <table:table-cell office:value-type="float" office:value="0.529173473274356" calcext:value-type="float">
            <text:p>0,529173473274356</text:p>
          </table:table-cell>
          <table:table-cell office:value-type="float" office:value="193893820721" calcext:value-type="float">
            <text:p>193893820721</text:p>
          </table:table-cell>
          <table:table-cell office:value-type="float" office:value="0.452276056110579" calcext:value-type="float">
            <text:p>0,452276056110579</text:p>
          </table:table-cell>
          <table:table-cell office:value-type="float" office:value="0.524212987632793" calcext:value-type="float">
            <text:p>0,524212987632793</text:p>
          </table:table-cell>
          <table:table-cell office:value-type="float" office:value="1" calcext:value-type="float">
            <text:p>1</text:p>
          </table:table-cell>
          <table:table-cell office:value-type="float" office:value="3.44596403574674" calcext:value-type="float">
            <text:p>3,44596403574674</text:p>
          </table:table-cell>
          <table:table-cell office:value-type="float" office:value="0.239812235493197" calcext:value-type="float">
            <text:p>0,239812235493197</text:p>
          </table:table-cell>
          <table:table-cell office:value-type="float" office:value="0.672514725571551" calcext:value-type="float">
            <text:p>0,672514725571551</text:p>
          </table:table-cell>
        </table:table-row>
        <table:table-row table:style-name="ro2">
          <table:table-cell office:value-type="string" calcext:value-type="string">
            <text:p>Images_HDR/forest_path.hdr_1365x1024.hdrCMYK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5591040" calcext:value-type="float">
            <text:p>5591040</text:p>
          </table:table-cell>
          <table:table-cell office:value-type="float" office:value="0.99998622815441" calcext:value-type="float">
            <text:p>0,99998622815441</text:p>
          </table:table-cell>
          <table:table-cell office:value-type="float" office:value="1397687" calcext:value-type="float">
            <text:p>1397687</text:p>
          </table:table-cell>
          <table:table-cell office:value-type="float" office:value="0.672503587678186" calcext:value-type="float">
            <text:p>0,672503587678186</text:p>
          </table:table-cell>
          <table:table-cell office:value-type="float" office:value="0.529164826208724" calcext:value-type="float">
            <text:p>0,529164826208724</text:p>
          </table:table-cell>
          <table:table-cell office:value-type="float" office:value="193890652360" calcext:value-type="float">
            <text:p>193890652360</text:p>
          </table:table-cell>
          <table:table-cell office:value-type="float" office:value="0.452261075440031" calcext:value-type="float">
            <text:p>0,452261075440031</text:p>
          </table:table-cell>
          <table:table-cell office:value-type="float" office:value="0.525079891669685" calcext:value-type="float">
            <text:p>0,525079891669685</text:p>
          </table:table-cell>
          <table:table-cell office:value-type="float" office:value="1" calcext:value-type="float">
            <text:p>1</text:p>
          </table:table-cell>
          <table:table-cell office:value-type="float" office:value="3.44610788882536" calcext:value-type="float">
            <text:p>3,44610788882536</text:p>
          </table:table-cell>
          <table:table-cell office:value-type="float" office:value="0.23456599901293" calcext:value-type="float">
            <text:p>0,23456599901293</text:p>
          </table:table-cell>
          <table:table-cell office:value-type="float" office:value="0.672503587678186" calcext:value-type="float">
            <text:p>0,672503587678186</text:p>
          </table:table-cell>
        </table:table-row>
        <table:table-row table:style-name="ro2">
          <table:table-cell office:value-type="string" calcext:value-type="string">
            <text:p>Images_HDR/forest_path.hdr_1365x1024.hdrCMYK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6988800" calcext:value-type="float">
            <text:p>6988800</text:p>
          </table:table-cell>
          <table:table-cell office:value-type="float" office:value="1.24998278519301" calcext:value-type="float">
            <text:p>1,24998278519301</text:p>
          </table:table-cell>
          <table:table-cell office:value-type="float" office:value="1397687" calcext:value-type="float">
            <text:p>1397687</text:p>
          </table:table-cell>
          <table:table-cell office:value-type="float" office:value="0.672502574538543" calcext:value-type="float">
            <text:p>0,672502574538543</text:p>
          </table:table-cell>
          <table:table-cell office:value-type="float" office:value="0.529163628944919" calcext:value-type="float">
            <text:p>0,529163628944919</text:p>
          </table:table-cell>
          <table:table-cell office:value-type="float" office:value="193890213672" calcext:value-type="float">
            <text:p>193890213672</text:p>
          </table:table-cell>
          <table:table-cell office:value-type="float" office:value="0.452259712760968" calcext:value-type="float">
            <text:p>0,452259712760968</text:p>
          </table:table-cell>
          <table:table-cell office:value-type="float" office:value="0.525047144314057" calcext:value-type="float">
            <text:p>0,525047144314057</text:p>
          </table:table-cell>
          <table:table-cell office:value-type="float" office:value="1" calcext:value-type="float">
            <text:p>1</text:p>
          </table:table-cell>
          <table:table-cell office:value-type="float" office:value="3.44612097429571" calcext:value-type="float">
            <text:p>3,44612097429571</text:p>
          </table:table-cell>
          <table:table-cell office:value-type="float" office:value="0.2368112900753" calcext:value-type="float">
            <text:p>0,2368112900753</text:p>
          </table:table-cell>
          <table:table-cell office:value-type="float" office:value="0.672502574538543" calcext:value-type="float">
            <text:p>0,672502574538543</text:p>
          </table:table-cell>
        </table:table-row>
        <table:table-row table:style-name="ro2">
          <table:table-cell office:value-type="string" calcext:value-type="string">
            <text:p>Images_HDR/forest_path.hdr_1365x1024.hdrYCbC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r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30089111328125" calcext:value-type="float">
            <text:p>0,330089111328125</text:p>
          </table:table-cell>
          <table:table-cell office:value-type="float" office:value="0.261610144615417" calcext:value-type="float">
            <text:p>0,261610144615417</text:p>
          </table:table-cell>
          <table:table-cell office:value-type="float" office:value="71892195623" calcext:value-type="float">
            <text:p>71892195623</text:p>
          </table:table-cell>
          <table:table-cell office:value-type="float" office:value="0.108959111942518" calcext:value-type="float">
            <text:p>0,108959111942518</text:p>
          </table:table-cell>
          <table:table-cell office:value-type="float" office:value="0.686594815449882" calcext:value-type="float">
            <text:p>0,686594815449882</text:p>
          </table:table-cell>
          <table:table-cell office:value-type="float" office:value="1" calcext:value-type="float">
            <text:p>1</text:p>
          </table:table-cell>
          <table:table-cell office:value-type="float" office:value="9.62736445079196" calcext:value-type="float">
            <text:p>9,62736445079196</text:p>
          </table:table-cell>
          <table:table-cell office:value-type="float" office:value="14.3520714345913" calcext:value-type="float">
            <text:p>14,3520714345913</text:p>
          </table:table-cell>
          <table:table-cell office:value-type="float" office:value="0.330089111328125" calcext:value-type="float">
            <text:p>0,330089111328125</text:p>
          </table:table-cell>
        </table:table-row>
        <table:table-row table:style-name="ro2">
          <table:table-cell office:value-type="string" calcext:value-type="string">
            <text:p>Images_HDR/forest_path.hdr_1365x1024.hdrYCbCr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r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28921994916069" calcext:value-type="float">
            <text:p>0,328921994916069</text:p>
          </table:table-cell>
          <table:table-cell office:value-type="float" office:value="0.260684894823168" calcext:value-type="float">
            <text:p>0,260684894823168</text:p>
          </table:table-cell>
          <table:table-cell office:value-type="float" office:value="71637930869" calcext:value-type="float">
            <text:p>71637930869</text:p>
          </table:table-cell>
          <table:table-cell office:value-type="float" office:value="0.108189678739567" calcext:value-type="float">
            <text:p>0,108189678739567</text:p>
          </table:table-cell>
          <table:table-cell office:value-type="float" office:value="0.652453571891208" calcext:value-type="float">
            <text:p>0,652453571891208</text:p>
          </table:table-cell>
          <table:table-cell office:value-type="float" office:value="1" calcext:value-type="float">
            <text:p>1</text:p>
          </table:table-cell>
          <table:table-cell office:value-type="float" office:value="9.65814168806701" calcext:value-type="float">
            <text:p>9,65814168806701</text:p>
          </table:table-cell>
          <table:table-cell office:value-type="float" office:value="3.27937993730792" calcext:value-type="float">
            <text:p>3,27937993730792</text:p>
          </table:table-cell>
          <table:table-cell office:value-type="float" office:value="0.328921994916069" calcext:value-type="float">
            <text:p>0,328921994916069</text:p>
          </table:table-cell>
        </table:table-row>
        <table:table-row table:style-name="ro2">
          <table:table-cell office:value-type="string" calcext:value-type="string">
            <text:p>Images_HDR/forest_path.hdr_1365x1024.hdrYCbCr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r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28913738695054" calcext:value-type="float">
            <text:p>0,328913738695054</text:p>
          </table:table-cell>
          <table:table-cell office:value-type="float" office:value="0.260704534085492" calcext:value-type="float">
            <text:p>0,260704534085492</text:p>
          </table:table-cell>
          <table:table-cell office:value-type="float" office:value="71643327868" calcext:value-type="float">
            <text:p>71643327868</text:p>
          </table:table-cell>
          <table:table-cell office:value-type="float" office:value="0.108184247502358" calcext:value-type="float">
            <text:p>0,108184247502358</text:p>
          </table:table-cell>
          <table:table-cell office:value-type="float" office:value="0.638794067084427" calcext:value-type="float">
            <text:p>0,638794067084427</text:p>
          </table:table-cell>
          <table:table-cell office:value-type="float" office:value="1" calcext:value-type="float">
            <text:p>1</text:p>
          </table:table-cell>
          <table:table-cell office:value-type="float" office:value="9.65835971399933" calcext:value-type="float">
            <text:p>9,65835971399933</text:p>
          </table:table-cell>
          <table:table-cell office:value-type="float" office:value="4.94792484445367" calcext:value-type="float">
            <text:p>4,94792484445367</text:p>
          </table:table-cell>
          <table:table-cell office:value-type="float" office:value="0.328913738695054" calcext:value-type="float">
            <text:p>0,328913738695054</text:p>
          </table:table-cell>
        </table:table-row>
        <table:table-row table:style-name="ro2">
          <table:table-cell office:value-type="string" calcext:value-type="string">
            <text:p>Images_HDR/forest_path.hdr_1365x1024.hdrYCbCr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r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28914201730991" calcext:value-type="float">
            <text:p>0,328914201730991</text:p>
          </table:table-cell>
          <table:table-cell office:value-type="float" office:value="0.260705982285765" calcext:value-type="float">
            <text:p>0,260705982285765</text:p>
          </table:table-cell>
          <table:table-cell office:value-type="float" office:value="71643725843" calcext:value-type="float">
            <text:p>71643725843</text:p>
          </table:table-cell>
          <table:table-cell office:value-type="float" office:value="0.108184552100335" calcext:value-type="float">
            <text:p>0,108184552100335</text:p>
          </table:table-cell>
          <table:table-cell office:value-type="float" office:value="0.635365811138285" calcext:value-type="float">
            <text:p>0,635365811138285</text:p>
          </table:table-cell>
          <table:table-cell office:value-type="float" office:value="1" calcext:value-type="float">
            <text:p>1</text:p>
          </table:table-cell>
          <table:table-cell office:value-type="float" office:value="9.65834748624553" calcext:value-type="float">
            <text:p>9,65834748624553</text:p>
          </table:table-cell>
          <table:table-cell office:value-type="float" office:value="7.24877412066684" calcext:value-type="float">
            <text:p>7,24877412066684</text:p>
          </table:table-cell>
          <table:table-cell office:value-type="float" office:value="0.328914201730991" calcext:value-type="float">
            <text:p>0,328914201730991</text:p>
          </table:table-cell>
        </table:table-row>
        <table:table-row table:style-name="ro2">
          <table:table-cell office:value-type="string" calcext:value-type="string">
            <text:p>Images_HDR/forest_path.hdr_1365x1024.hdrHC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579499758231973" calcext:value-type="float">
            <text:p>0,579499758231973</text:p>
          </table:table-cell>
          <table:table-cell office:value-type="float" office:value="0.46314146396746" calcext:value-type="float">
            <text:p>0,46314146396746</text:p>
          </table:table-cell>
          <table:table-cell office:value-type="float" office:value="127274333255" calcext:value-type="float">
            <text:p>127274333255</text:p>
          </table:table-cell>
          <table:table-cell office:value-type="float" office:value="0.335819969790915" calcext:value-type="float">
            <text:p>0,335819969790915</text:p>
          </table:table-cell>
          <table:table-cell office:value-type="float" office:value="0.664162235540028" calcext:value-type="float">
            <text:p>0,664162235540028</text:p>
          </table:table-cell>
          <table:table-cell office:value-type="float" office:value="1" calcext:value-type="float">
            <text:p>1</text:p>
          </table:table-cell>
          <table:table-cell office:value-type="float" office:value="4.73893481777102" calcext:value-type="float">
            <text:p>4,73893481777102</text:p>
          </table:table-cell>
          <table:table-cell office:value-type="float" office:value="30.7961674899025" calcext:value-type="float">
            <text:p>30,7961674899025</text:p>
          </table:table-cell>
          <table:table-cell office:value-type="float" office:value="0.579499758231973" calcext:value-type="float">
            <text:p>0,579499758231973</text:p>
          </table:table-cell>
        </table:table-row>
        <table:table-row table:style-name="ro2">
          <table:table-cell office:value-type="string" calcext:value-type="string">
            <text:p>Images_HDR/forest_path.hdr_1365x1024.hdrHCL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59128831913751" calcext:value-type="float">
            <text:p>0,59128831913751</text:p>
          </table:table-cell>
          <table:table-cell office:value-type="float" office:value="0.470006103515625" calcext:value-type="float">
            <text:p>0,470006103515625</text:p>
          </table:table-cell>
          <table:table-cell office:value-type="float" office:value="129160978815" calcext:value-type="float">
            <text:p>129160978815</text:p>
          </table:table-cell>
          <table:table-cell office:value-type="float" office:value="0.349621876348462" calcext:value-type="float">
            <text:p>0,349621876348462</text:p>
          </table:table-cell>
          <table:table-cell office:value-type="float" office:value="0.713870231540732" calcext:value-type="float">
            <text:p>0,713870231540732</text:p>
          </table:table-cell>
          <table:table-cell office:value-type="float" office:value="1" calcext:value-type="float">
            <text:p>1</text:p>
          </table:table-cell>
          <table:table-cell office:value-type="float" office:value="4.56401400751089" calcext:value-type="float">
            <text:p>4,56401400751089</text:p>
          </table:table-cell>
          <table:table-cell office:value-type="float" office:value="5.81450588824593" calcext:value-type="float">
            <text:p>5,81450588824593</text:p>
          </table:table-cell>
          <table:table-cell office:value-type="float" office:value="0.59128831913751" calcext:value-type="float">
            <text:p>0,59128831913751</text:p>
          </table:table-cell>
        </table:table-row>
        <table:table-row table:style-name="ro2">
          <table:table-cell office:value-type="string" calcext:value-type="string">
            <text:p>Images_HDR/forest_path.hdr_1365x1024.hdrHCL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592715903577684" calcext:value-type="float">
            <text:p>0,592715903577684</text:p>
          </table:table-cell>
          <table:table-cell office:value-type="float" office:value="0.470786999370547" calcext:value-type="float">
            <text:p>0,470786999370547</text:p>
          </table:table-cell>
          <table:table-cell office:value-type="float" office:value="129375376881" calcext:value-type="float">
            <text:p>129375376881</text:p>
          </table:table-cell>
          <table:table-cell office:value-type="float" office:value="0.35131214235391" calcext:value-type="float">
            <text:p>0,35131214235391</text:p>
          </table:table-cell>
          <table:table-cell office:value-type="float" office:value="0.719316839386713" calcext:value-type="float">
            <text:p>0,719316839386713</text:p>
          </table:table-cell>
          <table:table-cell office:value-type="float" office:value="1" calcext:value-type="float">
            <text:p>1</text:p>
          </table:table-cell>
          <table:table-cell office:value-type="float" office:value="4.54306839487313" calcext:value-type="float">
            <text:p>4,54306839487313</text:p>
          </table:table-cell>
          <table:table-cell office:value-type="float" office:value="3.9526147872812" calcext:value-type="float">
            <text:p>3,9526147872812</text:p>
          </table:table-cell>
          <table:table-cell office:value-type="float" office:value="0.592715903577684" calcext:value-type="float">
            <text:p>0,592715903577684</text:p>
          </table:table-cell>
        </table:table-row>
        <table:table-row table:style-name="ro2">
          <table:table-cell office:value-type="string" calcext:value-type="string">
            <text:p>Images_HDR/forest_path.hdr_1365x1024.hdrHCL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593720104299528" calcext:value-type="float">
            <text:p>0,593720104299528</text:p>
          </table:table-cell>
          <table:table-cell office:value-type="float" office:value="0.471406354429816" calcext:value-type="float">
            <text:p>0,471406354429816</text:p>
          </table:table-cell>
          <table:table-cell office:value-type="float" office:value="129545579742" calcext:value-type="float">
            <text:p>129545579742</text:p>
          </table:table-cell>
          <table:table-cell office:value-type="float" office:value="0.352503562249442" calcext:value-type="float">
            <text:p>0,352503562249442</text:p>
          </table:table-cell>
          <table:table-cell office:value-type="float" office:value="0.722354636743875" calcext:value-type="float">
            <text:p>0,722354636743875</text:p>
          </table:table-cell>
          <table:table-cell office:value-type="float" office:value="1" calcext:value-type="float">
            <text:p>1</text:p>
          </table:table-cell>
          <table:table-cell office:value-type="float" office:value="4.52836489857097" calcext:value-type="float">
            <text:p>4,52836489857097</text:p>
          </table:table-cell>
          <table:table-cell office:value-type="float" office:value="3.15173981164878" calcext:value-type="float">
            <text:p>3,15173981164878</text:p>
          </table:table-cell>
          <table:table-cell office:value-type="float" office:value="0.593720104299528" calcext:value-type="float">
            <text:p>0,593720104299528</text:p>
          </table:table-cell>
        </table:table-row>
        <table:table-row table:style-name="ro2">
          <table:table-cell office:value-type="string" calcext:value-type="string">
            <text:p>Images_HDR/forest_path.hdr_1365x1024.hdrLa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37735710834079" calcext:value-type="float">
            <text:p>0,337735710834079</text:p>
          </table:table-cell>
          <table:table-cell office:value-type="float" office:value="0.270849868194286" calcext:value-type="float">
            <text:p>0,270849868194286</text:p>
          </table:table-cell>
          <table:table-cell office:value-type="float" office:value="74431332689" calcext:value-type="float">
            <text:p>74431332689</text:p>
          </table:table-cell>
          <table:table-cell office:value-type="float" office:value="0.114065410372601" calcext:value-type="float">
            <text:p>0,114065410372601</text:p>
          </table:table-cell>
          <table:table-cell office:value-type="float" office:value="0.559256947686194" calcext:value-type="float">
            <text:p>0,559256947686194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9.42846032722515" calcext:value-type="float">
            <text:p>9,42846032722515</text:p>
          </table:table-cell>
          <table:table-cell office:value-type="float" office:value="35.0728088685818" calcext:value-type="float">
            <text:p>35,0728088685818</text:p>
          </table:table-cell>
          <table:table-cell office:value-type="float" office:value="0.337735710834079" calcext:value-type="float">
            <text:p>0,337735710834079</text:p>
          </table:table-cell>
        </table:table-row>
        <table:table-row table:style-name="ro2">
          <table:table-cell office:value-type="string" calcext:value-type="string">
            <text:p>Images_HDR/forest_path.hdr_1365x1024.hdrLab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35397582647501" calcext:value-type="float">
            <text:p>0,335397582647501</text:p>
          </table:table-cell>
          <table:table-cell office:value-type="float" office:value="0.269849848732602" calcext:value-type="float">
            <text:p>0,269849848732602</text:p>
          </table:table-cell>
          <table:table-cell office:value-type="float" office:value="74156520736" calcext:value-type="float">
            <text:p>74156520736</text:p>
          </table:table-cell>
          <table:table-cell office:value-type="float" office:value="0.112491538445788" calcext:value-type="float">
            <text:p>0,112491538445788</text:p>
          </table:table-cell>
          <table:table-cell office:value-type="float" office:value="0.627650156306359" calcext:value-type="float">
            <text:p>0,627650156306359</text:p>
          </table:table-cell>
          <table:table-cell office:value-type="float" office:value="0.920637827115282" calcext:value-type="float">
            <text:p>0,920637827115282</text:p>
          </table:table-cell>
          <table:table-cell office:value-type="float" office:value="9.48880143726021" calcext:value-type="float">
            <text:p>9,48880143726021</text:p>
          </table:table-cell>
          <table:table-cell office:value-type="float" office:value="12.1682462295572" calcext:value-type="float">
            <text:p>12,1682462295572</text:p>
          </table:table-cell>
          <table:table-cell office:value-type="float" office:value="0.335397582647501" calcext:value-type="float">
            <text:p>0,335397582647501</text:p>
          </table:table-cell>
        </table:table-row>
        <table:table-row table:style-name="ro2">
          <table:table-cell office:value-type="string" calcext:value-type="string">
            <text:p>Images_HDR/forest_path.hdr_1365x1024.hdrLab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35443756703913" calcext:value-type="float">
            <text:p>0,335443756703913</text:p>
          </table:table-cell>
          <table:table-cell office:value-type="float" office:value="0.270046997070312" calcext:value-type="float">
            <text:p>0,270046997070312</text:p>
          </table:table-cell>
          <table:table-cell office:value-type="float" office:value="74210839990" calcext:value-type="float">
            <text:p>74210839990</text:p>
          </table:table-cell>
          <table:table-cell office:value-type="float" office:value="0.112522513911634" calcext:value-type="float">
            <text:p>0,112522513911634</text:p>
          </table:table-cell>
          <table:table-cell office:value-type="float" office:value="0.662487441282741" calcext:value-type="float">
            <text:p>0,662487441282741</text:p>
          </table:table-cell>
          <table:table-cell office:value-type="float" office:value="0.92156862745098" calcext:value-type="float">
            <text:p>0,92156862745098</text:p>
          </table:table-cell>
          <table:table-cell office:value-type="float" office:value="9.48760573647303" calcext:value-type="float">
            <text:p>9,48760573647303</text:p>
          </table:table-cell>
          <table:table-cell office:value-type="float" office:value="8.2683976440281" calcext:value-type="float">
            <text:p>8,2683976440281</text:p>
          </table:table-cell>
          <table:table-cell office:value-type="float" office:value="0.335443756703913" calcext:value-type="float">
            <text:p>0,335443756703913</text:p>
          </table:table-cell>
        </table:table-row>
        <table:table-row table:style-name="ro2">
          <table:table-cell office:value-type="string" calcext:value-type="string">
            <text:p>Images_HDR/forest_path.hdr_1365x1024.hdrLab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35458768205246" calcext:value-type="float">
            <text:p>0,335458768205246</text:p>
          </table:table-cell>
          <table:table-cell office:value-type="float" office:value="0.270054321289062" calcext:value-type="float">
            <text:p>0,270054321289062</text:p>
          </table:table-cell>
          <table:table-cell office:value-type="float" office:value="74212728833" calcext:value-type="float">
            <text:p>74212728833</text:p>
          </table:table-cell>
          <table:table-cell office:value-type="float" office:value="0.112532585165781" calcext:value-type="float">
            <text:p>0,112532585165781</text:p>
          </table:table-cell>
          <table:table-cell office:value-type="float" office:value="0.668882727212654" calcext:value-type="float">
            <text:p>0,668882727212654</text:p>
          </table:table-cell>
          <table:table-cell office:value-type="float" office:value="0.922774090180819" calcext:value-type="float">
            <text:p>0,922774090180819</text:p>
          </table:table-cell>
          <table:table-cell office:value-type="float" office:value="9.48721704142699" calcext:value-type="float">
            <text:p>9,48721704142699</text:p>
          </table:table-cell>
          <table:table-cell office:value-type="float" office:value="7.57028553519494" calcext:value-type="float">
            <text:p>7,57028553519494</text:p>
          </table:table-cell>
          <table:table-cell office:value-type="float" office:value="0.335458768205246" calcext:value-type="float">
            <text:p>0,335458768205246</text:p>
          </table:table-cell>
        </table:table-row>
        <table:table-row table:style-name="ro2">
          <table:table-cell office:value-type="string" calcext:value-type="string">
            <text:p>Images_HDR/forest_path.hdr_1365x1024.hdrLu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74118060209884" calcext:value-type="float">
            <text:p>0,374118060209884</text:p>
          </table:table-cell>
          <table:table-cell office:value-type="float" office:value="0.299095647929638" calcext:value-type="float">
            <text:p>0,299095647929638</text:p>
          </table:table-cell>
          <table:table-cell office:value-type="float" office:value="82193459518" calcext:value-type="float">
            <text:p>82193459518</text:p>
          </table:table-cell>
          <table:table-cell office:value-type="float" office:value="0.139964322975206" calcext:value-type="float">
            <text:p>0,139964322975206</text:p>
          </table:table-cell>
          <table:table-cell office:value-type="float" office:value="0.558589782875934" calcext:value-type="float">
            <text:p>0,558589782875934</text:p>
          </table:table-cell>
          <table:table-cell office:value-type="float" office:value="1" calcext:value-type="float">
            <text:p>1</text:p>
          </table:table-cell>
          <table:table-cell office:value-type="float" office:value="8.53982652247408" calcext:value-type="float">
            <text:p>8,53982652247408</text:p>
          </table:table-cell>
          <table:table-cell office:value-type="float" office:value="113.054080783039" calcext:value-type="float">
            <text:p>113,054080783039</text:p>
          </table:table-cell>
          <table:table-cell office:value-type="float" office:value="0.374118060209884" calcext:value-type="float">
            <text:p>0,374118060209884</text:p>
          </table:table-cell>
        </table:table-row>
        <table:table-row table:style-name="ro2">
          <table:table-cell office:value-type="string" calcext:value-type="string">
            <text:p>Images_HDR/forest_path.hdr_1365x1024.hdrLuv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69006665959075" calcext:value-type="float">
            <text:p>0,369006665959075</text:p>
          </table:table-cell>
          <table:table-cell office:value-type="float" office:value="0.298113376938748" calcext:value-type="float">
            <text:p>0,298113376938748</text:p>
          </table:table-cell>
          <table:table-cell office:value-type="float" office:value="81923524962" calcext:value-type="float">
            <text:p>81923524962</text:p>
          </table:table-cell>
          <table:table-cell office:value-type="float" office:value="0.136165919522233" calcext:value-type="float">
            <text:p>0,136165919522233</text:p>
          </table:table-cell>
          <table:table-cell office:value-type="float" office:value="0.663337757901992" calcext:value-type="float">
            <text:p>0,663337757901992</text:p>
          </table:table-cell>
          <table:table-cell office:value-type="float" office:value="0.984130617227436" calcext:value-type="float">
            <text:p>0,984130617227436</text:p>
          </table:table-cell>
          <table:table-cell office:value-type="float" office:value="8.65931576824998" calcext:value-type="float">
            <text:p>8,65931576824998</text:p>
          </table:table-cell>
          <table:table-cell office:value-type="float" office:value="4.39031912910357" calcext:value-type="float">
            <text:p>4,39031912910357</text:p>
          </table:table-cell>
          <table:table-cell office:value-type="float" office:value="0.369006665959075" calcext:value-type="float">
            <text:p>0,369006665959075</text:p>
          </table:table-cell>
        </table:table-row>
        <table:table-row table:style-name="ro2">
          <table:table-cell office:value-type="string" calcext:value-type="string">
            <text:p>Images_HDR/forest_path.hdr_1365x1024.hdrLuv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70548051842681" calcext:value-type="float">
            <text:p>0,370548051842681</text:p>
          </table:table-cell>
          <table:table-cell office:value-type="float" office:value="0.299206839616687" calcext:value-type="float">
            <text:p>0,299206839616687</text:p>
          </table:table-cell>
          <table:table-cell office:value-type="float" office:value="82224015728" calcext:value-type="float">
            <text:p>82224015728</text:p>
          </table:table-cell>
          <table:table-cell office:value-type="float" office:value="0.137305858724406" calcext:value-type="float">
            <text:p>0,137305858724406</text:p>
          </table:table-cell>
          <table:table-cell office:value-type="float" office:value="0.667464275078376" calcext:value-type="float">
            <text:p>0,667464275078376</text:p>
          </table:table-cell>
          <table:table-cell office:value-type="float" office:value="0.976470588235294" calcext:value-type="float">
            <text:p>0,976470588235294</text:p>
          </table:table-cell>
          <table:table-cell office:value-type="float" office:value="8.62310931391098" calcext:value-type="float">
            <text:p>8,62310931391098</text:p>
          </table:table-cell>
          <table:table-cell office:value-type="float" office:value="17.7141304097569" calcext:value-type="float">
            <text:p>17,7141304097569</text:p>
          </table:table-cell>
          <table:table-cell office:value-type="float" office:value="0.370548051842681" calcext:value-type="float">
            <text:p>0,370548051842681</text:p>
          </table:table-cell>
        </table:table-row>
        <table:table-row table:style-name="ro2">
          <table:table-cell office:value-type="string" calcext:value-type="string">
            <text:p>Images_HDR/forest_path.hdr_1365x1024.hdrLuv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70594828630083" calcext:value-type="float">
            <text:p>0,370594828630083</text:p>
          </table:table-cell>
          <table:table-cell office:value-type="float" office:value="0.299323791893082" calcext:value-type="float">
            <text:p>0,299323791893082</text:p>
          </table:table-cell>
          <table:table-cell office:value-type="float" office:value="82256154986" calcext:value-type="float">
            <text:p>82256154986</text:p>
          </table:table-cell>
          <table:table-cell office:value-type="float" office:value="0.137340527007361" calcext:value-type="float">
            <text:p>0,137340527007361</text:p>
          </table:table-cell>
          <table:table-cell office:value-type="float" office:value="0.676001770956308" calcext:value-type="float">
            <text:p>0,676001770956308</text:p>
          </table:table-cell>
          <table:table-cell office:value-type="float" office:value="0.977523460746166" calcext:value-type="float">
            <text:p>0,977523460746166</text:p>
          </table:table-cell>
          <table:table-cell office:value-type="float" office:value="8.62201290450263" calcext:value-type="float">
            <text:p>8,62201290450263</text:p>
          </table:table-cell>
          <table:table-cell office:value-type="float" office:value="14.9819763564607" calcext:value-type="float">
            <text:p>14,9819763564607</text:p>
          </table:table-cell>
          <table:table-cell office:value-type="float" office:value="0.370594828630083" calcext:value-type="float">
            <text:p>0,370594828630083</text:p>
          </table:table-cell>
        </table:table-row>
        <table:table-row table:style-name="ro2">
          <table:table-cell office:value-type="string" calcext:value-type="string">
            <text:p>Images_HDR/forest_path.hdr_1365x1024.hdrRG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7683" calcext:value-type="float">
            <text:p>1397683</text:p>
          </table:table-cell>
          <table:table-cell office:value-type="float" office:value="0.111006790751063" calcext:value-type="float">
            <text:p>0,111006790751063</text:p>
          </table:table-cell>
          <table:table-cell office:value-type="float" office:value="0.0846407430597525" calcext:value-type="float">
            <text:p>0,084640743059753</text:p>
          </table:table-cell>
          <table:table-cell office:value-type="float" office:value="23259835228" calcext:value-type="float">
            <text:p>23259835228</text:p>
          </table:table-cell>
          <table:table-cell office:value-type="float" office:value="0.0123225075928502" calcext:value-type="float">
            <text:p>0,01232250759285</text:p>
          </table:table-cell>
          <table:table-cell office:value-type="float" office:value="0.964184987111905" calcext:value-type="float">
            <text:p>0,964184987111905</text:p>
          </table:table-cell>
          <table:table-cell office:value-type="float" office:value="0.421347371633478" calcext:value-type="float">
            <text:p>0,421347371633478</text:p>
          </table:table-cell>
          <table:table-cell office:value-type="float" office:value="19.0930090557073" calcext:value-type="float">
            <text:p>19,0930090557073</text:p>
          </table:table-cell>
          <table:table-cell office:value-type="float" office:value="90.0388887628705" calcext:value-type="float">
            <text:p>90,0388887628705</text:p>
          </table:table-cell>
          <table:table-cell office:value-type="float" office:value="0.111006790751063" calcext:value-type="float">
            <text:p>0,111006790751063</text:p>
          </table:table-cell>
        </table:table-row>
        <table:table-row table:style-name="ro2">
          <table:table-cell office:value-type="string" calcext:value-type="string">
            <text:p>Images_HDR/forest_path.hdr_1365x1024.hdrRGB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1397687" calcext:value-type="float">
            <text:p>1397687</text:p>
          </table:table-cell>
          <table:table-cell office:value-type="float" office:value="0.0182169772218477" calcext:value-type="float">
            <text:p>0,018216977221848</text:p>
          </table:table-cell>
          <table:table-cell office:value-type="float" office:value="0.0122015775983276" calcext:value-type="float">
            <text:p>0,012201577598328</text:p>
          </table:table-cell>
          <table:table-cell office:value-type="float" office:value="3353074113" calcext:value-type="float">
            <text:p>3353074113</text:p>
          </table:table-cell>
          <table:table-cell office:value-type="float" office:value="0.000331858259101319" calcext:value-type="float">
            <text:p>0,000331858259101</text:p>
          </table:table-cell>
          <table:table-cell office:value-type="float" office:value="0.998103781719279" calcext:value-type="float">
            <text:p>0,998103781719279</text:p>
          </table:table-cell>
          <table:table-cell office:value-type="float" office:value="0.335317006179904" calcext:value-type="float">
            <text:p>0,335317006179904</text:p>
          </table:table-cell>
          <table:table-cell office:value-type="float" office:value="34.7904736941114" calcext:value-type="float">
            <text:p>34,7904736941114</text:p>
          </table:table-cell>
          <table:table-cell office:value-type="float" office:value="6.29232209841118" calcext:value-type="float">
            <text:p>6,29232209841118</text:p>
          </table:table-cell>
          <table:table-cell office:value-type="float" office:value="0.0182169772218477" calcext:value-type="float">
            <text:p>0,018216977221848</text:p>
          </table:table-cell>
        </table:table-row>
        <table:table-row table:style-name="ro2">
          <table:table-cell office:value-type="string" calcext:value-type="string">
            <text:p>Images_HDR/forest_path.hdr_1365x1024.hdrRGB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7687" calcext:value-type="float">
            <text:p>1397687</text:p>
          </table:table-cell>
          <table:table-cell office:value-type="float" office:value="0.00614533114707221" calcext:value-type="float">
            <text:p>0,006145331147072</text:p>
          </table:table-cell>
          <table:table-cell office:value-type="float" office:value="0.0048367106240672" calcext:value-type="float">
            <text:p>0,004836710624067</text:p>
          </table:table-cell>
          <table:table-cell office:value-type="float" office:value="1329160025" calcext:value-type="float">
            <text:p>1329160025</text:p>
          </table:table-cell>
          <table:table-cell office:value-type="float" office:value="0.0000377650139853358" calcext:value-type="float">
            <text:p>3,77650139853358E-05</text:p>
          </table:table-cell>
          <table:table-cell office:value-type="float" office:value="0.999857402579253" calcext:value-type="float">
            <text:p>0,999857402579253</text:p>
          </table:table-cell>
          <table:table-cell office:value-type="float" office:value="0.294819562066072" calcext:value-type="float">
            <text:p>0,294819562066072</text:p>
          </table:table-cell>
          <table:table-cell office:value-type="float" office:value="44.2290941954325" calcext:value-type="float">
            <text:p>44,2290941954325</text:p>
          </table:table-cell>
          <table:table-cell office:value-type="float" office:value="12.4515447583031" calcext:value-type="float">
            <text:p>12,4515447583031</text:p>
          </table:table-cell>
          <table:table-cell office:value-type="float" office:value="0.00614533114707221" calcext:value-type="float">
            <text:p>0,006145331147072</text:p>
          </table:table-cell>
        </table:table-row>
        <table:table-row table:style-name="ro2">
          <table:table-cell office:value-type="string" calcext:value-type="string">
            <text:p>Images_HDR/forest_path.hdr_1365x1024.hdrRGB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1396817" calcext:value-type="float">
            <text:p>1396817</text:p>
          </table:table-cell>
          <table:table-cell office:value-type="float" office:value="0.00122903700788817" calcext:value-type="float">
            <text:p>0,001229037007888</text:p>
          </table:table-cell>
          <table:table-cell office:value-type="float" office:value="0.000914841337903678" calcext:value-type="float">
            <text:p>0,000914841337904</text:p>
          </table:table-cell>
          <table:table-cell office:value-type="float" office:value="251404442" calcext:value-type="float">
            <text:p>251404442</text:p>
          </table:table-cell>
          <table:table-cell office:value-type="float" office:value="0.00000151052881847136" calcext:value-type="float">
            <text:p>1,51052881847136E-06</text:p>
          </table:table-cell>
          <table:table-cell office:value-type="float" office:value="0.99999138610502" calcext:value-type="float">
            <text:p>0,99999138610502</text:p>
          </table:table-cell>
          <table:table-cell office:value-type="float" office:value="0.29044022278172" calcext:value-type="float">
            <text:p>0,29044022278172</text:p>
          </table:table-cell>
          <table:table-cell office:value-type="float" office:value="58.2087007950026" calcext:value-type="float">
            <text:p>58,2087007950026</text:p>
          </table:table-cell>
          <table:table-cell office:value-type="float" office:value="12.7817707522175" calcext:value-type="float">
            <text:p>12,7817707522175</text:p>
          </table:table-cell>
          <table:table-cell office:value-type="float" office:value="0.00122903700788817" calcext:value-type="float">
            <text:p>0,001229037007888</text:p>
          </table:table-cell>
        </table:table-row>
        <table:table-row table:style-name="ro2">
          <table:table-cell office:value-type="string" calcext:value-type="string">
            <text:p>Images_HDR/forest_path.hdr_1365x1024.hdrsRG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7683" calcext:value-type="float">
            <text:p>1397683</text:p>
          </table:table-cell>
          <table:table-cell office:value-type="float" office:value="0.170833589474392" calcext:value-type="float">
            <text:p>0,170833589474392</text:p>
          </table:table-cell>
          <table:table-cell office:value-type="float" office:value="0.131580508628301" calcext:value-type="float">
            <text:p>0,131580508628301</text:p>
          </table:table-cell>
          <table:table-cell office:value-type="float" office:value="36159192834" calcext:value-type="float">
            <text:p>36159192834</text:p>
          </table:table-cell>
          <table:table-cell office:value-type="float" office:value="0.0291841152927051" calcext:value-type="float">
            <text:p>0,029184115292705</text:p>
          </table:table-cell>
          <table:table-cell office:value-type="float" office:value="0.948754214125068" calcext:value-type="float">
            <text:p>0,948754214125068</text:p>
          </table:table-cell>
          <table:table-cell office:value-type="float" office:value="0.549477378500038" calcext:value-type="float">
            <text:p>0,549477378500038</text:p>
          </table:table-cell>
          <table:table-cell office:value-type="float" office:value="15.3485346765518" calcext:value-type="float">
            <text:p>15,3485346765518</text:p>
          </table:table-cell>
          <table:table-cell office:value-type="float" office:value="63.562641491329" calcext:value-type="float">
            <text:p>63,562641491329</text:p>
          </table:table-cell>
          <table:table-cell office:value-type="float" office:value="0.170833589474392" calcext:value-type="float">
            <text:p>0,170833589474392</text:p>
          </table:table-cell>
        </table:table-row>
        <table:table-row table:style-name="ro2">
          <table:table-cell office:value-type="string" calcext:value-type="string">
            <text:p>Images_HDR/forest_path.hdr_1365x1024.hdrsRGB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788452" calcext:value-type="float">
            <text:p>788452</text:p>
          </table:table-cell>
          <table:table-cell office:value-type="float" office:value="0.167304834939456" calcext:value-type="float">
            <text:p>0,167304834939456</text:p>
          </table:table-cell>
          <table:table-cell office:value-type="float" office:value="0.115344792284266" calcext:value-type="float">
            <text:p>0,115344792284266</text:p>
          </table:table-cell>
          <table:table-cell office:value-type="float" office:value="31697510749" calcext:value-type="float">
            <text:p>31697510749</text:p>
          </table:table-cell>
          <table:table-cell office:value-type="float" office:value="0.0279909077941187" calcext:value-type="float">
            <text:p>0,027990907794119</text:p>
          </table:table-cell>
          <table:table-cell office:value-type="float" office:value="0.993063882617647" calcext:value-type="float">
            <text:p>0,993063882617647</text:p>
          </table:table-cell>
          <table:table-cell office:value-type="float" office:value="0.355840390630961" calcext:value-type="float">
            <text:p>0,355840390630961</text:p>
          </table:table-cell>
          <table:table-cell office:value-type="float" office:value="15.5298301637545" calcext:value-type="float">
            <text:p>15,5298301637545</text:p>
          </table:table-cell>
          <table:table-cell office:value-type="float" office:value="0.154169833351446" calcext:value-type="float">
            <text:p>0,154169833351446</text:p>
          </table:table-cell>
          <table:table-cell office:value-type="float" office:value="0.167304834939456" calcext:value-type="float">
            <text:p>0,167304834939456</text:p>
          </table:table-cell>
        </table:table-row>
        <table:table-row table:style-name="ro2">
          <table:table-cell office:value-type="string" calcext:value-type="string">
            <text:p>Images_HDR/forest_path.hdr_1365x1024.hdrsRGB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7687" calcext:value-type="float">
            <text:p>1397687</text:p>
          </table:table-cell>
          <table:table-cell office:value-type="float" office:value="0.166353226612204" calcext:value-type="float">
            <text:p>0,166353226612204</text:p>
          </table:table-cell>
          <table:table-cell office:value-type="float" office:value="0.116049990091068" calcext:value-type="float">
            <text:p>0,116049990091068</text:p>
          </table:table-cell>
          <table:table-cell office:value-type="float" office:value="31891303764" calcext:value-type="float">
            <text:p>31891303764</text:p>
          </table:table-cell>
          <table:table-cell office:value-type="float" office:value="0.0276733960042912" calcext:value-type="float">
            <text:p>0,027673396004291</text:p>
          </table:table-cell>
          <table:table-cell office:value-type="float" office:value="0.995256340304318" calcext:value-type="float">
            <text:p>0,995256340304318</text:p>
          </table:table-cell>
          <table:table-cell office:value-type="float" office:value="0.346501869230182" calcext:value-type="float">
            <text:p>0,346501869230182</text:p>
          </table:table-cell>
          <table:table-cell office:value-type="float" office:value="15.5793754214475" calcext:value-type="float">
            <text:p>15,5793754214475</text:p>
          </table:table-cell>
          <table:table-cell office:value-type="float" office:value="13.252510834097" calcext:value-type="float">
            <text:p>13,252510834097</text:p>
          </table:table-cell>
          <table:table-cell office:value-type="float" office:value="0.166353226612204" calcext:value-type="float">
            <text:p>0,166353226612204</text:p>
          </table:table-cell>
        </table:table-row>
        <table:table-row table:style-name="ro2">
          <table:table-cell office:value-type="string" calcext:value-type="string">
            <text:p>Images_HDR/forest_path.hdr_1365x1024.hdrsRGB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788448" calcext:value-type="float">
            <text:p>788448</text:p>
          </table:table-cell>
          <table:table-cell office:value-type="float" office:value="0.166315992276141" calcext:value-type="float">
            <text:p>0,166315992276141</text:p>
          </table:table-cell>
          <table:table-cell office:value-type="float" office:value="0.114848373975472" calcext:value-type="float">
            <text:p>0,114848373975472</text:p>
          </table:table-cell>
          <table:table-cell office:value-type="float" office:value="31561091719" calcext:value-type="float">
            <text:p>31561091719</text:p>
          </table:table-cell>
          <table:table-cell office:value-type="float" office:value="0.0276610092867973" calcext:value-type="float">
            <text:p>0,027661009286797</text:p>
          </table:table-cell>
          <table:table-cell office:value-type="float" office:value="0.995741357564032" calcext:value-type="float">
            <text:p>0,995741357564032</text:p>
          </table:table-cell>
          <table:table-cell office:value-type="float" office:value="0.310337987335012" calcext:value-type="float">
            <text:p>0,310337987335012</text:p>
          </table:table-cell>
          <table:table-cell office:value-type="float" office:value="15.5813197752787" calcext:value-type="float">
            <text:p>15,5813197752787</text:p>
          </table:table-cell>
          <table:table-cell office:value-type="float" office:value="0.106392382630217" calcext:value-type="float">
            <text:p>0,106392382630217</text:p>
          </table:table-cell>
          <table:table-cell office:value-type="float" office:value="0.166315992276141" calcext:value-type="float">
            <text:p>0,166315992276141</text:p>
          </table:table-cell>
        </table:table-row>
        <table:table-row table:style-name="ro2">
          <table:table-cell office:value-type="string" calcext:value-type="string">
            <text:p>Images_HDR/forest_path.hdr_1365x1024.hdrXYZ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7687" calcext:value-type="float">
            <text:p>1397687</text:p>
          </table:table-cell>
          <table:table-cell office:value-type="float" office:value="0.0906321408309086" calcext:value-type="float">
            <text:p>0,090632140830909</text:p>
          </table:table-cell>
          <table:table-cell office:value-type="float" office:value="0.0767589825664914" calcext:value-type="float">
            <text:p>0,076758982566491</text:p>
          </table:table-cell>
          <table:table-cell office:value-type="float" office:value="21093875387" calcext:value-type="float">
            <text:p>21093875387</text:p>
          </table:table-cell>
          <table:table-cell office:value-type="float" office:value="0.00821418495159366" calcext:value-type="float">
            <text:p>0,008214184951594</text:p>
          </table:table-cell>
          <table:table-cell office:value-type="float" office:value="0.967418199140462" calcext:value-type="float">
            <text:p>0,967418199140462</text:p>
          </table:table-cell>
          <table:table-cell office:value-type="float" office:value="0.488014038300145" calcext:value-type="float">
            <text:p>0,488014038300145</text:p>
          </table:table-cell>
          <table:table-cell office:value-type="float" office:value="20.8543552274457" calcext:value-type="float">
            <text:p>20,8543552274457</text:p>
          </table:table-cell>
          <table:table-cell office:value-type="float" office:value="50.0291165099723" calcext:value-type="float">
            <text:p>50,0291165099723</text:p>
          </table:table-cell>
          <table:table-cell office:value-type="float" office:value="0.0906321408309086" calcext:value-type="float">
            <text:p>0,090632140830909</text:p>
          </table:table-cell>
        </table:table-row>
        <table:table-row table:style-name="ro2">
          <table:table-cell office:value-type="string" calcext:value-type="string">
            <text:p>Images_HDR/forest_path.hdr_1365x1024.hdrXYZ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1397687" calcext:value-type="float">
            <text:p>1397687</text:p>
          </table:table-cell>
          <table:table-cell office:value-type="float" office:value="0.0470179272885452" calcext:value-type="float">
            <text:p>0,047017927288545</text:p>
          </table:table-cell>
          <table:table-cell office:value-type="float" office:value="0.0334165166215111" calcext:value-type="float">
            <text:p>0,033416516621511</text:p>
          </table:table-cell>
          <table:table-cell office:value-type="float" office:value="9183079477" calcext:value-type="float">
            <text:p>9183079477</text:p>
          </table:table-cell>
          <table:table-cell office:value-type="float" office:value="0.00221068548651093" calcext:value-type="float">
            <text:p>0,002210685486511</text:p>
          </table:table-cell>
          <table:table-cell office:value-type="float" office:value="0.992475040779604" calcext:value-type="float">
            <text:p>0,992475040779604</text:p>
          </table:table-cell>
          <table:table-cell office:value-type="float" office:value="0.428564888990616" calcext:value-type="float">
            <text:p>0,428564888990616</text:p>
          </table:table-cell>
          <table:table-cell office:value-type="float" office:value="26.5547303995803" calcext:value-type="float">
            <text:p>26,5547303995803</text:p>
          </table:table-cell>
          <table:table-cell office:value-type="float" office:value="14.0339317465696" calcext:value-type="float">
            <text:p>14,0339317465696</text:p>
          </table:table-cell>
          <table:table-cell office:value-type="float" office:value="0.0470179272885452" calcext:value-type="float">
            <text:p>0,047017927288545</text:p>
          </table:table-cell>
        </table:table-row>
        <table:table-row table:style-name="ro2">
          <table:table-cell office:value-type="string" calcext:value-type="string">
            <text:p>Images_HDR/forest_path.hdr_1365x1024.hdrXYZ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7687" calcext:value-type="float">
            <text:p>1397687</text:p>
          </table:table-cell>
          <table:table-cell office:value-type="float" office:value="0.0453918838138249" calcext:value-type="float">
            <text:p>0,045391883813825</text:p>
          </table:table-cell>
          <table:table-cell office:value-type="float" office:value="0.033505842600477" calcext:value-type="float">
            <text:p>0,033505842600477</text:p>
          </table:table-cell>
          <table:table-cell office:value-type="float" office:value="9207626846" calcext:value-type="float">
            <text:p>9207626846</text:p>
          </table:table-cell>
          <table:table-cell office:value-type="float" office:value="0.00206042311616778" calcext:value-type="float">
            <text:p>0,002060423116168</text:p>
          </table:table-cell>
          <table:table-cell office:value-type="float" office:value="0.993811441485102" calcext:value-type="float">
            <text:p>0,993811441485102</text:p>
          </table:table-cell>
          <table:table-cell office:value-type="float" office:value="0.416021972991531" calcext:value-type="float">
            <text:p>0,416021972991531</text:p>
          </table:table-cell>
          <table:table-cell office:value-type="float" office:value="26.8604358635514" calcext:value-type="float">
            <text:p>26,8604358635514</text:p>
          </table:table-cell>
          <table:table-cell office:value-type="float" office:value="12.2726668176409" calcext:value-type="float">
            <text:p>12,2726668176409</text:p>
          </table:table-cell>
          <table:table-cell office:value-type="float" office:value="0.0453918838138249" calcext:value-type="float">
            <text:p>0,045391883813825</text:p>
          </table:table-cell>
        </table:table-row>
        <table:table-row table:style-name="ro2">
          <table:table-cell office:value-type="string" calcext:value-type="string">
            <text:p>Images_HDR/forest_path.hdr_1365x1024.hdrXYZ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1397687" calcext:value-type="float">
            <text:p>1397687</text:p>
          </table:table-cell>
          <table:table-cell office:value-type="float" office:value="0.0443376836674748" calcext:value-type="float">
            <text:p>0,044337683667475</text:p>
          </table:table-cell>
          <table:table-cell office:value-type="float" office:value="0.0321427023066959" calcext:value-type="float">
            <text:p>0,032142702306696</text:p>
          </table:table-cell>
          <table:table-cell office:value-type="float" office:value="8833026890" calcext:value-type="float">
            <text:p>8833026890</text:p>
          </table:table-cell>
          <table:table-cell office:value-type="float" office:value="0.00196583019299706" calcext:value-type="float">
            <text:p>0,001965830192997</text:p>
          </table:table-cell>
          <table:table-cell office:value-type="float" office:value="0.993881086396445" calcext:value-type="float">
            <text:p>0,993881086396445</text:p>
          </table:table-cell>
          <table:table-cell office:value-type="float" office:value="0.417486839093614" calcext:value-type="float">
            <text:p>0,417486839093614</text:p>
          </table:table-cell>
          <table:table-cell office:value-type="float" office:value="27.064539989298" calcext:value-type="float">
            <text:p>27,064539989298</text:p>
          </table:table-cell>
          <table:table-cell office:value-type="float" office:value="12.216747011376" calcext:value-type="float">
            <text:p>12,216747011376</text:p>
          </table:table-cell>
          <table:table-cell office:value-type="float" office:value="0.0443376836674748" calcext:value-type="float">
            <text:p>0,044337683667475</text:p>
          </table:table-cell>
        </table:table-row>
        <table:table-row table:style-name="ro2">
          <table:table-cell office:value-type="string" calcext:value-type="string">
            <text:p>Images_HDR/forest_path.hdr_1365x1024.hdrYC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12831327677236" calcext:value-type="float">
            <text:p>0,312831327677236</text:p>
          </table:table-cell>
          <table:table-cell office:value-type="float" office:value="0.257139124397785" calcext:value-type="float">
            <text:p>0,257139124397785</text:p>
          </table:table-cell>
          <table:table-cell office:value-type="float" office:value="70663529737" calcext:value-type="float">
            <text:p>70663529737</text:p>
          </table:table-cell>
          <table:table-cell office:value-type="float" office:value="0.0978634395763019" calcext:value-type="float">
            <text:p>0,097863439576302</text:p>
          </table:table-cell>
          <table:table-cell office:value-type="float" office:value="0.602555768354064" calcext:value-type="float">
            <text:p>0,602555768354064</text:p>
          </table:table-cell>
          <table:table-cell office:value-type="float" office:value="1" calcext:value-type="float">
            <text:p>1</text:p>
          </table:table-cell>
          <table:table-cell office:value-type="float" office:value="10.0937952429285" calcext:value-type="float">
            <text:p>10,0937952429285</text:p>
          </table:table-cell>
          <table:table-cell office:value-type="float" office:value="60.8214169514099" calcext:value-type="float">
            <text:p>60,8214169514099</text:p>
          </table:table-cell>
          <table:table-cell office:value-type="float" office:value="0.312831327677236" calcext:value-type="float">
            <text:p>0,312831327677236</text:p>
          </table:table-cell>
        </table:table-row>
        <table:table-row table:style-name="ro2">
          <table:table-cell office:value-type="string" calcext:value-type="string">
            <text:p>Images_HDR/forest_path.hdr_1365x1024.hdrYCC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14392020452284" calcext:value-type="float">
            <text:p>0,314392020452284</text:p>
          </table:table-cell>
          <table:table-cell office:value-type="float" office:value="0.257568743769874" calcext:value-type="float">
            <text:p>0,257568743769874</text:p>
          </table:table-cell>
          <table:table-cell office:value-type="float" office:value="70781591978" calcext:value-type="float">
            <text:p>70781591978</text:p>
          </table:table-cell>
          <table:table-cell office:value-type="float" office:value="0.0988423425240696" calcext:value-type="float">
            <text:p>0,09884234252407</text:p>
          </table:table-cell>
          <table:table-cell office:value-type="float" office:value="0.62015418728414" calcext:value-type="float">
            <text:p>0,62015418728414</text:p>
          </table:table-cell>
          <table:table-cell office:value-type="float" office:value="1" calcext:value-type="float">
            <text:p>1</text:p>
          </table:table-cell>
          <table:table-cell office:value-type="float" office:value="10.050569705421" calcext:value-type="float">
            <text:p>10,050569705421</text:p>
          </table:table-cell>
          <table:table-cell office:value-type="float" office:value="25.3624911300469" calcext:value-type="float">
            <text:p>25,3624911300469</text:p>
          </table:table-cell>
          <table:table-cell office:value-type="float" office:value="0.314392020452284" calcext:value-type="float">
            <text:p>0,314392020452284</text:p>
          </table:table-cell>
        </table:table-row>
        <table:table-row table:style-name="ro2">
          <table:table-cell office:value-type="string" calcext:value-type="string">
            <text:p>Images_HDR/forest_path.hdr_1365x1024.hdrYCC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12842291974725" calcext:value-type="float">
            <text:p>0,312842291974725</text:p>
          </table:table-cell>
          <table:table-cell office:value-type="float" office:value="0.25646701642522" calcext:value-type="float">
            <text:p>0,25646701642522</text:p>
          </table:table-cell>
          <table:table-cell office:value-type="float" office:value="70478830027" calcext:value-type="float">
            <text:p>70478830027</text:p>
          </table:table-cell>
          <table:table-cell office:value-type="float" office:value="0.0978702996479991" calcext:value-type="float">
            <text:p>0,097870299647999</text:p>
          </table:table-cell>
          <table:table-cell office:value-type="float" office:value="0.635285376086669" calcext:value-type="float">
            <text:p>0,635285376086669</text:p>
          </table:table-cell>
          <table:table-cell office:value-type="float" office:value="1" calcext:value-type="float">
            <text:p>1</text:p>
          </table:table-cell>
          <table:table-cell office:value-type="float" office:value="10.0934908200634" calcext:value-type="float">
            <text:p>10,0934908200634</text:p>
          </table:table-cell>
          <table:table-cell office:value-type="float" office:value="22.6825073326702" calcext:value-type="float">
            <text:p>22,6825073326702</text:p>
          </table:table-cell>
          <table:table-cell office:value-type="float" office:value="0.312842291974725" calcext:value-type="float">
            <text:p>0,312842291974725</text:p>
          </table:table-cell>
        </table:table-row>
        <table:table-row table:style-name="ro2">
          <table:table-cell office:value-type="string" calcext:value-type="string">
            <text:p>Images_HDR/forest_path.hdr_1365x1024.hdrYCC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13346593905328" calcext:value-type="float">
            <text:p>0,313346593905328</text:p>
          </table:table-cell>
          <table:table-cell office:value-type="float" office:value="0.256813012123063" calcext:value-type="float">
            <text:p>0,256813012123063</text:p>
          </table:table-cell>
          <table:table-cell office:value-type="float" office:value="70573911930" calcext:value-type="float">
            <text:p>70573911930</text:p>
          </table:table-cell>
          <table:table-cell office:value-type="float" office:value="0.0981860879120708" calcext:value-type="float">
            <text:p>0,098186087912071</text:p>
          </table:table-cell>
          <table:table-cell office:value-type="float" office:value="0.632893545360227" calcext:value-type="float">
            <text:p>0,632893545360227</text:p>
          </table:table-cell>
          <table:table-cell office:value-type="float" office:value="1" calcext:value-type="float">
            <text:p>1</text:p>
          </table:table-cell>
          <table:table-cell office:value-type="float" office:value="10.0795004348641" calcext:value-type="float">
            <text:p>10,0795004348641</text:p>
          </table:table-cell>
          <table:table-cell office:value-type="float" office:value="23.2640473284977" calcext:value-type="float">
            <text:p>23,2640473284977</text:p>
          </table:table-cell>
          <table:table-cell office:value-type="float" office:value="0.313346593905328" calcext:value-type="float">
            <text:p>0,313346593905328</text:p>
          </table:table-cell>
        </table:table-row>
        <table:table-row table:style-name="ro2">
          <table:table-cell office:value-type="string" calcext:value-type="string">
            <text:p>Images_HDR/forest_path.hdr_1365x1024.hdrYPbP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56533823411818" calcext:value-type="float">
            <text:p>0,356533823411818</text:p>
          </table:table-cell>
          <table:table-cell office:value-type="float" office:value="0.283721366652533" calcext:value-type="float">
            <text:p>0,283721366652533</text:p>
          </table:table-cell>
          <table:table-cell office:value-type="float" office:value="77968505479" calcext:value-type="float">
            <text:p>77968505479</text:p>
          </table:table-cell>
          <table:table-cell office:value-type="float" office:value="0.127116367236649" calcext:value-type="float">
            <text:p>0,127116367236649</text:p>
          </table:table-cell>
          <table:table-cell office:value-type="float" office:value="0.604422746887786" calcext:value-type="float">
            <text:p>0,604422746887786</text:p>
          </table:table-cell>
          <table:table-cell office:value-type="float" office:value="0.866666666666667" calcext:value-type="float">
            <text:p>0,866666666666667</text:p>
          </table:table-cell>
          <table:table-cell office:value-type="float" office:value="8.95798526999707" calcext:value-type="float">
            <text:p>8,95798526999707</text:p>
          </table:table-cell>
          <table:table-cell office:value-type="float" office:value="87.0613310722211" calcext:value-type="float">
            <text:p>87,0613310722211</text:p>
          </table:table-cell>
          <table:table-cell office:value-type="float" office:value="0.356533823411818" calcext:value-type="float">
            <text:p>0,356533823411818</text:p>
          </table:table-cell>
        </table:table-row>
        <table:table-row table:style-name="ro2">
          <table:table-cell office:value-type="string" calcext:value-type="string">
            <text:p>Images_HDR/forest_path.hdr_1365x1024.hdrYPbPr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48811276286274" calcext:value-type="float">
            <text:p>0,348811276286274</text:p>
          </table:table-cell>
          <table:table-cell office:value-type="float" office:value="0.278858544898411" calcext:value-type="float">
            <text:p>0,278858544898411</text:p>
          </table:table-cell>
          <table:table-cell office:value-type="float" office:value="76632169943" calcext:value-type="float">
            <text:p>76632169943</text:p>
          </table:table-cell>
          <table:table-cell office:value-type="float" office:value="0.12166930646446" calcext:value-type="float">
            <text:p>0,12166930646446</text:p>
          </table:table-cell>
          <table:table-cell office:value-type="float" office:value="0.635607443041149" calcext:value-type="float">
            <text:p>0,635607443041149</text:p>
          </table:table-cell>
          <table:table-cell office:value-type="float" office:value="0.968261234454871" calcext:value-type="float">
            <text:p>0,968261234454871</text:p>
          </table:table-cell>
          <table:table-cell office:value-type="float" office:value="9.14818967491863" calcext:value-type="float">
            <text:p>9,14818967491863</text:p>
          </table:table-cell>
          <table:table-cell office:value-type="float" office:value="25.0644362795726" calcext:value-type="float">
            <text:p>25,0644362795726</text:p>
          </table:table-cell>
          <table:table-cell office:value-type="float" office:value="0.348811276286274" calcext:value-type="float">
            <text:p>0,348811276286274</text:p>
          </table:table-cell>
        </table:table-row>
        <table:table-row table:style-name="ro2">
          <table:table-cell office:value-type="string" calcext:value-type="string">
            <text:p>Images_HDR/forest_path.hdr_1365x1024.hdrYPbPr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46853835155193" calcext:value-type="float">
            <text:p>0,346853835155193</text:p>
          </table:table-cell>
          <table:table-cell office:value-type="float" office:value="0.278559930492615" calcext:value-type="float">
            <text:p>0,278559930492615</text:p>
          </table:table-cell>
          <table:table-cell office:value-type="float" office:value="76550108732" calcext:value-type="float">
            <text:p>76550108732</text:p>
          </table:table-cell>
          <table:table-cell office:value-type="float" office:value="0.120307582961866" calcext:value-type="float">
            <text:p>0,120307582961866</text:p>
          </table:table-cell>
          <table:table-cell office:value-type="float" office:value="0.637459837460362" calcext:value-type="float">
            <text:p>0,637459837460362</text:p>
          </table:table-cell>
          <table:table-cell office:value-type="float" office:value="0.968627450980392" calcext:value-type="float">
            <text:p>0,968627450980392</text:p>
          </table:table-cell>
          <table:table-cell office:value-type="float" office:value="9.19706998306817" calcext:value-type="float">
            <text:p>9,19706998306817</text:p>
          </table:table-cell>
          <table:table-cell office:value-type="float" office:value="20.9216056570038" calcext:value-type="float">
            <text:p>20,9216056570038</text:p>
          </table:table-cell>
          <table:table-cell office:value-type="float" office:value="0.346853835155193" calcext:value-type="float">
            <text:p>0,346853835155193</text:p>
          </table:table-cell>
        </table:table-row>
        <table:table-row table:style-name="ro2">
          <table:table-cell office:value-type="string" calcext:value-type="string">
            <text:p>Images_HDR/forest_path.hdr_1365x1024.hdrYPbPr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4769667006514" calcext:value-type="float">
            <text:p>0,34769667006514</text:p>
          </table:table-cell>
          <table:table-cell office:value-type="float" office:value="0.279018711005159" calcext:value-type="float">
            <text:p>0,279018711005159</text:p>
          </table:table-cell>
          <table:table-cell office:value-type="float" office:value="76676184647" calcext:value-type="float">
            <text:p>76676184647</text:p>
          </table:table-cell>
          <table:table-cell office:value-type="float" office:value="0.120892974374387" calcext:value-type="float">
            <text:p>0,120892974374387</text:p>
          </table:table-cell>
          <table:table-cell office:value-type="float" office:value="0.638102385563571" calcext:value-type="float">
            <text:p>0,638102385563571</text:p>
          </table:table-cell>
          <table:table-cell office:value-type="float" office:value="0.967742427710384" calcext:value-type="float">
            <text:p>0,967742427710384</text:p>
          </table:table-cell>
          <table:table-cell office:value-type="float" office:value="9.17598937179701" calcext:value-type="float">
            <text:p>9,17598937179701</text:p>
          </table:table-cell>
          <table:table-cell office:value-type="float" office:value="22.2125898865092" calcext:value-type="float">
            <text:p>22,2125898865092</text:p>
          </table:table-cell>
          <table:table-cell office:value-type="float" office:value="0.34769667006514" calcext:value-type="float">
            <text:p>0,34769667006514</text:p>
          </table:table-cell>
        </table:table-row>
        <table:table-row table:style-name="ro2">
          <table:table-cell office:value-type="string" calcext:value-type="string">
            <text:p>Images_HDR/forest_path.hdr_1365x1024.hdrYU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2096640" calcext:value-type="float">
            <text:p>2096640</text:p>
          </table:table-cell>
          <table:table-cell office:value-type="float" office:value="0.374994835557904" calcext:value-type="float">
            <text:p>0,374994835557904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57853042049018" calcext:value-type="float">
            <text:p>0,357853042049018</text:p>
          </table:table-cell>
          <table:table-cell office:value-type="float" office:value="0.286878718364044" calcext:value-type="float">
            <text:p>0,286878718364044</text:p>
          </table:table-cell>
          <table:table-cell office:value-type="float" office:value="78836166583" calcext:value-type="float">
            <text:p>78836166583</text:p>
          </table:table-cell>
          <table:table-cell office:value-type="float" office:value="0.128058799703736" calcext:value-type="float">
            <text:p>0,128058799703736</text:p>
          </table:table-cell>
          <table:table-cell office:value-type="float" office:value="0.609062452526267" calcext:value-type="float">
            <text:p>0,609062452526267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8.925905731388" calcext:value-type="float">
            <text:p>8,925905731388</text:p>
          </table:table-cell>
          <table:table-cell office:value-type="float" office:value="76.3847041046976" calcext:value-type="float">
            <text:p>76,3847041046976</text:p>
          </table:table-cell>
          <table:table-cell office:value-type="float" office:value="0.357853042049018" calcext:value-type="float">
            <text:p>0,357853042049018</text:p>
          </table:table-cell>
        </table:table-row>
        <table:table-row table:style-name="ro2">
          <table:table-cell office:value-type="string" calcext:value-type="string">
            <text:p>Images_HDR/forest_path.hdr_1365x1024.hdrYUV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3144960" calcext:value-type="float">
            <text:p>3144960</text:p>
          </table:table-cell>
          <table:table-cell office:value-type="float" office:value="0.562492253336856" calcext:value-type="float">
            <text:p>0,562492253336856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44356200046032" calcext:value-type="float">
            <text:p>0,344356200046032</text:p>
          </table:table-cell>
          <table:table-cell office:value-type="float" office:value="0.277847311142941" calcext:value-type="float">
            <text:p>0,277847311142941</text:p>
          </table:table-cell>
          <table:table-cell office:value-type="float" office:value="76354276228" calcext:value-type="float">
            <text:p>76354276228</text:p>
          </table:table-cell>
          <table:table-cell office:value-type="float" office:value="0.118581192510143" calcext:value-type="float">
            <text:p>0,118581192510143</text:p>
          </table:table-cell>
          <table:table-cell office:value-type="float" office:value="0.618369969938505" calcext:value-type="float">
            <text:p>0,618369969938505</text:p>
          </table:table-cell>
          <table:table-cell office:value-type="float" office:value="1" calcext:value-type="float">
            <text:p>1</text:p>
          </table:table-cell>
          <table:table-cell office:value-type="float" office:value="9.2598418649257" calcext:value-type="float">
            <text:p>9,2598418649257</text:p>
          </table:table-cell>
          <table:table-cell office:value-type="float" office:value="18.3952286083847" calcext:value-type="float">
            <text:p>18,3952286083847</text:p>
          </table:table-cell>
          <table:table-cell office:value-type="float" office:value="0.344356200046032" calcext:value-type="float">
            <text:p>0,344356200046032</text:p>
          </table:table-cell>
        </table:table-row>
        <table:table-row table:style-name="ro2">
          <table:table-cell office:value-type="string" calcext:value-type="string">
            <text:p>Images_HDR/forest_path.hdr_1365x1024.hdrYUV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4193280" calcext:value-type="float">
            <text:p>4193280</text:p>
          </table:table-cell>
          <table:table-cell office:value-type="float" office:value="0.749989671115807" calcext:value-type="float">
            <text:p>0,749989671115807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4504468083637" calcext:value-type="float">
            <text:p>0,34504468083637</text:p>
          </table:table-cell>
          <table:table-cell office:value-type="float" office:value="0.276904293673656" calcext:value-type="float">
            <text:p>0,276904293673656</text:p>
          </table:table-cell>
          <table:table-cell office:value-type="float" office:value="76095128799" calcext:value-type="float">
            <text:p>76095128799</text:p>
          </table:table-cell>
          <table:table-cell office:value-type="float" office:value="0.119055831773473" calcext:value-type="float">
            <text:p>0,119055831773473</text:p>
          </table:table-cell>
          <table:table-cell office:value-type="float" office:value="0.634897215317341" calcext:value-type="float">
            <text:p>0,634897215317341</text:p>
          </table:table-cell>
          <table:table-cell office:value-type="float" office:value="1" calcext:value-type="float">
            <text:p>1</text:p>
          </table:table-cell>
          <table:table-cell office:value-type="float" office:value="9.24249326466515" calcext:value-type="float">
            <text:p>9,24249326466515</text:p>
          </table:table-cell>
          <table:table-cell office:value-type="float" office:value="20.727430979907" calcext:value-type="float">
            <text:p>20,727430979907</text:p>
          </table:table-cell>
          <table:table-cell office:value-type="float" office:value="0.34504468083637" calcext:value-type="float">
            <text:p>0,34504468083637</text:p>
          </table:table-cell>
        </table:table-row>
        <table:table-row table:style-name="ro2">
          <table:table-cell office:value-type="string" calcext:value-type="string">
            <text:p>Images_HDR/forest_path.hdr_1365x1024.hdrYUV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0.937487088894759" calcext:value-type="float">
            <text:p>0,937487088894759</text:p>
          </table:table-cell>
          <table:table-cell office:value-type="float" office:value="1397760" calcext:value-type="float">
            <text:p>1397760</text:p>
          </table:table-cell>
          <table:table-cell office:value-type="float" office:value="0.345697101395188" calcext:value-type="float">
            <text:p>0,345697101395188</text:p>
          </table:table-cell>
          <table:table-cell office:value-type="float" office:value="0.277229079881272" calcext:value-type="float">
            <text:p>0,277229079881272</text:p>
          </table:table-cell>
          <table:table-cell office:value-type="float" office:value="76184382194" calcext:value-type="float">
            <text:p>76184382194</text:p>
          </table:table-cell>
          <table:table-cell office:value-type="float" office:value="0.119506485913035" calcext:value-type="float">
            <text:p>0,119506485913035</text:p>
          </table:table-cell>
          <table:table-cell office:value-type="float" office:value="0.637751217987098" calcext:value-type="float">
            <text:p>0,637751217987098</text:p>
          </table:table-cell>
          <table:table-cell office:value-type="float" office:value="1" calcext:value-type="float">
            <text:p>1</text:p>
          </table:table-cell>
          <table:table-cell office:value-type="float" office:value="9.22608523838835" calcext:value-type="float">
            <text:p>9,22608523838835</text:p>
          </table:table-cell>
          <table:table-cell office:value-type="float" office:value="22.3397423385713" calcext:value-type="float">
            <text:p>22,3397423385713</text:p>
          </table:table-cell>
          <table:table-cell office:value-type="float" office:value="0.345697101395188" calcext:value-type="float">
            <text:p>0,345697101395188</text:p>
          </table:table-cell>
        </table:table-row>
      </table:table>
      <table:table table:name="Average" table:style-name="ta2">
        <office:forms form:automatic-focus="false" form:apply-design-mode="false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Depth</text:p>
          </table:table-cell>
          <table:table-cell table:style-name="ce1" office:value-type="string" calcext:value-type="string">
            <text:p>ColorSpa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Relative Size to Original</text:p>
          </table:table-cell>
          <table:table-cell table:style-name="ce1" office:value-type="string" calcext:value-type="string">
            <text:p>AbsoluteErrorMetric</text:p>
          </table:table-cell>
          <table:table-cell table:style-name="ce1" office:value-type="string" calcext:value-type="string">
            <text:p>FuzzErrorMetric</text:p>
          </table:table-cell>
          <table:table-cell table:style-name="ce1" office:value-type="string" calcext:value-type="string">
            <text:p>MeanAbsoluteErrorMetric</text:p>
          </table:table-cell>
          <table:table-cell table:style-name="ce1" office:value-type="string" calcext:value-type="string">
            <text:p>MeanErrorPerPixelMetric</text:p>
          </table:table-cell>
          <table:table-cell table:style-name="ce1" office:value-type="string" calcext:value-type="string">
            <text:p>MeanSquareErrorMetric</text:p>
          </table:table-cell>
          <table:table-cell table:style-name="ce1" office:value-type="string" calcext:value-type="string">
            <text:p>NormalizedCrossCorrelationErrorMetric</text:p>
          </table:table-cell>
          <table:table-cell table:style-name="ce1" office:value-type="string" calcext:value-type="string">
            <text:p>PeakAbsoluteErrorMetric</text:p>
          </table:table-cell>
          <table:table-cell table:style-name="ce1" office:value-type="string" calcext:value-type="string">
            <text:p>PeakSignalToRatioErrorMetric</text:p>
          </table:table-cell>
          <table:table-cell table:style-name="ce1" office:value-type="string" calcext:value-type="string">
            <text:p>PerceptualErrorMetric</text:p>
          </table:table-cell>
          <table:table-cell table:style-name="ce1" office:value-type="string" calcext:value-type="string">
            <text:p>RootMeanSquaredErrorMetric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GB(A)</text:p>
          </table:table-cell>
          <table:table-cell table:formula="of:=AVERAGE([DATA.D2];[DATA.D47];[DATA.D92];[DATA.D137];[DATA.D182])" office:value-type="float" office:value="4133664.4" calcext:value-type="float">
            <text:p>4133664,4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table:formula="of:=AVERAGE([DATA.D3];[DATA.D48];[DATA.D93];[DATA.D138];[DATA.D183])" office:value-type="float" office:value="2066794" calcext:value-type="float">
            <text:p>2066794</text:p>
          </table:table-cell>
          <table:table-cell table:formula="of:=AVERAGE([DATA.E3];[DATA.E48];[DATA.E93];[DATA.E138];[DATA.E183])" office:value-type="float" office:value="0.499990032139637" calcext:value-type="float">
            <text:p>0,499990032139637</text:p>
          </table:table-cell>
          <table:table-cell table:formula="of:=AVERAGE([DATA.F3];[DATA.F48];[DATA.F93];[DATA.F138];[DATA.F183])" office:value-type="float" office:value="1033163.6" calcext:value-type="float">
            <text:p>1033163,6</text:p>
          </table:table-cell>
          <table:table-cell table:formula="of:=AVERAGE([DATA.G3];[DATA.G48];[DATA.G93];[DATA.G138];[DATA.G183])" office:value-type="float" office:value="0.36580420130499" calcext:value-type="float">
            <text:p>0,36580420130499</text:p>
          </table:table-cell>
          <table:table-cell table:formula="of:=AVERAGE([DATA.H3];[DATA.H48];[DATA.H93];[DATA.H138];[DATA.H183])" office:value-type="float" office:value="0.240307851362491" calcext:value-type="float">
            <text:p>0,240307851362491</text:p>
          </table:table-cell>
          <table:table-cell table:formula="of:=AVERAGE([DATA.I3];[DATA.I48];[DATA.I93];[DATA.I138];[DATA.I183])" office:value-type="float" office:value="75140494841.6" calcext:value-type="float">
            <text:p>75140494841,6</text:p>
          </table:table-cell>
          <table:table-cell table:formula="of:=AVERAGE([DATA.J3];[DATA.J48];[DATA.J93];[DATA.J138];[DATA.J183])" office:value-type="float" office:value="0.170306498852096" calcext:value-type="float">
            <text:p>0,170306498852096</text:p>
          </table:table-cell>
          <table:table-cell table:formula="of:=AVERAGE([DATA.K3];[DATA.K48];[DATA.K93];[DATA.K138];[DATA.K183])" office:value-type="float" office:value="0.336347316330456" calcext:value-type="float">
            <text:p>0,336347316330456</text:p>
          </table:table-cell>
          <table:table-cell table:formula="of:=AVERAGE([DATA.L3];[DATA.L48];[DATA.L93];[DATA.L138];[DATA.L183])" office:value-type="float" office:value="1" calcext:value-type="float">
            <text:p>1</text:p>
          </table:table-cell>
          <table:table-cell table:formula="of:=AVERAGE([DATA.M3];[DATA.M48];[DATA.M93];[DATA.M138];[DATA.M183])" office:value-type="float" office:value="10.0366644414437" calcext:value-type="float">
            <text:p>10,0366644414437</text:p>
          </table:table-cell>
          <table:table-cell table:formula="of:=AVERAGE([DATA.N3];[DATA.N48];[DATA.N93];[DATA.N138];[DATA.N183])" office:value-type="float" office:value="1.0241266401795" calcext:value-type="float">
            <text:p>1,0241266401795</text:p>
          </table:table-cell>
          <table:table-cell table:formula="of:=AVERAGE([DATA.O3];[DATA.O48];[DATA.O93];[DATA.O138];[DATA.O183])" office:value-type="float" office:value="0.36580420130499" calcext:value-type="float">
            <text:p>0,3658042013049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table:formula="of:=AVERAGE([DATA.D4];[DATA.D49];[DATA.D94];[DATA.D139];[DATA.D184])" office:value-type="float" office:value="3100191" calcext:value-type="float">
            <text:p>3100191</text:p>
          </table:table-cell>
          <table:table-cell table:formula="of:=AVERAGE([DATA.E4];[DATA.E49];[DATA.E94];[DATA.E139];[DATA.E184])" office:value-type="float" office:value="0.749985048209455" calcext:value-type="float">
            <text:p>0,749985048209455</text:p>
          </table:table-cell>
          <table:table-cell table:formula="of:=AVERAGE([DATA.F4];[DATA.F49];[DATA.F94];[DATA.F139];[DATA.F184])" office:value-type="float" office:value="1033163.6" calcext:value-type="float">
            <text:p>1033163,6</text:p>
          </table:table-cell>
          <table:table-cell table:formula="of:=AVERAGE([DATA.G4];[DATA.G49];[DATA.G94];[DATA.G139];[DATA.G184])" office:value-type="float" office:value="0.365348727982742" calcext:value-type="float">
            <text:p>0,365348727982742</text:p>
          </table:table-cell>
          <table:table-cell table:formula="of:=AVERAGE([DATA.H4];[DATA.H49];[DATA.H94];[DATA.H139];[DATA.H184])" office:value-type="float" office:value="0.239678032914023" calcext:value-type="float">
            <text:p>0,239678032914023</text:p>
          </table:table-cell>
          <table:table-cell table:formula="of:=AVERAGE([DATA.I4];[DATA.I49];[DATA.I94];[DATA.I139];[DATA.I184])" office:value-type="float" office:value="74964587759" calcext:value-type="float">
            <text:p>74964587759</text:p>
          </table:table-cell>
          <table:table-cell table:formula="of:=AVERAGE([DATA.J4];[DATA.J49];[DATA.J94];[DATA.J139];[DATA.J184])" office:value-type="float" office:value="0.170026279653955" calcext:value-type="float">
            <text:p>0,170026279653955</text:p>
          </table:table-cell>
          <table:table-cell table:formula="of:=AVERAGE([DATA.K4];[DATA.K49];[DATA.K94];[DATA.K139];[DATA.K184])" office:value-type="float" office:value="0.345145967292128" calcext:value-type="float">
            <text:p>0,345145967292128</text:p>
          </table:table-cell>
          <table:table-cell table:formula="of:=AVERAGE([DATA.L4];[DATA.L49];[DATA.L94];[DATA.L139];[DATA.L184])" office:value-type="float" office:value="1" calcext:value-type="float">
            <text:p>1</text:p>
          </table:table-cell>
          <table:table-cell table:formula="of:=AVERAGE([DATA.M4];[DATA.M49];[DATA.M94];[DATA.M139];[DATA.M184])" office:value-type="float" office:value="10.0546238989533" calcext:value-type="float">
            <text:p>10,0546238989533</text:p>
          </table:table-cell>
          <table:table-cell table:formula="of:=AVERAGE([DATA.N4];[DATA.N49];[DATA.N94];[DATA.N139];[DATA.N184])" office:value-type="float" office:value="0.626977390278929" calcext:value-type="float">
            <text:p>0,626977390278929</text:p>
          </table:table-cell>
          <table:table-cell table:formula="of:=AVERAGE([DATA.O4];[DATA.O49];[DATA.O94];[DATA.O139];[DATA.O184])" office:value-type="float" office:value="0.365348727982742" calcext:value-type="float">
            <text:p>0,36534872798274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table:formula="of:=AVERAGE([DATA.D5];[DATA.D50];[DATA.D95];[DATA.D140];[DATA.D185])" office:value-type="float" office:value="4133588" calcext:value-type="float">
            <text:p>4133588</text:p>
          </table:table-cell>
          <table:table-cell table:formula="of:=AVERAGE([DATA.E5];[DATA.E50];[DATA.E95];[DATA.E140];[DATA.E185])" office:value-type="float" office:value="0.999980064279274" calcext:value-type="float">
            <text:p>0,999980064279274</text:p>
          </table:table-cell>
          <table:table-cell table:formula="of:=AVERAGE([DATA.F5];[DATA.F50];[DATA.F95];[DATA.F140];[DATA.F185])" office:value-type="float" office:value="1033163.6" calcext:value-type="float">
            <text:p>1033163,6</text:p>
          </table:table-cell>
          <table:table-cell table:formula="of:=AVERAGE([DATA.G5];[DATA.G50];[DATA.G95];[DATA.G140];[DATA.G185])" office:value-type="float" office:value="0.365323550165661" calcext:value-type="float">
            <text:p>0,365323550165661</text:p>
          </table:table-cell>
          <table:table-cell table:formula="of:=AVERAGE([DATA.H5];[DATA.H50];[DATA.H95];[DATA.H140];[DATA.H185])" office:value-type="float" office:value="0.2396352811367" calcext:value-type="float">
            <text:p>0,2396352811367</text:p>
          </table:table-cell>
          <table:table-cell table:formula="of:=AVERAGE([DATA.I5];[DATA.I50];[DATA.I95];[DATA.I140];[DATA.I185])" office:value-type="float" office:value="74952761571.2" calcext:value-type="float">
            <text:p>74952761571,2</text:p>
          </table:table-cell>
          <table:table-cell table:formula="of:=AVERAGE([DATA.J5];[DATA.J50];[DATA.J95];[DATA.J140];[DATA.J185])" office:value-type="float" office:value="0.170012891576797" calcext:value-type="float">
            <text:p>0,170012891576797</text:p>
          </table:table-cell>
          <table:table-cell table:formula="of:=AVERAGE([DATA.K5];[DATA.K50];[DATA.K95];[DATA.K140];[DATA.K185])" office:value-type="float" office:value="0.345812406669869" calcext:value-type="float">
            <text:p>0,345812406669869</text:p>
          </table:table-cell>
          <table:table-cell table:formula="of:=AVERAGE([DATA.L5];[DATA.L50];[DATA.L95];[DATA.L140];[DATA.L185])" office:value-type="float" office:value="1" calcext:value-type="float">
            <text:p>1</text:p>
          </table:table-cell>
          <table:table-cell table:formula="of:=AVERAGE([DATA.M5];[DATA.M50];[DATA.M95];[DATA.M140];[DATA.M185])" office:value-type="float" office:value="10.0557397630487" calcext:value-type="float">
            <text:p>10,0557397630487</text:p>
          </table:table-cell>
          <table:table-cell table:formula="of:=AVERAGE([DATA.N5];[DATA.N50];[DATA.N95];[DATA.N140];[DATA.N185])" office:value-type="float" office:value="0.63782698345073" calcext:value-type="float">
            <text:p>0,63782698345073</text:p>
          </table:table-cell>
          <table:table-cell table:formula="of:=AVERAGE([DATA.O5];[DATA.O50];[DATA.O95];[DATA.O140];[DATA.O185])" office:value-type="float" office:value="0.365323550165661" calcext:value-type="float">
            <text:p>0,36532355016566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table:formula="of:=AVERAGE([DATA.D6];[DATA.D51];[DATA.D96];[DATA.D141];[DATA.D186])" office:value-type="float" office:value="5166985" calcext:value-type="float">
            <text:p>5166985</text:p>
          </table:table-cell>
          <table:table-cell table:formula="of:=AVERAGE([DATA.E6];[DATA.E51];[DATA.E96];[DATA.E141];[DATA.E186])" office:value-type="float" office:value="1.24997508034909" calcext:value-type="float">
            <text:p>1,24997508034909</text:p>
          </table:table-cell>
          <table:table-cell table:formula="of:=AVERAGE([DATA.F6];[DATA.F51];[DATA.F96];[DATA.F141];[DATA.F186])" office:value-type="float" office:value="1033163.6" calcext:value-type="float">
            <text:p>1033163,6</text:p>
          </table:table-cell>
          <table:table-cell table:formula="of:=AVERAGE([DATA.G6];[DATA.G51];[DATA.G96];[DATA.G141];[DATA.G186])" office:value-type="float" office:value="0.36532301243793" calcext:value-type="float">
            <text:p>0,36532301243793</text:p>
          </table:table-cell>
          <table:table-cell table:formula="of:=AVERAGE([DATA.H6];[DATA.H51];[DATA.H96];[DATA.H141];[DATA.H186])" office:value-type="float" office:value="0.23963737441656" calcext:value-type="float">
            <text:p>0,23963737441656</text:p>
          </table:table-cell>
          <table:table-cell table:formula="of:=AVERAGE([DATA.I6];[DATA.I51];[DATA.I96];[DATA.I141];[DATA.I186])" office:value-type="float" office:value="74953454560.2" calcext:value-type="float">
            <text:p>74953454560,2</text:p>
          </table:table-cell>
          <table:table-cell table:formula="of:=AVERAGE([DATA.J6];[DATA.J51];[DATA.J96];[DATA.J141];[DATA.J186])" office:value-type="float" office:value="0.170012250250255" calcext:value-type="float">
            <text:p>0,170012250250255</text:p>
          </table:table-cell>
          <table:table-cell table:formula="of:=AVERAGE([DATA.K6];[DATA.K51];[DATA.K96];[DATA.K141];[DATA.K186])" office:value-type="float" office:value="0.345795131600676" calcext:value-type="float">
            <text:p>0,345795131600676</text:p>
          </table:table-cell>
          <table:table-cell table:formula="of:=AVERAGE([DATA.L6];[DATA.L51];[DATA.L96];[DATA.L141];[DATA.L186])" office:value-type="float" office:value="1" calcext:value-type="float">
            <text:p>1</text:p>
          </table:table-cell>
          <table:table-cell table:formula="of:=AVERAGE([DATA.M6];[DATA.M51];[DATA.M96];[DATA.M141];[DATA.M186])" office:value-type="float" office:value="10.055733448204" calcext:value-type="float">
            <text:p>10,055733448204</text:p>
          </table:table-cell>
          <table:table-cell table:formula="of:=AVERAGE([DATA.N6];[DATA.N51];[DATA.N96];[DATA.N141];[DATA.N186])" office:value-type="float" office:value="0.637696294598285" calcext:value-type="float">
            <text:p>0,637696294598285</text:p>
          </table:table-cell>
          <table:table-cell table:formula="of:=AVERAGE([DATA.O6];[DATA.O51];[DATA.O96];[DATA.O141];[DATA.O186])" office:value-type="float" office:value="0.36532301243793" calcext:value-type="float">
            <text:p>0,3653230124379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YCbCr</text:p>
          </table:table-cell>
          <table:table-cell table:formula="of:=AVERAGE([DATA.D7];[DATA.D52];[DATA.D97];[DATA.D142];[DATA.D187])" office:value-type="float" office:value="1550095.4" calcext:value-type="float">
            <text:p>1550095,4</text:p>
          </table:table-cell>
          <table:table-cell table:formula="of:=AVERAGE([DATA.E7];[DATA.E52];[DATA.E97];[DATA.E142];[DATA.E187])" office:value-type="float" office:value="0.37499249238866" calcext:value-type="float">
            <text:p>0,37499249238866</text:p>
          </table:table-cell>
          <table:table-cell table:formula="of:=AVERAGE([DATA.F7];[DATA.F52];[DATA.F97];[DATA.F142];[DATA.F187])" office:value-type="float" office:value="1033397" calcext:value-type="float">
            <text:p>1033397</text:p>
          </table:table-cell>
          <table:table-cell table:formula="of:=AVERAGE([DATA.G7];[DATA.G52];[DATA.G97];[DATA.G142];[DATA.G187])" office:value-type="float" office:value="0.358078304178126" calcext:value-type="float">
            <text:p>0,358078304178126</text:p>
          </table:table-cell>
          <table:table-cell table:formula="of:=AVERAGE([DATA.H7];[DATA.H52];[DATA.H97];[DATA.H142];[DATA.H187])" office:value-type="float" office:value="0.319775005833325" calcext:value-type="float">
            <text:p>0,319775005833325</text:p>
          </table:table-cell>
          <table:table-cell table:formula="of:=AVERAGE([DATA.I7];[DATA.I52];[DATA.I97];[DATA.I142];[DATA.I187])" office:value-type="float" office:value="63906167701.8" calcext:value-type="float">
            <text:p>63906167701,8</text:p>
          </table:table-cell>
          <table:table-cell table:formula="of:=AVERAGE([DATA.J7];[DATA.J52];[DATA.J97];[DATA.J142];[DATA.J187])" office:value-type="float" office:value="0.128463217685262" calcext:value-type="float">
            <text:p>0,128463217685262</text:p>
          </table:table-cell>
          <table:table-cell table:formula="of:=AVERAGE([DATA.K7];[DATA.K52];[DATA.K97];[DATA.K142];[DATA.K187])" office:value-type="float" office:value="0.60265584873713" calcext:value-type="float">
            <text:p>0,60265584873713</text:p>
          </table:table-cell>
          <table:table-cell table:formula="of:=AVERAGE([DATA.L7];[DATA.L52];[DATA.L97];[DATA.L142];[DATA.L187])" office:value-type="float" office:value="0.788671702143892" calcext:value-type="float">
            <text:p>0,788671702143892</text:p>
          </table:table-cell>
          <table:table-cell table:formula="of:=AVERAGE([DATA.M7];[DATA.M52];[DATA.M97];[DATA.M142];[DATA.M187])" office:value-type="float" office:value="8.92889190374674" calcext:value-type="float">
            <text:p>8,92889190374674</text:p>
          </table:table-cell>
          <table:table-cell table:formula="of:=AVERAGE([DATA.N7];[DATA.N52];[DATA.N97];[DATA.N142];[DATA.N187])" office:value-type="float" office:value="41.0443697833653" calcext:value-type="float">
            <text:p>41,0443697833653</text:p>
          </table:table-cell>
          <table:table-cell table:formula="of:=AVERAGE([DATA.O7];[DATA.O52];[DATA.O97];[DATA.O142];[DATA.O187])" office:value-type="float" office:value="0.358078304178126" calcext:value-type="float">
            <text:p>0,35807830417812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YCbCr</text:p>
          </table:table-cell>
          <table:table-cell table:formula="of:=AVERAGE([DATA.D8];[DATA.D53];[DATA.D98];[DATA.D143];[DATA.D188])" office:value-type="float" office:value="2325143.2" calcext:value-type="float">
            <text:p>2325143,2</text:p>
          </table:table-cell>
          <table:table-cell table:formula="of:=AVERAGE([DATA.E8];[DATA.E53];[DATA.E98];[DATA.E143];[DATA.E188])" office:value-type="float" office:value="0.562488770299058" calcext:value-type="float">
            <text:p>0,562488770299058</text:p>
          </table:table-cell>
          <table:table-cell table:formula="of:=AVERAGE([DATA.F8];[DATA.F53];[DATA.F98];[DATA.F143];[DATA.F188])" office:value-type="float" office:value="1033397" calcext:value-type="float">
            <text:p>1033397</text:p>
          </table:table-cell>
          <table:table-cell table:formula="of:=AVERAGE([DATA.G8];[DATA.G53];[DATA.G98];[DATA.G143];[DATA.G188])" office:value-type="float" office:value="0.355709705931232" calcext:value-type="float">
            <text:p>0,355709705931232</text:p>
          </table:table-cell>
          <table:table-cell table:formula="of:=AVERAGE([DATA.H8];[DATA.H53];[DATA.H98];[DATA.H143];[DATA.H188])" office:value-type="float" office:value="0.31746934859553" calcext:value-type="float">
            <text:p>0,31746934859553</text:p>
          </table:table-cell>
          <table:table-cell table:formula="of:=AVERAGE([DATA.I8];[DATA.I53];[DATA.I98];[DATA.I143];[DATA.I188])" office:value-type="float" office:value="63472839289.4" calcext:value-type="float">
            <text:p>63472839289,4</text:p>
          </table:table-cell>
          <table:table-cell table:formula="of:=AVERAGE([DATA.J8];[DATA.J53];[DATA.J98];[DATA.J143];[DATA.J188])" office:value-type="float" office:value="0.126739918819935" calcext:value-type="float">
            <text:p>0,126739918819935</text:p>
          </table:table-cell>
          <table:table-cell table:formula="of:=AVERAGE([DATA.K8];[DATA.K53];[DATA.K98];[DATA.K143];[DATA.K188])" office:value-type="float" office:value="0.603680790883405" calcext:value-type="float">
            <text:p>0,603680790883405</text:p>
          </table:table-cell>
          <table:table-cell table:formula="of:=AVERAGE([DATA.L8];[DATA.L53];[DATA.L98];[DATA.L143];[DATA.L188])" office:value-type="float" office:value="0.774700541695277" calcext:value-type="float">
            <text:p>0,774700541695277</text:p>
          </table:table-cell>
          <table:table-cell table:formula="of:=AVERAGE([DATA.M8];[DATA.M53];[DATA.M98];[DATA.M143];[DATA.M188])" office:value-type="float" office:value="8.98551510551958" calcext:value-type="float">
            <text:p>8,98551510551958</text:p>
          </table:table-cell>
          <table:table-cell table:formula="of:=AVERAGE([DATA.N8];[DATA.N53];[DATA.N98];[DATA.N143];[DATA.N188])" office:value-type="float" office:value="3.39370464407273" calcext:value-type="float">
            <text:p>3,39370464407273</text:p>
          </table:table-cell>
          <table:table-cell table:formula="of:=AVERAGE([DATA.O8];[DATA.O53];[DATA.O98];[DATA.O143];[DATA.O188])" office:value-type="float" office:value="0.355709705931232" calcext:value-type="float">
            <text:p>0,35570970593123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YCbCr</text:p>
          </table:table-cell>
          <table:table-cell table:formula="of:=AVERAGE([DATA.D9];[DATA.D54];[DATA.D99];[DATA.D144];[DATA.D189])" office:value-type="float" office:value="3100191" calcext:value-type="float">
            <text:p>3100191</text:p>
          </table:table-cell>
          <table:table-cell table:formula="of:=AVERAGE([DATA.E9];[DATA.E54];[DATA.E99];[DATA.E144];[DATA.E189])" office:value-type="float" office:value="0.749985048209455" calcext:value-type="float">
            <text:p>0,749985048209455</text:p>
          </table:table-cell>
          <table:table-cell table:formula="of:=AVERAGE([DATA.F9];[DATA.F54];[DATA.F99];[DATA.F144];[DATA.F189])" office:value-type="float" office:value="1033397" calcext:value-type="float">
            <text:p>1033397</text:p>
          </table:table-cell>
          <table:table-cell table:formula="of:=AVERAGE([DATA.G9];[DATA.G54];[DATA.G99];[DATA.G144];[DATA.G189])" office:value-type="float" office:value="0.355699595241723" calcext:value-type="float">
            <text:p>0,355699595241723</text:p>
          </table:table-cell>
          <table:table-cell table:formula="of:=AVERAGE([DATA.H9];[DATA.H54];[DATA.H99];[DATA.H144];[DATA.H189])" office:value-type="float" office:value="0.317412991384839" calcext:value-type="float">
            <text:p>0,317412991384839</text:p>
          </table:table-cell>
          <table:table-cell table:formula="of:=AVERAGE([DATA.I9];[DATA.I54];[DATA.I99];[DATA.I144];[DATA.I189])" office:value-type="float" office:value="63456432075.4" calcext:value-type="float">
            <text:p>63456432075,4</text:p>
          </table:table-cell>
          <table:table-cell table:formula="of:=AVERAGE([DATA.J9];[DATA.J54];[DATA.J99];[DATA.J144];[DATA.J189])" office:value-type="float" office:value="0.126731798449188" calcext:value-type="float">
            <text:p>0,126731798449188</text:p>
          </table:table-cell>
          <table:table-cell table:formula="of:=AVERAGE([DATA.K9];[DATA.K54];[DATA.K99];[DATA.K144];[DATA.K189])" office:value-type="float" office:value="0.599227120706985" calcext:value-type="float">
            <text:p>0,599227120706985</text:p>
          </table:table-cell>
          <table:table-cell table:formula="of:=AVERAGE([DATA.L9];[DATA.L54];[DATA.L99];[DATA.L144];[DATA.L189])" office:value-type="float" office:value="0.775338368810559" calcext:value-type="float">
            <text:p>0,775338368810559</text:p>
          </table:table-cell>
          <table:table-cell table:formula="of:=AVERAGE([DATA.M9];[DATA.M54];[DATA.M99];[DATA.M144];[DATA.M189])" office:value-type="float" office:value="8.98573181767444" calcext:value-type="float">
            <text:p>8,98573181767444</text:p>
          </table:table-cell>
          <table:table-cell table:formula="of:=AVERAGE([DATA.N9];[DATA.N54];[DATA.N99];[DATA.N144];[DATA.N189])" office:value-type="float" office:value="1.66169387881653" calcext:value-type="float">
            <text:p>1,66169387881653</text:p>
          </table:table-cell>
          <table:table-cell table:formula="of:=AVERAGE([DATA.O9];[DATA.O54];[DATA.O99];[DATA.O144];[DATA.O189])" office:value-type="float" office:value="0.355699595241723" calcext:value-type="float">
            <text:p>0,35569959524172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YCbCr</text:p>
          </table:table-cell>
          <table:table-cell table:formula="of:=AVERAGE([DATA.D10];[DATA.D55];[DATA.D100];[DATA.D145];[DATA.D190])" office:value-type="float" office:value="3875238.6" calcext:value-type="float">
            <text:p>3875238,6</text:p>
          </table:table-cell>
          <table:table-cell table:formula="of:=AVERAGE([DATA.E10];[DATA.E55];[DATA.E100];[DATA.E145];[DATA.E190])" office:value-type="float" office:value="0.937481262687718" calcext:value-type="float">
            <text:p>0,937481262687718</text:p>
          </table:table-cell>
          <table:table-cell table:formula="of:=AVERAGE([DATA.F10];[DATA.F55];[DATA.F100];[DATA.F145];[DATA.F190])" office:value-type="float" office:value="1033397" calcext:value-type="float">
            <text:p>1033397</text:p>
          </table:table-cell>
          <table:table-cell table:formula="of:=AVERAGE([DATA.G10];[DATA.G55];[DATA.G100];[DATA.G145];[DATA.G190])" office:value-type="float" office:value="0.355702152656794" calcext:value-type="float">
            <text:p>0,355702152656794</text:p>
          </table:table-cell>
          <table:table-cell table:formula="of:=AVERAGE([DATA.H10];[DATA.H55];[DATA.H100];[DATA.H145];[DATA.H190])" office:value-type="float" office:value="0.317421993300401" calcext:value-type="float">
            <text:p>0,317421993300401</text:p>
          </table:table-cell>
          <table:table-cell table:formula="of:=AVERAGE([DATA.I10];[DATA.I55];[DATA.I100];[DATA.I145];[DATA.I190])" office:value-type="float" office:value="63458113951.8" calcext:value-type="float">
            <text:p>63458113951,8</text:p>
          </table:table-cell>
          <table:table-cell table:formula="of:=AVERAGE([DATA.J10];[DATA.J55];[DATA.J100];[DATA.J145];[DATA.J190])" office:value-type="float" office:value="0.126733639000383" calcext:value-type="float">
            <text:p>0,126733639000383</text:p>
          </table:table-cell>
          <table:table-cell table:formula="of:=AVERAGE([DATA.K10];[DATA.K55];[DATA.K100];[DATA.K145];[DATA.K190])" office:value-type="float" office:value="0.598199387317152" calcext:value-type="float">
            <text:p>0,598199387317152</text:p>
          </table:table-cell>
          <table:table-cell table:formula="of:=AVERAGE([DATA.L10];[DATA.L55];[DATA.L100];[DATA.L145];[DATA.L190])" office:value-type="float" office:value="0.775570305943389" calcext:value-type="float">
            <text:p>0,775570305943389</text:p>
          </table:table-cell>
          <table:table-cell table:formula="of:=AVERAGE([DATA.M10];[DATA.M55];[DATA.M100];[DATA.M145];[DATA.M190])" office:value-type="float" office:value="8.98567005225815" calcext:value-type="float">
            <text:p>8,98567005225815</text:p>
          </table:table-cell>
          <table:table-cell table:formula="of:=AVERAGE([DATA.N10];[DATA.N55];[DATA.N100];[DATA.N145];[DATA.N190])" office:value-type="float" office:value="2.12671150133018" calcext:value-type="float">
            <text:p>2,12671150133018</text:p>
          </table:table-cell>
          <table:table-cell table:formula="of:=AVERAGE([DATA.O10];[DATA.O55];[DATA.O100];[DATA.O145];[DATA.O190])" office:value-type="float" office:value="0.355702152656794" calcext:value-type="float">
            <text:p>0,35570215265679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table:formula="of:=AVERAGE([DATA.D11];[DATA.D56];[DATA.D101];[DATA.D146];[DATA.D191])" office:value-type="float" office:value="1550095.4" calcext:value-type="float">
            <text:p>1550095,4</text:p>
          </table:table-cell>
          <table:table-cell table:formula="of:=AVERAGE([DATA.E11];[DATA.E56];[DATA.E101];[DATA.E146];[DATA.E191])" office:value-type="float" office:value="0.37499249238866" calcext:value-type="float">
            <text:p>0,37499249238866</text:p>
          </table:table-cell>
          <table:table-cell table:formula="of:=AVERAGE([DATA.F11];[DATA.F56];[DATA.F101];[DATA.F146];[DATA.F191])" office:value-type="float" office:value="1033397" calcext:value-type="float">
            <text:p>1033397</text:p>
          </table:table-cell>
          <table:table-cell table:formula="of:=AVERAGE([DATA.G11];[DATA.G56];[DATA.G101];[DATA.G146];[DATA.G191])" office:value-type="float" office:value="0.354561575994892" calcext:value-type="float">
            <text:p>0,354561575994892</text:p>
          </table:table-cell>
          <table:table-cell table:formula="of:=AVERAGE([DATA.H11];[DATA.H56];[DATA.H101];[DATA.H146];[DATA.H191])" office:value-type="float" office:value="0.260518452196575" calcext:value-type="float">
            <text:p>0,260518452196575</text:p>
          </table:table-cell>
          <table:table-cell table:formula="of:=AVERAGE([DATA.I11];[DATA.I56];[DATA.I101];[DATA.I146];[DATA.I191])" office:value-type="float" office:value="59076987795" calcext:value-type="float">
            <text:p>59076987795</text:p>
          </table:table-cell>
          <table:table-cell table:formula="of:=AVERAGE([DATA.J11];[DATA.J56];[DATA.J101];[DATA.J146];[DATA.J191])" office:value-type="float" office:value="0.145649284712581" calcext:value-type="float">
            <text:p>0,145649284712581</text:p>
          </table:table-cell>
          <table:table-cell table:formula="of:=AVERAGE([DATA.K11];[DATA.K56];[DATA.K101];[DATA.K146];[DATA.K191])" office:value-type="float" office:value="0.59584023129577" calcext:value-type="float">
            <text:p>0,59584023129577</text:p>
          </table:table-cell>
          <table:table-cell table:formula="of:=AVERAGE([DATA.L11];[DATA.L56];[DATA.L101];[DATA.L146];[DATA.L191])" office:value-type="float" office:value="0.978915083543145" calcext:value-type="float">
            <text:p>0,978915083543145</text:p>
          </table:table-cell>
          <table:table-cell table:formula="of:=AVERAGE([DATA.M11];[DATA.M56];[DATA.M101];[DATA.M146];[DATA.M191])" office:value-type="float" office:value="9.68840372911909" calcext:value-type="float">
            <text:p>9,68840372911909</text:p>
          </table:table-cell>
          <table:table-cell table:formula="of:=AVERAGE([DATA.N11];[DATA.N56];[DATA.N101];[DATA.N146];[DATA.N191])" office:value-type="float" office:value="52.9904396892445" calcext:value-type="float">
            <text:p>52,9904396892445</text:p>
          </table:table-cell>
          <table:table-cell table:formula="of:=AVERAGE([DATA.O11];[DATA.O56];[DATA.O101];[DATA.O146];[DATA.O191])" office:value-type="float" office:value="0.354561575994892" calcext:value-type="float">
            <text:p>0,35456157599489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table:formula="of:=AVERAGE([DATA.D12];[DATA.D57];[DATA.D102];[DATA.D147];[DATA.D192])" office:value-type="float" office:value="2325143.2" calcext:value-type="float">
            <text:p>2325143,2</text:p>
          </table:table-cell>
          <table:table-cell table:formula="of:=AVERAGE([DATA.E12];[DATA.E57];[DATA.E102];[DATA.E147];[DATA.E192])" office:value-type="float" office:value="0.562488770299058" calcext:value-type="float">
            <text:p>0,562488770299058</text:p>
          </table:table-cell>
          <table:table-cell table:formula="of:=AVERAGE([DATA.F12];[DATA.F57];[DATA.F102];[DATA.F147];[DATA.F192])" office:value-type="float" office:value="1033397" calcext:value-type="float">
            <text:p>1033397</text:p>
          </table:table-cell>
          <table:table-cell table:formula="of:=AVERAGE([DATA.G12];[DATA.G57];[DATA.G102];[DATA.G147];[DATA.G192])" office:value-type="float" office:value="0.363251823872807" calcext:value-type="float">
            <text:p>0,363251823872807</text:p>
          </table:table-cell>
          <table:table-cell table:formula="of:=AVERAGE([DATA.H12];[DATA.H57];[DATA.H102];[DATA.H147];[DATA.H192])" office:value-type="float" office:value="0.263267757097756" calcext:value-type="float">
            <text:p>0,263267757097756</text:p>
          </table:table-cell>
          <table:table-cell table:formula="of:=AVERAGE([DATA.I12];[DATA.I57];[DATA.I102];[DATA.I147];[DATA.I192])" office:value-type="float" office:value="59652496780.2" calcext:value-type="float">
            <text:p>59652496780,2</text:p>
          </table:table-cell>
          <table:table-cell table:formula="of:=AVERAGE([DATA.J12];[DATA.J57];[DATA.J102];[DATA.J147];[DATA.J192])" office:value-type="float" office:value="0.15276922611464" calcext:value-type="float">
            <text:p>0,15276922611464</text:p>
          </table:table-cell>
          <table:table-cell table:formula="of:=AVERAGE([DATA.K12];[DATA.K57];[DATA.K102];[DATA.K147];[DATA.K192])" office:value-type="float" office:value="0.611342085452142" calcext:value-type="float">
            <text:p>0,611342085452142</text:p>
          </table:table-cell>
          <table:table-cell table:formula="of:=AVERAGE([DATA.L12];[DATA.L57];[DATA.L102];[DATA.L147];[DATA.L192])" office:value-type="float" office:value="0.996008239871824" calcext:value-type="float">
            <text:p>0,996008239871824</text:p>
          </table:table-cell>
          <table:table-cell table:formula="of:=AVERAGE([DATA.M12];[DATA.M57];[DATA.M102];[DATA.M147];[DATA.M192])" office:value-type="float" office:value="9.49750315742987" calcext:value-type="float">
            <text:p>9,49750315742987</text:p>
          </table:table-cell>
          <table:table-cell table:formula="of:=AVERAGE([DATA.N12];[DATA.N57];[DATA.N102];[DATA.N147];[DATA.N192])" office:value-type="float" office:value="6.44910642370006" calcext:value-type="float">
            <text:p>6,44910642370006</text:p>
          </table:table-cell>
          <table:table-cell table:formula="of:=AVERAGE([DATA.O12];[DATA.O57];[DATA.O102];[DATA.O147];[DATA.O192])" office:value-type="float" office:value="0.363251823872807" calcext:value-type="float">
            <text:p>0,36325182387280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table:formula="of:=AVERAGE([DATA.D13];[DATA.D58];[DATA.D103];[DATA.D148];[DATA.D193])" office:value-type="float" office:value="3100191" calcext:value-type="float">
            <text:p>3100191</text:p>
          </table:table-cell>
          <table:table-cell table:formula="of:=AVERAGE([DATA.E13];[DATA.E58];[DATA.E103];[DATA.E148];[DATA.E193])" office:value-type="float" office:value="0.749985048209455" calcext:value-type="float">
            <text:p>0,749985048209455</text:p>
          </table:table-cell>
          <table:table-cell table:formula="of:=AVERAGE([DATA.F13];[DATA.F58];[DATA.F103];[DATA.F148];[DATA.F193])" office:value-type="float" office:value="1033397" calcext:value-type="float">
            <text:p>1033397</text:p>
          </table:table-cell>
          <table:table-cell table:formula="of:=AVERAGE([DATA.G13];[DATA.G58];[DATA.G103];[DATA.G148];[DATA.G193])" office:value-type="float" office:value="0.359844797795573" calcext:value-type="float">
            <text:p>0,359844797795573</text:p>
          </table:table-cell>
          <table:table-cell table:formula="of:=AVERAGE([DATA.H13];[DATA.H58];[DATA.H103];[DATA.H148];[DATA.H193])" office:value-type="float" office:value="0.260478089895845" calcext:value-type="float">
            <text:p>0,260478089895845</text:p>
          </table:table-cell>
          <table:table-cell table:formula="of:=AVERAGE([DATA.I13];[DATA.I58];[DATA.I103];[DATA.I148];[DATA.I193])" office:value-type="float" office:value="59159502006" calcext:value-type="float">
            <text:p>59159502006</text:p>
          </table:table-cell>
          <table:table-cell table:formula="of:=AVERAGE([DATA.J13];[DATA.J58];[DATA.J103];[DATA.J148];[DATA.J193])" office:value-type="float" office:value="0.150699169166588" calcext:value-type="float">
            <text:p>0,150699169166588</text:p>
          </table:table-cell>
          <table:table-cell table:formula="of:=AVERAGE([DATA.K13];[DATA.K58];[DATA.K103];[DATA.K148];[DATA.K193])" office:value-type="float" office:value="0.614995999088379" calcext:value-type="float">
            <text:p>0,614995999088379</text:p>
          </table:table-cell>
          <table:table-cell table:formula="of:=AVERAGE([DATA.L13];[DATA.L58];[DATA.L103];[DATA.L148];[DATA.L193])" office:value-type="float" office:value="0.998809796292058" calcext:value-type="float">
            <text:p>0,998809796292058</text:p>
          </table:table-cell>
          <table:table-cell table:formula="of:=AVERAGE([DATA.M13];[DATA.M58];[DATA.M103];[DATA.M148];[DATA.M193])" office:value-type="float" office:value="9.59750227594803" calcext:value-type="float">
            <text:p>9,59750227594803</text:p>
          </table:table-cell>
          <table:table-cell table:formula="of:=AVERAGE([DATA.N13];[DATA.N58];[DATA.N103];[DATA.N148];[DATA.N193])" office:value-type="float" office:value="2.24744796279308" calcext:value-type="float">
            <text:p>2,24744796279308</text:p>
          </table:table-cell>
          <table:table-cell table:formula="of:=AVERAGE([DATA.O13];[DATA.O58];[DATA.O103];[DATA.O148];[DATA.O193])" office:value-type="float" office:value="0.359844797795573" calcext:value-type="float">
            <text:p>0,35984479779557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table:formula="of:=AVERAGE([DATA.D14];[DATA.D59];[DATA.D104];[DATA.D149];[DATA.D194])" office:value-type="float" office:value="3875238.6" calcext:value-type="float">
            <text:p>3875238,6</text:p>
          </table:table-cell>
          <table:table-cell table:formula="of:=AVERAGE([DATA.E14];[DATA.E59];[DATA.E104];[DATA.E149];[DATA.E194])" office:value-type="float" office:value="0.937481262687718" calcext:value-type="float">
            <text:p>0,937481262687718</text:p>
          </table:table-cell>
          <table:table-cell table:formula="of:=AVERAGE([DATA.F14];[DATA.F59];[DATA.F104];[DATA.F149];[DATA.F194])" office:value-type="float" office:value="1033397" calcext:value-type="float">
            <text:p>1033397</text:p>
          </table:table-cell>
          <table:table-cell table:formula="of:=AVERAGE([DATA.G14];[DATA.G59];[DATA.G104];[DATA.G149];[DATA.G194])" office:value-type="float" office:value="0.359487103005817" calcext:value-type="float">
            <text:p>0,359487103005817</text:p>
          </table:table-cell>
          <table:table-cell table:formula="of:=AVERAGE([DATA.H14];[DATA.H59];[DATA.H104];[DATA.H149];[DATA.H194])" office:value-type="float" office:value="0.260292938281456" calcext:value-type="float">
            <text:p>0,260292938281456</text:p>
          </table:table-cell>
          <table:table-cell table:formula="of:=AVERAGE([DATA.I14];[DATA.I59];[DATA.I104];[DATA.I149];[DATA.I194])" office:value-type="float" office:value="59153665572" calcext:value-type="float">
            <text:p>59153665572</text:p>
          </table:table-cell>
          <table:table-cell table:formula="of:=AVERAGE([DATA.J14];[DATA.J59];[DATA.J104];[DATA.J149];[DATA.J194])" office:value-type="float" office:value="0.150691399195595" calcext:value-type="float">
            <text:p>0,150691399195595</text:p>
          </table:table-cell>
          <table:table-cell table:formula="of:=AVERAGE([DATA.K14];[DATA.K59];[DATA.K104];[DATA.K149];[DATA.K194])" office:value-type="float" office:value="0.616852350282518" calcext:value-type="float">
            <text:p>0,616852350282518</text:p>
          </table:table-cell>
          <table:table-cell table:formula="of:=AVERAGE([DATA.L14];[DATA.L59];[DATA.L104];[DATA.L149];[DATA.L194])" office:value-type="float" office:value="0.999414053559166" calcext:value-type="float">
            <text:p>0,999414053559166</text:p>
          </table:table-cell>
          <table:table-cell table:formula="of:=AVERAGE([DATA.M14];[DATA.M59];[DATA.M104];[DATA.M149];[DATA.M194])" office:value-type="float" office:value="9.61599236010891" calcext:value-type="float">
            <text:p>9,61599236010891</text:p>
          </table:table-cell>
          <table:table-cell table:formula="of:=AVERAGE([DATA.N14];[DATA.N59];[DATA.N104];[DATA.N149];[DATA.N194])" office:value-type="float" office:value="1.99522260580101" calcext:value-type="float">
            <text:p>1,99522260580101</text:p>
          </table:table-cell>
          <table:table-cell table:formula="of:=AVERAGE([DATA.O14];[DATA.O59];[DATA.O104];[DATA.O149];[DATA.O194])" office:value-type="float" office:value="0.359487103005817" calcext:value-type="float">
            <text:p>0,35948710300581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table:formula="of:=AVERAGE([DATA.D15];[DATA.D60];[DATA.D105];[DATA.D150];[DATA.D195])" office:value-type="float" office:value="1550095.4" calcext:value-type="float">
            <text:p>1550095,4</text:p>
          </table:table-cell>
          <table:table-cell table:formula="of:=AVERAGE([DATA.E15];[DATA.E60];[DATA.E105];[DATA.E150];[DATA.E195])" office:value-type="float" office:value="0.37499249238866" calcext:value-type="float">
            <text:p>0,37499249238866</text:p>
          </table:table-cell>
          <table:table-cell table:formula="of:=AVERAGE([DATA.F15];[DATA.F60];[DATA.F105];[DATA.F150];[DATA.F195])" office:value-type="float" office:value="1033397" calcext:value-type="float">
            <text:p>1033397</text:p>
          </table:table-cell>
          <table:table-cell table:formula="of:=AVERAGE([DATA.G15];[DATA.G60];[DATA.G105];[DATA.G150];[DATA.G195])" office:value-type="float" office:value="0.374179930756293" calcext:value-type="float">
            <text:p>0,374179930756293</text:p>
          </table:table-cell>
          <table:table-cell table:formula="of:=AVERAGE([DATA.H15];[DATA.H60];[DATA.H105];[DATA.H150];[DATA.H195])" office:value-type="float" office:value="0.335410269190594" calcext:value-type="float">
            <text:p>0,335410269190594</text:p>
          </table:table-cell>
          <table:table-cell table:formula="of:=AVERAGE([DATA.I15];[DATA.I60];[DATA.I105];[DATA.I150];[DATA.I195])" office:value-type="float" office:value="66727686804.4" calcext:value-type="float">
            <text:p>66727686804,4</text:p>
          </table:table-cell>
          <table:table-cell table:formula="of:=AVERAGE([DATA.J15];[DATA.J60];[DATA.J105];[DATA.J150];[DATA.J195])" office:value-type="float" office:value="0.140386310825253" calcext:value-type="float">
            <text:p>0,140386310825253</text:p>
          </table:table-cell>
          <table:table-cell table:formula="of:=AVERAGE([DATA.K15];[DATA.K60];[DATA.K105];[DATA.K150];[DATA.K195])" office:value-type="float" office:value="0.607017738639009" calcext:value-type="float">
            <text:p>0,607017738639009</text:p>
          </table:table-cell>
          <table:table-cell table:formula="of:=AVERAGE([DATA.L15];[DATA.L60];[DATA.L105];[DATA.L150];[DATA.L195])" office:value-type="float" office:value="0.751848630502785" calcext:value-type="float">
            <text:p>0,751848630502785</text:p>
          </table:table-cell>
          <table:table-cell table:formula="of:=AVERAGE([DATA.M15];[DATA.M60];[DATA.M105];[DATA.M150];[DATA.M195])" office:value-type="float" office:value="8.55052102184431" calcext:value-type="float">
            <text:p>8,55052102184431</text:p>
          </table:table-cell>
          <table:table-cell table:formula="of:=AVERAGE([DATA.N15];[DATA.N60];[DATA.N105];[DATA.N150];[DATA.N195])" office:value-type="float" office:value="45.6892087303564" calcext:value-type="float">
            <text:p>45,6892087303564</text:p>
          </table:table-cell>
          <table:table-cell table:formula="of:=AVERAGE([DATA.O15];[DATA.O60];[DATA.O105];[DATA.O150];[DATA.O195])" office:value-type="float" office:value="0.374179930756293" calcext:value-type="float">
            <text:p>0,37417993075629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table:formula="of:=AVERAGE([DATA.D16];[DATA.D61];[DATA.D106];[DATA.D151];[DATA.D196])" office:value-type="float" office:value="2325143.2" calcext:value-type="float">
            <text:p>2325143,2</text:p>
          </table:table-cell>
          <table:table-cell table:formula="of:=AVERAGE([DATA.E16];[DATA.E61];[DATA.E106];[DATA.E151];[DATA.E196])" office:value-type="float" office:value="0.562488770299058" calcext:value-type="float">
            <text:p>0,562488770299058</text:p>
          </table:table-cell>
          <table:table-cell table:formula="of:=AVERAGE([DATA.F16];[DATA.F61];[DATA.F106];[DATA.F151];[DATA.F196])" office:value-type="float" office:value="1033397" calcext:value-type="float">
            <text:p>1033397</text:p>
          </table:table-cell>
          <table:table-cell table:formula="of:=AVERAGE([DATA.G16];[DATA.G61];[DATA.G106];[DATA.G151];[DATA.G196])" office:value-type="float" office:value="0.36751212307531" calcext:value-type="float">
            <text:p>0,36751212307531</text:p>
          </table:table-cell>
          <table:table-cell table:formula="of:=AVERAGE([DATA.H16];[DATA.H61];[DATA.H106];[DATA.H151];[DATA.H196])" office:value-type="float" office:value="0.330571514881431" calcext:value-type="float">
            <text:p>0,330571514881431</text:p>
          </table:table-cell>
          <table:table-cell table:formula="of:=AVERAGE([DATA.I16];[DATA.I61];[DATA.I106];[DATA.I151];[DATA.I196])" office:value-type="float" office:value="65843057109" calcext:value-type="float">
            <text:p>65843057109</text:p>
          </table:table-cell>
          <table:table-cell table:formula="of:=AVERAGE([DATA.J16];[DATA.J61];[DATA.J106];[DATA.J151];[DATA.J196])" office:value-type="float" office:value="0.13533510230179" calcext:value-type="float">
            <text:p>0,13533510230179</text:p>
          </table:table-cell>
          <table:table-cell table:formula="of:=AVERAGE([DATA.K16];[DATA.K61];[DATA.K106];[DATA.K151];[DATA.K196])" office:value-type="float" office:value="0.57150274637856" calcext:value-type="float">
            <text:p>0,57150274637856</text:p>
          </table:table-cell>
          <table:table-cell table:formula="of:=AVERAGE([DATA.L16];[DATA.L61];[DATA.L106];[DATA.L151];[DATA.L196])" office:value-type="float" office:value="0.730406652933547" calcext:value-type="float">
            <text:p>0,730406652933547</text:p>
          </table:table-cell>
          <table:table-cell table:formula="of:=AVERAGE([DATA.M16];[DATA.M61];[DATA.M106];[DATA.M151];[DATA.M196])" office:value-type="float" office:value="8.70361769850868" calcext:value-type="float">
            <text:p>8,70361769850868</text:p>
          </table:table-cell>
          <table:table-cell table:formula="of:=AVERAGE([DATA.N16];[DATA.N61];[DATA.N106];[DATA.N151];[DATA.N196])" office:value-type="float" office:value="10.5365762248737" calcext:value-type="float">
            <text:p>10,5365762248737</text:p>
          </table:table-cell>
          <table:table-cell table:formula="of:=AVERAGE([DATA.O16];[DATA.O61];[DATA.O106];[DATA.O151];[DATA.O196])" office:value-type="float" office:value="0.36751212307531" calcext:value-type="float">
            <text:p>0,3675121230753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table:formula="of:=AVERAGE([DATA.D17];[DATA.D62];[DATA.D107];[DATA.D152];[DATA.D197])" office:value-type="float" office:value="3100191" calcext:value-type="float">
            <text:p>3100191</text:p>
          </table:table-cell>
          <table:table-cell table:formula="of:=AVERAGE([DATA.E17];[DATA.E62];[DATA.E107];[DATA.E152];[DATA.E197])" office:value-type="float" office:value="0.749985048209455" calcext:value-type="float">
            <text:p>0,749985048209455</text:p>
          </table:table-cell>
          <table:table-cell table:formula="of:=AVERAGE([DATA.F17];[DATA.F62];[DATA.F107];[DATA.F152];[DATA.F197])" office:value-type="float" office:value="1033397" calcext:value-type="float">
            <text:p>1033397</text:p>
          </table:table-cell>
          <table:table-cell table:formula="of:=AVERAGE([DATA.G17];[DATA.G62];[DATA.G107];[DATA.G152];[DATA.G197])" office:value-type="float" office:value="0.36785240844269" calcext:value-type="float">
            <text:p>0,36785240844269</text:p>
          </table:table-cell>
          <table:table-cell table:formula="of:=AVERAGE([DATA.H17];[DATA.H62];[DATA.H107];[DATA.H152];[DATA.H197])" office:value-type="float" office:value="0.330861536428843" calcext:value-type="float">
            <text:p>0,330861536428843</text:p>
          </table:table-cell>
          <table:table-cell table:formula="of:=AVERAGE([DATA.I17];[DATA.I62];[DATA.I107];[DATA.I152];[DATA.I197])" office:value-type="float" office:value="65901267922.2" calcext:value-type="float">
            <text:p>65901267922,2</text:p>
          </table:table-cell>
          <table:table-cell table:formula="of:=AVERAGE([DATA.J17];[DATA.J62];[DATA.J107];[DATA.J152];[DATA.J197])" office:value-type="float" office:value="0.135591806605304" calcext:value-type="float">
            <text:p>0,135591806605304</text:p>
          </table:table-cell>
          <table:table-cell table:formula="of:=AVERAGE([DATA.K17];[DATA.K62];[DATA.K107];[DATA.K152];[DATA.K197])" office:value-type="float" office:value="0.58125579873308" calcext:value-type="float">
            <text:p>0,58125579873308</text:p>
          </table:table-cell>
          <table:table-cell table:formula="of:=AVERAGE([DATA.L17];[DATA.L62];[DATA.L107];[DATA.L152];[DATA.L197])" office:value-type="float" office:value="0.729472800793469" calcext:value-type="float">
            <text:p>0,729472800793469</text:p>
          </table:table-cell>
          <table:table-cell table:formula="of:=AVERAGE([DATA.M17];[DATA.M62];[DATA.M107];[DATA.M152];[DATA.M197])" office:value-type="float" office:value="8.69577776020468" calcext:value-type="float">
            <text:p>8,69577776020468</text:p>
          </table:table-cell>
          <table:table-cell table:formula="of:=AVERAGE([DATA.N17];[DATA.N62];[DATA.N107];[DATA.N152];[DATA.N197])" office:value-type="float" office:value="5.05780892190612" calcext:value-type="float">
            <text:p>5,05780892190612</text:p>
          </table:table-cell>
          <table:table-cell table:formula="of:=AVERAGE([DATA.O17];[DATA.O62];[DATA.O107];[DATA.O152];[DATA.O197])" office:value-type="float" office:value="0.36785240844269" calcext:value-type="float">
            <text:p>0,3678524084426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table:formula="of:=AVERAGE([DATA.D18];[DATA.D63];[DATA.D108];[DATA.D153];[DATA.D198])" office:value-type="float" office:value="3875238.6" calcext:value-type="float">
            <text:p>3875238,6</text:p>
          </table:table-cell>
          <table:table-cell table:formula="of:=AVERAGE([DATA.E18];[DATA.E63];[DATA.E108];[DATA.E153];[DATA.E198])" office:value-type="float" office:value="0.937481262687718" calcext:value-type="float">
            <text:p>0,937481262687718</text:p>
          </table:table-cell>
          <table:table-cell table:formula="of:=AVERAGE([DATA.F18];[DATA.F63];[DATA.F108];[DATA.F153];[DATA.F198])" office:value-type="float" office:value="1033397" calcext:value-type="float">
            <text:p>1033397</text:p>
          </table:table-cell>
          <table:table-cell table:formula="of:=AVERAGE([DATA.G18];[DATA.G63];[DATA.G108];[DATA.G153];[DATA.G198])" office:value-type="float" office:value="0.367882374495648" calcext:value-type="float">
            <text:p>0,367882374495648</text:p>
          </table:table-cell>
          <table:table-cell table:formula="of:=AVERAGE([DATA.H18];[DATA.H63];[DATA.H108];[DATA.H153];[DATA.H198])" office:value-type="float" office:value="0.330893978279508" calcext:value-type="float">
            <text:p>0,330893978279508</text:p>
          </table:table-cell>
          <table:table-cell table:formula="of:=AVERAGE([DATA.I18];[DATA.I63];[DATA.I108];[DATA.I153];[DATA.I198])" office:value-type="float" office:value="65907443619" calcext:value-type="float">
            <text:p>65907443619</text:p>
          </table:table-cell>
          <table:table-cell table:formula="of:=AVERAGE([DATA.J18];[DATA.J63];[DATA.J108];[DATA.J153];[DATA.J198])" office:value-type="float" office:value="0.135614101073039" calcext:value-type="float">
            <text:p>0,135614101073039</text:p>
          </table:table-cell>
          <table:table-cell table:formula="of:=AVERAGE([DATA.K18];[DATA.K63];[DATA.K108];[DATA.K153];[DATA.K198])" office:value-type="float" office:value="0.582916742265245" calcext:value-type="float">
            <text:p>0,582916742265245</text:p>
          </table:table-cell>
          <table:table-cell table:formula="of:=AVERAGE([DATA.L18];[DATA.L63];[DATA.L108];[DATA.L153];[DATA.L198])" office:value-type="float" office:value="0.729231708247501" calcext:value-type="float">
            <text:p>0,729231708247501</text:p>
          </table:table-cell>
          <table:table-cell table:formula="of:=AVERAGE([DATA.M18];[DATA.M63];[DATA.M108];[DATA.M153];[DATA.M198])" office:value-type="float" office:value="8.69507716723264" calcext:value-type="float">
            <text:p>8,69507716723264</text:p>
          </table:table-cell>
          <table:table-cell table:formula="of:=AVERAGE([DATA.N18];[DATA.N63];[DATA.N108];[DATA.N153];[DATA.N198])" office:value-type="float" office:value="4.95413045024397" calcext:value-type="float">
            <text:p>4,95413045024397</text:p>
          </table:table-cell>
          <table:table-cell table:formula="of:=AVERAGE([DATA.O18];[DATA.O63];[DATA.O108];[DATA.O153];[DATA.O198])" office:value-type="float" office:value="0.367882374495648" calcext:value-type="float">
            <text:p>0,36788237449564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table:formula="of:=AVERAGE([DATA.D19];[DATA.D64];[DATA.D109];[DATA.D154];[DATA.D199])" office:value-type="float" office:value="1550095.4" calcext:value-type="float">
            <text:p>1550095,4</text:p>
          </table:table-cell>
          <table:table-cell table:formula="of:=AVERAGE([DATA.E19];[DATA.E64];[DATA.E109];[DATA.E154];[DATA.E199])" office:value-type="float" office:value="0.37499249238866" calcext:value-type="float">
            <text:p>0,37499249238866</text:p>
          </table:table-cell>
          <table:table-cell table:formula="of:=AVERAGE([DATA.F19];[DATA.F64];[DATA.F109];[DATA.F154];[DATA.F199])" office:value-type="float" office:value="1033397" calcext:value-type="float">
            <text:p>1033397</text:p>
          </table:table-cell>
          <table:table-cell table:formula="of:=AVERAGE([DATA.G19];[DATA.G64];[DATA.G109];[DATA.G154];[DATA.G199])" office:value-type="float" office:value="0.363409856658031" calcext:value-type="float">
            <text:p>0,363409856658031</text:p>
          </table:table-cell>
          <table:table-cell table:formula="of:=AVERAGE([DATA.H19];[DATA.H64];[DATA.H109];[DATA.H154];[DATA.H199])" office:value-type="float" office:value="0.320217141323161" calcext:value-type="float">
            <text:p>0,320217141323161</text:p>
          </table:table-cell>
          <table:table-cell table:formula="of:=AVERAGE([DATA.I19];[DATA.I64];[DATA.I109];[DATA.I154];[DATA.I199])" office:value-type="float" office:value="64667222683.4" calcext:value-type="float">
            <text:p>64667222683,4</text:p>
          </table:table-cell>
          <table:table-cell table:formula="of:=AVERAGE([DATA.J19];[DATA.J64];[DATA.J109];[DATA.J154];[DATA.J199])" office:value-type="float" office:value="0.132144933609434" calcext:value-type="float">
            <text:p>0,132144933609434</text:p>
          </table:table-cell>
          <table:table-cell table:formula="of:=AVERAGE([DATA.K19];[DATA.K64];[DATA.K109];[DATA.K154];[DATA.K199])" office:value-type="float" office:value="0.650366634706651" calcext:value-type="float">
            <text:p>0,650366634706651</text:p>
          </table:table-cell>
          <table:table-cell table:formula="of:=AVERAGE([DATA.L19];[DATA.L64];[DATA.L109];[DATA.L154];[DATA.L199])" office:value-type="float" office:value="0.82203097581445" calcext:value-type="float">
            <text:p>0,82203097581445</text:p>
          </table:table-cell>
          <table:table-cell table:formula="of:=AVERAGE([DATA.M19];[DATA.M64];[DATA.M109];[DATA.M154];[DATA.M199])" office:value-type="float" office:value="8.79463684959665" calcext:value-type="float">
            <text:p>8,79463684959665</text:p>
          </table:table-cell>
          <table:table-cell table:formula="of:=AVERAGE([DATA.N19];[DATA.N64];[DATA.N109];[DATA.N154];[DATA.N199])" office:value-type="float" office:value="61.0036082214369" calcext:value-type="float">
            <text:p>61,0036082214369</text:p>
          </table:table-cell>
          <table:table-cell table:formula="of:=AVERAGE([DATA.O19];[DATA.O64];[DATA.O109];[DATA.O154];[DATA.O199])" office:value-type="float" office:value="0.363409856658031" calcext:value-type="float">
            <text:p>0,36340985665803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table:formula="of:=AVERAGE([DATA.D20];[DATA.D65];[DATA.D110];[DATA.D155];[DATA.D200])" office:value-type="float" office:value="2325143.2" calcext:value-type="float">
            <text:p>2325143,2</text:p>
          </table:table-cell>
          <table:table-cell table:formula="of:=AVERAGE([DATA.E20];[DATA.E65];[DATA.E110];[DATA.E155];[DATA.E200])" office:value-type="float" office:value="0.562488770299058" calcext:value-type="float">
            <text:p>0,562488770299058</text:p>
          </table:table-cell>
          <table:table-cell table:formula="of:=AVERAGE([DATA.F20];[DATA.F65];[DATA.F110];[DATA.F155];[DATA.F200])" office:value-type="float" office:value="1033397" calcext:value-type="float">
            <text:p>1033397</text:p>
          </table:table-cell>
          <table:table-cell table:formula="of:=AVERAGE([DATA.G20];[DATA.G65];[DATA.G110];[DATA.G155];[DATA.G200])" office:value-type="float" office:value="0.362681672834901" calcext:value-type="float">
            <text:p>0,362681672834901</text:p>
          </table:table-cell>
          <table:table-cell table:formula="of:=AVERAGE([DATA.H20];[DATA.H65];[DATA.H110];[DATA.H155];[DATA.H200])" office:value-type="float" office:value="0.321049348385417" calcext:value-type="float">
            <text:p>0,321049348385417</text:p>
          </table:table-cell>
          <table:table-cell table:formula="of:=AVERAGE([DATA.I20];[DATA.I65];[DATA.I110];[DATA.I155];[DATA.I200])" office:value-type="float" office:value="64781660158.6" calcext:value-type="float">
            <text:p>64781660158,6</text:p>
          </table:table-cell>
          <table:table-cell table:formula="of:=AVERAGE([DATA.J20];[DATA.J65];[DATA.J110];[DATA.J155];[DATA.J200])" office:value-type="float" office:value="0.131588168720217" calcext:value-type="float">
            <text:p>0,131588168720217</text:p>
          </table:table-cell>
          <table:table-cell table:formula="of:=AVERAGE([DATA.K20];[DATA.K65];[DATA.K110];[DATA.K155];[DATA.K200])" office:value-type="float" office:value="0.585464385786152" calcext:value-type="float">
            <text:p>0,585464385786152</text:p>
          </table:table-cell>
          <table:table-cell table:formula="of:=AVERAGE([DATA.L20];[DATA.L65];[DATA.L110];[DATA.L155];[DATA.L200])" office:value-type="float" office:value="0.807425040054932" calcext:value-type="float">
            <text:p>0,807425040054932</text:p>
          </table:table-cell>
          <table:table-cell table:formula="of:=AVERAGE([DATA.M20];[DATA.M65];[DATA.M110];[DATA.M155];[DATA.M200])" office:value-type="float" office:value="8.81115560313003" calcext:value-type="float">
            <text:p>8,81115560313003</text:p>
          </table:table-cell>
          <table:table-cell table:formula="of:=AVERAGE([DATA.N20];[DATA.N65];[DATA.N110];[DATA.N155];[DATA.N200])" office:value-type="float" office:value="21.2579080911743" calcext:value-type="float">
            <text:p>21,2579080911743</text:p>
          </table:table-cell>
          <table:table-cell table:formula="of:=AVERAGE([DATA.O20];[DATA.O65];[DATA.O110];[DATA.O155];[DATA.O200])" office:value-type="float" office:value="0.362681672834901" calcext:value-type="float">
            <text:p>0,36268167283490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table:formula="of:=AVERAGE([DATA.D21];[DATA.D66];[DATA.D111];[DATA.D156];[DATA.D201])" office:value-type="float" office:value="3100191" calcext:value-type="float">
            <text:p>3100191</text:p>
          </table:table-cell>
          <table:table-cell table:formula="of:=AVERAGE([DATA.E21];[DATA.E66];[DATA.E111];[DATA.E156];[DATA.E201])" office:value-type="float" office:value="0.749985048209455" calcext:value-type="float">
            <text:p>0,749985048209455</text:p>
          </table:table-cell>
          <table:table-cell table:formula="of:=AVERAGE([DATA.F21];[DATA.F66];[DATA.F111];[DATA.F156];[DATA.F201])" office:value-type="float" office:value="1033397" calcext:value-type="float">
            <text:p>1033397</text:p>
          </table:table-cell>
          <table:table-cell table:formula="of:=AVERAGE([DATA.G21];[DATA.G66];[DATA.G111];[DATA.G156];[DATA.G201])" office:value-type="float" office:value="0.364043111457761" calcext:value-type="float">
            <text:p>0,364043111457761</text:p>
          </table:table-cell>
          <table:table-cell table:formula="of:=AVERAGE([DATA.H21];[DATA.H66];[DATA.H111];[DATA.H156];[DATA.H201])" office:value-type="float" office:value="0.32205652861153" calcext:value-type="float">
            <text:p>0,32205652861153</text:p>
          </table:table-cell>
          <table:table-cell table:formula="of:=AVERAGE([DATA.I21];[DATA.I66];[DATA.I111];[DATA.I156];[DATA.I201])" office:value-type="float" office:value="64994372712" calcext:value-type="float">
            <text:p>64994372712</text:p>
          </table:table-cell>
          <table:table-cell table:formula="of:=AVERAGE([DATA.J21];[DATA.J66];[DATA.J111];[DATA.J156];[DATA.J201])" office:value-type="float" office:value="0.132578718754882" calcext:value-type="float">
            <text:p>0,132578718754882</text:p>
          </table:table-cell>
          <table:table-cell table:formula="of:=AVERAGE([DATA.K21];[DATA.K66];[DATA.K111];[DATA.K156];[DATA.K201])" office:value-type="float" office:value="0.591474103813853" calcext:value-type="float">
            <text:p>0,591474103813853</text:p>
          </table:table-cell>
          <table:table-cell table:formula="of:=AVERAGE([DATA.L21];[DATA.L66];[DATA.L111];[DATA.L156];[DATA.L201])" office:value-type="float" office:value="0.804834058136874" calcext:value-type="float">
            <text:p>0,804834058136874</text:p>
          </table:table-cell>
          <table:table-cell table:formula="of:=AVERAGE([DATA.M21];[DATA.M66];[DATA.M111];[DATA.M156];[DATA.M201])" office:value-type="float" office:value="8.77863245537987" calcext:value-type="float">
            <text:p>8,77863245537987</text:p>
          </table:table-cell>
          <table:table-cell table:formula="of:=AVERAGE([DATA.N21];[DATA.N66];[DATA.N111];[DATA.N156];[DATA.N201])" office:value-type="float" office:value="9.35113835256317" calcext:value-type="float">
            <text:p>9,35113835256317</text:p>
          </table:table-cell>
          <table:table-cell table:formula="of:=AVERAGE([DATA.O21];[DATA.O66];[DATA.O111];[DATA.O156];[DATA.O201])" office:value-type="float" office:value="0.364043111457761" calcext:value-type="float">
            <text:p>0,36404311145776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table:formula="of:=AVERAGE([DATA.D22];[DATA.D67];[DATA.D112];[DATA.D157];[DATA.D202])" office:value-type="float" office:value="3875238.6" calcext:value-type="float">
            <text:p>3875238,6</text:p>
          </table:table-cell>
          <table:table-cell table:formula="of:=AVERAGE([DATA.E22];[DATA.E67];[DATA.E112];[DATA.E157];[DATA.E202])" office:value-type="float" office:value="0.937481262687718" calcext:value-type="float">
            <text:p>0,937481262687718</text:p>
          </table:table-cell>
          <table:table-cell table:formula="of:=AVERAGE([DATA.F22];[DATA.F67];[DATA.F112];[DATA.F157];[DATA.F202])" office:value-type="float" office:value="1033397" calcext:value-type="float">
            <text:p>1033397</text:p>
          </table:table-cell>
          <table:table-cell table:formula="of:=AVERAGE([DATA.G22];[DATA.G67];[DATA.G112];[DATA.G157];[DATA.G202])" office:value-type="float" office:value="0.364062174420844" calcext:value-type="float">
            <text:p>0,364062174420844</text:p>
          </table:table-cell>
          <table:table-cell table:formula="of:=AVERAGE([DATA.H22];[DATA.H67];[DATA.H112];[DATA.H157];[DATA.H202])" office:value-type="float" office:value="0.322114149681704" calcext:value-type="float">
            <text:p>0,322114149681704</text:p>
          </table:table-cell>
          <table:table-cell table:formula="of:=AVERAGE([DATA.I22];[DATA.I67];[DATA.I112];[DATA.I157];[DATA.I202])" office:value-type="float" office:value="65008718386.4" calcext:value-type="float">
            <text:p>65008718386,4</text:p>
          </table:table-cell>
          <table:table-cell table:formula="of:=AVERAGE([DATA.J22];[DATA.J67];[DATA.J112];[DATA.J157];[DATA.J202])" office:value-type="float" office:value="0.132592815913083" calcext:value-type="float">
            <text:p>0,132592815913083</text:p>
          </table:table-cell>
          <table:table-cell table:formula="of:=AVERAGE([DATA.K22];[DATA.K67];[DATA.K112];[DATA.K157];[DATA.K202])" office:value-type="float" office:value="0.595095866986953" calcext:value-type="float">
            <text:p>0,595095866986953</text:p>
          </table:table-cell>
          <table:table-cell table:formula="of:=AVERAGE([DATA.L22];[DATA.L67];[DATA.L112];[DATA.L157];[DATA.L202])" office:value-type="float" office:value="0.804904249637598" calcext:value-type="float">
            <text:p>0,804904249637598</text:p>
          </table:table-cell>
          <table:table-cell table:formula="of:=AVERAGE([DATA.M22];[DATA.M67];[DATA.M112];[DATA.M157];[DATA.M202])" office:value-type="float" office:value="8.77818618798413" calcext:value-type="float">
            <text:p>8,77818618798413</text:p>
          </table:table-cell>
          <table:table-cell table:formula="of:=AVERAGE([DATA.N22];[DATA.N67];[DATA.N112];[DATA.N157];[DATA.N202])" office:value-type="float" office:value="8.90302244192909" calcext:value-type="float">
            <text:p>8,90302244192909</text:p>
          </table:table-cell>
          <table:table-cell table:formula="of:=AVERAGE([DATA.O22];[DATA.O67];[DATA.O112];[DATA.O157];[DATA.O202])" office:value-type="float" office:value="0.364062174420844" calcext:value-type="float">
            <text:p>0,36406217442084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table:formula="of:=AVERAGE([DATA.D23];[DATA.D68];[DATA.D113];[DATA.D158];[DATA.D203])" office:value-type="float" office:value="1550095.4" calcext:value-type="float">
            <text:p>1550095,4</text:p>
          </table:table-cell>
          <table:table-cell table:formula="of:=AVERAGE([DATA.E23];[DATA.E68];[DATA.E113];[DATA.E158];[DATA.E203])" office:value-type="float" office:value="0.37499249238866" calcext:value-type="float">
            <text:p>0,37499249238866</text:p>
          </table:table-cell>
          <table:table-cell table:formula="of:=AVERAGE([DATA.F23];[DATA.F68];[DATA.F113];[DATA.F158];[DATA.F203])" office:value-type="float" office:value="1033095.2" calcext:value-type="float">
            <text:p>1033095,2</text:p>
          </table:table-cell>
          <table:table-cell table:formula="of:=AVERAGE([DATA.G23];[DATA.G68];[DATA.G113];[DATA.G158];[DATA.G203])" office:value-type="float" office:value="0.0649199831725184" calcext:value-type="float">
            <text:p>0,064919983172518</text:p>
          </table:table-cell>
          <table:table-cell table:formula="of:=AVERAGE([DATA.H23];[DATA.H68];[DATA.H113];[DATA.H158];[DATA.H203])" office:value-type="float" office:value="0.0456869669708913" calcext:value-type="float">
            <text:p>0,045686966970891</text:p>
          </table:table-cell>
          <table:table-cell table:formula="of:=AVERAGE([DATA.I23];[DATA.I68];[DATA.I113];[DATA.I158];[DATA.I203])" office:value-type="float" office:value="10360027036.4" calcext:value-type="float">
            <text:p>10360027036,4</text:p>
          </table:table-cell>
          <table:table-cell table:formula="of:=AVERAGE([DATA.J23];[DATA.J68];[DATA.J113];[DATA.J158];[DATA.J203])" office:value-type="float" office:value="0.00500183724183925" calcext:value-type="float">
            <text:p>0,005001837241839</text:p>
          </table:table-cell>
          <table:table-cell table:formula="of:=AVERAGE([DATA.K23];[DATA.K68];[DATA.K113];[DATA.K158];[DATA.K203])" office:value-type="float" office:value="0.976142781031982" calcext:value-type="float">
            <text:p>0,976142781031982</text:p>
          </table:table-cell>
          <table:table-cell table:formula="of:=AVERAGE([DATA.L23];[DATA.L68];[DATA.L113];[DATA.L158];[DATA.L203])" office:value-type="float" office:value="0.492808422980087" calcext:value-type="float">
            <text:p>0,492808422980087</text:p>
          </table:table-cell>
          <table:table-cell table:formula="of:=AVERAGE([DATA.M23];[DATA.M68];[DATA.M113];[DATA.M158];[DATA.M203])" office:value-type="float" office:value="24.5658501153263" calcext:value-type="float">
            <text:p>24,5658501153263</text:p>
          </table:table-cell>
          <table:table-cell table:formula="of:=AVERAGE([DATA.N23];[DATA.N68];[DATA.N113];[DATA.N158];[DATA.N203])" office:value-type="float" office:value="49.9286079114118" calcext:value-type="float">
            <text:p>49,9286079114118</text:p>
          </table:table-cell>
          <table:table-cell table:formula="of:=AVERAGE([DATA.O23];[DATA.O68];[DATA.O113];[DATA.O158];[DATA.O203])" office:value-type="float" office:value="0.0649199831725184" calcext:value-type="float">
            <text:p>0,06491998317251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table:formula="of:=AVERAGE([DATA.D24];[DATA.D69];[DATA.D114];[DATA.D159];[DATA.D204])" office:value-type="float" office:value="2325143.2" calcext:value-type="float">
            <text:p>2325143,2</text:p>
          </table:table-cell>
          <table:table-cell table:formula="of:=AVERAGE([DATA.E24];[DATA.E69];[DATA.E114];[DATA.E159];[DATA.E204])" office:value-type="float" office:value="0.562488770299058" calcext:value-type="float">
            <text:p>0,562488770299058</text:p>
          </table:table-cell>
          <table:table-cell table:formula="of:=AVERAGE([DATA.F24];[DATA.F69];[DATA.F114];[DATA.F159];[DATA.F204])" office:value-type="float" office:value="1033095.8" calcext:value-type="float">
            <text:p>1033095,8</text:p>
          </table:table-cell>
          <table:table-cell table:formula="of:=AVERAGE([DATA.G24];[DATA.G69];[DATA.G114];[DATA.G159];[DATA.G204])" office:value-type="float" office:value="0.0122747347545577" calcext:value-type="float">
            <text:p>0,012274734754558</text:p>
          </table:table-cell>
          <table:table-cell table:formula="of:=AVERAGE([DATA.H24];[DATA.H69];[DATA.H114];[DATA.H159];[DATA.H204])" office:value-type="float" office:value="0.00849327460757827" calcext:value-type="float">
            <text:p>0,008493274607578</text:p>
          </table:table-cell>
          <table:table-cell table:formula="of:=AVERAGE([DATA.I24];[DATA.I69];[DATA.I114];[DATA.I159];[DATA.I204])" office:value-type="float" office:value="1785199524" calcext:value-type="float">
            <text:p>1785199524</text:p>
          </table:table-cell>
          <table:table-cell table:formula="of:=AVERAGE([DATA.J24];[DATA.J69];[DATA.J114];[DATA.J159];[DATA.J204])" office:value-type="float" office:value="0.000161523697584594" calcext:value-type="float">
            <text:p>0,000161523697585</text:p>
          </table:table-cell>
          <table:table-cell table:formula="of:=AVERAGE([DATA.K24];[DATA.K69];[DATA.K114];[DATA.K159];[DATA.K204])" office:value-type="float" office:value="0.998445789447653" calcext:value-type="float">
            <text:p>0,998445789447653</text:p>
          </table:table-cell>
          <table:table-cell table:formula="of:=AVERAGE([DATA.L24];[DATA.L69];[DATA.L114];[DATA.L159];[DATA.L204])" office:value-type="float" office:value="0.350756084534981" calcext:value-type="float">
            <text:p>0,350756084534981</text:p>
          </table:table-cell>
          <table:table-cell table:formula="of:=AVERAGE([DATA.M24];[DATA.M69];[DATA.M114];[DATA.M159];[DATA.M204])" office:value-type="float" office:value="38.505428136959" calcext:value-type="float">
            <text:p>38,505428136959</text:p>
          </table:table-cell>
          <table:table-cell table:formula="of:=AVERAGE([DATA.N24];[DATA.N69];[DATA.N114];[DATA.N159];[DATA.N204])" office:value-type="float" office:value="8.35954563375492" calcext:value-type="float">
            <text:p>8,35954563375492</text:p>
          </table:table-cell>
          <table:table-cell table:formula="of:=AVERAGE([DATA.O24];[DATA.O69];[DATA.O114];[DATA.O159];[DATA.O204])" office:value-type="float" office:value="0.0122747347545577" calcext:value-type="float">
            <text:p>0,0122747347545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table:formula="of:=AVERAGE([DATA.D25];[DATA.D70];[DATA.D115];[DATA.D160];[DATA.D205])" office:value-type="float" office:value="3100191" calcext:value-type="float">
            <text:p>3100191</text:p>
          </table:table-cell>
          <table:table-cell table:formula="of:=AVERAGE([DATA.E25];[DATA.E70];[DATA.E115];[DATA.E160];[DATA.E205])" office:value-type="float" office:value="0.749985048209455" calcext:value-type="float">
            <text:p>0,749985048209455</text:p>
          </table:table-cell>
          <table:table-cell table:formula="of:=AVERAGE([DATA.F25];[DATA.F70];[DATA.F115];[DATA.F160];[DATA.F205])" office:value-type="float" office:value="1033095.6" calcext:value-type="float">
            <text:p>1033095,6</text:p>
          </table:table-cell>
          <table:table-cell table:formula="of:=AVERAGE([DATA.G25];[DATA.G70];[DATA.G115];[DATA.G160];[DATA.G205])" office:value-type="float" office:value="0.0039395861501567" calcext:value-type="float">
            <text:p>0,003939586150157</text:p>
          </table:table-cell>
          <table:table-cell table:formula="of:=AVERAGE([DATA.H25];[DATA.H70];[DATA.H115];[DATA.H160];[DATA.H205])" office:value-type="float" office:value="0.00274486403157441" calcext:value-type="float">
            <text:p>0,002744864031574</text:p>
          </table:table-cell>
          <table:table-cell table:formula="of:=AVERAGE([DATA.I25];[DATA.I70];[DATA.I115];[DATA.I160];[DATA.I205])" office:value-type="float" office:value="607470367.6" calcext:value-type="float">
            <text:p>607470367,6</text:p>
          </table:table-cell>
          <table:table-cell table:formula="of:=AVERAGE([DATA.J25];[DATA.J70];[DATA.J115];[DATA.J160];[DATA.J205])" office:value-type="float" office:value="0.0000173730397364125" calcext:value-type="float">
            <text:p>1,73730397364125E-05</text:p>
          </table:table-cell>
          <table:table-cell table:formula="of:=AVERAGE([DATA.K25];[DATA.K70];[DATA.K115];[DATA.K160];[DATA.K205])" office:value-type="float" office:value="0.999883154309712" calcext:value-type="float">
            <text:p>0,999883154309712</text:p>
          </table:table-cell>
          <table:table-cell table:formula="of:=AVERAGE([DATA.L25];[DATA.L70];[DATA.L115];[DATA.L160];[DATA.L205])" office:value-type="float" office:value="0.218957808804456" calcext:value-type="float">
            <text:p>0,218957808804456</text:p>
          </table:table-cell>
          <table:table-cell table:formula="of:=AVERAGE([DATA.M25];[DATA.M70];[DATA.M115];[DATA.M160];[DATA.M205])" office:value-type="float" office:value="48.6134235542757" calcext:value-type="float">
            <text:p>48,6134235542757</text:p>
          </table:table-cell>
          <table:table-cell table:formula="of:=AVERAGE([DATA.N25];[DATA.N70];[DATA.N115];[DATA.N160];[DATA.N205])" office:value-type="float" office:value="6.58973617737912" calcext:value-type="float">
            <text:p>6,58973617737912</text:p>
          </table:table-cell>
          <table:table-cell table:formula="of:=AVERAGE([DATA.O25];[DATA.O70];[DATA.O115];[DATA.O160];[DATA.O205])" office:value-type="float" office:value="0.0039395861501567" calcext:value-type="float">
            <text:p>0,00393958615015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table:formula="of:=AVERAGE([DATA.D26];[DATA.D71];[DATA.D116];[DATA.D161];[DATA.D206])" office:value-type="float" office:value="3875238.6" calcext:value-type="float">
            <text:p>3875238,6</text:p>
          </table:table-cell>
          <table:table-cell table:formula="of:=AVERAGE([DATA.E26];[DATA.E71];[DATA.E116];[DATA.E161];[DATA.E206])" office:value-type="float" office:value="0.937481262687718" calcext:value-type="float">
            <text:p>0,937481262687718</text:p>
          </table:table-cell>
          <table:table-cell table:formula="of:=AVERAGE([DATA.F26];[DATA.F71];[DATA.F116];[DATA.F161];[DATA.F206])" office:value-type="float" office:value="1032814" calcext:value-type="float">
            <text:p>1032814</text:p>
          </table:table-cell>
          <table:table-cell table:formula="of:=AVERAGE([DATA.G26];[DATA.G71];[DATA.G116];[DATA.G161];[DATA.G206])" office:value-type="float" office:value="0.000841633637331963" calcext:value-type="float">
            <text:p>0,000841633637332</text:p>
          </table:table-cell>
          <table:table-cell table:formula="of:=AVERAGE([DATA.H26];[DATA.H71];[DATA.H116];[DATA.H161];[DATA.H206])" office:value-type="float" office:value="0.000565232525951612" calcext:value-type="float">
            <text:p>0,000565232525952</text:p>
          </table:table-cell>
          <table:table-cell table:formula="of:=AVERAGE([DATA.I26];[DATA.I71];[DATA.I116];[DATA.I161];[DATA.I206])" office:value-type="float" office:value="122223997.4" calcext:value-type="float">
            <text:p>122223997,4</text:p>
          </table:table-cell>
          <table:table-cell table:formula="of:=AVERAGE([DATA.J26];[DATA.J71];[DATA.J116];[DATA.J161];[DATA.J206])" office:value-type="float" office:value="0.000000762088347983081" calcext:value-type="float">
            <text:p>7,62088347983081E-07</text:p>
          </table:table-cell>
          <table:table-cell table:formula="of:=AVERAGE([DATA.K26];[DATA.K71];[DATA.K116];[DATA.K161];[DATA.K206])" office:value-type="float" office:value="0.999992496708686" calcext:value-type="float">
            <text:p>0,999992496708686</text:p>
          </table:table-cell>
          <table:table-cell table:formula="of:=AVERAGE([DATA.L26];[DATA.L71];[DATA.L116];[DATA.L161];[DATA.L206])" office:value-type="float" office:value="0.192736705577173" calcext:value-type="float">
            <text:p>0,192736705577173</text:p>
          </table:table-cell>
          <table:table-cell table:formula="of:=AVERAGE([DATA.M26];[DATA.M71];[DATA.M116];[DATA.M161];[DATA.M206])" office:value-type="float" office:value="61.8188582695105" calcext:value-type="float">
            <text:p>61,8188582695105</text:p>
          </table:table-cell>
          <table:table-cell table:formula="of:=AVERAGE([DATA.N26];[DATA.N71];[DATA.N116];[DATA.N161];[DATA.N206])" office:value-type="float" office:value="7.41573429730394" calcext:value-type="float">
            <text:p>7,41573429730394</text:p>
          </table:table-cell>
          <table:table-cell table:formula="of:=AVERAGE([DATA.O26];[DATA.O71];[DATA.O116];[DATA.O161];[DATA.O206])" office:value-type="float" office:value="0.000841633637331963" calcext:value-type="float">
            <text:p>0,00084163363733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table:formula="of:=AVERAGE([DATA.D27];[DATA.D72];[DATA.D117];[DATA.D162];[DATA.D207])" office:value-type="float" office:value="1550095.4" calcext:value-type="float">
            <text:p>1550095,4</text:p>
          </table:table-cell>
          <table:table-cell table:formula="of:=AVERAGE([DATA.E27];[DATA.E72];[DATA.E117];[DATA.E162];[DATA.E207])" office:value-type="float" office:value="0.37499249238866" calcext:value-type="float">
            <text:p>0,37499249238866</text:p>
          </table:table-cell>
          <table:table-cell table:formula="of:=AVERAGE([DATA.F27];[DATA.F72];[DATA.F117];[DATA.F162];[DATA.F207])" office:value-type="float" office:value="1033095.2" calcext:value-type="float">
            <text:p>1033095,2</text:p>
          </table:table-cell>
          <table:table-cell table:formula="of:=AVERAGE([DATA.G27];[DATA.G72];[DATA.G117];[DATA.G162];[DATA.G207])" office:value-type="float" office:value="0.184818589428225" calcext:value-type="float">
            <text:p>0,184818589428225</text:p>
          </table:table-cell>
          <table:table-cell table:formula="of:=AVERAGE([DATA.H27];[DATA.H72];[DATA.H117];[DATA.H162];[DATA.H207])" office:value-type="float" office:value="0.151675747293093" calcext:value-type="float">
            <text:p>0,151675747293093</text:p>
          </table:table-cell>
          <table:table-cell table:formula="of:=AVERAGE([DATA.I27];[DATA.I72];[DATA.I117];[DATA.I162];[DATA.I207])" office:value-type="float" office:value="29990285197.6" calcext:value-type="float">
            <text:p>29990285197,6</text:p>
          </table:table-cell>
          <table:table-cell table:formula="of:=AVERAGE([DATA.J27];[DATA.J72];[DATA.J117];[DATA.J162];[DATA.J207])" office:value-type="float" office:value="0.0342795358206249" calcext:value-type="float">
            <text:p>0,034279535820625</text:p>
          </table:table-cell>
          <table:table-cell table:formula="of:=AVERAGE([DATA.K27];[DATA.K72];[DATA.K117];[DATA.K162];[DATA.K207])" office:value-type="float" office:value="0.891335043471152" calcext:value-type="float">
            <text:p>0,891335043471152</text:p>
          </table:table-cell>
          <table:table-cell table:formula="of:=AVERAGE([DATA.L27];[DATA.L72];[DATA.L117];[DATA.L162];[DATA.L207])" office:value-type="float" office:value="0.5120531013962" calcext:value-type="float">
            <text:p>0,5120531013962</text:p>
          </table:table-cell>
          <table:table-cell table:formula="of:=AVERAGE([DATA.M27];[DATA.M72];[DATA.M117];[DATA.M162];[DATA.M207])" office:value-type="float" office:value="14.6802530550986" calcext:value-type="float">
            <text:p>14,6802530550986</text:p>
          </table:table-cell>
          <table:table-cell table:formula="of:=AVERAGE([DATA.N27];[DATA.N72];[DATA.N117];[DATA.N162];[DATA.N207])" office:value-type="float" office:value="42.2543659791949" calcext:value-type="float">
            <text:p>42,2543659791949</text:p>
          </table:table-cell>
          <table:table-cell table:formula="of:=AVERAGE([DATA.O27];[DATA.O72];[DATA.O117];[DATA.O162];[DATA.O207])" office:value-type="float" office:value="0.184818589428225" calcext:value-type="float">
            <text:p>0,18481858942822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table:formula="of:=AVERAGE([DATA.D28];[DATA.D73];[DATA.D118];[DATA.D163];[DATA.D208])" office:value-type="float" office:value="2325143.2" calcext:value-type="float">
            <text:p>2325143,2</text:p>
          </table:table-cell>
          <table:table-cell table:formula="of:=AVERAGE([DATA.E28];[DATA.E73];[DATA.E118];[DATA.E163];[DATA.E208])" office:value-type="float" office:value="0.562488770299058" calcext:value-type="float">
            <text:p>0,562488770299058</text:p>
          </table:table-cell>
          <table:table-cell table:formula="of:=AVERAGE([DATA.F28];[DATA.F73];[DATA.F118];[DATA.F163];[DATA.F208])" office:value-type="float" office:value="832299.4" calcext:value-type="float">
            <text:p>832299,4</text:p>
          </table:table-cell>
          <table:table-cell table:formula="of:=AVERAGE([DATA.G28];[DATA.G73];[DATA.G118];[DATA.G163];[DATA.G208])" office:value-type="float" office:value="0.196974172672059" calcext:value-type="float">
            <text:p>0,196974172672059</text:p>
          </table:table-cell>
          <table:table-cell table:formula="of:=AVERAGE([DATA.H28];[DATA.H73];[DATA.H118];[DATA.H163];[DATA.H208])" office:value-type="float" office:value="0.167768819989315" calcext:value-type="float">
            <text:p>0,167768819989315</text:p>
          </table:table-cell>
          <table:table-cell table:formula="of:=AVERAGE([DATA.I28];[DATA.I73];[DATA.I118];[DATA.I163];[DATA.I208])" office:value-type="float" office:value="32085356446.6" calcext:value-type="float">
            <text:p>32085356446,6</text:p>
          </table:table-cell>
          <table:table-cell table:formula="of:=AVERAGE([DATA.J28];[DATA.J73];[DATA.J118];[DATA.J163];[DATA.J208])" office:value-type="float" office:value="0.0392316409837691" calcext:value-type="float">
            <text:p>0,039231640983769</text:p>
          </table:table-cell>
          <table:table-cell table:formula="of:=AVERAGE([DATA.K28];[DATA.K73];[DATA.K118];[DATA.K163];[DATA.K208])" office:value-type="float" office:value="0.941127844653337" calcext:value-type="float">
            <text:p>0,941127844653337</text:p>
          </table:table-cell>
          <table:table-cell table:formula="of:=AVERAGE([DATA.L28];[DATA.L73];[DATA.L118];[DATA.L163];[DATA.L208])" office:value-type="float" office:value="0.374847028305486" calcext:value-type="float">
            <text:p>0,374847028305486</text:p>
          </table:table-cell>
          <table:table-cell table:formula="of:=AVERAGE([DATA.M28];[DATA.M73];[DATA.M118];[DATA.M163];[DATA.M208])" office:value-type="float" office:value="14.1614153083381" calcext:value-type="float">
            <text:p>14,1614153083381</text:p>
          </table:table-cell>
          <table:table-cell table:formula="of:=AVERAGE([DATA.N28];[DATA.N73];[DATA.N118];[DATA.N163];[DATA.N208])" office:value-type="float" office:value="5.54644599926467" calcext:value-type="float">
            <text:p>5,54644599926467</text:p>
          </table:table-cell>
          <table:table-cell table:formula="of:=AVERAGE([DATA.O28];[DATA.O73];[DATA.O118];[DATA.O163];[DATA.O208])" office:value-type="float" office:value="0.196974172672059" calcext:value-type="float">
            <text:p>0,19697417267205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table:formula="of:=AVERAGE([DATA.D29];[DATA.D74];[DATA.D119];[DATA.D164];[DATA.D209])" office:value-type="float" office:value="3100191" calcext:value-type="float">
            <text:p>3100191</text:p>
          </table:table-cell>
          <table:table-cell table:formula="of:=AVERAGE([DATA.E29];[DATA.E74];[DATA.E119];[DATA.E164];[DATA.E209])" office:value-type="float" office:value="0.749985048209455" calcext:value-type="float">
            <text:p>0,749985048209455</text:p>
          </table:table-cell>
          <table:table-cell table:formula="of:=AVERAGE([DATA.F29];[DATA.F74];[DATA.F119];[DATA.F164];[DATA.F209])" office:value-type="float" office:value="1033096" calcext:value-type="float">
            <text:p>1033096</text:p>
          </table:table-cell>
          <table:table-cell table:formula="of:=AVERAGE([DATA.G29];[DATA.G74];[DATA.G119];[DATA.G164];[DATA.G209])" office:value-type="float" office:value="0.196069967168367" calcext:value-type="float">
            <text:p>0,196069967168367</text:p>
          </table:table-cell>
          <table:table-cell table:formula="of:=AVERAGE([DATA.H29];[DATA.H74];[DATA.H119];[DATA.H164];[DATA.H209])" office:value-type="float" office:value="0.169885042861452" calcext:value-type="float">
            <text:p>0,169885042861452</text:p>
          </table:table-cell>
          <table:table-cell table:formula="of:=AVERAGE([DATA.I29];[DATA.I74];[DATA.I119];[DATA.I164];[DATA.I209])" office:value-type="float" office:value="32502765775.6" calcext:value-type="float">
            <text:p>32502765775,6</text:p>
          </table:table-cell>
          <table:table-cell table:formula="of:=AVERAGE([DATA.J29];[DATA.J74];[DATA.J119];[DATA.J164];[DATA.J209])" office:value-type="float" office:value="0.0388735859165598" calcext:value-type="float">
            <text:p>0,03887358591656</text:p>
          </table:table-cell>
          <table:table-cell table:formula="of:=AVERAGE([DATA.K29];[DATA.K74];[DATA.K119];[DATA.K164];[DATA.K209])" office:value-type="float" office:value="0.951695676797615" calcext:value-type="float">
            <text:p>0,951695676797615</text:p>
          </table:table-cell>
          <table:table-cell table:formula="of:=AVERAGE([DATA.L29];[DATA.L74];[DATA.L119];[DATA.L164];[DATA.L209])" office:value-type="float" office:value="0.350789654383154" calcext:value-type="float">
            <text:p>0,350789654383154</text:p>
          </table:table-cell>
          <table:table-cell table:formula="of:=AVERAGE([DATA.M29];[DATA.M74];[DATA.M119];[DATA.M164];[DATA.M209])" office:value-type="float" office:value="14.2017340461042" calcext:value-type="float">
            <text:p>14,2017340461042</text:p>
          </table:table-cell>
          <table:table-cell table:formula="of:=AVERAGE([DATA.N29];[DATA.N74];[DATA.N119];[DATA.N164];[DATA.N209])" office:value-type="float" office:value="7.92905001156857" calcext:value-type="float">
            <text:p>7,92905001156857</text:p>
          </table:table-cell>
          <table:table-cell table:formula="of:=AVERAGE([DATA.O29];[DATA.O74];[DATA.O119];[DATA.O164];[DATA.O209])" office:value-type="float" office:value="0.196069967168367" calcext:value-type="float">
            <text:p>0,19606996716836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table:formula="of:=AVERAGE([DATA.D30];[DATA.D75];[DATA.D120];[DATA.D165];[DATA.D210])" office:value-type="float" office:value="3875238.6" calcext:value-type="float">
            <text:p>3875238,6</text:p>
          </table:table-cell>
          <table:table-cell table:formula="of:=AVERAGE([DATA.E30];[DATA.E75];[DATA.E120];[DATA.E165];[DATA.E210])" office:value-type="float" office:value="0.937481262687718" calcext:value-type="float">
            <text:p>0,937481262687718</text:p>
          </table:table-cell>
          <table:table-cell table:formula="of:=AVERAGE([DATA.F30];[DATA.F75];[DATA.F120];[DATA.F165];[DATA.F210])" office:value-type="float" office:value="832298.6" calcext:value-type="float">
            <text:p>832298,6</text:p>
          </table:table-cell>
          <table:table-cell table:formula="of:=AVERAGE([DATA.G30];[DATA.G75];[DATA.G120];[DATA.G165];[DATA.G210])" office:value-type="float" office:value="0.195940491367569" calcext:value-type="float">
            <text:p>0,195940491367569</text:p>
          </table:table-cell>
          <table:table-cell table:formula="of:=AVERAGE([DATA.H30];[DATA.H75];[DATA.H120];[DATA.H165];[DATA.H210])" office:value-type="float" office:value="0.169363473480118" calcext:value-type="float">
            <text:p>0,169363473480118</text:p>
          </table:table-cell>
          <table:table-cell table:formula="of:=AVERAGE([DATA.I30];[DATA.I75];[DATA.I120];[DATA.I165];[DATA.I210])" office:value-type="float" office:value="32374706754" calcext:value-type="float">
            <text:p>32374706754</text:p>
          </table:table-cell>
          <table:table-cell table:formula="of:=AVERAGE([DATA.J30];[DATA.J75];[DATA.J120];[DATA.J165];[DATA.J210])" office:value-type="float" office:value="0.0388227005185404" calcext:value-type="float">
            <text:p>0,038822700518541</text:p>
          </table:table-cell>
          <table:table-cell table:formula="of:=AVERAGE([DATA.K30];[DATA.K75];[DATA.K120];[DATA.K165];[DATA.K210])" office:value-type="float" office:value="0.952265814268677" calcext:value-type="float">
            <text:p>0,952265814268677</text:p>
          </table:table-cell>
          <table:table-cell table:formula="of:=AVERAGE([DATA.L30];[DATA.L75];[DATA.L120];[DATA.L165];[DATA.L210])" office:value-type="float" office:value="0.329701686121919" calcext:value-type="float">
            <text:p>0,329701686121919</text:p>
          </table:table-cell>
          <table:table-cell table:formula="of:=AVERAGE([DATA.M30];[DATA.M75];[DATA.M120];[DATA.M165];[DATA.M210])" office:value-type="float" office:value="14.2074997081514" calcext:value-type="float">
            <text:p>14,2074997081514</text:p>
          </table:table-cell>
          <table:table-cell table:formula="of:=AVERAGE([DATA.N30];[DATA.N75];[DATA.N120];[DATA.N165];[DATA.N210])" office:value-type="float" office:value="0.445586143887162" calcext:value-type="float">
            <text:p>0,445586143887162</text:p>
          </table:table-cell>
          <table:table-cell table:formula="of:=AVERAGE([DATA.O30];[DATA.O75];[DATA.O120];[DATA.O165];[DATA.O210])" office:value-type="float" office:value="0.195940491367569" calcext:value-type="float">
            <text:p>0,19594049136756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table:formula="of:=AVERAGE([DATA.D31];[DATA.D76];[DATA.D121];[DATA.D166];[DATA.D211])" office:value-type="float" office:value="1550095.4" calcext:value-type="float">
            <text:p>1550095,4</text:p>
          </table:table-cell>
          <table:table-cell table:formula="of:=AVERAGE([DATA.E31];[DATA.E76];[DATA.E121];[DATA.E166];[DATA.E211])" office:value-type="float" office:value="0.37499249238866" calcext:value-type="float">
            <text:p>0,37499249238866</text:p>
          </table:table-cell>
          <table:table-cell table:formula="of:=AVERAGE([DATA.F31];[DATA.F76];[DATA.F121];[DATA.F166];[DATA.F211])" office:value-type="float" office:value="1033096" calcext:value-type="float">
            <text:p>1033096</text:p>
          </table:table-cell>
          <table:table-cell table:formula="of:=AVERAGE([DATA.G31];[DATA.G76];[DATA.G121];[DATA.G166];[DATA.G211])" office:value-type="float" office:value="0.0573407967670289" calcext:value-type="float">
            <text:p>0,057340796767029</text:p>
          </table:table-cell>
          <table:table-cell table:formula="of:=AVERAGE([DATA.H31];[DATA.H76];[DATA.H121];[DATA.H166];[DATA.H211])" office:value-type="float" office:value="0.0429895958924913" calcext:value-type="float">
            <text:p>0,042989595892491</text:p>
          </table:table-cell>
          <table:table-cell table:formula="of:=AVERAGE([DATA.I31];[DATA.I76];[DATA.I121];[DATA.I166];[DATA.I211])" office:value-type="float" office:value="9537501594.6" calcext:value-type="float">
            <text:p>9537501594,6</text:p>
          </table:table-cell>
          <table:table-cell table:formula="of:=AVERAGE([DATA.J31];[DATA.J76];[DATA.J121];[DATA.J166];[DATA.J211])" office:value-type="float" office:value="0.00365581421241302" calcext:value-type="float">
            <text:p>0,003655814212413</text:p>
          </table:table-cell>
          <table:table-cell table:formula="of:=AVERAGE([DATA.K31];[DATA.K76];[DATA.K121];[DATA.K166];[DATA.K211])" office:value-type="float" office:value="0.978533955961447" calcext:value-type="float">
            <text:p>0,978533955961447</text:p>
          </table:table-cell>
          <table:table-cell table:formula="of:=AVERAGE([DATA.L31];[DATA.L76];[DATA.L121];[DATA.L166];[DATA.L211])" office:value-type="float" office:value="0.532808422980087" calcext:value-type="float">
            <text:p>0,532808422980087</text:p>
          </table:table-cell>
          <table:table-cell table:formula="of:=AVERAGE([DATA.M31];[DATA.M76];[DATA.M121];[DATA.M166];[DATA.M211])" office:value-type="float" office:value="25.2947730750798" calcext:value-type="float">
            <text:p>25,2947730750798</text:p>
          </table:table-cell>
          <table:table-cell table:formula="of:=AVERAGE([DATA.N31];[DATA.N76];[DATA.N121];[DATA.N166];[DATA.N211])" office:value-type="float" office:value="54.694462763319" calcext:value-type="float">
            <text:p>54,694462763319</text:p>
          </table:table-cell>
          <table:table-cell table:formula="of:=AVERAGE([DATA.O31];[DATA.O76];[DATA.O121];[DATA.O166];[DATA.O211])" office:value-type="float" office:value="0.0573407967670289" calcext:value-type="float">
            <text:p>0,05734079676702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table:formula="of:=AVERAGE([DATA.D32];[DATA.D77];[DATA.D122];[DATA.D167];[DATA.D212])" office:value-type="float" office:value="2325143.2" calcext:value-type="float">
            <text:p>2325143,2</text:p>
          </table:table-cell>
          <table:table-cell table:formula="of:=AVERAGE([DATA.E32];[DATA.E77];[DATA.E122];[DATA.E167];[DATA.E212])" office:value-type="float" office:value="0.562488770299058" calcext:value-type="float">
            <text:p>0,562488770299058</text:p>
          </table:table-cell>
          <table:table-cell table:formula="of:=AVERAGE([DATA.F32];[DATA.F77];[DATA.F122];[DATA.F167];[DATA.F212])" office:value-type="float" office:value="1033095.8" calcext:value-type="float">
            <text:p>1033095,8</text:p>
          </table:table-cell>
          <table:table-cell table:formula="of:=AVERAGE([DATA.G32];[DATA.G77];[DATA.G122];[DATA.G167];[DATA.G212])" office:value-type="float" office:value="0.0288164231016463" calcext:value-type="float">
            <text:p>0,028816423101646</text:p>
          </table:table-cell>
          <table:table-cell table:formula="of:=AVERAGE([DATA.H32];[DATA.H77];[DATA.H122];[DATA.H167];[DATA.H212])" office:value-type="float" office:value="0.0184368250988189" calcext:value-type="float">
            <text:p>0,018436825098819</text:p>
          </table:table-cell>
          <table:table-cell table:formula="of:=AVERAGE([DATA.I32];[DATA.I77];[DATA.I122];[DATA.I167];[DATA.I212])" office:value-type="float" office:value="3986049127.6" calcext:value-type="float">
            <text:p>3986049127,6</text:p>
          </table:table-cell>
          <table:table-cell table:formula="of:=AVERAGE([DATA.J32];[DATA.J77];[DATA.J122];[DATA.J167];[DATA.J212])" office:value-type="float" office:value="0.000936535092171085" calcext:value-type="float">
            <text:p>0,000936535092171</text:p>
          </table:table-cell>
          <table:table-cell table:formula="of:=AVERAGE([DATA.K32];[DATA.K77];[DATA.K122];[DATA.K167];[DATA.K212])" office:value-type="float" office:value="0.996187662546607" calcext:value-type="float">
            <text:p>0,996187662546607</text:p>
          </table:table-cell>
          <table:table-cell table:formula="of:=AVERAGE([DATA.L32];[DATA.L77];[DATA.L122];[DATA.L167];[DATA.L212])" office:value-type="float" office:value="0.444071107042039" calcext:value-type="float">
            <text:p>0,444071107042039</text:p>
          </table:table-cell>
          <table:table-cell table:formula="of:=AVERAGE([DATA.M32];[DATA.M77];[DATA.M122];[DATA.M167];[DATA.M212])" office:value-type="float" office:value="31.3297914661623" calcext:value-type="float">
            <text:p>31,3297914661623</text:p>
          </table:table-cell>
          <table:table-cell table:formula="of:=AVERAGE([DATA.N32];[DATA.N77];[DATA.N122];[DATA.N167];[DATA.N212])" office:value-type="float" office:value="18.9948455391771" calcext:value-type="float">
            <text:p>18,9948455391771</text:p>
          </table:table-cell>
          <table:table-cell table:formula="of:=AVERAGE([DATA.O32];[DATA.O77];[DATA.O122];[DATA.O167];[DATA.O212])" office:value-type="float" office:value="0.0288164231016463" calcext:value-type="float">
            <text:p>0,0288164231016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table:formula="of:=AVERAGE([DATA.D33];[DATA.D78];[DATA.D123];[DATA.D168];[DATA.D213])" office:value-type="float" office:value="3100191" calcext:value-type="float">
            <text:p>3100191</text:p>
          </table:table-cell>
          <table:table-cell table:formula="of:=AVERAGE([DATA.E33];[DATA.E78];[DATA.E123];[DATA.E168];[DATA.E213])" office:value-type="float" office:value="0.749985048209455" calcext:value-type="float">
            <text:p>0,749985048209455</text:p>
          </table:table-cell>
          <table:table-cell table:formula="of:=AVERAGE([DATA.F33];[DATA.F78];[DATA.F123];[DATA.F168];[DATA.F213])" office:value-type="float" office:value="1033096" calcext:value-type="float">
            <text:p>1033096</text:p>
          </table:table-cell>
          <table:table-cell table:formula="of:=AVERAGE([DATA.G33];[DATA.G78];[DATA.G123];[DATA.G168];[DATA.G213])" office:value-type="float" office:value="0.0270610666806506" calcext:value-type="float">
            <text:p>0,027061066680651</text:p>
          </table:table-cell>
          <table:table-cell table:formula="of:=AVERAGE([DATA.H33];[DATA.H78];[DATA.H123];[DATA.H168];[DATA.H213])" office:value-type="float" office:value="0.0167385681710856" calcext:value-type="float">
            <text:p>0,016738568171086</text:p>
          </table:table-cell>
          <table:table-cell table:formula="of:=AVERAGE([DATA.I33];[DATA.I78];[DATA.I123];[DATA.I168];[DATA.I213])" office:value-type="float" office:value="3684300717.8" calcext:value-type="float">
            <text:p>3684300717,8</text:p>
          </table:table-cell>
          <table:table-cell table:formula="of:=AVERAGE([DATA.J33];[DATA.J78];[DATA.J123];[DATA.J168];[DATA.J213])" office:value-type="float" office:value="0.000844793068185773" calcext:value-type="float">
            <text:p>0,000844793068186</text:p>
          </table:table-cell>
          <table:table-cell table:formula="of:=AVERAGE([DATA.K33];[DATA.K78];[DATA.K123];[DATA.K168];[DATA.K213])" office:value-type="float" office:value="0.997438447467682" calcext:value-type="float">
            <text:p>0,997438447467682</text:p>
          </table:table-cell>
          <table:table-cell table:formula="of:=AVERAGE([DATA.L33];[DATA.L78];[DATA.L123];[DATA.L168];[DATA.L213])" office:value-type="float" office:value="0.414984359502556" calcext:value-type="float">
            <text:p>0,414984359502556</text:p>
          </table:table-cell>
          <table:table-cell table:formula="of:=AVERAGE([DATA.M33];[DATA.M78];[DATA.M123];[DATA.M168];[DATA.M213])" office:value-type="float" office:value="32.0177085857768" calcext:value-type="float">
            <text:p>32,0177085857768</text:p>
          </table:table-cell>
          <table:table-cell table:formula="of:=AVERAGE([DATA.N33];[DATA.N78];[DATA.N123];[DATA.N168];[DATA.N213])" office:value-type="float" office:value="4.35323305896773" calcext:value-type="float">
            <text:p>4,35323305896773</text:p>
          </table:table-cell>
          <table:table-cell table:formula="of:=AVERAGE([DATA.O33];[DATA.O78];[DATA.O123];[DATA.O168];[DATA.O213])" office:value-type="float" office:value="0.0270610666806506" calcext:value-type="float">
            <text:p>0,02706106668065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table:formula="of:=AVERAGE([DATA.D34];[DATA.D79];[DATA.D124];[DATA.D169];[DATA.D214])" office:value-type="float" office:value="3875238.6" calcext:value-type="float">
            <text:p>3875238,6</text:p>
          </table:table-cell>
          <table:table-cell table:formula="of:=AVERAGE([DATA.E34];[DATA.E79];[DATA.E124];[DATA.E169];[DATA.E214])" office:value-type="float" office:value="0.937481262687718" calcext:value-type="float">
            <text:p>0,937481262687718</text:p>
          </table:table-cell>
          <table:table-cell table:formula="of:=AVERAGE([DATA.F34];[DATA.F79];[DATA.F124];[DATA.F169];[DATA.F214])" office:value-type="float" office:value="1033094.4" calcext:value-type="float">
            <text:p>1033094,4</text:p>
          </table:table-cell>
          <table:table-cell table:formula="of:=AVERAGE([DATA.G34];[DATA.G79];[DATA.G124];[DATA.G169];[DATA.G214])" office:value-type="float" office:value="0.0264524954577662" calcext:value-type="float">
            <text:p>0,026452495457766</text:p>
          </table:table-cell>
          <table:table-cell table:formula="of:=AVERAGE([DATA.H34];[DATA.H79];[DATA.H124];[DATA.H169];[DATA.H214])" office:value-type="float" office:value="0.016087273430333" calcext:value-type="float">
            <text:p>0,016087273430333</text:p>
          </table:table-cell>
          <table:table-cell table:formula="of:=AVERAGE([DATA.I34];[DATA.I79];[DATA.I124];[DATA.I169];[DATA.I214])" office:value-type="float" office:value="3527575360.8" calcext:value-type="float">
            <text:p>3527575360,8</text:p>
          </table:table-cell>
          <table:table-cell table:formula="of:=AVERAGE([DATA.J34];[DATA.J79];[DATA.J124];[DATA.J169];[DATA.J214])" office:value-type="float" office:value="0.000807117658709523" calcext:value-type="float">
            <text:p>0,00080711765871</text:p>
          </table:table-cell>
          <table:table-cell table:formula="of:=AVERAGE([DATA.K34];[DATA.K79];[DATA.K124];[DATA.K169];[DATA.K214])" office:value-type="float" office:value="0.997506541098246" calcext:value-type="float">
            <text:p>0,997506541098246</text:p>
          </table:table-cell>
          <table:table-cell table:formula="of:=AVERAGE([DATA.L34];[DATA.L79];[DATA.L124];[DATA.L169];[DATA.L214])" office:value-type="float" office:value="0.416055542839704" calcext:value-type="float">
            <text:p>0,416055542839704</text:p>
          </table:table-cell>
          <table:table-cell table:formula="of:=AVERAGE([DATA.M34];[DATA.M79];[DATA.M124];[DATA.M169];[DATA.M214])" office:value-type="float" office:value="32.2139559813711" calcext:value-type="float">
            <text:p>32,2139559813711</text:p>
          </table:table-cell>
          <table:table-cell table:formula="of:=AVERAGE([DATA.N34];[DATA.N79];[DATA.N124];[DATA.N169];[DATA.N214])" office:value-type="float" office:value="3.56364666531053" calcext:value-type="float">
            <text:p>3,56364666531053</text:p>
          </table:table-cell>
          <table:table-cell table:formula="of:=AVERAGE([DATA.O34];[DATA.O79];[DATA.O124];[DATA.O169];[DATA.O214])" office:value-type="float" office:value="0.0264524954577662" calcext:value-type="float">
            <text:p>0,02645249545776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table:formula="of:=AVERAGE([DATA.D35];[DATA.D80];[DATA.D125];[DATA.D170];[DATA.D215])" office:value-type="float" office:value="1550095.4" calcext:value-type="float">
            <text:p>1550095,4</text:p>
          </table:table-cell>
          <table:table-cell table:formula="of:=AVERAGE([DATA.E35];[DATA.E80];[DATA.E125];[DATA.E170];[DATA.E215])" office:value-type="float" office:value="0.37499249238866" calcext:value-type="float">
            <text:p>0,37499249238866</text:p>
          </table:table-cell>
          <table:table-cell table:formula="of:=AVERAGE([DATA.F35];[DATA.F80];[DATA.F125];[DATA.F170];[DATA.F215])" office:value-type="float" office:value="1033397" calcext:value-type="float">
            <text:p>1033397</text:p>
          </table:table-cell>
          <table:table-cell table:formula="of:=AVERAGE([DATA.G35];[DATA.G80];[DATA.G125];[DATA.G170];[DATA.G215])" office:value-type="float" office:value="0.388877164815886" calcext:value-type="float">
            <text:p>0,388877164815886</text:p>
          </table:table-cell>
          <table:table-cell table:formula="of:=AVERAGE([DATA.H35];[DATA.H80];[DATA.H125];[DATA.H170];[DATA.H215])" office:value-type="float" office:value="0.343621060495599" calcext:value-type="float">
            <text:p>0,343621060495599</text:p>
          </table:table-cell>
          <table:table-cell table:formula="of:=AVERAGE([DATA.I35];[DATA.I80];[DATA.I125];[DATA.I170];[DATA.I215])" office:value-type="float" office:value="68119498445.6" calcext:value-type="float">
            <text:p>68119498445,6</text:p>
          </table:table-cell>
          <table:table-cell table:formula="of:=AVERAGE([DATA.J35];[DATA.J80];[DATA.J125];[DATA.J170];[DATA.J215])" office:value-type="float" office:value="0.152735724356816" calcext:value-type="float">
            <text:p>0,152735724356816</text:p>
          </table:table-cell>
          <table:table-cell table:formula="of:=AVERAGE([DATA.K35];[DATA.K80];[DATA.K125];[DATA.K170];[DATA.K215])" office:value-type="float" office:value="0.541189112767168" calcext:value-type="float">
            <text:p>0,541189112767168</text:p>
          </table:table-cell>
          <table:table-cell table:formula="of:=AVERAGE([DATA.L35];[DATA.L80];[DATA.L125];[DATA.L170];[DATA.L215])" office:value-type="float" office:value="0.972018005645838" calcext:value-type="float">
            <text:p>0,972018005645838</text:p>
          </table:table-cell>
          <table:table-cell table:formula="of:=AVERAGE([DATA.M35];[DATA.M80];[DATA.M125];[DATA.M170];[DATA.M215])" office:value-type="float" office:value="8.25180393874562" calcext:value-type="float">
            <text:p>8,25180393874562</text:p>
          </table:table-cell>
          <table:table-cell table:formula="of:=AVERAGE([DATA.N35];[DATA.N80];[DATA.N125];[DATA.N170];[DATA.N215])" office:value-type="float" office:value="58.6721610278487" calcext:value-type="float">
            <text:p>58,6721610278487</text:p>
          </table:table-cell>
          <table:table-cell table:formula="of:=AVERAGE([DATA.O35];[DATA.O80];[DATA.O125];[DATA.O170];[DATA.O215])" office:value-type="float" office:value="0.388877164815886" calcext:value-type="float">
            <text:p>0,38887716481588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table:formula="of:=AVERAGE([DATA.D36];[DATA.D81];[DATA.D126];[DATA.D171];[DATA.D216])" office:value-type="float" office:value="2325143.2" calcext:value-type="float">
            <text:p>2325143,2</text:p>
          </table:table-cell>
          <table:table-cell table:formula="of:=AVERAGE([DATA.E36];[DATA.E81];[DATA.E126];[DATA.E171];[DATA.E216])" office:value-type="float" office:value="0.562488770299058" calcext:value-type="float">
            <text:p>0,562488770299058</text:p>
          </table:table-cell>
          <table:table-cell table:formula="of:=AVERAGE([DATA.F36];[DATA.F81];[DATA.F126];[DATA.F171];[DATA.F216])" office:value-type="float" office:value="1033397" calcext:value-type="float">
            <text:p>1033397</text:p>
          </table:table-cell>
          <table:table-cell table:formula="of:=AVERAGE([DATA.G36];[DATA.G81];[DATA.G126];[DATA.G171];[DATA.G216])" office:value-type="float" office:value="0.393473810559028" calcext:value-type="float">
            <text:p>0,393473810559028</text:p>
          </table:table-cell>
          <table:table-cell table:formula="of:=AVERAGE([DATA.H36];[DATA.H81];[DATA.H126];[DATA.H171];[DATA.H216])" office:value-type="float" office:value="0.353635561259525" calcext:value-type="float">
            <text:p>0,353635561259525</text:p>
          </table:table-cell>
          <table:table-cell table:formula="of:=AVERAGE([DATA.I36];[DATA.I81];[DATA.I126];[DATA.I171];[DATA.I216])" office:value-type="float" office:value="69772171305.4" calcext:value-type="float">
            <text:p>69772171305,4</text:p>
          </table:table-cell>
          <table:table-cell table:formula="of:=AVERAGE([DATA.J36];[DATA.J81];[DATA.J126];[DATA.J171];[DATA.J216])" office:value-type="float" office:value="0.156429909896045" calcext:value-type="float">
            <text:p>0,156429909896045</text:p>
          </table:table-cell>
          <table:table-cell table:formula="of:=AVERAGE([DATA.K36];[DATA.K81];[DATA.K126];[DATA.K171];[DATA.K216])" office:value-type="float" office:value="0.575099241642727" calcext:value-type="float">
            <text:p>0,575099241642727</text:p>
          </table:table-cell>
          <table:table-cell table:formula="of:=AVERAGE([DATA.L36];[DATA.L81];[DATA.L126];[DATA.L171];[DATA.L216])" office:value-type="float" office:value="0.890138094148165" calcext:value-type="float">
            <text:p>0,890138094148165</text:p>
          </table:table-cell>
          <table:table-cell table:formula="of:=AVERAGE([DATA.M36];[DATA.M81];[DATA.M126];[DATA.M171];[DATA.M216])" office:value-type="float" office:value="8.15194709504972" calcext:value-type="float">
            <text:p>8,15194709504972</text:p>
          </table:table-cell>
          <table:table-cell table:formula="of:=AVERAGE([DATA.N36];[DATA.N81];[DATA.N126];[DATA.N171];[DATA.N216])" office:value-type="float" office:value="38.2754183517758" calcext:value-type="float">
            <text:p>38,2754183517758</text:p>
          </table:table-cell>
          <table:table-cell table:formula="of:=AVERAGE([DATA.O36];[DATA.O81];[DATA.O126];[DATA.O171];[DATA.O216])" office:value-type="float" office:value="0.393473810559028" calcext:value-type="float">
            <text:p>0,39347381055902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table:formula="of:=AVERAGE([DATA.D37];[DATA.D82];[DATA.D127];[DATA.D172];[DATA.D217])" office:value-type="float" office:value="3100191" calcext:value-type="float">
            <text:p>3100191</text:p>
          </table:table-cell>
          <table:table-cell table:formula="of:=AVERAGE([DATA.E37];[DATA.E82];[DATA.E127];[DATA.E172];[DATA.E217])" office:value-type="float" office:value="0.749985048209455" calcext:value-type="float">
            <text:p>0,749985048209455</text:p>
          </table:table-cell>
          <table:table-cell table:formula="of:=AVERAGE([DATA.F37];[DATA.F82];[DATA.F127];[DATA.F172];[DATA.F217])" office:value-type="float" office:value="1033397" calcext:value-type="float">
            <text:p>1033397</text:p>
          </table:table-cell>
          <table:table-cell table:formula="of:=AVERAGE([DATA.G37];[DATA.G82];[DATA.G127];[DATA.G172];[DATA.G217])" office:value-type="float" office:value="0.390519597640699" calcext:value-type="float">
            <text:p>0,390519597640699</text:p>
          </table:table-cell>
          <table:table-cell table:formula="of:=AVERAGE([DATA.H37];[DATA.H82];[DATA.H127];[DATA.H172];[DATA.H217])" office:value-type="float" office:value="0.352704178892468" calcext:value-type="float">
            <text:p>0,352704178892468</text:p>
          </table:table-cell>
          <table:table-cell table:formula="of:=AVERAGE([DATA.I37];[DATA.I82];[DATA.I127];[DATA.I172];[DATA.I217])" office:value-type="float" office:value="69578962083.6" calcext:value-type="float">
            <text:p>69578962083,6</text:p>
          </table:table-cell>
          <table:table-cell table:formula="of:=AVERAGE([DATA.J37];[DATA.J82];[DATA.J127];[DATA.J172];[DATA.J217])" office:value-type="float" office:value="0.154062385747885" calcext:value-type="float">
            <text:p>0,154062385747885</text:p>
          </table:table-cell>
          <table:table-cell table:formula="of:=AVERAGE([DATA.K37];[DATA.K82];[DATA.K127];[DATA.K172];[DATA.K217])" office:value-type="float" office:value="0.59694327916373" calcext:value-type="float">
            <text:p>0,59694327916373</text:p>
          </table:table-cell>
          <table:table-cell table:formula="of:=AVERAGE([DATA.L37];[DATA.L82];[DATA.L127];[DATA.L172];[DATA.L217])" office:value-type="float" office:value="0.89122453650721" calcext:value-type="float">
            <text:p>0,89122453650721</text:p>
          </table:table-cell>
          <table:table-cell table:formula="of:=AVERAGE([DATA.M37];[DATA.M82];[DATA.M127];[DATA.M172];[DATA.M217])" office:value-type="float" office:value="8.21644558204048" calcext:value-type="float">
            <text:p>8,21644558204048</text:p>
          </table:table-cell>
          <table:table-cell table:formula="of:=AVERAGE([DATA.N37];[DATA.N82];[DATA.N127];[DATA.N172];[DATA.N217])" office:value-type="float" office:value="15.6235145148996" calcext:value-type="float">
            <text:p>15,6235145148996</text:p>
          </table:table-cell>
          <table:table-cell table:formula="of:=AVERAGE([DATA.O37];[DATA.O82];[DATA.O127];[DATA.O172];[DATA.O217])" office:value-type="float" office:value="0.390519597640699" calcext:value-type="float">
            <text:p>0,39051959764069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table:formula="of:=AVERAGE([DATA.D38];[DATA.D83];[DATA.D128];[DATA.D173];[DATA.D218])" office:value-type="float" office:value="3875238.6" calcext:value-type="float">
            <text:p>3875238,6</text:p>
          </table:table-cell>
          <table:table-cell table:formula="of:=AVERAGE([DATA.E38];[DATA.E83];[DATA.E128];[DATA.E173];[DATA.E218])" office:value-type="float" office:value="0.937481262687718" calcext:value-type="float">
            <text:p>0,937481262687718</text:p>
          </table:table-cell>
          <table:table-cell table:formula="of:=AVERAGE([DATA.F38];[DATA.F83];[DATA.F128];[DATA.F173];[DATA.F218])" office:value-type="float" office:value="1033397" calcext:value-type="float">
            <text:p>1033397</text:p>
          </table:table-cell>
          <table:table-cell table:formula="of:=AVERAGE([DATA.G38];[DATA.G83];[DATA.G128];[DATA.G173];[DATA.G218])" office:value-type="float" office:value="0.390612514730052" calcext:value-type="float">
            <text:p>0,390612514730052</text:p>
          </table:table-cell>
          <table:table-cell table:formula="of:=AVERAGE([DATA.H38];[DATA.H83];[DATA.H128];[DATA.H173];[DATA.H218])" office:value-type="float" office:value="0.352805252944686" calcext:value-type="float">
            <text:p>0,352805252944686</text:p>
          </table:table-cell>
          <table:table-cell table:formula="of:=AVERAGE([DATA.I38];[DATA.I83];[DATA.I128];[DATA.I173];[DATA.I218])" office:value-type="float" office:value="69597596245.8" calcext:value-type="float">
            <text:p>69597596245,8</text:p>
          </table:table-cell>
          <table:table-cell table:formula="of:=AVERAGE([DATA.J38];[DATA.J83];[DATA.J128];[DATA.J173];[DATA.J218])" office:value-type="float" office:value="0.154115981875524" calcext:value-type="float">
            <text:p>0,154115981875524</text:p>
          </table:table-cell>
          <table:table-cell table:formula="of:=AVERAGE([DATA.K38];[DATA.K83];[DATA.K128];[DATA.K173];[DATA.K218])" office:value-type="float" office:value="0.606935731112804" calcext:value-type="float">
            <text:p>0,606935731112804</text:p>
          </table:table-cell>
          <table:table-cell table:formula="of:=AVERAGE([DATA.L38];[DATA.L83];[DATA.L128];[DATA.L173];[DATA.L218])" office:value-type="float" office:value="0.886814679179065" calcext:value-type="float">
            <text:p>0,886814679179065</text:p>
          </table:table-cell>
          <table:table-cell table:formula="of:=AVERAGE([DATA.M38];[DATA.M83];[DATA.M128];[DATA.M173];[DATA.M218])" office:value-type="float" office:value="8.21373637054369" calcext:value-type="float">
            <text:p>8,21373637054369</text:p>
          </table:table-cell>
          <table:table-cell table:formula="of:=AVERAGE([DATA.N38];[DATA.N83];[DATA.N128];[DATA.N173];[DATA.N218])" office:value-type="float" office:value="14.4229884085467" calcext:value-type="float">
            <text:p>14,4229884085467</text:p>
          </table:table-cell>
          <table:table-cell table:formula="of:=AVERAGE([DATA.O38];[DATA.O83];[DATA.O128];[DATA.O173];[DATA.O218])" office:value-type="float" office:value="0.390612514730052" calcext:value-type="float">
            <text:p>0,39061251473005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table:formula="of:=AVERAGE([DATA.D39];[DATA.D84];[DATA.D129];[DATA.D174];[DATA.D219])" office:value-type="float" office:value="1550095.4" calcext:value-type="float">
            <text:p>1550095,4</text:p>
          </table:table-cell>
          <table:table-cell table:formula="of:=AVERAGE([DATA.E39];[DATA.E84];[DATA.E129];[DATA.E174];[DATA.E219])" office:value-type="float" office:value="0.37499249238866" calcext:value-type="float">
            <text:p>0,37499249238866</text:p>
          </table:table-cell>
          <table:table-cell table:formula="of:=AVERAGE([DATA.F39];[DATA.F84];[DATA.F129];[DATA.F174];[DATA.F219])" office:value-type="float" office:value="1033397" calcext:value-type="float">
            <text:p>1033397</text:p>
          </table:table-cell>
          <table:table-cell table:formula="of:=AVERAGE([DATA.G39];[DATA.G84];[DATA.G129];[DATA.G174];[DATA.G219])" office:value-type="float" office:value="0.354452899525686" calcext:value-type="float">
            <text:p>0,354452899525686</text:p>
          </table:table-cell>
          <table:table-cell table:formula="of:=AVERAGE([DATA.H39];[DATA.H84];[DATA.H129];[DATA.H174];[DATA.H219])" office:value-type="float" office:value="0.310823667524012" calcext:value-type="float">
            <text:p>0,310823667524012</text:p>
          </table:table-cell>
          <table:table-cell table:formula="of:=AVERAGE([DATA.I39];[DATA.I84];[DATA.I129];[DATA.I174];[DATA.I219])" office:value-type="float" office:value="63030319269.6" calcext:value-type="float">
            <text:p>63030319269,6</text:p>
          </table:table-cell>
          <table:table-cell table:formula="of:=AVERAGE([DATA.J39];[DATA.J84];[DATA.J129];[DATA.J174];[DATA.J219])" office:value-type="float" office:value="0.125817247345316" calcext:value-type="float">
            <text:p>0,125817247345316</text:p>
          </table:table-cell>
          <table:table-cell table:formula="of:=AVERAGE([DATA.K39];[DATA.K84];[DATA.K129];[DATA.K174];[DATA.K219])" office:value-type="float" office:value="0.542787988920676" calcext:value-type="float">
            <text:p>0,542787988920676</text:p>
          </table:table-cell>
          <table:table-cell table:formula="of:=AVERAGE([DATA.L39];[DATA.L84];[DATA.L129];[DATA.L174];[DATA.L219])" office:value-type="float" office:value="0.907890440222782" calcext:value-type="float">
            <text:p>0,907890440222782</text:p>
          </table:table-cell>
          <table:table-cell table:formula="of:=AVERAGE([DATA.M39];[DATA.M84];[DATA.M129];[DATA.M174];[DATA.M219])" office:value-type="float" office:value="9.01491818730159" calcext:value-type="float">
            <text:p>9,01491818730159</text:p>
          </table:table-cell>
          <table:table-cell table:formula="of:=AVERAGE([DATA.N39];[DATA.N84];[DATA.N129];[DATA.N174];[DATA.N219])" office:value-type="float" office:value="90.7102265059427" calcext:value-type="float">
            <text:p>90,7102265059427</text:p>
          </table:table-cell>
          <table:table-cell table:formula="of:=AVERAGE([DATA.O39];[DATA.O84];[DATA.O129];[DATA.O174];[DATA.O219])" office:value-type="float" office:value="0.354452899525686" calcext:value-type="float">
            <text:p>0,35445289952568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table:formula="of:=AVERAGE([DATA.D40];[DATA.D85];[DATA.D130];[DATA.D175];[DATA.D220])" office:value-type="float" office:value="2325143.2" calcext:value-type="float">
            <text:p>2325143,2</text:p>
          </table:table-cell>
          <table:table-cell table:formula="of:=AVERAGE([DATA.E40];[DATA.E85];[DATA.E130];[DATA.E175];[DATA.E220])" office:value-type="float" office:value="0.562488770299058" calcext:value-type="float">
            <text:p>0,562488770299058</text:p>
          </table:table-cell>
          <table:table-cell table:formula="of:=AVERAGE([DATA.F40];[DATA.F85];[DATA.F130];[DATA.F175];[DATA.F220])" office:value-type="float" office:value="1033397" calcext:value-type="float">
            <text:p>1033397</text:p>
          </table:table-cell>
          <table:table-cell table:formula="of:=AVERAGE([DATA.G40];[DATA.G85];[DATA.G130];[DATA.G175];[DATA.G220])" office:value-type="float" office:value="0.367773622654625" calcext:value-type="float">
            <text:p>0,367773622654625</text:p>
          </table:table-cell>
          <table:table-cell table:formula="of:=AVERAGE([DATA.H40];[DATA.H85];[DATA.H130];[DATA.H175];[DATA.H220])" office:value-type="float" office:value="0.329172720480717" calcext:value-type="float">
            <text:p>0,329172720480717</text:p>
          </table:table-cell>
          <table:table-cell table:formula="of:=AVERAGE([DATA.I40];[DATA.I85];[DATA.I130];[DATA.I175];[DATA.I220])" office:value-type="float" office:value="65993572116.4" calcext:value-type="float">
            <text:p>65993572116,4</text:p>
          </table:table-cell>
          <table:table-cell table:formula="of:=AVERAGE([DATA.J40];[DATA.J85];[DATA.J130];[DATA.J175];[DATA.J220])" office:value-type="float" office:value="0.135389521691568" calcext:value-type="float">
            <text:p>0,135389521691568</text:p>
          </table:table-cell>
          <table:table-cell table:formula="of:=AVERAGE([DATA.K40];[DATA.K85];[DATA.K130];[DATA.K175];[DATA.K220])" office:value-type="float" office:value="0.582090758487269" calcext:value-type="float">
            <text:p>0,582090758487269</text:p>
          </table:table-cell>
          <table:table-cell table:formula="of:=AVERAGE([DATA.L40];[DATA.L85];[DATA.L130];[DATA.L175];[DATA.L220])" office:value-type="float" office:value="0.867011520561532" calcext:value-type="float">
            <text:p>0,867011520561532</text:p>
          </table:table-cell>
          <table:table-cell table:formula="of:=AVERAGE([DATA.M40];[DATA.M85];[DATA.M130];[DATA.M175];[DATA.M220])" office:value-type="float" office:value="8.69265906886465" calcext:value-type="float">
            <text:p>8,69265906886465</text:p>
          </table:table-cell>
          <table:table-cell table:formula="of:=AVERAGE([DATA.N40];[DATA.N85];[DATA.N130];[DATA.N175];[DATA.N220])" office:value-type="float" office:value="42.226419477005" calcext:value-type="float">
            <text:p>42,226419477005</text:p>
          </table:table-cell>
          <table:table-cell table:formula="of:=AVERAGE([DATA.O40];[DATA.O85];[DATA.O130];[DATA.O175];[DATA.O220])" office:value-type="float" office:value="0.367773622654625" calcext:value-type="float">
            <text:p>0,3677736226546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table:formula="of:=AVERAGE([DATA.D41];[DATA.D86];[DATA.D131];[DATA.D176];[DATA.D221])" office:value-type="float" office:value="3100191" calcext:value-type="float">
            <text:p>3100191</text:p>
          </table:table-cell>
          <table:table-cell table:formula="of:=AVERAGE([DATA.E41];[DATA.E86];[DATA.E131];[DATA.E176];[DATA.E221])" office:value-type="float" office:value="0.749985048209455" calcext:value-type="float">
            <text:p>0,749985048209455</text:p>
          </table:table-cell>
          <table:table-cell table:formula="of:=AVERAGE([DATA.F41];[DATA.F86];[DATA.F131];[DATA.F176];[DATA.F221])" office:value-type="float" office:value="1033397" calcext:value-type="float">
            <text:p>1033397</text:p>
          </table:table-cell>
          <table:table-cell table:formula="of:=AVERAGE([DATA.G41];[DATA.G86];[DATA.G131];[DATA.G176];[DATA.G221])" office:value-type="float" office:value="0.363690051450451" calcext:value-type="float">
            <text:p>0,363690051450451</text:p>
          </table:table-cell>
          <table:table-cell table:formula="of:=AVERAGE([DATA.H41];[DATA.H86];[DATA.H131];[DATA.H176];[DATA.H221])" office:value-type="float" office:value="0.327469637519165" calcext:value-type="float">
            <text:p>0,327469637519165</text:p>
          </table:table-cell>
          <table:table-cell table:formula="of:=AVERAGE([DATA.I41];[DATA.I86];[DATA.I131];[DATA.I176];[DATA.I221])" office:value-type="float" office:value="65684189221.2" calcext:value-type="float">
            <text:p>65684189221,2</text:p>
          </table:table-cell>
          <table:table-cell table:formula="of:=AVERAGE([DATA.J41];[DATA.J86];[DATA.J131];[DATA.J176];[DATA.J221])" office:value-type="float" office:value="0.132380907307543" calcext:value-type="float">
            <text:p>0,132380907307543</text:p>
          </table:table-cell>
          <table:table-cell table:formula="of:=AVERAGE([DATA.K41];[DATA.K86];[DATA.K131];[DATA.K176];[DATA.K221])" office:value-type="float" office:value="0.5936378945548" calcext:value-type="float">
            <text:p>0,5936378945548</text:p>
          </table:table-cell>
          <table:table-cell table:formula="of:=AVERAGE([DATA.L41];[DATA.L86];[DATA.L131];[DATA.L176];[DATA.L221])" office:value-type="float" office:value="0.868464179446098" calcext:value-type="float">
            <text:p>0,868464179446098</text:p>
          </table:table-cell>
          <table:table-cell table:formula="of:=AVERAGE([DATA.M41];[DATA.M86];[DATA.M131];[DATA.M176];[DATA.M221])" office:value-type="float" office:value="8.78901011913391" calcext:value-type="float">
            <text:p>8,78901011913391</text:p>
          </table:table-cell>
          <table:table-cell table:formula="of:=AVERAGE([DATA.N41];[DATA.N86];[DATA.N131];[DATA.N176];[DATA.N221])" office:value-type="float" office:value="15.0233456816952" calcext:value-type="float">
            <text:p>15,0233456816952</text:p>
          </table:table-cell>
          <table:table-cell table:formula="of:=AVERAGE([DATA.O41];[DATA.O86];[DATA.O131];[DATA.O176];[DATA.O221])" office:value-type="float" office:value="0.363690051450451" calcext:value-type="float">
            <text:p>0,36369005145045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table:formula="of:=AVERAGE([DATA.D42];[DATA.D87];[DATA.D132];[DATA.D177];[DATA.D222])" office:value-type="float" office:value="3875238.6" calcext:value-type="float">
            <text:p>3875238,6</text:p>
          </table:table-cell>
          <table:table-cell table:formula="of:=AVERAGE([DATA.E42];[DATA.E87];[DATA.E132];[DATA.E177];[DATA.E222])" office:value-type="float" office:value="0.937481262687718" calcext:value-type="float">
            <text:p>0,937481262687718</text:p>
          </table:table-cell>
          <table:table-cell table:formula="of:=AVERAGE([DATA.F42];[DATA.F87];[DATA.F132];[DATA.F177];[DATA.F222])" office:value-type="float" office:value="1033397" calcext:value-type="float">
            <text:p>1033397</text:p>
          </table:table-cell>
          <table:table-cell table:formula="of:=AVERAGE([DATA.G42];[DATA.G87];[DATA.G132];[DATA.G177];[DATA.G222])" office:value-type="float" office:value="0.364004420392603" calcext:value-type="float">
            <text:p>0,364004420392603</text:p>
          </table:table-cell>
          <table:table-cell table:formula="of:=AVERAGE([DATA.H42];[DATA.H87];[DATA.H132];[DATA.H177];[DATA.H222])" office:value-type="float" office:value="0.327743036544408" calcext:value-type="float">
            <text:p>0,327743036544408</text:p>
          </table:table-cell>
          <table:table-cell table:formula="of:=AVERAGE([DATA.I42];[DATA.I87];[DATA.I132];[DATA.I177];[DATA.I222])" office:value-type="float" office:value="65732329945.2" calcext:value-type="float">
            <text:p>65732329945,2</text:p>
          </table:table-cell>
          <table:table-cell table:formula="of:=AVERAGE([DATA.J42];[DATA.J87];[DATA.J132];[DATA.J177];[DATA.J222])" office:value-type="float" office:value="0.132603969196493" calcext:value-type="float">
            <text:p>0,132603969196493</text:p>
          </table:table-cell>
          <table:table-cell table:formula="of:=AVERAGE([DATA.K42];[DATA.K87];[DATA.K132];[DATA.K177];[DATA.K222])" office:value-type="float" office:value="0.603761518294575" calcext:value-type="float">
            <text:p>0,603761518294575</text:p>
          </table:table-cell>
          <table:table-cell table:formula="of:=AVERAGE([DATA.L42];[DATA.L87];[DATA.L132];[DATA.L177];[DATA.L222])" office:value-type="float" office:value="0.86647711902961" calcext:value-type="float">
            <text:p>0,86647711902961</text:p>
          </table:table-cell>
          <table:table-cell table:formula="of:=AVERAGE([DATA.M42];[DATA.M87];[DATA.M132];[DATA.M177];[DATA.M222])" office:value-type="float" office:value="8.78130887445081" calcext:value-type="float">
            <text:p>8,78130887445081</text:p>
          </table:table-cell>
          <table:table-cell table:formula="of:=AVERAGE([DATA.N42];[DATA.N87];[DATA.N132];[DATA.N177];[DATA.N222])" office:value-type="float" office:value="13.4725757656056" calcext:value-type="float">
            <text:p>13,4725757656056</text:p>
          </table:table-cell>
          <table:table-cell table:formula="of:=AVERAGE([DATA.O42];[DATA.O87];[DATA.O132];[DATA.O177];[DATA.O222])" office:value-type="float" office:value="0.364004420392603" calcext:value-type="float">
            <text:p>0,36400442039260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table:formula="of:=AVERAGE([DATA.D43];[DATA.D88];[DATA.D133];[DATA.D178];[DATA.D223])" office:value-type="float" office:value="1550095.4" calcext:value-type="float">
            <text:p>1550095,4</text:p>
          </table:table-cell>
          <table:table-cell table:formula="of:=AVERAGE([DATA.E43];[DATA.E88];[DATA.E133];[DATA.E178];[DATA.E223])" office:value-type="float" office:value="0.37499249238866" calcext:value-type="float">
            <text:p>0,37499249238866</text:p>
          </table:table-cell>
          <table:table-cell table:formula="of:=AVERAGE([DATA.F43];[DATA.F88];[DATA.F133];[DATA.F178];[DATA.F223])" office:value-type="float" office:value="1033397" calcext:value-type="float">
            <text:p>1033397</text:p>
          </table:table-cell>
          <table:table-cell table:formula="of:=AVERAGE([DATA.G43];[DATA.G88];[DATA.G133];[DATA.G178];[DATA.G223])" office:value-type="float" office:value="0.355011041685816" calcext:value-type="float">
            <text:p>0,355011041685816</text:p>
          </table:table-cell>
          <table:table-cell table:formula="of:=AVERAGE([DATA.H43];[DATA.H88];[DATA.H133];[DATA.H178];[DATA.H223])" office:value-type="float" office:value="0.311277888329659" calcext:value-type="float">
            <text:p>0,311277888329659</text:p>
          </table:table-cell>
          <table:table-cell table:formula="of:=AVERAGE([DATA.I43];[DATA.I88];[DATA.I133];[DATA.I178];[DATA.I223])" office:value-type="float" office:value="63181648862.8" calcext:value-type="float">
            <text:p>63181648862,8</text:p>
          </table:table-cell>
          <table:table-cell table:formula="of:=AVERAGE([DATA.J43];[DATA.J88];[DATA.J133];[DATA.J178];[DATA.J223])" office:value-type="float" office:value="0.126219445149508" calcext:value-type="float">
            <text:p>0,126219445149508</text:p>
          </table:table-cell>
          <table:table-cell table:formula="of:=AVERAGE([DATA.K43];[DATA.K88];[DATA.K133];[DATA.K178];[DATA.K223])" office:value-type="float" office:value="0.54391225826162" calcext:value-type="float">
            <text:p>0,54391225826162</text:p>
          </table:table-cell>
          <table:table-cell table:formula="of:=AVERAGE([DATA.L43];[DATA.L88];[DATA.L133];[DATA.L178];[DATA.L223])" office:value-type="float" office:value="0.934557106889448" calcext:value-type="float">
            <text:p>0,934557106889448</text:p>
          </table:table-cell>
          <table:table-cell table:formula="of:=AVERAGE([DATA.M43];[DATA.M88];[DATA.M133];[DATA.M178];[DATA.M223])" office:value-type="float" office:value="9.00144642605495" calcext:value-type="float">
            <text:p>9,00144642605495</text:p>
          </table:table-cell>
          <table:table-cell table:formula="of:=AVERAGE([DATA.N43];[DATA.N88];[DATA.N133];[DATA.N178];[DATA.N223])" office:value-type="float" office:value="98.4539000439569" calcext:value-type="float">
            <text:p>98,4539000439569</text:p>
          </table:table-cell>
          <table:table-cell table:formula="of:=AVERAGE([DATA.O43];[DATA.O88];[DATA.O133];[DATA.O178];[DATA.O223])" office:value-type="float" office:value="0.355011041685816" calcext:value-type="float">
            <text:p>0,35501104168581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table:formula="of:=AVERAGE([DATA.D44];[DATA.D89];[DATA.D134];[DATA.D179];[DATA.D224])" office:value-type="float" office:value="2325143.2" calcext:value-type="float">
            <text:p>2325143,2</text:p>
          </table:table-cell>
          <table:table-cell table:formula="of:=AVERAGE([DATA.E44];[DATA.E89];[DATA.E134];[DATA.E179];[DATA.E224])" office:value-type="float" office:value="0.562488770299058" calcext:value-type="float">
            <text:p>0,562488770299058</text:p>
          </table:table-cell>
          <table:table-cell table:formula="of:=AVERAGE([DATA.F44];[DATA.F89];[DATA.F134];[DATA.F179];[DATA.F224])" office:value-type="float" office:value="1033397" calcext:value-type="float">
            <text:p>1033397</text:p>
          </table:table-cell>
          <table:table-cell table:formula="of:=AVERAGE([DATA.G44];[DATA.G89];[DATA.G134];[DATA.G179];[DATA.G224])" office:value-type="float" office:value="0.36894916960108" calcext:value-type="float">
            <text:p>0,36894916960108</text:p>
          </table:table-cell>
          <table:table-cell table:formula="of:=AVERAGE([DATA.H44];[DATA.H89];[DATA.H134];[DATA.H179];[DATA.H224])" office:value-type="float" office:value="0.331060099367665" calcext:value-type="float">
            <text:p>0,331060099367665</text:p>
          </table:table-cell>
          <table:table-cell table:formula="of:=AVERAGE([DATA.I44];[DATA.I89];[DATA.I134];[DATA.I179];[DATA.I224])" office:value-type="float" office:value="66246417203.8" calcext:value-type="float">
            <text:p>66246417203,8</text:p>
          </table:table-cell>
          <table:table-cell table:formula="of:=AVERAGE([DATA.J44];[DATA.J89];[DATA.J134];[DATA.J179];[DATA.J224])" office:value-type="float" office:value="0.136293399341761" calcext:value-type="float">
            <text:p>0,136293399341761</text:p>
          </table:table-cell>
          <table:table-cell table:formula="of:=AVERAGE([DATA.K44];[DATA.K89];[DATA.K134];[DATA.K179];[DATA.K224])" office:value-type="float" office:value="0.573375238598204" calcext:value-type="float">
            <text:p>0,573375238598204</text:p>
          </table:table-cell>
          <table:table-cell table:formula="of:=AVERAGE([DATA.L44];[DATA.L89];[DATA.L134];[DATA.L179];[DATA.L224])" office:value-type="float" office:value="0.886060883497368" calcext:value-type="float">
            <text:p>0,886060883497368</text:p>
          </table:table-cell>
          <table:table-cell table:formula="of:=AVERAGE([DATA.M44];[DATA.M89];[DATA.M134];[DATA.M179];[DATA.M224])" office:value-type="float" office:value="8.66623837560255" calcext:value-type="float">
            <text:p>8,66623837560255</text:p>
          </table:table-cell>
          <table:table-cell table:formula="of:=AVERAGE([DATA.N44];[DATA.N89];[DATA.N134];[DATA.N179];[DATA.N224])" office:value-type="float" office:value="46.1896666434184" calcext:value-type="float">
            <text:p>46,1896666434184</text:p>
          </table:table-cell>
          <table:table-cell table:formula="of:=AVERAGE([DATA.O44];[DATA.O89];[DATA.O134];[DATA.O179];[DATA.O224])" office:value-type="float" office:value="0.36894916960108" calcext:value-type="float">
            <text:p>0,3689491696010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table:formula="of:=AVERAGE([DATA.D45];[DATA.D90];[DATA.D135];[DATA.D180];[DATA.D225])" office:value-type="float" office:value="3100191" calcext:value-type="float">
            <text:p>3100191</text:p>
          </table:table-cell>
          <table:table-cell table:formula="of:=AVERAGE([DATA.E45];[DATA.E90];[DATA.E135];[DATA.E180];[DATA.E225])" office:value-type="float" office:value="0.749985048209455" calcext:value-type="float">
            <text:p>0,749985048209455</text:p>
          </table:table-cell>
          <table:table-cell table:formula="of:=AVERAGE([DATA.F45];[DATA.F90];[DATA.F135];[DATA.F180];[DATA.F225])" office:value-type="float" office:value="1033397" calcext:value-type="float">
            <text:p>1033397</text:p>
          </table:table-cell>
          <table:table-cell table:formula="of:=AVERAGE([DATA.G45];[DATA.G90];[DATA.G135];[DATA.G180];[DATA.G225])" office:value-type="float" office:value="0.365123277782317" calcext:value-type="float">
            <text:p>0,365123277782317</text:p>
          </table:table-cell>
          <table:table-cell table:formula="of:=AVERAGE([DATA.H45];[DATA.H90];[DATA.H135];[DATA.H180];[DATA.H225])" office:value-type="float" office:value="0.328756669196756" calcext:value-type="float">
            <text:p>0,328756669196756</text:p>
          </table:table-cell>
          <table:table-cell table:formula="of:=AVERAGE([DATA.I45];[DATA.I90];[DATA.I135];[DATA.I180];[DATA.I225])" office:value-type="float" office:value="65829820900.2" calcext:value-type="float">
            <text:p>65829820900,2</text:p>
          </table:table-cell>
          <table:table-cell table:formula="of:=AVERAGE([DATA.J45];[DATA.J90];[DATA.J135];[DATA.J180];[DATA.J225])" office:value-type="float" office:value="0.133439435379857" calcext:value-type="float">
            <text:p>0,133439435379857</text:p>
          </table:table-cell>
          <table:table-cell table:formula="of:=AVERAGE([DATA.K45];[DATA.K90];[DATA.K135];[DATA.K180];[DATA.K225])" office:value-type="float" office:value="0.592887768358048" calcext:value-type="float">
            <text:p>0,592887768358048</text:p>
          </table:table-cell>
          <table:table-cell table:formula="of:=AVERAGE([DATA.L45];[DATA.L90];[DATA.L135];[DATA.L180];[DATA.L225])" office:value-type="float" office:value="0.888279545281148" calcext:value-type="float">
            <text:p>0,888279545281148</text:p>
          </table:table-cell>
          <table:table-cell table:formula="of:=AVERAGE([DATA.M45];[DATA.M90];[DATA.M135];[DATA.M180];[DATA.M225])" office:value-type="float" office:value="8.75533124042538" calcext:value-type="float">
            <text:p>8,75533124042538</text:p>
          </table:table-cell>
          <table:table-cell table:formula="of:=AVERAGE([DATA.N45];[DATA.N90];[DATA.N135];[DATA.N180];[DATA.N225])" office:value-type="float" office:value="14.8089323920293" calcext:value-type="float">
            <text:p>14,8089323920293</text:p>
          </table:table-cell>
          <table:table-cell table:formula="of:=AVERAGE([DATA.O45];[DATA.O90];[DATA.O135];[DATA.O180];[DATA.O225])" office:value-type="float" office:value="0.365123277782317" calcext:value-type="float">
            <text:p>0,3651232777823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table:formula="of:=AVERAGE([DATA.D46];[DATA.D91];[DATA.D136];[DATA.D181];[DATA.D226])" office:value-type="float" office:value="3875238.6" calcext:value-type="float">
            <text:p>3875238,6</text:p>
          </table:table-cell>
          <table:table-cell table:formula="of:=AVERAGE([DATA.E46];[DATA.E91];[DATA.E136];[DATA.E181];[DATA.E226])" office:value-type="float" office:value="0.937481262687718" calcext:value-type="float">
            <text:p>0,937481262687718</text:p>
          </table:table-cell>
          <table:table-cell table:formula="of:=AVERAGE([DATA.F46];[DATA.F91];[DATA.F136];[DATA.F181];[DATA.F226])" office:value-type="float" office:value="1033397" calcext:value-type="float">
            <text:p>1033397</text:p>
          </table:table-cell>
          <table:table-cell table:formula="of:=AVERAGE([DATA.G46];[DATA.G91];[DATA.G136];[DATA.G181];[DATA.G226])" office:value-type="float" office:value="0.365377521081161" calcext:value-type="float">
            <text:p>0,365377521081161</text:p>
          </table:table-cell>
          <table:table-cell table:formula="of:=AVERAGE([DATA.H46];[DATA.H91];[DATA.H136];[DATA.H181];[DATA.H226])" office:value-type="float" office:value="0.329009648754562" calcext:value-type="float">
            <text:p>0,329009648754562</text:p>
          </table:table-cell>
          <table:table-cell table:formula="of:=AVERAGE([DATA.I46];[DATA.I91];[DATA.I136];[DATA.I181];[DATA.I226])" office:value-type="float" office:value="65866376128" calcext:value-type="float">
            <text:p>65866376128</text:p>
          </table:table-cell>
          <table:table-cell table:formula="of:=AVERAGE([DATA.J46];[DATA.J91];[DATA.J136];[DATA.J181];[DATA.J226])" office:value-type="float" office:value="0.133618473496803" calcext:value-type="float">
            <text:p>0,133618473496803</text:p>
          </table:table-cell>
          <table:table-cell table:formula="of:=AVERAGE([DATA.K46];[DATA.K91];[DATA.K136];[DATA.K181];[DATA.K226])" office:value-type="float" office:value="0.603745675069219" calcext:value-type="float">
            <text:p>0,603745675069219</text:p>
          </table:table-cell>
          <table:table-cell table:formula="of:=AVERAGE([DATA.L46];[DATA.L91];[DATA.L136];[DATA.L181];[DATA.L226])" office:value-type="float" office:value="0.884858472571908" calcext:value-type="float">
            <text:p>0,884858472571908</text:p>
          </table:table-cell>
          <table:table-cell table:formula="of:=AVERAGE([DATA.M46];[DATA.M91];[DATA.M136];[DATA.M181];[DATA.M226])" office:value-type="float" office:value="8.74905546092296" calcext:value-type="float">
            <text:p>8,74905546092296</text:p>
          </table:table-cell>
          <table:table-cell table:formula="of:=AVERAGE([DATA.N46];[DATA.N91];[DATA.N136];[DATA.N181];[DATA.N226])" office:value-type="float" office:value="13.4300807382999" calcext:value-type="float">
            <text:p>13,4300807382999</text:p>
          </table:table-cell>
          <table:table-cell table:formula="of:=AVERAGE([DATA.O46];[DATA.O91];[DATA.O136];[DATA.O181];[DATA.O226])" office:value-type="float" office:value="0.365377521081161" calcext:value-type="float">
            <text:p>0,365377521081161</text:p>
          </table:table-cell>
        </table:table-row>
      </table:table>
      <table:table table:name="MEDIAN" table:style-name="ta2"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Depth</text:p>
          </table:table-cell>
          <table:table-cell table:style-name="ce1" office:value-type="string" calcext:value-type="string">
            <text:p>ColorSpa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Relative Size to Original</text:p>
          </table:table-cell>
          <table:table-cell table:style-name="ce1" office:value-type="string" calcext:value-type="string">
            <text:p>AbsoluteErrorMetric</text:p>
          </table:table-cell>
          <table:table-cell table:style-name="ce1" office:value-type="string" calcext:value-type="string">
            <text:p>FuzzErrorMetric</text:p>
          </table:table-cell>
          <table:table-cell table:style-name="ce1" office:value-type="string" calcext:value-type="string">
            <text:p>MeanAbsoluteErrorMetric</text:p>
          </table:table-cell>
          <table:table-cell table:style-name="ce1" office:value-type="string" calcext:value-type="string">
            <text:p>MeanErrorPerPixelMetric</text:p>
          </table:table-cell>
          <table:table-cell table:style-name="ce1" office:value-type="string" calcext:value-type="string">
            <text:p>MeanSquareErrorMetric</text:p>
          </table:table-cell>
          <table:table-cell table:style-name="ce1" office:value-type="string" calcext:value-type="string">
            <text:p>NormalizedCrossCorrelationErrorMetric</text:p>
          </table:table-cell>
          <table:table-cell table:style-name="ce1" office:value-type="string" calcext:value-type="string">
            <text:p>PeakAbsoluteErrorMetric</text:p>
          </table:table-cell>
          <table:table-cell table:style-name="ce1" office:value-type="string" calcext:value-type="string">
            <text:p>PeakSignalToRatioErrorMetric</text:p>
          </table:table-cell>
          <table:table-cell table:style-name="ce1" office:value-type="string" calcext:value-type="string">
            <text:p>PerceptualErrorMetric</text:p>
          </table:table-cell>
          <table:table-cell table:style-name="ce1" office:value-type="string" calcext:value-type="string">
            <text:p>RootMeanSquaredErrorMetric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table:formula="of:=MEDIAN([DATA.D26];[DATA.D71];[DATA.D116];[DATA.D161];[DATA.D206])" office:value-type="float" office:value="3041550" calcext:value-type="float">
            <text:p>3041550</text:p>
          </table:table-cell>
          <table:table-cell table:formula="of:=MEDIAN([DATA.E26];[DATA.E71];[DATA.E116];[DATA.E161];[DATA.E206])" office:value-type="float" office:value="0.937478039055652" calcext:value-type="float">
            <text:p>0,937478039055652</text:p>
          </table:table-cell>
          <table:table-cell table:formula="of:=MEDIAN([DATA.F26];[DATA.F71];[DATA.F116];[DATA.F161];[DATA.F206])" office:value-type="float" office:value="811073" calcext:value-type="float">
            <text:p>811073</text:p>
          </table:table-cell>
          <table:table-cell table:formula="of:=MEDIAN([DATA.G26];[DATA.G71];[DATA.G116];[DATA.G161];[DATA.G206])" office:value-type="float" office:value="0.000882468808787383" calcext:value-type="float">
            <text:p>0,000882468808787</text:p>
          </table:table-cell>
          <table:table-cell table:formula="of:=MEDIAN([DATA.H26];[DATA.H71];[DATA.H116];[DATA.H161];[DATA.H206])" office:value-type="float" office:value="0.000524480918906244" calcext:value-type="float">
            <text:p>0,000524480918906</text:p>
          </table:table-cell>
          <table:table-cell table:formula="of:=MEDIAN([DATA.I26];[DATA.I71];[DATA.I116];[DATA.I161];[DATA.I206])" office:value-type="float" office:value="81278271" calcext:value-type="float">
            <text:p>81278271</text:p>
          </table:table-cell>
          <table:table-cell table:formula="of:=MEDIAN([DATA.J26];[DATA.J71];[DATA.J116];[DATA.J161];[DATA.J206])" office:value-type="float" office:value="0.000000778749381424859" calcext:value-type="float">
            <text:p>7,78749381424859E-07</text:p>
          </table:table-cell>
          <table:table-cell table:formula="of:=MEDIAN([DATA.K26];[DATA.K71];[DATA.K116];[DATA.K161];[DATA.K206])" office:value-type="float" office:value="0.99999138610502" calcext:value-type="float">
            <text:p>0,99999138610502</text:p>
          </table:table-cell>
          <table:table-cell table:formula="of:=MEDIAN([DATA.L26];[DATA.L71];[DATA.L116];[DATA.L161];[DATA.L206])" office:value-type="float" office:value="0.29044022278172" calcext:value-type="float">
            <text:p>0,29044022278172</text:p>
          </table:table-cell>
          <table:table-cell table:formula="of:=MEDIAN([DATA.M26];[DATA.M71];[DATA.M116];[DATA.M161];[DATA.M206])" office:value-type="float" office:value="61.0860127196168" calcext:value-type="float">
            <text:p>61,0860127196168</text:p>
          </table:table-cell>
          <table:table-cell table:formula="of:=MEDIAN([DATA.N26];[DATA.N71];[DATA.N116];[DATA.N161];[DATA.N206])" office:value-type="float" office:value="1.47159777741291" calcext:value-type="float">
            <text:p>1,47159777741291</text:p>
          </table:table-cell>
          <table:table-cell table:formula="of:=MEDIAN([DATA.O26];[DATA.O71];[DATA.O116];[DATA.O161];[DATA.O206])" office:value-type="float" office:value="0.000882468808787383" calcext:value-type="float">
            <text:p>0,00088246880878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table:formula="of:=MEDIAN([DATA.D25];[DATA.D70];[DATA.D115];[DATA.D160];[DATA.D205])" office:value-type="float" office:value="2433240" calcext:value-type="float">
            <text:p>2433240</text:p>
          </table:table-cell>
          <table:table-cell table:formula="of:=MEDIAN([DATA.E25];[DATA.E70];[DATA.E115];[DATA.E160];[DATA.E205])" office:value-type="float" office:value="0.749982431244521" calcext:value-type="float">
            <text:p>0,749982431244521</text:p>
          </table:table-cell>
          <table:table-cell table:formula="of:=MEDIAN([DATA.F25];[DATA.F70];[DATA.F115];[DATA.F160];[DATA.F205])" office:value-type="float" office:value="811080" calcext:value-type="float">
            <text:p>811080</text:p>
          </table:table-cell>
          <table:table-cell table:formula="of:=MEDIAN([DATA.G25];[DATA.G70];[DATA.G115];[DATA.G160];[DATA.G205])" office:value-type="float" office:value="0.00407351689149494" calcext:value-type="float">
            <text:p>0,004073516891495</text:p>
          </table:table-cell>
          <table:table-cell table:formula="of:=MEDIAN([DATA.H25];[DATA.H70];[DATA.H115];[DATA.H160];[DATA.H205])" office:value-type="float" office:value="0.00256727880604366" calcext:value-type="float">
            <text:p>0,002567278806044</text:p>
          </table:table-cell>
          <table:table-cell table:formula="of:=MEDIAN([DATA.I25];[DATA.I70];[DATA.I115];[DATA.I160];[DATA.I205])" office:value-type="float" office:value="397848568" calcext:value-type="float">
            <text:p>397848568</text:p>
          </table:table-cell>
          <table:table-cell table:formula="of:=MEDIAN([DATA.J25];[DATA.J70];[DATA.J115];[DATA.J160];[DATA.J205])" office:value-type="float" office:value="0.0000165934907272458" calcext:value-type="float">
            <text:p>1,65934907272458E-05</text:p>
          </table:table-cell>
          <table:table-cell table:formula="of:=MEDIAN([DATA.K25];[DATA.K70];[DATA.K115];[DATA.K160];[DATA.K205])" office:value-type="float" office:value="0.999868685022096" calcext:value-type="float">
            <text:p>0,999868685022096</text:p>
          </table:table-cell>
          <table:table-cell table:formula="of:=MEDIAN([DATA.L25];[DATA.L70];[DATA.L115];[DATA.L160];[DATA.L205])" office:value-type="float" office:value="0.22558937972076" calcext:value-type="float">
            <text:p>0,22558937972076</text:p>
          </table:table-cell>
          <table:table-cell table:formula="of:=MEDIAN([DATA.M25];[DATA.M70];[DATA.M115];[DATA.M160];[DATA.M205])" office:value-type="float" office:value="47.8006095695495" calcext:value-type="float">
            <text:p>47,8006095695495</text:p>
          </table:table-cell>
          <table:table-cell table:formula="of:=MEDIAN([DATA.N25];[DATA.N70];[DATA.N115];[DATA.N160];[DATA.N205])" office:value-type="float" office:value="2.07378033532553" calcext:value-type="float">
            <text:p>2,07378033532553</text:p>
          </table:table-cell>
          <table:table-cell table:formula="of:=MEDIAN([DATA.O25];[DATA.O70];[DATA.O115];[DATA.O160];[DATA.O205])" office:value-type="float" office:value="0.00407351689149494" calcext:value-type="float">
            <text:p>0,00407351689149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table:formula="of:=MEDIAN([DATA.D24];[DATA.D69];[DATA.D114];[DATA.D159];[DATA.D204])" office:value-type="float" office:value="1824930" calcext:value-type="float">
            <text:p>1824930</text:p>
          </table:table-cell>
          <table:table-cell table:formula="of:=MEDIAN([DATA.E24];[DATA.E69];[DATA.E114];[DATA.E159];[DATA.E204])" office:value-type="float" office:value="0.562486823433391" calcext:value-type="float">
            <text:p>0,562486823433391</text:p>
          </table:table-cell>
          <table:table-cell table:formula="of:=MEDIAN([DATA.F24];[DATA.F69];[DATA.F114];[DATA.F159];[DATA.F204])" office:value-type="float" office:value="811080" calcext:value-type="float">
            <text:p>811080</text:p>
          </table:table-cell>
          <table:table-cell table:formula="of:=MEDIAN([DATA.G24];[DATA.G69];[DATA.G114];[DATA.G159];[DATA.G204])" office:value-type="float" office:value="0.0112019112084491" calcext:value-type="float">
            <text:p>0,011201911208449</text:p>
          </table:table-cell>
          <table:table-cell table:formula="of:=MEDIAN([DATA.H24];[DATA.H69];[DATA.H114];[DATA.H159];[DATA.H204])" office:value-type="float" office:value="0.0074973896999473" calcext:value-type="float">
            <text:p>0,007497389699947</text:p>
          </table:table-cell>
          <table:table-cell table:formula="of:=MEDIAN([DATA.I24];[DATA.I69];[DATA.I114];[DATA.I159];[DATA.I204])" office:value-type="float" office:value="1384591583" calcext:value-type="float">
            <text:p>1384591583</text:p>
          </table:table-cell>
          <table:table-cell table:formula="of:=MEDIAN([DATA.J24];[DATA.J69];[DATA.J114];[DATA.J159];[DATA.J204])" office:value-type="float" office:value="0.000125482814721978" calcext:value-type="float">
            <text:p>0,000125482814722</text:p>
          </table:table-cell>
          <table:table-cell table:formula="of:=MEDIAN([DATA.K24];[DATA.K69];[DATA.K114];[DATA.K159];[DATA.K204])" office:value-type="float" office:value="0.998342973399621" calcext:value-type="float">
            <text:p>0,998342973399621</text:p>
          </table:table-cell>
          <table:table-cell table:formula="of:=MEDIAN([DATA.L24];[DATA.L69];[DATA.L114];[DATA.L159];[DATA.L204])" office:value-type="float" office:value="0.335317006179904" calcext:value-type="float">
            <text:p>0,335317006179904</text:p>
          </table:table-cell>
          <table:table-cell table:formula="of:=MEDIAN([DATA.M24];[DATA.M69];[DATA.M114];[DATA.M159];[DATA.M204])" office:value-type="float" office:value="39.014157481468" calcext:value-type="float">
            <text:p>39,014157481468</text:p>
          </table:table-cell>
          <table:table-cell table:formula="of:=MEDIAN([DATA.N24];[DATA.N69];[DATA.N114];[DATA.N159];[DATA.N204])" office:value-type="float" office:value="4.15034810446705" calcext:value-type="float">
            <text:p>4,15034810446705</text:p>
          </table:table-cell>
          <table:table-cell table:formula="of:=MEDIAN([DATA.O24];[DATA.O69];[DATA.O114];[DATA.O159];[DATA.O204])" office:value-type="float" office:value="0.0112019112084491" calcext:value-type="float">
            <text:p>0,01120191120844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table:formula="of:=MEDIAN([DATA.D34];[DATA.D79];[DATA.D124];[DATA.D169];[DATA.D214])" office:value-type="float" office:value="3041550" calcext:value-type="float">
            <text:p>3041550</text:p>
          </table:table-cell>
          <table:table-cell table:formula="of:=MEDIAN([DATA.E34];[DATA.E79];[DATA.E124];[DATA.E169];[DATA.E214])" office:value-type="float" office:value="0.937478039055652" calcext:value-type="float">
            <text:p>0,937478039055652</text:p>
          </table:table-cell>
          <table:table-cell table:formula="of:=MEDIAN([DATA.F34];[DATA.F79];[DATA.F124];[DATA.F169];[DATA.F214])" office:value-type="float" office:value="811080" calcext:value-type="float">
            <text:p>811080</text:p>
          </table:table-cell>
          <table:table-cell table:formula="of:=MEDIAN([DATA.G34];[DATA.G79];[DATA.G124];[DATA.G169];[DATA.G214])" office:value-type="float" office:value="0.0230338865764712" calcext:value-type="float">
            <text:p>0,023033886576471</text:p>
          </table:table-cell>
          <table:table-cell table:formula="of:=MEDIAN([DATA.H34];[DATA.H79];[DATA.H124];[DATA.H169];[DATA.H214])" office:value-type="float" office:value="0.0116143283795921" calcext:value-type="float">
            <text:p>0,011614328379592</text:p>
          </table:table-cell>
          <table:table-cell table:formula="of:=MEDIAN([DATA.I34];[DATA.I79];[DATA.I124];[DATA.I169];[DATA.I214])" office:value-type="float" office:value="2854513276" calcext:value-type="float">
            <text:p>2854513276</text:p>
          </table:table-cell>
          <table:table-cell table:formula="of:=MEDIAN([DATA.J34];[DATA.J79];[DATA.J124];[DATA.J169];[DATA.J214])" office:value-type="float" office:value="0.000530559930817739" calcext:value-type="float">
            <text:p>0,000530559930818</text:p>
          </table:table-cell>
          <table:table-cell table:formula="of:=MEDIAN([DATA.K34];[DATA.K79];[DATA.K124];[DATA.K169];[DATA.K214])" office:value-type="float" office:value="0.99824930622718" calcext:value-type="float">
            <text:p>0,99824930622718</text:p>
          </table:table-cell>
          <table:table-cell table:formula="of:=MEDIAN([DATA.L34];[DATA.L79];[DATA.L124];[DATA.L169];[DATA.L214])" office:value-type="float" office:value="0.439887083237964" calcext:value-type="float">
            <text:p>0,439887083237964</text:p>
          </table:table-cell>
          <table:table-cell table:formula="of:=MEDIAN([DATA.M34];[DATA.M79];[DATA.M124];[DATA.M169];[DATA.M214])" office:value-type="float" office:value="32.7526555209558" calcext:value-type="float">
            <text:p>32,7526555209558</text:p>
          </table:table-cell>
          <table:table-cell table:formula="of:=MEDIAN([DATA.N34];[DATA.N79];[DATA.N124];[DATA.N169];[DATA.N214])" office:value-type="float" office:value="1.38471129483704" calcext:value-type="float">
            <text:p>1,38471129483704</text:p>
          </table:table-cell>
          <table:table-cell table:formula="of:=MEDIAN([DATA.O34];[DATA.O79];[DATA.O124];[DATA.O169];[DATA.O214])" office:value-type="float" office:value="0.0230338865764712" calcext:value-type="float">
            <text:p>0,02303388657647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table:formula="of:=MEDIAN([DATA.D33];[DATA.D78];[DATA.D123];[DATA.D168];[DATA.D213])" office:value-type="float" office:value="2433240" calcext:value-type="float">
            <text:p>2433240</text:p>
          </table:table-cell>
          <table:table-cell table:formula="of:=MEDIAN([DATA.E33];[DATA.E78];[DATA.E123];[DATA.E168];[DATA.E213])" office:value-type="float" office:value="0.749982431244521" calcext:value-type="float">
            <text:p>0,749982431244521</text:p>
          </table:table-cell>
          <table:table-cell table:formula="of:=MEDIAN([DATA.F33];[DATA.F78];[DATA.F123];[DATA.F168];[DATA.F213])" office:value-type="float" office:value="811080" calcext:value-type="float">
            <text:p>811080</text:p>
          </table:table-cell>
          <table:table-cell table:formula="of:=MEDIAN([DATA.G33];[DATA.G78];[DATA.G123];[DATA.G168];[DATA.G213])" office:value-type="float" office:value="0.0240538780795006" calcext:value-type="float">
            <text:p>0,024053878079501</text:p>
          </table:table-cell>
          <table:table-cell table:formula="of:=MEDIAN([DATA.H33];[DATA.H78];[DATA.H123];[DATA.H168];[DATA.H213])" office:value-type="float" office:value="0.0118216940623002" calcext:value-type="float">
            <text:p>0,0118216940623</text:p>
          </table:table-cell>
          <table:table-cell table:formula="of:=MEDIAN([DATA.I33];[DATA.I78];[DATA.I123];[DATA.I168];[DATA.I213])" office:value-type="float" office:value="2919803343" calcext:value-type="float">
            <text:p>2919803343</text:p>
          </table:table-cell>
          <table:table-cell table:formula="of:=MEDIAN([DATA.J33];[DATA.J78];[DATA.J123];[DATA.J168];[DATA.J213])" office:value-type="float" office:value="0.000578589050663481" calcext:value-type="float">
            <text:p>0,000578589050663</text:p>
          </table:table-cell>
          <table:table-cell table:formula="of:=MEDIAN([DATA.K33];[DATA.K78];[DATA.K123];[DATA.K168];[DATA.K213])" office:value-type="float" office:value="0.998219750618658" calcext:value-type="float">
            <text:p>0,998219750618658</text:p>
          </table:table-cell>
          <table:table-cell table:formula="of:=MEDIAN([DATA.L33];[DATA.L78];[DATA.L123];[DATA.L168];[DATA.L213])" office:value-type="float" office:value="0.43921568627451" calcext:value-type="float">
            <text:p>0,43921568627451</text:p>
          </table:table-cell>
          <table:table-cell table:formula="of:=MEDIAN([DATA.M33];[DATA.M78];[DATA.M123];[DATA.M168];[DATA.M213])" office:value-type="float" office:value="32.3762978928711" calcext:value-type="float">
            <text:p>32,3762978928711</text:p>
          </table:table-cell>
          <table:table-cell table:formula="of:=MEDIAN([DATA.N33];[DATA.N78];[DATA.N123];[DATA.N168];[DATA.N213])" office:value-type="float" office:value="2.65005859375" calcext:value-type="float">
            <text:p>2,65005859375</text:p>
          </table:table-cell>
          <table:table-cell table:formula="of:=MEDIAN([DATA.O33];[DATA.O78];[DATA.O123];[DATA.O168];[DATA.O213])" office:value-type="float" office:value="0.0240538780795006" calcext:value-type="float">
            <text:p>0,0240538780795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table:formula="of:=MEDIAN([DATA.D32];[DATA.D77];[DATA.D122];[DATA.D167];[DATA.D212])" office:value-type="float" office:value="1824930" calcext:value-type="float">
            <text:p>1824930</text:p>
          </table:table-cell>
          <table:table-cell table:formula="of:=MEDIAN([DATA.E32];[DATA.E77];[DATA.E122];[DATA.E167];[DATA.E212])" office:value-type="float" office:value="0.562486823433391" calcext:value-type="float">
            <text:p>0,562486823433391</text:p>
          </table:table-cell>
          <table:table-cell table:formula="of:=MEDIAN([DATA.F32];[DATA.F77];[DATA.F122];[DATA.F167];[DATA.F212])" office:value-type="float" office:value="811080" calcext:value-type="float">
            <text:p>811080</text:p>
          </table:table-cell>
          <table:table-cell table:formula="of:=MEDIAN([DATA.G32];[DATA.G77];[DATA.G122];[DATA.G167];[DATA.G212])" office:value-type="float" office:value="0.024851919784332" calcext:value-type="float">
            <text:p>0,024851919784332</text:p>
          </table:table-cell>
          <table:table-cell table:formula="of:=MEDIAN([DATA.H32];[DATA.H77];[DATA.H122];[DATA.H167];[DATA.H212])" office:value-type="float" office:value="0.0139109672745555" calcext:value-type="float">
            <text:p>0,013910967274556</text:p>
          </table:table-cell>
          <table:table-cell table:formula="of:=MEDIAN([DATA.I32];[DATA.I77];[DATA.I122];[DATA.I167];[DATA.I212])" office:value-type="float" office:value="3169552215" calcext:value-type="float">
            <text:p>3169552215</text:p>
          </table:table-cell>
          <table:table-cell table:formula="of:=MEDIAN([DATA.J32];[DATA.J77];[DATA.J122];[DATA.J167];[DATA.J212])" office:value-type="float" office:value="0.000617617916966874" calcext:value-type="float">
            <text:p>0,000617617916967</text:p>
          </table:table-cell>
          <table:table-cell table:formula="of:=MEDIAN([DATA.K32];[DATA.K77];[DATA.K122];[DATA.K167];[DATA.K212])" office:value-type="float" office:value="0.9968443108181" calcext:value-type="float">
            <text:p>0,9968443108181</text:p>
          </table:table-cell>
          <table:table-cell table:formula="of:=MEDIAN([DATA.L32];[DATA.L77];[DATA.L122];[DATA.L167];[DATA.L212])" office:value-type="float" office:value="0.460318913557641" calcext:value-type="float">
            <text:p>0,460318913557641</text:p>
          </table:table-cell>
          <table:table-cell table:formula="of:=MEDIAN([DATA.M32];[DATA.M77];[DATA.M122];[DATA.M167];[DATA.M212])" office:value-type="float" office:value="32.0928011369729" calcext:value-type="float">
            <text:p>32,0928011369729</text:p>
          </table:table-cell>
          <table:table-cell table:formula="of:=MEDIAN([DATA.N32];[DATA.N77];[DATA.N122];[DATA.N167];[DATA.N212])" office:value-type="float" office:value="14.7689281673564" calcext:value-type="float">
            <text:p>14,7689281673564</text:p>
          </table:table-cell>
          <table:table-cell table:formula="of:=MEDIAN([DATA.O32];[DATA.O77];[DATA.O122];[DATA.O167];[DATA.O212])" office:value-type="float" office:value="0.024851919784332" calcext:value-type="float">
            <text:p>0,02485191978433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table:formula="of:=MEDIAN([DATA.D31];[DATA.D76];[DATA.D121];[DATA.D166];[DATA.D211])" office:value-type="float" office:value="1216620" calcext:value-type="float">
            <text:p>1216620</text:p>
          </table:table-cell>
          <table:table-cell table:formula="of:=MEDIAN([DATA.E31];[DATA.E76];[DATA.E121];[DATA.E166];[DATA.E211])" office:value-type="float" office:value="0.374991215622261" calcext:value-type="float">
            <text:p>0,374991215622261</text:p>
          </table:table-cell>
          <table:table-cell table:formula="of:=MEDIAN([DATA.F31];[DATA.F76];[DATA.F121];[DATA.F166];[DATA.F211])" office:value-type="float" office:value="811080" calcext:value-type="float">
            <text:p>811080</text:p>
          </table:table-cell>
          <table:table-cell table:formula="of:=MEDIAN([DATA.G31];[DATA.G76];[DATA.G121];[DATA.G166];[DATA.G211])" office:value-type="float" office:value="0.0581571409324268" calcext:value-type="float">
            <text:p>0,058157140932427</text:p>
          </table:table-cell>
          <table:table-cell table:formula="of:=MEDIAN([DATA.H31];[DATA.H76];[DATA.H121];[DATA.H166];[DATA.H211])" office:value-type="float" office:value="0.0409346620828375" calcext:value-type="float">
            <text:p>0,040934662082838</text:p>
          </table:table-cell>
          <table:table-cell table:formula="of:=MEDIAN([DATA.I31];[DATA.I76];[DATA.I121];[DATA.I166];[DATA.I211])" office:value-type="float" office:value="6343602671" calcext:value-type="float">
            <text:p>6343602671</text:p>
          </table:table-cell>
          <table:table-cell table:formula="of:=MEDIAN([DATA.J31];[DATA.J76];[DATA.J121];[DATA.J166];[DATA.J211])" office:value-type="float" office:value="0.00338225304143415" calcext:value-type="float">
            <text:p>0,003382253041434</text:p>
          </table:table-cell>
          <table:table-cell table:formula="of:=MEDIAN([DATA.K31];[DATA.K76];[DATA.K121];[DATA.K166];[DATA.K211])" office:value-type="float" office:value="0.976784804640687" calcext:value-type="float">
            <text:p>0,976784804640687</text:p>
          </table:table-cell>
          <table:table-cell table:formula="of:=MEDIAN([DATA.L31];[DATA.L76];[DATA.L121];[DATA.L166];[DATA.L211])" office:value-type="float" office:value="0.491920347905699" calcext:value-type="float">
            <text:p>0,491920347905699</text:p>
          </table:table-cell>
          <table:table-cell table:formula="of:=MEDIAN([DATA.M31];[DATA.M76];[DATA.M121];[DATA.M166];[DATA.M211])" office:value-type="float" office:value="24.7079390401575" calcext:value-type="float">
            <text:p>24,7079390401575</text:p>
          </table:table-cell>
          <table:table-cell table:formula="of:=MEDIAN([DATA.N31];[DATA.N76];[DATA.N121];[DATA.N166];[DATA.N211])" office:value-type="float" office:value="56.6010777650097" calcext:value-type="float">
            <text:p>56,6010777650097</text:p>
          </table:table-cell>
          <table:table-cell table:formula="of:=MEDIAN([DATA.O31];[DATA.O76];[DATA.O121];[DATA.O166];[DATA.O211])" office:value-type="float" office:value="0.0581571409324268" calcext:value-type="float">
            <text:p>0,05815714093242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table:formula="of:=MEDIAN([DATA.D23];[DATA.D68];[DATA.D113];[DATA.D158];[DATA.D203])" office:value-type="float" office:value="1216620" calcext:value-type="float">
            <text:p>1216620</text:p>
          </table:table-cell>
          <table:table-cell table:formula="of:=MEDIAN([DATA.E23];[DATA.E68];[DATA.E113];[DATA.E158];[DATA.E203])" office:value-type="float" office:value="0.374991215622261" calcext:value-type="float">
            <text:p>0,374991215622261</text:p>
          </table:table-cell>
          <table:table-cell table:formula="of:=MEDIAN([DATA.F23];[DATA.F68];[DATA.F113];[DATA.F158];[DATA.F203])" office:value-type="float" office:value="811080" calcext:value-type="float">
            <text:p>811080</text:p>
          </table:table-cell>
          <table:table-cell table:formula="of:=MEDIAN([DATA.G23];[DATA.G68];[DATA.G113];[DATA.G158];[DATA.G203])" office:value-type="float" office:value="0.0609175513569465" calcext:value-type="float">
            <text:p>0,060917551356947</text:p>
          </table:table-cell>
          <table:table-cell table:formula="of:=MEDIAN([DATA.H23];[DATA.H68];[DATA.H113];[DATA.H158];[DATA.H203])" office:value-type="float" office:value="0.0393720308449266" calcext:value-type="float">
            <text:p>0,039372030844927</text:p>
          </table:table-cell>
          <table:table-cell table:formula="of:=MEDIAN([DATA.I23];[DATA.I68];[DATA.I113];[DATA.I158];[DATA.I203])" office:value-type="float" office:value="6101443308" calcext:value-type="float">
            <text:p>6101443308</text:p>
          </table:table-cell>
          <table:table-cell table:formula="of:=MEDIAN([DATA.J23];[DATA.J68];[DATA.J113];[DATA.J158];[DATA.J203])" office:value-type="float" office:value="0.00371094806332622" calcext:value-type="float">
            <text:p>0,003710948063326</text:p>
          </table:table-cell>
          <table:table-cell table:formula="of:=MEDIAN([DATA.K23];[DATA.K68];[DATA.K113];[DATA.K158];[DATA.K203])" office:value-type="float" office:value="0.976776094982605" calcext:value-type="float">
            <text:p>0,976776094982605</text:p>
          </table:table-cell>
          <table:table-cell table:formula="of:=MEDIAN([DATA.L23];[DATA.L68];[DATA.L113];[DATA.L158];[DATA.L203])" office:value-type="float" office:value="0.425253681239033" calcext:value-type="float">
            <text:p>0,425253681239033</text:p>
          </table:table-cell>
          <table:table-cell table:formula="of:=MEDIAN([DATA.M23];[DATA.M68];[DATA.M113];[DATA.M158];[DATA.M203])" office:value-type="float" office:value="24.3051512378883" calcext:value-type="float">
            <text:p>24,3051512378883</text:p>
          </table:table-cell>
          <table:table-cell table:formula="of:=MEDIAN([DATA.N23];[DATA.N68];[DATA.N113];[DATA.N158];[DATA.N203])" office:value-type="float" office:value="31.6961354652311" calcext:value-type="float">
            <text:p>31,6961354652311</text:p>
          </table:table-cell>
          <table:table-cell table:formula="of:=MEDIAN([DATA.O23];[DATA.O68];[DATA.O113];[DATA.O158];[DATA.O203])" office:value-type="float" office:value="0.0609175513569465" calcext:value-type="float">
            <text:p>0,06091755135694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table:formula="of:=MEDIAN([DATA.D27];[DATA.D72];[DATA.D117];[DATA.D162];[DATA.D207])" office:value-type="float" office:value="1216620" calcext:value-type="float">
            <text:p>1216620</text:p>
          </table:table-cell>
          <table:table-cell table:formula="of:=MEDIAN([DATA.E27];[DATA.E72];[DATA.E117];[DATA.E162];[DATA.E207])" office:value-type="float" office:value="0.374991215622261" calcext:value-type="float">
            <text:p>0,374991215622261</text:p>
          </table:table-cell>
          <table:table-cell table:formula="of:=MEDIAN([DATA.F27];[DATA.F72];[DATA.F117];[DATA.F162];[DATA.F207])" office:value-type="float" office:value="811080" calcext:value-type="float">
            <text:p>811080</text:p>
          </table:table-cell>
          <table:table-cell table:formula="of:=MEDIAN([DATA.G27];[DATA.G72];[DATA.G117];[DATA.G162];[DATA.G207])" office:value-type="float" office:value="0.184795472169273" calcext:value-type="float">
            <text:p>0,184795472169273</text:p>
          </table:table-cell>
          <table:table-cell table:formula="of:=MEDIAN([DATA.H27];[DATA.H72];[DATA.H117];[DATA.H162];[DATA.H207])" office:value-type="float" office:value="0.152558327261128" calcext:value-type="float">
            <text:p>0,152558327261128</text:p>
          </table:table-cell>
          <table:table-cell table:formula="of:=MEDIAN([DATA.I27];[DATA.I72];[DATA.I117];[DATA.I162];[DATA.I207])" office:value-type="float" office:value="27613009858" calcext:value-type="float">
            <text:p>27613009858</text:p>
          </table:table-cell>
          <table:table-cell table:formula="of:=MEDIAN([DATA.J27];[DATA.J72];[DATA.J117];[DATA.J162];[DATA.J207])" office:value-type="float" office:value="0.0341493665342646" calcext:value-type="float">
            <text:p>0,034149366534265</text:p>
          </table:table-cell>
          <table:table-cell table:formula="of:=MEDIAN([DATA.K27];[DATA.K72];[DATA.K117];[DATA.K162];[DATA.K207])" office:value-type="float" office:value="0.931005077586115" calcext:value-type="float">
            <text:p>0,931005077586115</text:p>
          </table:table-cell>
          <table:table-cell table:formula="of:=MEDIAN([DATA.L27];[DATA.L72];[DATA.L117];[DATA.L162];[DATA.L207])" office:value-type="float" office:value="0.498954757000076" calcext:value-type="float">
            <text:p>0,498954757000076</text:p>
          </table:table-cell>
          <table:table-cell table:formula="of:=MEDIAN([DATA.M27];[DATA.M72];[DATA.M117];[DATA.M162];[DATA.M207])" office:value-type="float" office:value="14.6661734800661" calcext:value-type="float">
            <text:p>14,6661734800661</text:p>
          </table:table-cell>
          <table:table-cell table:formula="of:=MEDIAN([DATA.N27];[DATA.N72];[DATA.N117];[DATA.N162];[DATA.N207])" office:value-type="float" office:value="31.7664184446866" calcext:value-type="float">
            <text:p>31,7664184446866</text:p>
          </table:table-cell>
          <table:table-cell table:formula="of:=MEDIAN([DATA.O27];[DATA.O72];[DATA.O117];[DATA.O162];[DATA.O207])" office:value-type="float" office:value="0.184795472169273" calcext:value-type="float">
            <text:p>0,18479547216927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table:formula="of:=MEDIAN([DATA.D28];[DATA.D73];[DATA.D118];[DATA.D163];[DATA.D208])" office:value-type="float" office:value="1824930" calcext:value-type="float">
            <text:p>1824930</text:p>
          </table:table-cell>
          <table:table-cell table:formula="of:=MEDIAN([DATA.E28];[DATA.E73];[DATA.E118];[DATA.E163];[DATA.E208])" office:value-type="float" office:value="0.562486823433391" calcext:value-type="float">
            <text:p>0,562486823433391</text:p>
          </table:table-cell>
          <table:table-cell table:formula="of:=MEDIAN([DATA.F28];[DATA.F73];[DATA.F118];[DATA.F163];[DATA.F208])" office:value-type="float" office:value="788452" calcext:value-type="float">
            <text:p>788452</text:p>
          </table:table-cell>
          <table:table-cell table:formula="of:=MEDIAN([DATA.G28];[DATA.G73];[DATA.G118];[DATA.G163];[DATA.G208])" office:value-type="float" office:value="0.201327151554122" calcext:value-type="float">
            <text:p>0,201327151554122</text:p>
          </table:table-cell>
          <table:table-cell table:formula="of:=MEDIAN([DATA.H28];[DATA.H73];[DATA.H118];[DATA.H163];[DATA.H208])" office:value-type="float" office:value="0.184161035335434" calcext:value-type="float">
            <text:p>0,184161035335434</text:p>
          </table:table-cell>
          <table:table-cell table:formula="of:=MEDIAN([DATA.I28];[DATA.I73];[DATA.I118];[DATA.I163];[DATA.I208])" office:value-type="float" office:value="31697510749" calcext:value-type="float">
            <text:p>31697510749</text:p>
          </table:table-cell>
          <table:table-cell table:formula="of:=MEDIAN([DATA.J28];[DATA.J73];[DATA.J118];[DATA.J163];[DATA.J208])" office:value-type="float" office:value="0.0405326219528965" calcext:value-type="float">
            <text:p>0,040532621952897</text:p>
          </table:table-cell>
          <table:table-cell table:formula="of:=MEDIAN([DATA.K28];[DATA.K73];[DATA.K118];[DATA.K163];[DATA.K208])" office:value-type="float" office:value="0.943518814989186" calcext:value-type="float">
            <text:p>0,943518814989186</text:p>
          </table:table-cell>
          <table:table-cell table:formula="of:=MEDIAN([DATA.L28];[DATA.L73];[DATA.L118];[DATA.L163];[DATA.L208])" office:value-type="float" office:value="0.355840390630961" calcext:value-type="float">
            <text:p>0,355840390630961</text:p>
          </table:table-cell>
          <table:table-cell table:formula="of:=MEDIAN([DATA.M28];[DATA.M73];[DATA.M118];[DATA.M163];[DATA.M208])" office:value-type="float" office:value="13.9219530193696" calcext:value-type="float">
            <text:p>13,9219530193696</text:p>
          </table:table-cell>
          <table:table-cell table:formula="of:=MEDIAN([DATA.N28];[DATA.N73];[DATA.N118];[DATA.N163];[DATA.N208])" office:value-type="float" office:value="4.41985313095072" calcext:value-type="float">
            <text:p>4,41985313095072</text:p>
          </table:table-cell>
          <table:table-cell table:formula="of:=MEDIAN([DATA.O28];[DATA.O73];[DATA.O118];[DATA.O163];[DATA.O208])" office:value-type="float" office:value="0.201327151554122" calcext:value-type="float">
            <text:p>0,2013271515541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table:formula="of:=MEDIAN([DATA.D30];[DATA.D75];[DATA.D120];[DATA.D165];[DATA.D210])" office:value-type="float" office:value="3041550" calcext:value-type="float">
            <text:p>3041550</text:p>
          </table:table-cell>
          <table:table-cell table:formula="of:=MEDIAN([DATA.E30];[DATA.E75];[DATA.E120];[DATA.E165];[DATA.E210])" office:value-type="float" office:value="0.937478039055652" calcext:value-type="float">
            <text:p>0,937478039055652</text:p>
          </table:table-cell>
          <table:table-cell table:formula="of:=MEDIAN([DATA.F30];[DATA.F75];[DATA.F120];[DATA.F165];[DATA.F210])" office:value-type="float" office:value="788448" calcext:value-type="float">
            <text:p>788448</text:p>
          </table:table-cell>
          <table:table-cell table:formula="of:=MEDIAN([DATA.G30];[DATA.G75];[DATA.G120];[DATA.G165];[DATA.G210])" office:value-type="float" office:value="0.202102231553203" calcext:value-type="float">
            <text:p>0,202102231553203</text:p>
          </table:table-cell>
          <table:table-cell table:formula="of:=MEDIAN([DATA.H30];[DATA.H75];[DATA.H120];[DATA.H165];[DATA.H210])" office:value-type="float" office:value="0.188638274084646" calcext:value-type="float">
            <text:p>0,188638274084646</text:p>
          </table:table-cell>
          <table:table-cell table:formula="of:=MEDIAN([DATA.I30];[DATA.I75];[DATA.I120];[DATA.I165];[DATA.I210])" office:value-type="float" office:value="31561091719" calcext:value-type="float">
            <text:p>31561091719</text:p>
          </table:table-cell>
          <table:table-cell table:formula="of:=MEDIAN([DATA.J30];[DATA.J75];[DATA.J120];[DATA.J165];[DATA.J210])" office:value-type="float" office:value="0.0408453119987846" calcext:value-type="float">
            <text:p>0,040845311998785</text:p>
          </table:table-cell>
          <table:table-cell table:formula="of:=MEDIAN([DATA.K30];[DATA.K75];[DATA.K120];[DATA.K165];[DATA.K210])" office:value-type="float" office:value="0.954923298833457" calcext:value-type="float">
            <text:p>0,954923298833457</text:p>
          </table:table-cell>
          <table:table-cell table:formula="of:=MEDIAN([DATA.L30];[DATA.L75];[DATA.L120];[DATA.L165];[DATA.L210])" office:value-type="float" office:value="0.310337987335012" calcext:value-type="float">
            <text:p>0,310337987335012</text:p>
          </table:table-cell>
          <table:table-cell table:formula="of:=MEDIAN([DATA.M30];[DATA.M75];[DATA.M120];[DATA.M165];[DATA.M210])" office:value-type="float" office:value="13.8885778221341" calcext:value-type="float">
            <text:p>13,8885778221341</text:p>
          </table:table-cell>
          <table:table-cell table:formula="of:=MEDIAN([DATA.N30];[DATA.N75];[DATA.N120];[DATA.N165];[DATA.N210])" office:value-type="float" office:value="0.106392382630217" calcext:value-type="float">
            <text:p>0,106392382630217</text:p>
          </table:table-cell>
          <table:table-cell table:formula="of:=MEDIAN([DATA.O30];[DATA.O75];[DATA.O120];[DATA.O165];[DATA.O210])" office:value-type="float" office:value="0.202102231553203" calcext:value-type="float">
            <text:p>0,20210223155320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table:formula="of:=MEDIAN([DATA.D29];[DATA.D74];[DATA.D119];[DATA.D164];[DATA.D209])" office:value-type="float" office:value="2433240" calcext:value-type="float">
            <text:p>2433240</text:p>
          </table:table-cell>
          <table:table-cell table:formula="of:=MEDIAN([DATA.E29];[DATA.E74];[DATA.E119];[DATA.E164];[DATA.E209])" office:value-type="float" office:value="0.749982431244521" calcext:value-type="float">
            <text:p>0,749982431244521</text:p>
          </table:table-cell>
          <table:table-cell table:formula="of:=MEDIAN([DATA.F29];[DATA.F74];[DATA.F119];[DATA.F164];[DATA.F209])" office:value-type="float" office:value="811080" calcext:value-type="float">
            <text:p>811080</text:p>
          </table:table-cell>
          <table:table-cell table:formula="of:=MEDIAN([DATA.G29];[DATA.G74];[DATA.G119];[DATA.G164];[DATA.G209])" office:value-type="float" office:value="0.202314439795047" calcext:value-type="float">
            <text:p>0,202314439795047</text:p>
          </table:table-cell>
          <table:table-cell table:formula="of:=MEDIAN([DATA.H29];[DATA.H74];[DATA.H119];[DATA.H164];[DATA.H209])" office:value-type="float" office:value="0.188830370210058" calcext:value-type="float">
            <text:p>0,188830370210058</text:p>
          </table:table-cell>
          <table:table-cell table:formula="of:=MEDIAN([DATA.I29];[DATA.I74];[DATA.I119];[DATA.I164];[DATA.I209])" office:value-type="float" office:value="31891303764" calcext:value-type="float">
            <text:p>31891303764</text:p>
          </table:table-cell>
          <table:table-cell table:formula="of:=MEDIAN([DATA.J29];[DATA.J74];[DATA.J119];[DATA.J164];[DATA.J209])" office:value-type="float" office:value="0.0409311325495837" calcext:value-type="float">
            <text:p>0,040931132549584</text:p>
          </table:table-cell>
          <table:table-cell table:formula="of:=MEDIAN([DATA.K29];[DATA.K74];[DATA.K119];[DATA.K164];[DATA.K209])" office:value-type="float" office:value="0.954482834543218" calcext:value-type="float">
            <text:p>0,954482834543218</text:p>
          </table:table-cell>
          <table:table-cell table:formula="of:=MEDIAN([DATA.L29];[DATA.L74];[DATA.L119];[DATA.L164];[DATA.L209])" office:value-type="float" office:value="0.348073548485542" calcext:value-type="float">
            <text:p>0,348073548485542</text:p>
          </table:table-cell>
          <table:table-cell table:formula="of:=MEDIAN([DATA.M29];[DATA.M74];[DATA.M119];[DATA.M164];[DATA.M209])" office:value-type="float" office:value="13.8794623841777" calcext:value-type="float">
            <text:p>13,8794623841777</text:p>
          </table:table-cell>
          <table:table-cell table:formula="of:=MEDIAN([DATA.N29];[DATA.N74];[DATA.N119];[DATA.N164];[DATA.N209])" office:value-type="float" office:value="1.99226311034682" calcext:value-type="float">
            <text:p>1,99226311034682</text:p>
          </table:table-cell>
          <table:table-cell table:formula="of:=MEDIAN([DATA.O29];[DATA.O74];[DATA.O119];[DATA.O164];[DATA.O209])" office:value-type="float" office:value="0.202314439795047" calcext:value-type="float">
            <text:p>0,20231443979504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table:formula="of:=MEDIAN([DATA.D11];[DATA.D56];[DATA.D101];[DATA.D146];[DATA.D191])" office:value-type="float" office:value="1216620" calcext:value-type="float">
            <text:p>1216620</text:p>
          </table:table-cell>
          <table:table-cell table:formula="of:=MEDIAN([DATA.E11];[DATA.E56];[DATA.E101];[DATA.E146];[DATA.E191])" office:value-type="float" office:value="0.374991215622261" calcext:value-type="float">
            <text:p>0,374991215622261</text:p>
          </table:table-cell>
          <table:table-cell table:formula="of:=MEDIAN([DATA.F11];[DATA.F56];[DATA.F101];[DATA.F146];[DATA.F191])" office:value-type="float" office:value="811080" calcext:value-type="float">
            <text:p>811080</text:p>
          </table:table-cell>
          <table:table-cell table:formula="of:=MEDIAN([DATA.G11];[DATA.G56];[DATA.G101];[DATA.G146];[DATA.G191])" office:value-type="float" office:value="0.312983216862567" calcext:value-type="float">
            <text:p>0,312983216862567</text:p>
          </table:table-cell>
          <table:table-cell table:formula="of:=MEDIAN([DATA.H11];[DATA.H56];[DATA.H101];[DATA.H146];[DATA.H191])" office:value-type="float" office:value="0.206857692065685" calcext:value-type="float">
            <text:p>0,206857692065685</text:p>
          </table:table-cell>
          <table:table-cell table:formula="of:=MEDIAN([DATA.I11];[DATA.I56];[DATA.I101];[DATA.I146];[DATA.I191])" office:value-type="float" office:value="32056524743" calcext:value-type="float">
            <text:p>32056524743</text:p>
          </table:table-cell>
          <table:table-cell table:formula="of:=MEDIAN([DATA.J11];[DATA.J56];[DATA.J101];[DATA.J146];[DATA.J191])" office:value-type="float" office:value="0.0979584940376408" calcext:value-type="float">
            <text:p>0,097958494037641</text:p>
          </table:table-cell>
          <table:table-cell table:formula="of:=MEDIAN([DATA.K11];[DATA.K56];[DATA.K101];[DATA.K146];[DATA.K191])" office:value-type="float" office:value="0.592518670676562" calcext:value-type="float">
            <text:p>0,592518670676562</text:p>
          </table:table-cell>
          <table:table-cell table:formula="of:=MEDIAN([DATA.L11];[DATA.L56];[DATA.L101];[DATA.L146];[DATA.L191])" office:value-type="float" office:value="0.985046158541238" calcext:value-type="float">
            <text:p>0,985046158541238</text:p>
          </table:table-cell>
          <table:table-cell table:formula="of:=MEDIAN([DATA.M11];[DATA.M56];[DATA.M101];[DATA.M146];[DATA.M191])" office:value-type="float" office:value="10.0895790011092" calcext:value-type="float">
            <text:p>10,0895790011092</text:p>
          </table:table-cell>
          <table:table-cell table:formula="of:=MEDIAN([DATA.N11];[DATA.N56];[DATA.N101];[DATA.N146];[DATA.N191])" office:value-type="float" office:value="51.7114681145734" calcext:value-type="float">
            <text:p>51,7114681145734</text:p>
          </table:table-cell>
          <table:table-cell table:formula="of:=MEDIAN([DATA.O11];[DATA.O56];[DATA.O101];[DATA.O146];[DATA.O191])" office:value-type="float" office:value="0.312983216862567" calcext:value-type="float">
            <text:p>0,31298321686256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table:formula="of:=MEDIAN([DATA.D14];[DATA.D59];[DATA.D104];[DATA.D149];[DATA.D194])" office:value-type="float" office:value="3041550" calcext:value-type="float">
            <text:p>3041550</text:p>
          </table:table-cell>
          <table:table-cell table:formula="of:=MEDIAN([DATA.E14];[DATA.E59];[DATA.E104];[DATA.E149];[DATA.E194])" office:value-type="float" office:value="0.937478039055652" calcext:value-type="float">
            <text:p>0,937478039055652</text:p>
          </table:table-cell>
          <table:table-cell table:formula="of:=MEDIAN([DATA.F14];[DATA.F59];[DATA.F104];[DATA.F149];[DATA.F194])" office:value-type="float" office:value="811080" calcext:value-type="float">
            <text:p>811080</text:p>
          </table:table-cell>
          <table:table-cell table:formula="of:=MEDIAN([DATA.G14];[DATA.G59];[DATA.G104];[DATA.G149];[DATA.G194])" office:value-type="float" office:value="0.330110189652817" calcext:value-type="float">
            <text:p>0,330110189652817</text:p>
          </table:table-cell>
          <table:table-cell table:formula="of:=MEDIAN([DATA.H14];[DATA.H59];[DATA.H104];[DATA.H149];[DATA.H194])" office:value-type="float" office:value="0.214894513422731" calcext:value-type="float">
            <text:p>0,214894513422731</text:p>
          </table:table-cell>
          <table:table-cell table:formula="of:=MEDIAN([DATA.I14];[DATA.I59];[DATA.I104];[DATA.I149];[DATA.I194])" office:value-type="float" office:value="33301982720" calcext:value-type="float">
            <text:p>33301982720</text:p>
          </table:table-cell>
          <table:table-cell table:formula="of:=MEDIAN([DATA.J14];[DATA.J59];[DATA.J104];[DATA.J149];[DATA.J194])" office:value-type="float" office:value="0.108972737312619" calcext:value-type="float">
            <text:p>0,108972737312619</text:p>
          </table:table-cell>
          <table:table-cell table:formula="of:=MEDIAN([DATA.K14];[DATA.K59];[DATA.K104];[DATA.K149];[DATA.K194])" office:value-type="float" office:value="0.593374817477555" calcext:value-type="float">
            <text:p>0,593374817477555</text:p>
          </table:table-cell>
          <table:table-cell table:formula="of:=MEDIAN([DATA.L14];[DATA.L59];[DATA.L104];[DATA.L149];[DATA.L194])" office:value-type="float" office:value="0.999023422598611" calcext:value-type="float">
            <text:p>0,999023422598611</text:p>
          </table:table-cell>
          <table:table-cell table:formula="of:=MEDIAN([DATA.M14];[DATA.M59];[DATA.M104];[DATA.M149];[DATA.M194])" office:value-type="float" office:value="9.62682139817467" calcext:value-type="float">
            <text:p>9,62682139817467</text:p>
          </table:table-cell>
          <table:table-cell table:formula="of:=MEDIAN([DATA.N14];[DATA.N59];[DATA.N104];[DATA.N149];[DATA.N194])" office:value-type="float" office:value="2.29699585756105" calcext:value-type="float">
            <text:p>2,29699585756105</text:p>
          </table:table-cell>
          <table:table-cell table:formula="of:=MEDIAN([DATA.O14];[DATA.O59];[DATA.O104];[DATA.O149];[DATA.O194])" office:value-type="float" office:value="0.330110189652817" calcext:value-type="float">
            <text:p>0,33011018965281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table:formula="of:=MEDIAN([DATA.D13];[DATA.D58];[DATA.D103];[DATA.D148];[DATA.D193])" office:value-type="float" office:value="2433240" calcext:value-type="float">
            <text:p>2433240</text:p>
          </table:table-cell>
          <table:table-cell table:formula="of:=MEDIAN([DATA.E13];[DATA.E58];[DATA.E103];[DATA.E148];[DATA.E193])" office:value-type="float" office:value="0.749982431244521" calcext:value-type="float">
            <text:p>0,749982431244521</text:p>
          </table:table-cell>
          <table:table-cell table:formula="of:=MEDIAN([DATA.F13];[DATA.F58];[DATA.F103];[DATA.F148];[DATA.F193])" office:value-type="float" office:value="811080" calcext:value-type="float">
            <text:p>811080</text:p>
          </table:table-cell>
          <table:table-cell table:formula="of:=MEDIAN([DATA.G13];[DATA.G58];[DATA.G103];[DATA.G148];[DATA.G193])" office:value-type="float" office:value="0.331291513624395" calcext:value-type="float">
            <text:p>0,331291513624395</text:p>
          </table:table-cell>
          <table:table-cell table:formula="of:=MEDIAN([DATA.H13];[DATA.H58];[DATA.H103];[DATA.H148];[DATA.H193])" office:value-type="float" office:value="0.215775999126614" calcext:value-type="float">
            <text:p>0,215775999126614</text:p>
          </table:table-cell>
          <table:table-cell table:formula="of:=MEDIAN([DATA.I13];[DATA.I58];[DATA.I103];[DATA.I148];[DATA.I193])" office:value-type="float" office:value="33438585657" calcext:value-type="float">
            <text:p>33438585657</text:p>
          </table:table-cell>
          <table:table-cell table:formula="of:=MEDIAN([DATA.J13];[DATA.J58];[DATA.J103];[DATA.J148];[DATA.J193])" office:value-type="float" office:value="0.109754066999542" calcext:value-type="float">
            <text:p>0,109754066999542</text:p>
          </table:table-cell>
          <table:table-cell table:formula="of:=MEDIAN([DATA.K13];[DATA.K58];[DATA.K103];[DATA.K148];[DATA.K193])" office:value-type="float" office:value="0.590776069520746" calcext:value-type="float">
            <text:p>0,590776069520746</text:p>
          </table:table-cell>
          <table:table-cell table:formula="of:=MEDIAN([DATA.L13];[DATA.L58];[DATA.L103];[DATA.L148];[DATA.L193])" office:value-type="float" office:value="0.999237048905165" calcext:value-type="float">
            <text:p>0,999237048905165</text:p>
          </table:table-cell>
          <table:table-cell table:formula="of:=MEDIAN([DATA.M13];[DATA.M58];[DATA.M103];[DATA.M148];[DATA.M193])" office:value-type="float" office:value="9.59579377757972" calcext:value-type="float">
            <text:p>9,59579377757972</text:p>
          </table:table-cell>
          <table:table-cell table:formula="of:=MEDIAN([DATA.N13];[DATA.N58];[DATA.N103];[DATA.N148];[DATA.N193])" office:value-type="float" office:value="2.81754242232352" calcext:value-type="float">
            <text:p>2,81754242232352</text:p>
          </table:table-cell>
          <table:table-cell table:formula="of:=MEDIAN([DATA.O13];[DATA.O58];[DATA.O103];[DATA.O148];[DATA.O193])" office:value-type="float" office:value="0.331291513624395" calcext:value-type="float">
            <text:p>0,33129151362439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table:formula="of:=MEDIAN([DATA.D12];[DATA.D57];[DATA.D102];[DATA.D147];[DATA.D192])" office:value-type="float" office:value="1824930" calcext:value-type="float">
            <text:p>1824930</text:p>
          </table:table-cell>
          <table:table-cell table:formula="of:=MEDIAN([DATA.E12];[DATA.E57];[DATA.E102];[DATA.E147];[DATA.E192])" office:value-type="float" office:value="0.562486823433391" calcext:value-type="float">
            <text:p>0,562486823433391</text:p>
          </table:table-cell>
          <table:table-cell table:formula="of:=MEDIAN([DATA.F12];[DATA.F57];[DATA.F102];[DATA.F147];[DATA.F192])" office:value-type="float" office:value="811080" calcext:value-type="float">
            <text:p>811080</text:p>
          </table:table-cell>
          <table:table-cell table:formula="of:=MEDIAN([DATA.G12];[DATA.G57];[DATA.G102];[DATA.G147];[DATA.G192])" office:value-type="float" office:value="0.344415002195203" calcext:value-type="float">
            <text:p>0,344415002195203</text:p>
          </table:table-cell>
          <table:table-cell table:formula="of:=MEDIAN([DATA.H12];[DATA.H57];[DATA.H102];[DATA.H147];[DATA.H192])" office:value-type="float" office:value="0.224751667113718" calcext:value-type="float">
            <text:p>0,224751667113718</text:p>
          </table:table-cell>
          <table:table-cell table:formula="of:=MEDIAN([DATA.I12];[DATA.I57];[DATA.I102];[DATA.I147];[DATA.I192])" office:value-type="float" office:value="34829535735" calcext:value-type="float">
            <text:p>34829535735</text:p>
          </table:table-cell>
          <table:table-cell table:formula="of:=MEDIAN([DATA.J12];[DATA.J57];[DATA.J102];[DATA.J147];[DATA.J192])" office:value-type="float" office:value="0.118621693737122" calcext:value-type="float">
            <text:p>0,118621693737122</text:p>
          </table:table-cell>
          <table:table-cell table:formula="of:=MEDIAN([DATA.K12];[DATA.K57];[DATA.K102];[DATA.K147];[DATA.K192])" office:value-type="float" office:value="0.581307253167908" calcext:value-type="float">
            <text:p>0,581307253167908</text:p>
          </table:table-cell>
          <table:table-cell table:formula="of:=MEDIAN([DATA.L12];[DATA.L57];[DATA.L102];[DATA.L147];[DATA.L192])" office:value-type="float" office:value="0.996917677576867" calcext:value-type="float">
            <text:p>0,996917677576867</text:p>
          </table:table-cell>
          <table:table-cell table:formula="of:=MEDIAN([DATA.M12];[DATA.M57];[DATA.M102];[DATA.M147];[DATA.M192])" office:value-type="float" office:value="9.25835879194657" calcext:value-type="float">
            <text:p>9,25835879194657</text:p>
          </table:table-cell>
          <table:table-cell table:formula="of:=MEDIAN([DATA.N12];[DATA.N57];[DATA.N102];[DATA.N147];[DATA.N192])" office:value-type="float" office:value="6.75423579859675" calcext:value-type="float">
            <text:p>6,75423579859675</text:p>
          </table:table-cell>
          <table:table-cell table:formula="of:=MEDIAN([DATA.O12];[DATA.O57];[DATA.O102];[DATA.O147];[DATA.O192])" office:value-type="float" office:value="0.344415002195203" calcext:value-type="float">
            <text:p>0,34441500219520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table:formula="of:=MEDIAN([DATA.D39];[DATA.D84];[DATA.D129];[DATA.D174];[DATA.D219])" office:value-type="float" office:value="1216620" calcext:value-type="float">
            <text:p>1216620</text:p>
          </table:table-cell>
          <table:table-cell table:formula="of:=MEDIAN([DATA.E39];[DATA.E84];[DATA.E129];[DATA.E174];[DATA.E219])" office:value-type="float" office:value="0.374991215622261" calcext:value-type="float">
            <text:p>0,374991215622261</text:p>
          </table:table-cell>
          <table:table-cell table:formula="of:=MEDIAN([DATA.F39];[DATA.F84];[DATA.F129];[DATA.F174];[DATA.F219])" office:value-type="float" office:value="811080" calcext:value-type="float">
            <text:p>811080</text:p>
          </table:table-cell>
          <table:table-cell table:formula="of:=MEDIAN([DATA.G39];[DATA.G84];[DATA.G129];[DATA.G174];[DATA.G219])" office:value-type="float" office:value="0.34911388825092" calcext:value-type="float">
            <text:p>0,34911388825092</text:p>
          </table:table-cell>
          <table:table-cell table:formula="of:=MEDIAN([DATA.H39];[DATA.H84];[DATA.H129];[DATA.H174];[DATA.H219])" office:value-type="float" office:value="0.308761770978271" calcext:value-type="float">
            <text:p>0,308761770978271</text:p>
          </table:table-cell>
          <table:table-cell table:formula="of:=MEDIAN([DATA.I39];[DATA.I84];[DATA.I129];[DATA.I174];[DATA.I219])" office:value-type="float" office:value="49235887903" calcext:value-type="float">
            <text:p>49235887903</text:p>
          </table:table-cell>
          <table:table-cell table:formula="of:=MEDIAN([DATA.J39];[DATA.J84];[DATA.J129];[DATA.J174];[DATA.J219])" office:value-type="float" office:value="0.121880506969676" calcext:value-type="float">
            <text:p>0,121880506969676</text:p>
          </table:table-cell>
          <table:table-cell table:formula="of:=MEDIAN([DATA.K39];[DATA.K84];[DATA.K129];[DATA.K174];[DATA.K219])" office:value-type="float" office:value="0.530962051900869" calcext:value-type="float">
            <text:p>0,530962051900869</text:p>
          </table:table-cell>
          <table:table-cell table:formula="of:=MEDIAN([DATA.L39];[DATA.L84];[DATA.L129];[DATA.L174];[DATA.L219])" office:value-type="float" office:value="0.933333333333333" calcext:value-type="float">
            <text:p>0,933333333333333</text:p>
          </table:table-cell>
          <table:table-cell table:formula="of:=MEDIAN([DATA.M39];[DATA.M84];[DATA.M129];[DATA.M174];[DATA.M219])" office:value-type="float" office:value="9.14065747970247" calcext:value-type="float">
            <text:p>9,14065747970247</text:p>
          </table:table-cell>
          <table:table-cell table:formula="of:=MEDIAN([DATA.N39];[DATA.N84];[DATA.N129];[DATA.N174];[DATA.N219])" office:value-type="float" office:value="92.1002065581064" calcext:value-type="float">
            <text:p>92,1002065581064</text:p>
          </table:table-cell>
          <table:table-cell table:formula="of:=MEDIAN([DATA.O39];[DATA.O84];[DATA.O129];[DATA.O174];[DATA.O219])" office:value-type="float" office:value="0.34911388825092" calcext:value-type="float">
            <text:p>0,349113888250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table:formula="of:=MEDIAN([DATA.D43];[DATA.D88];[DATA.D133];[DATA.D178];[DATA.D223])" office:value-type="float" office:value="1216620" calcext:value-type="float">
            <text:p>1216620</text:p>
          </table:table-cell>
          <table:table-cell table:formula="of:=MEDIAN([DATA.E43];[DATA.E88];[DATA.E133];[DATA.E178];[DATA.E223])" office:value-type="float" office:value="0.374991215622261" calcext:value-type="float">
            <text:p>0,374991215622261</text:p>
          </table:table-cell>
          <table:table-cell table:formula="of:=MEDIAN([DATA.F43];[DATA.F88];[DATA.F133];[DATA.F178];[DATA.F223])" office:value-type="float" office:value="811080" calcext:value-type="float">
            <text:p>811080</text:p>
          </table:table-cell>
          <table:table-cell table:formula="of:=MEDIAN([DATA.G43];[DATA.G88];[DATA.G133];[DATA.G178];[DATA.G223])" office:value-type="float" office:value="0.349623178884874" calcext:value-type="float">
            <text:p>0,349623178884874</text:p>
          </table:table-cell>
          <table:table-cell table:formula="of:=MEDIAN([DATA.H43];[DATA.H88];[DATA.H133];[DATA.H178];[DATA.H223])" office:value-type="float" office:value="0.308909638666545" calcext:value-type="float">
            <text:p>0,308909638666545</text:p>
          </table:table-cell>
          <table:table-cell table:formula="of:=MEDIAN([DATA.I43];[DATA.I88];[DATA.I133];[DATA.I178];[DATA.I223])" office:value-type="float" office:value="49259467237" calcext:value-type="float">
            <text:p>49259467237</text:p>
          </table:table-cell>
          <table:table-cell table:formula="of:=MEDIAN([DATA.J43];[DATA.J88];[DATA.J133];[DATA.J178];[DATA.J223])" office:value-type="float" office:value="0.122236367213565" calcext:value-type="float">
            <text:p>0,122236367213565</text:p>
          </table:table-cell>
          <table:table-cell table:formula="of:=MEDIAN([DATA.K43];[DATA.K88];[DATA.K133];[DATA.K178];[DATA.K223])" office:value-type="float" office:value="0.530936831768801" calcext:value-type="float">
            <text:p>0,530936831768801</text:p>
          </table:table-cell>
          <table:table-cell table:formula="of:=MEDIAN([DATA.L43];[DATA.L88];[DATA.L133];[DATA.L178];[DATA.L223])" office:value-type="float" office:value="0.933333333333333" calcext:value-type="float">
            <text:p>0,933333333333333</text:p>
          </table:table-cell>
          <table:table-cell table:formula="of:=MEDIAN([DATA.M43];[DATA.M88];[DATA.M133];[DATA.M178];[DATA.M223])" office:value-type="float" office:value="9.12799565530056" calcext:value-type="float">
            <text:p>9,12799565530056</text:p>
          </table:table-cell>
          <table:table-cell table:formula="of:=MEDIAN([DATA.N43];[DATA.N88];[DATA.N133];[DATA.N178];[DATA.N223])" office:value-type="float" office:value="113.87943695401" calcext:value-type="float">
            <text:p>113,87943695401</text:p>
          </table:table-cell>
          <table:table-cell table:formula="of:=MEDIAN([DATA.O43];[DATA.O88];[DATA.O133];[DATA.O178];[DATA.O223])" office:value-type="float" office:value="0.349623178884874" calcext:value-type="float">
            <text:p>0,3496231788848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table:formula="of:=MEDIAN([DATA.D6];[DATA.D51];[DATA.D96];[DATA.D141];[DATA.D186])" office:value-type="float" office:value="4055400" calcext:value-type="float">
            <text:p>4055400</text:p>
          </table:table-cell>
          <table:table-cell table:formula="of:=MEDIAN([DATA.E6];[DATA.E51];[DATA.E96];[DATA.E141];[DATA.E186])" office:value-type="float" office:value="1.24997071874087" calcext:value-type="float">
            <text:p>1,24997071874087</text:p>
          </table:table-cell>
          <table:table-cell table:formula="of:=MEDIAN([DATA.F6];[DATA.F51];[DATA.F96];[DATA.F141];[DATA.F186])" office:value-type="float" office:value="811080" calcext:value-type="float">
            <text:p>811080</text:p>
          </table:table-cell>
          <table:table-cell table:formula="of:=MEDIAN([DATA.G6];[DATA.G51];[DATA.G96];[DATA.G141];[DATA.G186])" office:value-type="float" office:value="0.353769713894351" calcext:value-type="float">
            <text:p>0,353769713894351</text:p>
          </table:table-cell>
          <table:table-cell table:formula="of:=MEDIAN([DATA.H6];[DATA.H51];[DATA.H96];[DATA.H141];[DATA.H186])" office:value-type="float" office:value="0.207511185439216" calcext:value-type="float">
            <text:p>0,207511185439216</text:p>
          </table:table-cell>
          <table:table-cell table:formula="of:=MEDIAN([DATA.I6];[DATA.I51];[DATA.I96];[DATA.I141];[DATA.I186])" office:value-type="float" office:value="42877061256" calcext:value-type="float">
            <text:p>42877061256</text:p>
          </table:table-cell>
          <table:table-cell table:formula="of:=MEDIAN([DATA.J6];[DATA.J51];[DATA.J96];[DATA.J141];[DATA.J186])" office:value-type="float" office:value="0.125153010468891" calcext:value-type="float">
            <text:p>0,125153010468891</text:p>
          </table:table-cell>
          <table:table-cell table:formula="of:=MEDIAN([DATA.K6];[DATA.K51];[DATA.K96];[DATA.K141];[DATA.K186])" office:value-type="float" office:value="0.384549258887993" calcext:value-type="float">
            <text:p>0,384549258887993</text:p>
          </table:table-cell>
          <table:table-cell table:formula="of:=MEDIAN([DATA.L6];[DATA.L51];[DATA.L96];[DATA.L141];[DATA.L186])" office:value-type="float" office:value="1" calcext:value-type="float">
            <text:p>1</text:p>
          </table:table-cell>
          <table:table-cell table:formula="of:=MEDIAN([DATA.M6];[DATA.M51];[DATA.M96];[DATA.M141];[DATA.M186])" office:value-type="float" office:value="9.02558699277472" calcext:value-type="float">
            <text:p>9,02558699277472</text:p>
          </table:table-cell>
          <table:table-cell table:formula="of:=MEDIAN([DATA.N6];[DATA.N51];[DATA.N96];[DATA.N141];[DATA.N186])" office:value-type="float" office:value="0.2368112900753" calcext:value-type="float">
            <text:p>0,2368112900753</text:p>
          </table:table-cell>
          <table:table-cell table:formula="of:=MEDIAN([DATA.O6];[DATA.O51];[DATA.O96];[DATA.O141];[DATA.O186])" office:value-type="float" office:value="0.353769713894351" calcext:value-type="float">
            <text:p>0,35376971389435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table:formula="of:=MEDIAN([DATA.D5];[DATA.D50];[DATA.D95];[DATA.D140];[DATA.D185])" office:value-type="float" office:value="3244320" calcext:value-type="float">
            <text:p>3244320</text:p>
          </table:table-cell>
          <table:table-cell table:formula="of:=MEDIAN([DATA.E5];[DATA.E50];[DATA.E95];[DATA.E140];[DATA.E185])" office:value-type="float" office:value="0.999976574992695" calcext:value-type="float">
            <text:p>0,999976574992695</text:p>
          </table:table-cell>
          <table:table-cell table:formula="of:=MEDIAN([DATA.F5];[DATA.F50];[DATA.F95];[DATA.F140];[DATA.F185])" office:value-type="float" office:value="811080" calcext:value-type="float">
            <text:p>811080</text:p>
          </table:table-cell>
          <table:table-cell table:formula="of:=MEDIAN([DATA.G5];[DATA.G50];[DATA.G95];[DATA.G140];[DATA.G185])" office:value-type="float" office:value="0.353775039693186" calcext:value-type="float">
            <text:p>0,353775039693186</text:p>
          </table:table-cell>
          <table:table-cell table:formula="of:=MEDIAN([DATA.H5];[DATA.H50];[DATA.H95];[DATA.H140];[DATA.H185])" office:value-type="float" office:value="0.207515214534364" calcext:value-type="float">
            <text:p>0,207515214534364</text:p>
          </table:table-cell>
          <table:table-cell table:formula="of:=MEDIAN([DATA.I5];[DATA.I50];[DATA.I95];[DATA.I140];[DATA.I185])" office:value-type="float" office:value="42877893769" calcext:value-type="float">
            <text:p>42877893769</text:p>
          </table:table-cell>
          <table:table-cell table:formula="of:=MEDIAN([DATA.J5];[DATA.J50];[DATA.J95];[DATA.J140];[DATA.J185])" office:value-type="float" office:value="0.125156778709916" calcext:value-type="float">
            <text:p>0,125156778709916</text:p>
          </table:table-cell>
          <table:table-cell table:formula="of:=MEDIAN([DATA.K5];[DATA.K50];[DATA.K95];[DATA.K140];[DATA.K185])" office:value-type="float" office:value="0.384549326718534" calcext:value-type="float">
            <text:p>0,384549326718534</text:p>
          </table:table-cell>
          <table:table-cell table:formula="of:=MEDIAN([DATA.L5];[DATA.L50];[DATA.L95];[DATA.L140];[DATA.L185])" office:value-type="float" office:value="1" calcext:value-type="float">
            <text:p>1</text:p>
          </table:table-cell>
          <table:table-cell table:formula="of:=MEDIAN([DATA.M5];[DATA.M50];[DATA.M95];[DATA.M140];[DATA.M185])" office:value-type="float" office:value="9.02545623270425" calcext:value-type="float">
            <text:p>9,02545623270425</text:p>
          </table:table-cell>
          <table:table-cell table:formula="of:=MEDIAN([DATA.N5];[DATA.N50];[DATA.N95];[DATA.N140];[DATA.N185])" office:value-type="float" office:value="0.23456599901293" calcext:value-type="float">
            <text:p>0,23456599901293</text:p>
          </table:table-cell>
          <table:table-cell table:formula="of:=MEDIAN([DATA.O5];[DATA.O50];[DATA.O95];[DATA.O140];[DATA.O185])" office:value-type="float" office:value="0.353775039693186" calcext:value-type="float">
            <text:p>0,35377503969318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table:formula="of:=MEDIAN([DATA.D4];[DATA.D49];[DATA.D94];[DATA.D139];[DATA.D184])" office:value-type="float" office:value="2433240" calcext:value-type="float">
            <text:p>2433240</text:p>
          </table:table-cell>
          <table:table-cell table:formula="of:=MEDIAN([DATA.E4];[DATA.E49];[DATA.E94];[DATA.E139];[DATA.E184])" office:value-type="float" office:value="0.749982431244521" calcext:value-type="float">
            <text:p>0,749982431244521</text:p>
          </table:table-cell>
          <table:table-cell table:formula="of:=MEDIAN([DATA.F4];[DATA.F49];[DATA.F94];[DATA.F139];[DATA.F184])" office:value-type="float" office:value="811080" calcext:value-type="float">
            <text:p>811080</text:p>
          </table:table-cell>
          <table:table-cell table:formula="of:=MEDIAN([DATA.G4];[DATA.G49];[DATA.G94];[DATA.G139];[DATA.G184])" office:value-type="float" office:value="0.35378102509502" calcext:value-type="float">
            <text:p>0,35378102509502</text:p>
          </table:table-cell>
          <table:table-cell table:formula="of:=MEDIAN([DATA.H4];[DATA.H49];[DATA.H94];[DATA.H139];[DATA.H184])" office:value-type="float" office:value="0.20753446457766" calcext:value-type="float">
            <text:p>0,20753446457766</text:p>
          </table:table-cell>
          <table:table-cell table:formula="of:=MEDIAN([DATA.I4];[DATA.I49];[DATA.I94];[DATA.I139];[DATA.I184])" office:value-type="float" office:value="42881871315" calcext:value-type="float">
            <text:p>42881871315</text:p>
          </table:table-cell>
          <table:table-cell table:formula="of:=MEDIAN([DATA.J4];[DATA.J49];[DATA.J94];[DATA.J139];[DATA.J184])" office:value-type="float" office:value="0.125161013717283" calcext:value-type="float">
            <text:p>0,125161013717283</text:p>
          </table:table-cell>
          <table:table-cell table:formula="of:=MEDIAN([DATA.K4];[DATA.K49];[DATA.K94];[DATA.K139];[DATA.K184])" office:value-type="float" office:value="0.384423993677142" calcext:value-type="float">
            <text:p>0,384423993677142</text:p>
          </table:table-cell>
          <table:table-cell table:formula="of:=MEDIAN([DATA.L4];[DATA.L49];[DATA.L94];[DATA.L139];[DATA.L184])" office:value-type="float" office:value="1" calcext:value-type="float">
            <text:p>1</text:p>
          </table:table-cell>
          <table:table-cell table:formula="of:=MEDIAN([DATA.M4];[DATA.M49];[DATA.M94];[DATA.M139];[DATA.M184])" office:value-type="float" office:value="9.02530928027927" calcext:value-type="float">
            <text:p>9,02530928027927</text:p>
          </table:table-cell>
          <table:table-cell table:formula="of:=MEDIAN([DATA.N4];[DATA.N49];[DATA.N94];[DATA.N139];[DATA.N184])" office:value-type="float" office:value="0.239812235493197" calcext:value-type="float">
            <text:p>0,239812235493197</text:p>
          </table:table-cell>
          <table:table-cell table:formula="of:=MEDIAN([DATA.O4];[DATA.O49];[DATA.O94];[DATA.O139];[DATA.O184])" office:value-type="float" office:value="0.35378102509502" calcext:value-type="float">
            <text:p>0,353781025095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table:formula="of:=MEDIAN([DATA.D3];[DATA.D48];[DATA.D93];[DATA.D138];[DATA.D183])" office:value-type="float" office:value="1622160" calcext:value-type="float">
            <text:p>1622160</text:p>
          </table:table-cell>
          <table:table-cell table:formula="of:=MEDIAN([DATA.E3];[DATA.E48];[DATA.E93];[DATA.E138];[DATA.E183])" office:value-type="float" office:value="0.499988287496348" calcext:value-type="float">
            <text:p>0,499988287496348</text:p>
          </table:table-cell>
          <table:table-cell table:formula="of:=MEDIAN([DATA.F3];[DATA.F48];[DATA.F93];[DATA.F138];[DATA.F183])" office:value-type="float" office:value="811080" calcext:value-type="float">
            <text:p>811080</text:p>
          </table:table-cell>
          <table:table-cell table:formula="of:=MEDIAN([DATA.G3];[DATA.G48];[DATA.G93];[DATA.G138];[DATA.G183])" office:value-type="float" office:value="0.354103399349435" calcext:value-type="float">
            <text:p>0,354103399349435</text:p>
          </table:table-cell>
          <table:table-cell table:formula="of:=MEDIAN([DATA.H3];[DATA.H48];[DATA.H93];[DATA.H138];[DATA.H183])" office:value-type="float" office:value="0.207932164619249" calcext:value-type="float">
            <text:p>0,207932164619249</text:p>
          </table:table-cell>
          <table:table-cell table:formula="of:=MEDIAN([DATA.I3];[DATA.I48];[DATA.I93];[DATA.I138];[DATA.I183])" office:value-type="float" office:value="42964046206" calcext:value-type="float">
            <text:p>42964046206</text:p>
          </table:table-cell>
          <table:table-cell table:formula="of:=MEDIAN([DATA.J3];[DATA.J48];[DATA.J93];[DATA.J138];[DATA.J183])" office:value-type="float" office:value="0.125389217430825" calcext:value-type="float">
            <text:p>0,125389217430825</text:p>
          </table:table-cell>
          <table:table-cell table:formula="of:=MEDIAN([DATA.K3];[DATA.K48];[DATA.K93];[DATA.K138];[DATA.K183])" office:value-type="float" office:value="0.381121496291213" calcext:value-type="float">
            <text:p>0,381121496291213</text:p>
          </table:table-cell>
          <table:table-cell table:formula="of:=MEDIAN([DATA.L3];[DATA.L48];[DATA.L93];[DATA.L138];[DATA.L183])" office:value-type="float" office:value="1" calcext:value-type="float">
            <text:p>1</text:p>
          </table:table-cell>
          <table:table-cell table:formula="of:=MEDIAN([DATA.M3];[DATA.M48];[DATA.M93];[DATA.M138];[DATA.M183])" office:value-type="float" office:value="9.01739808095666" calcext:value-type="float">
            <text:p>9,01739808095666</text:p>
          </table:table-cell>
          <table:table-cell table:formula="of:=MEDIAN([DATA.N3];[DATA.N48];[DATA.N93];[DATA.N138];[DATA.N183])" office:value-type="float" office:value="0.324810545758397" calcext:value-type="float">
            <text:p>0,324810545758397</text:p>
          </table:table-cell>
          <table:table-cell table:formula="of:=MEDIAN([DATA.O3];[DATA.O48];[DATA.O93];[DATA.O138];[DATA.O183])" office:value-type="float" office:value="0.354103399349435" calcext:value-type="float">
            <text:p>0,35410339934943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YCbCr</text:p>
          </table:table-cell>
          <table:table-cell table:formula="of:=MEDIAN([DATA.D9];[DATA.D54];[DATA.D99];[DATA.D144];[DATA.D189])" office:value-type="float" office:value="2433240" calcext:value-type="float">
            <text:p>2433240</text:p>
          </table:table-cell>
          <table:table-cell table:formula="of:=MEDIAN([DATA.E9];[DATA.E54];[DATA.E99];[DATA.E144];[DATA.E189])" office:value-type="float" office:value="0.749982431244521" calcext:value-type="float">
            <text:p>0,749982431244521</text:p>
          </table:table-cell>
          <table:table-cell table:formula="of:=MEDIAN([DATA.F9];[DATA.F54];[DATA.F99];[DATA.F144];[DATA.F189])" office:value-type="float" office:value="811080" calcext:value-type="float">
            <text:p>811080</text:p>
          </table:table-cell>
          <table:table-cell table:formula="of:=MEDIAN([DATA.G9];[DATA.G54];[DATA.G99];[DATA.G144];[DATA.G189])" office:value-type="float" office:value="0.360100738802356" calcext:value-type="float">
            <text:p>0,360100738802356</text:p>
          </table:table-cell>
          <table:table-cell table:formula="of:=MEDIAN([DATA.H9];[DATA.H54];[DATA.H99];[DATA.H144];[DATA.H189])" office:value-type="float" office:value="0.331064675142045" calcext:value-type="float">
            <text:p>0,331064675142045</text:p>
          </table:table-cell>
          <table:table-cell table:formula="of:=MEDIAN([DATA.I9];[DATA.I54];[DATA.I99];[DATA.I144];[DATA.I189])" office:value-type="float" office:value="53089421920" calcext:value-type="float">
            <text:p>53089421920</text:p>
          </table:table-cell>
          <table:table-cell table:formula="of:=MEDIAN([DATA.J9];[DATA.J54];[DATA.J99];[DATA.J144];[DATA.J189])" office:value-type="float" office:value="0.129672542086003" calcext:value-type="float">
            <text:p>0,129672542086003</text:p>
          </table:table-cell>
          <table:table-cell table:formula="of:=MEDIAN([DATA.K9];[DATA.K54];[DATA.K99];[DATA.K144];[DATA.K189])" office:value-type="float" office:value="0.619652465989585" calcext:value-type="float">
            <text:p>0,619652465989585</text:p>
          </table:table-cell>
          <table:table-cell table:formula="of:=MEDIAN([DATA.L9];[DATA.L54];[DATA.L99];[DATA.L144];[DATA.L189])" office:value-type="float" office:value="0.737376974135958" calcext:value-type="float">
            <text:p>0,737376974135958</text:p>
          </table:table-cell>
          <table:table-cell table:formula="of:=MEDIAN([DATA.M9];[DATA.M54];[DATA.M99];[DATA.M144];[DATA.M189])" office:value-type="float" office:value="8.87151975211012" calcext:value-type="float">
            <text:p>8,87151975211012</text:p>
          </table:table-cell>
          <table:table-cell table:formula="of:=MEDIAN([DATA.N9];[DATA.N54];[DATA.N99];[DATA.N144];[DATA.N189])" office:value-type="float" office:value="1.17597367652652" calcext:value-type="float">
            <text:p>1,17597367652652</text:p>
          </table:table-cell>
          <table:table-cell table:formula="of:=MEDIAN([DATA.O9];[DATA.O54];[DATA.O99];[DATA.O144];[DATA.O189])" office:value-type="float" office:value="0.360100738802356" calcext:value-type="float">
            <text:p>0,36010073880235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YCbCr</text:p>
          </table:table-cell>
          <table:table-cell table:formula="of:=MEDIAN([DATA.D10];[DATA.D55];[DATA.D100];[DATA.D145];[DATA.D190])" office:value-type="float" office:value="3041550" calcext:value-type="float">
            <text:p>3041550</text:p>
          </table:table-cell>
          <table:table-cell table:formula="of:=MEDIAN([DATA.E10];[DATA.E55];[DATA.E100];[DATA.E145];[DATA.E190])" office:value-type="float" office:value="0.937478039055652" calcext:value-type="float">
            <text:p>0,937478039055652</text:p>
          </table:table-cell>
          <table:table-cell table:formula="of:=MEDIAN([DATA.F10];[DATA.F55];[DATA.F100];[DATA.F145];[DATA.F190])" office:value-type="float" office:value="811080" calcext:value-type="float">
            <text:p>811080</text:p>
          </table:table-cell>
          <table:table-cell table:formula="of:=MEDIAN([DATA.G10];[DATA.G55];[DATA.G100];[DATA.G145];[DATA.G190])" office:value-type="float" office:value="0.360102672083748" calcext:value-type="float">
            <text:p>0,360102672083748</text:p>
          </table:table-cell>
          <table:table-cell table:formula="of:=MEDIAN([DATA.H10];[DATA.H55];[DATA.H100];[DATA.H145];[DATA.H190])" office:value-type="float" office:value="0.331074919990422" calcext:value-type="float">
            <text:p>0,331074919990422</text:p>
          </table:table-cell>
          <table:table-cell table:formula="of:=MEDIAN([DATA.I10];[DATA.I55];[DATA.I100];[DATA.I145];[DATA.I190])" office:value-type="float" office:value="53091701834" calcext:value-type="float">
            <text:p>53091701834</text:p>
          </table:table-cell>
          <table:table-cell table:formula="of:=MEDIAN([DATA.J10];[DATA.J55];[DATA.J100];[DATA.J145];[DATA.J190])" office:value-type="float" office:value="0.129673934441855" calcext:value-type="float">
            <text:p>0,129673934441855</text:p>
          </table:table-cell>
          <table:table-cell table:formula="of:=MEDIAN([DATA.K10];[DATA.K55];[DATA.K100];[DATA.K145];[DATA.K190])" office:value-type="float" office:value="0.625326049083292" calcext:value-type="float">
            <text:p>0,625326049083292</text:p>
          </table:table-cell>
          <table:table-cell table:formula="of:=MEDIAN([DATA.L10];[DATA.L55];[DATA.L100];[DATA.L145];[DATA.L190])" office:value-type="float" office:value="0.739040207522698" calcext:value-type="float">
            <text:p>0,739040207522698</text:p>
          </table:table-cell>
          <table:table-cell table:formula="of:=MEDIAN([DATA.M10];[DATA.M55];[DATA.M100];[DATA.M145];[DATA.M190])" office:value-type="float" office:value="8.87147312009324" calcext:value-type="float">
            <text:p>8,87147312009324</text:p>
          </table:table-cell>
          <table:table-cell table:formula="of:=MEDIAN([DATA.N10];[DATA.N55];[DATA.N100];[DATA.N145];[DATA.N190])" office:value-type="float" office:value="1.41717599795386" calcext:value-type="float">
            <text:p>1,41717599795386</text:p>
          </table:table-cell>
          <table:table-cell table:formula="of:=MEDIAN([DATA.O10];[DATA.O55];[DATA.O100];[DATA.O145];[DATA.O190])" office:value-type="float" office:value="0.360102672083748" calcext:value-type="float">
            <text:p>0,36010267208374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YCbCr</text:p>
          </table:table-cell>
          <table:table-cell table:formula="of:=MEDIAN([DATA.D8];[DATA.D53];[DATA.D98];[DATA.D143];[DATA.D188])" office:value-type="float" office:value="1824930" calcext:value-type="float">
            <text:p>1824930</text:p>
          </table:table-cell>
          <table:table-cell table:formula="of:=MEDIAN([DATA.E8];[DATA.E53];[DATA.E98];[DATA.E143];[DATA.E188])" office:value-type="float" office:value="0.562486823433391" calcext:value-type="float">
            <text:p>0,562486823433391</text:p>
          </table:table-cell>
          <table:table-cell table:formula="of:=MEDIAN([DATA.F8];[DATA.F53];[DATA.F98];[DATA.F143];[DATA.F188])" office:value-type="float" office:value="811080" calcext:value-type="float">
            <text:p>811080</text:p>
          </table:table-cell>
          <table:table-cell table:formula="of:=MEDIAN([DATA.G8];[DATA.G53];[DATA.G98];[DATA.G143];[DATA.G188])" office:value-type="float" office:value="0.360231962778103" calcext:value-type="float">
            <text:p>0,360231962778103</text:p>
          </table:table-cell>
          <table:table-cell table:formula="of:=MEDIAN([DATA.H8];[DATA.H53];[DATA.H98];[DATA.H143];[DATA.H188])" office:value-type="float" office:value="0.331408671120849" calcext:value-type="float">
            <text:p>0,331408671120849</text:p>
          </table:table-cell>
          <table:table-cell table:formula="of:=MEDIAN([DATA.I8];[DATA.I53];[DATA.I98];[DATA.I143];[DATA.I188])" office:value-type="float" office:value="53086120179" calcext:value-type="float">
            <text:p>53086120179</text:p>
          </table:table-cell>
          <table:table-cell table:formula="of:=MEDIAN([DATA.J8];[DATA.J53];[DATA.J98];[DATA.J143];[DATA.J188])" office:value-type="float" office:value="0.129767067006965" calcext:value-type="float">
            <text:p>0,129767067006965</text:p>
          </table:table-cell>
          <table:table-cell table:formula="of:=MEDIAN([DATA.K8];[DATA.K53];[DATA.K98];[DATA.K143];[DATA.K188])" office:value-type="float" office:value="0.5947547649154" calcext:value-type="float">
            <text:p>0,5947547649154</text:p>
          </table:table-cell>
          <table:table-cell table:formula="of:=MEDIAN([DATA.L8];[DATA.L53];[DATA.L98];[DATA.L143];[DATA.L188])" office:value-type="float" office:value="0.73015945677882" calcext:value-type="float">
            <text:p>0,73015945677882</text:p>
          </table:table-cell>
          <table:table-cell table:formula="of:=MEDIAN([DATA.M8];[DATA.M53];[DATA.M98];[DATA.M143];[DATA.M188])" office:value-type="float" office:value="8.86835511171184" calcext:value-type="float">
            <text:p>8,86835511171184</text:p>
          </table:table-cell>
          <table:table-cell table:formula="of:=MEDIAN([DATA.N8];[DATA.N53];[DATA.N98];[DATA.N143];[DATA.N188])" office:value-type="float" office:value="3.46903711635051" calcext:value-type="float">
            <text:p>3,46903711635051</text:p>
          </table:table-cell>
          <table:table-cell table:formula="of:=MEDIAN([DATA.O8];[DATA.O53];[DATA.O98];[DATA.O143];[DATA.O188])" office:value-type="float" office:value="0.360231962778103" calcext:value-type="float">
            <text:p>0,36023196277810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table:formula="of:=MEDIAN([DATA.D19];[DATA.D64];[DATA.D109];[DATA.D154];[DATA.D199])" office:value-type="float" office:value="1216620" calcext:value-type="float">
            <text:p>1216620</text:p>
          </table:table-cell>
          <table:table-cell table:formula="of:=MEDIAN([DATA.E19];[DATA.E64];[DATA.E109];[DATA.E154];[DATA.E199])" office:value-type="float" office:value="0.374991215622261" calcext:value-type="float">
            <text:p>0,374991215622261</text:p>
          </table:table-cell>
          <table:table-cell table:formula="of:=MEDIAN([DATA.F19];[DATA.F64];[DATA.F109];[DATA.F154];[DATA.F199])" office:value-type="float" office:value="811080" calcext:value-type="float">
            <text:p>811080</text:p>
          </table:table-cell>
          <table:table-cell table:formula="of:=MEDIAN([DATA.G19];[DATA.G64];[DATA.G109];[DATA.G154];[DATA.G199])" office:value-type="float" office:value="0.361652569237737" calcext:value-type="float">
            <text:p>0,361652569237737</text:p>
          </table:table-cell>
          <table:table-cell table:formula="of:=MEDIAN([DATA.H19];[DATA.H64];[DATA.H109];[DATA.H154];[DATA.H199])" office:value-type="float" office:value="0.324926460119057" calcext:value-type="float">
            <text:p>0,324926460119057</text:p>
          </table:table-cell>
          <table:table-cell table:formula="of:=MEDIAN([DATA.I19];[DATA.I64];[DATA.I109];[DATA.I154];[DATA.I199])" office:value-type="float" office:value="52759348386" calcext:value-type="float">
            <text:p>52759348386</text:p>
          </table:table-cell>
          <table:table-cell table:formula="of:=MEDIAN([DATA.J19];[DATA.J64];[DATA.J109];[DATA.J154];[DATA.J199])" office:value-type="float" office:value="0.130792580836256" calcext:value-type="float">
            <text:p>0,130792580836256</text:p>
          </table:table-cell>
          <table:table-cell table:formula="of:=MEDIAN([DATA.K19];[DATA.K64];[DATA.K109];[DATA.K154];[DATA.K199])" office:value-type="float" office:value="0.692952851395106" calcext:value-type="float">
            <text:p>0,692952851395106</text:p>
          </table:table-cell>
          <table:table-cell table:formula="of:=MEDIAN([DATA.L19];[DATA.L64];[DATA.L109];[DATA.L154];[DATA.L199])" office:value-type="float" office:value="0.8" calcext:value-type="float">
            <text:p>0,8</text:p>
          </table:table-cell>
          <table:table-cell table:formula="of:=MEDIAN([DATA.M19];[DATA.M64];[DATA.M109];[DATA.M154];[DATA.M199])" office:value-type="float" office:value="8.83416890516789" calcext:value-type="float">
            <text:p>8,83416890516789</text:p>
          </table:table-cell>
          <table:table-cell table:formula="of:=MEDIAN([DATA.N19];[DATA.N64];[DATA.N109];[DATA.N154];[DATA.N199])" office:value-type="float" office:value="45.5740909189553" calcext:value-type="float">
            <text:p>45,5740909189553</text:p>
          </table:table-cell>
          <table:table-cell table:formula="of:=MEDIAN([DATA.O19];[DATA.O64];[DATA.O109];[DATA.O154];[DATA.O199])" office:value-type="float" office:value="0.361652569237737" calcext:value-type="float">
            <text:p>0,36165256923773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YCbCr</text:p>
          </table:table-cell>
          <table:table-cell table:formula="of:=MEDIAN([DATA.D7];[DATA.D52];[DATA.D97];[DATA.D142];[DATA.D187])" office:value-type="float" office:value="1216620" calcext:value-type="float">
            <text:p>1216620</text:p>
          </table:table-cell>
          <table:table-cell table:formula="of:=MEDIAN([DATA.E7];[DATA.E52];[DATA.E97];[DATA.E142];[DATA.E187])" office:value-type="float" office:value="0.374991215622261" calcext:value-type="float">
            <text:p>0,374991215622261</text:p>
          </table:table-cell>
          <table:table-cell table:formula="of:=MEDIAN([DATA.F7];[DATA.F52];[DATA.F97];[DATA.F142];[DATA.F187])" office:value-type="float" office:value="811080" calcext:value-type="float">
            <text:p>811080</text:p>
          </table:table-cell>
          <table:table-cell table:formula="of:=MEDIAN([DATA.G7];[DATA.G52];[DATA.G97];[DATA.G142];[DATA.G187])" office:value-type="float" office:value="0.361765933189499" calcext:value-type="float">
            <text:p>0,361765933189499</text:p>
          </table:table-cell>
          <table:table-cell table:formula="of:=MEDIAN([DATA.H7];[DATA.H52];[DATA.H97];[DATA.H142];[DATA.H187])" office:value-type="float" office:value="0.333408550524768" calcext:value-type="float">
            <text:p>0,333408550524768</text:p>
          </table:table-cell>
          <table:table-cell table:formula="of:=MEDIAN([DATA.I7];[DATA.I52];[DATA.I97];[DATA.I142];[DATA.I187])" office:value-type="float" office:value="54331860189" calcext:value-type="float">
            <text:p>54331860189</text:p>
          </table:table-cell>
          <table:table-cell table:formula="of:=MEDIAN([DATA.J7];[DATA.J52];[DATA.J97];[DATA.J142];[DATA.J187])" office:value-type="float" office:value="0.130874590416469" calcext:value-type="float">
            <text:p>0,130874590416469</text:p>
          </table:table-cell>
          <table:table-cell table:formula="of:=MEDIAN([DATA.K7];[DATA.K52];[DATA.K97];[DATA.K142];[DATA.K187])" office:value-type="float" office:value="0.567195036571047" calcext:value-type="float">
            <text:p>0,567195036571047</text:p>
          </table:table-cell>
          <table:table-cell table:formula="of:=MEDIAN([DATA.L7];[DATA.L52];[DATA.L97];[DATA.L142];[DATA.L187])" office:value-type="float" office:value="0.733333333333333" calcext:value-type="float">
            <text:p>0,733333333333333</text:p>
          </table:table-cell>
          <table:table-cell table:formula="of:=MEDIAN([DATA.M7];[DATA.M52];[DATA.M97];[DATA.M142];[DATA.M187])" office:value-type="float" office:value="8.83144664473718" calcext:value-type="float">
            <text:p>8,83144664473718</text:p>
          </table:table-cell>
          <table:table-cell table:formula="of:=MEDIAN([DATA.N7];[DATA.N52];[DATA.N97];[DATA.N142];[DATA.N187])" office:value-type="float" office:value="47.4121743024521" calcext:value-type="float">
            <text:p>47,4121743024521</text:p>
          </table:table-cell>
          <table:table-cell table:formula="of:=MEDIAN([DATA.O7];[DATA.O52];[DATA.O97];[DATA.O142];[DATA.O187])" office:value-type="float" office:value="0.361765933189499" calcext:value-type="float">
            <text:p>0,36176593318949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table:formula="of:=MEDIAN([DATA.D20];[DATA.D65];[DATA.D110];[DATA.D155];[DATA.D200])" office:value-type="float" office:value="1824930" calcext:value-type="float">
            <text:p>1824930</text:p>
          </table:table-cell>
          <table:table-cell table:formula="of:=MEDIAN([DATA.E20];[DATA.E65];[DATA.E110];[DATA.E155];[DATA.E200])" office:value-type="float" office:value="0.562486823433391" calcext:value-type="float">
            <text:p>0,562486823433391</text:p>
          </table:table-cell>
          <table:table-cell table:formula="of:=MEDIAN([DATA.F20];[DATA.F65];[DATA.F110];[DATA.F155];[DATA.F200])" office:value-type="float" office:value="811080" calcext:value-type="float">
            <text:p>811080</text:p>
          </table:table-cell>
          <table:table-cell table:formula="of:=MEDIAN([DATA.G20];[DATA.G65];[DATA.G110];[DATA.G155];[DATA.G200])" office:value-type="float" office:value="0.363633619776523" calcext:value-type="float">
            <text:p>0,363633619776523</text:p>
          </table:table-cell>
          <table:table-cell table:formula="of:=MEDIAN([DATA.H20];[DATA.H65];[DATA.H110];[DATA.H155];[DATA.H200])" office:value-type="float" office:value="0.325219079050318" calcext:value-type="float">
            <text:p>0,325219079050318</text:p>
          </table:table-cell>
          <table:table-cell table:formula="of:=MEDIAN([DATA.I20];[DATA.I65];[DATA.I110];[DATA.I155];[DATA.I200])" office:value-type="float" office:value="52689540398" calcext:value-type="float">
            <text:p>52689540398</text:p>
          </table:table-cell>
          <table:table-cell table:formula="of:=MEDIAN([DATA.J20];[DATA.J65];[DATA.J110];[DATA.J155];[DATA.J200])" office:value-type="float" office:value="0.132229409431777" calcext:value-type="float">
            <text:p>0,132229409431777</text:p>
          </table:table-cell>
          <table:table-cell table:formula="of:=MEDIAN([DATA.K20];[DATA.K65];[DATA.K110];[DATA.K155];[DATA.K200])" office:value-type="float" office:value="0.581365566096908" calcext:value-type="float">
            <text:p>0,581365566096908</text:p>
          </table:table-cell>
          <table:table-cell table:formula="of:=MEDIAN([DATA.L20];[DATA.L65];[DATA.L110];[DATA.L155];[DATA.L200])" office:value-type="float" office:value="0.761898222323949" calcext:value-type="float">
            <text:p>0,761898222323949</text:p>
          </table:table-cell>
          <table:table-cell table:formula="of:=MEDIAN([DATA.M20];[DATA.M65];[DATA.M110];[DATA.M155];[DATA.M200])" office:value-type="float" office:value="8.78671941722787" calcext:value-type="float">
            <text:p>8,78671941722787</text:p>
          </table:table-cell>
          <table:table-cell table:formula="of:=MEDIAN([DATA.N20];[DATA.N65];[DATA.N110];[DATA.N155];[DATA.N200])" office:value-type="float" office:value="4.39031912910357" calcext:value-type="float">
            <text:p>4,39031912910357</text:p>
          </table:table-cell>
          <table:table-cell table:formula="of:=MEDIAN([DATA.O20];[DATA.O65];[DATA.O110];[DATA.O155];[DATA.O200])" office:value-type="float" office:value="0.363633619776523" calcext:value-type="float">
            <text:p>0,36363361977652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table:formula="of:=MEDIAN([DATA.D41];[DATA.D86];[DATA.D131];[DATA.D176];[DATA.D221])" office:value-type="float" office:value="2433240" calcext:value-type="float">
            <text:p>2433240</text:p>
          </table:table-cell>
          <table:table-cell table:formula="of:=MEDIAN([DATA.E41];[DATA.E86];[DATA.E131];[DATA.E176];[DATA.E221])" office:value-type="float" office:value="0.749982431244521" calcext:value-type="float">
            <text:p>0,749982431244521</text:p>
          </table:table-cell>
          <table:table-cell table:formula="of:=MEDIAN([DATA.F41];[DATA.F86];[DATA.F131];[DATA.F176];[DATA.F221])" office:value-type="float" office:value="811080" calcext:value-type="float">
            <text:p>811080</text:p>
          </table:table-cell>
          <table:table-cell table:formula="of:=MEDIAN([DATA.G41];[DATA.G86];[DATA.G131];[DATA.G176];[DATA.G221])" office:value-type="float" office:value="0.364184541546949" calcext:value-type="float">
            <text:p>0,364184541546949</text:p>
          </table:table-cell>
          <table:table-cell table:formula="of:=MEDIAN([DATA.H41];[DATA.H86];[DATA.H131];[DATA.H176];[DATA.H221])" office:value-type="float" office:value="0.338911360972422" calcext:value-type="float">
            <text:p>0,338911360972422</text:p>
          </table:table-cell>
          <table:table-cell table:formula="of:=MEDIAN([DATA.I41];[DATA.I86];[DATA.I131];[DATA.I176];[DATA.I221])" office:value-type="float" office:value="54043613382" calcext:value-type="float">
            <text:p>54043613382</text:p>
          </table:table-cell>
          <table:table-cell table:formula="of:=MEDIAN([DATA.J41];[DATA.J86];[DATA.J131];[DATA.J176];[DATA.J221])" office:value-type="float" office:value="0.132630380301762" calcext:value-type="float">
            <text:p>0,132630380301762</text:p>
          </table:table-cell>
          <table:table-cell table:formula="of:=MEDIAN([DATA.K41];[DATA.K86];[DATA.K131];[DATA.K176];[DATA.K221])" office:value-type="float" office:value="0.599579142779242" calcext:value-type="float">
            <text:p>0,599579142779242</text:p>
          </table:table-cell>
          <table:table-cell table:formula="of:=MEDIAN([DATA.L41];[DATA.L86];[DATA.L131];[DATA.L176];[DATA.L221])" office:value-type="float" office:value="0.86678873884184" calcext:value-type="float">
            <text:p>0,86678873884184</text:p>
          </table:table-cell>
          <table:table-cell table:formula="of:=MEDIAN([DATA.M41];[DATA.M86];[DATA.M131];[DATA.M176];[DATA.M221])" office:value-type="float" office:value="8.77356985085165" calcext:value-type="float">
            <text:p>8,77356985085165</text:p>
          </table:table-cell>
          <table:table-cell table:formula="of:=MEDIAN([DATA.N41];[DATA.N86];[DATA.N131];[DATA.N176];[DATA.N221])" office:value-type="float" office:value="14.3089022119664" calcext:value-type="float">
            <text:p>14,3089022119664</text:p>
          </table:table-cell>
          <table:table-cell table:formula="of:=MEDIAN([DATA.O41];[DATA.O86];[DATA.O131];[DATA.O176];[DATA.O221])" office:value-type="float" office:value="0.364184541546949" calcext:value-type="float">
            <text:p>0,36418454154694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table:formula="of:=MEDIAN([DATA.D22];[DATA.D67];[DATA.D112];[DATA.D157];[DATA.D202])" office:value-type="float" office:value="3041550" calcext:value-type="float">
            <text:p>3041550</text:p>
          </table:table-cell>
          <table:table-cell table:formula="of:=MEDIAN([DATA.E22];[DATA.E67];[DATA.E112];[DATA.E157];[DATA.E202])" office:value-type="float" office:value="0.937478039055652" calcext:value-type="float">
            <text:p>0,937478039055652</text:p>
          </table:table-cell>
          <table:table-cell table:formula="of:=MEDIAN([DATA.F22];[DATA.F67];[DATA.F112];[DATA.F157];[DATA.F202])" office:value-type="float" office:value="811080" calcext:value-type="float">
            <text:p>811080</text:p>
          </table:table-cell>
          <table:table-cell table:formula="of:=MEDIAN([DATA.G22];[DATA.G67];[DATA.G112];[DATA.G157];[DATA.G202])" office:value-type="float" office:value="0.364580177370868" calcext:value-type="float">
            <text:p>0,364580177370868</text:p>
          </table:table-cell>
          <table:table-cell table:formula="of:=MEDIAN([DATA.H22];[DATA.H67];[DATA.H112];[DATA.H157];[DATA.H202])" office:value-type="float" office:value="0.326601526820364" calcext:value-type="float">
            <text:p>0,326601526820364</text:p>
          </table:table-cell>
          <table:table-cell table:formula="of:=MEDIAN([DATA.I22];[DATA.I67];[DATA.I112];[DATA.I157];[DATA.I202])" office:value-type="float" office:value="52818174818" calcext:value-type="float">
            <text:p>52818174818</text:p>
          </table:table-cell>
          <table:table-cell table:formula="of:=MEDIAN([DATA.J22];[DATA.J67];[DATA.J112];[DATA.J157];[DATA.J202])" office:value-type="float" office:value="0.132918705731773" calcext:value-type="float">
            <text:p>0,132918705731773</text:p>
          </table:table-cell>
          <table:table-cell table:formula="of:=MEDIAN([DATA.K22];[DATA.K67];[DATA.K112];[DATA.K157];[DATA.K202])" office:value-type="float" office:value="0.609198199266541" calcext:value-type="float">
            <text:p>0,609198199266541</text:p>
          </table:table-cell>
          <table:table-cell table:formula="of:=MEDIAN([DATA.L22];[DATA.L67];[DATA.L112];[DATA.L157];[DATA.L202])" office:value-type="float" office:value="0.76734569314107" calcext:value-type="float">
            <text:p>0,76734569314107</text:p>
          </table:table-cell>
          <table:table-cell table:formula="of:=MEDIAN([DATA.M22];[DATA.M67];[DATA.M112];[DATA.M157];[DATA.M202])" office:value-type="float" office:value="8.76413896224846" calcext:value-type="float">
            <text:p>8,76413896224846</text:p>
          </table:table-cell>
          <table:table-cell table:formula="of:=MEDIAN([DATA.N22];[DATA.N67];[DATA.N112];[DATA.N157];[DATA.N202])" office:value-type="float" office:value="2.32475859743765" calcext:value-type="float">
            <text:p>2,32475859743765</text:p>
          </table:table-cell>
          <table:table-cell table:formula="of:=MEDIAN([DATA.O22];[DATA.O67];[DATA.O112];[DATA.O157];[DATA.O202])" office:value-type="float" office:value="0.364580177370868" calcext:value-type="float">
            <text:p>0,36458017737086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table:formula="of:=MEDIAN([DATA.D21];[DATA.D66];[DATA.D111];[DATA.D156];[DATA.D201])" office:value-type="float" office:value="2433240" calcext:value-type="float">
            <text:p>2433240</text:p>
          </table:table-cell>
          <table:table-cell table:formula="of:=MEDIAN([DATA.E21];[DATA.E66];[DATA.E111];[DATA.E156];[DATA.E201])" office:value-type="float" office:value="0.749982431244521" calcext:value-type="float">
            <text:p>0,749982431244521</text:p>
          </table:table-cell>
          <table:table-cell table:formula="of:=MEDIAN([DATA.F21];[DATA.F66];[DATA.F111];[DATA.F156];[DATA.F201])" office:value-type="float" office:value="811080" calcext:value-type="float">
            <text:p>811080</text:p>
          </table:table-cell>
          <table:table-cell table:formula="of:=MEDIAN([DATA.G21];[DATA.G66];[DATA.G111];[DATA.G156];[DATA.G201])" office:value-type="float" office:value="0.364596236955628" calcext:value-type="float">
            <text:p>0,364596236955628</text:p>
          </table:table-cell>
          <table:table-cell table:formula="of:=MEDIAN([DATA.H21];[DATA.H66];[DATA.H111];[DATA.H156];[DATA.H201])" office:value-type="float" office:value="0.326491329589031" calcext:value-type="float">
            <text:p>0,326491329589031</text:p>
          </table:table-cell>
          <table:table-cell table:formula="of:=MEDIAN([DATA.I21];[DATA.I66];[DATA.I111];[DATA.I156];[DATA.I201])" office:value-type="float" office:value="52817178050" calcext:value-type="float">
            <text:p>52817178050</text:p>
          </table:table-cell>
          <table:table-cell table:formula="of:=MEDIAN([DATA.J21];[DATA.J66];[DATA.J111];[DATA.J156];[DATA.J201])" office:value-type="float" office:value="0.132930416002204" calcext:value-type="float">
            <text:p>0,132930416002204</text:p>
          </table:table-cell>
          <table:table-cell table:formula="of:=MEDIAN([DATA.K21];[DATA.K66];[DATA.K111];[DATA.K156];[DATA.K201])" office:value-type="float" office:value="0.608733249560436" calcext:value-type="float">
            <text:p>0,608733249560436</text:p>
          </table:table-cell>
          <table:table-cell table:formula="of:=MEDIAN([DATA.L21];[DATA.L66];[DATA.L111];[DATA.L156];[DATA.L201])" office:value-type="float" office:value="0.768627450980392" calcext:value-type="float">
            <text:p>0,768627450980392</text:p>
          </table:table-cell>
          <table:table-cell table:formula="of:=MEDIAN([DATA.M21];[DATA.M66];[DATA.M111];[DATA.M156];[DATA.M201])" office:value-type="float" office:value="8.76375636133559" calcext:value-type="float">
            <text:p>8,76375636133559</text:p>
          </table:table-cell>
          <table:table-cell table:formula="of:=MEDIAN([DATA.N21];[DATA.N66];[DATA.N111];[DATA.N156];[DATA.N201])" office:value-type="float" office:value="2.67393346113675" calcext:value-type="float">
            <text:p>2,67393346113675</text:p>
          </table:table-cell>
          <table:table-cell table:formula="of:=MEDIAN([DATA.O21];[DATA.O66];[DATA.O111];[DATA.O156];[DATA.O201])" office:value-type="float" office:value="0.364596236955628" calcext:value-type="float">
            <text:p>0,36459623695562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table:formula="of:=MEDIAN([DATA.D42];[DATA.D87];[DATA.D132];[DATA.D177];[DATA.D222])" office:value-type="float" office:value="3041550" calcext:value-type="float">
            <text:p>3041550</text:p>
          </table:table-cell>
          <table:table-cell table:formula="of:=MEDIAN([DATA.E42];[DATA.E87];[DATA.E132];[DATA.E177];[DATA.E222])" office:value-type="float" office:value="0.937478039055652" calcext:value-type="float">
            <text:p>0,937478039055652</text:p>
          </table:table-cell>
          <table:table-cell table:formula="of:=MEDIAN([DATA.F42];[DATA.F87];[DATA.F132];[DATA.F177];[DATA.F222])" office:value-type="float" office:value="811080" calcext:value-type="float">
            <text:p>811080</text:p>
          </table:table-cell>
          <table:table-cell table:formula="of:=MEDIAN([DATA.G42];[DATA.G87];[DATA.G132];[DATA.G177];[DATA.G222])" office:value-type="float" office:value="0.364823681120339" calcext:value-type="float">
            <text:p>0,364823681120339</text:p>
          </table:table-cell>
          <table:table-cell table:formula="of:=MEDIAN([DATA.H42];[DATA.H87];[DATA.H132];[DATA.H177];[DATA.H222])" office:value-type="float" office:value="0.338954946398977" calcext:value-type="float">
            <text:p>0,338954946398977</text:p>
          </table:table-cell>
          <table:table-cell table:formula="of:=MEDIAN([DATA.I42];[DATA.I87];[DATA.I132];[DATA.I177];[DATA.I222])" office:value-type="float" office:value="54050563618" calcext:value-type="float">
            <text:p>54050563618</text:p>
          </table:table-cell>
          <table:table-cell table:formula="of:=MEDIAN([DATA.J42];[DATA.J87];[DATA.J132];[DATA.J177];[DATA.J222])" office:value-type="float" office:value="0.133096318306195" calcext:value-type="float">
            <text:p>0,133096318306195</text:p>
          </table:table-cell>
          <table:table-cell table:formula="of:=MEDIAN([DATA.K42];[DATA.K87];[DATA.K132];[DATA.K177];[DATA.K222])" office:value-type="float" office:value="0.619325803996122" calcext:value-type="float">
            <text:p>0,619325803996122</text:p>
          </table:table-cell>
          <table:table-cell table:formula="of:=MEDIAN([DATA.L42];[DATA.L87];[DATA.L132];[DATA.L177];[DATA.L222])" office:value-type="float" office:value="0.87002197265625" calcext:value-type="float">
            <text:p>0,87002197265625</text:p>
          </table:table-cell>
          <table:table-cell table:formula="of:=MEDIAN([DATA.M42];[DATA.M87];[DATA.M132];[DATA.M177];[DATA.M222])" office:value-type="float" office:value="8.75833957759121" calcext:value-type="float">
            <text:p>8,75833957759121</text:p>
          </table:table-cell>
          <table:table-cell table:formula="of:=MEDIAN([DATA.N42];[DATA.N87];[DATA.N132];[DATA.N177];[DATA.N222])" office:value-type="float" office:value="12.8856018440522" calcext:value-type="float">
            <text:p>12,8856018440522</text:p>
          </table:table-cell>
          <table:table-cell table:formula="of:=MEDIAN([DATA.O42];[DATA.O87];[DATA.O132];[DATA.O177];[DATA.O222])" office:value-type="float" office:value="0.364823681120339" calcext:value-type="float">
            <text:p>0,36482368112033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table:formula="of:=MEDIAN([DATA.D45];[DATA.D90];[DATA.D135];[DATA.D180];[DATA.D225])" office:value-type="float" office:value="2433240" calcext:value-type="float">
            <text:p>2433240</text:p>
          </table:table-cell>
          <table:table-cell table:formula="of:=MEDIAN([DATA.E45];[DATA.E90];[DATA.E135];[DATA.E180];[DATA.E225])" office:value-type="float" office:value="0.749982431244521" calcext:value-type="float">
            <text:p>0,749982431244521</text:p>
          </table:table-cell>
          <table:table-cell table:formula="of:=MEDIAN([DATA.F45];[DATA.F90];[DATA.F135];[DATA.F180];[DATA.F225])" office:value-type="float" office:value="811080" calcext:value-type="float">
            <text:p>811080</text:p>
          </table:table-cell>
          <table:table-cell table:formula="of:=MEDIAN([DATA.G45];[DATA.G90];[DATA.G135];[DATA.G180];[DATA.G225])" office:value-type="float" office:value="0.365883947688977" calcext:value-type="float">
            <text:p>0,365883947688977</text:p>
          </table:table-cell>
          <table:table-cell table:formula="of:=MEDIAN([DATA.H45];[DATA.H90];[DATA.H135];[DATA.H180];[DATA.H225])" office:value-type="float" office:value="0.340400332539606" calcext:value-type="float">
            <text:p>0,340400332539606</text:p>
          </table:table-cell>
          <table:table-cell table:formula="of:=MEDIAN([DATA.I45];[DATA.I90];[DATA.I135];[DATA.I180];[DATA.I225])" office:value-type="float" office:value="54630957269" calcext:value-type="float">
            <text:p>54630957269</text:p>
          </table:table-cell>
          <table:table-cell table:formula="of:=MEDIAN([DATA.J45];[DATA.J90];[DATA.J135];[DATA.J180];[DATA.J225])" office:value-type="float" office:value="0.13387106317647" calcext:value-type="float">
            <text:p>0,13387106317647</text:p>
          </table:table-cell>
          <table:table-cell table:formula="of:=MEDIAN([DATA.K45];[DATA.K90];[DATA.K135];[DATA.K180];[DATA.K225])" office:value-type="float" office:value="0.59881524084297" calcext:value-type="float">
            <text:p>0,59881524084297</text:p>
          </table:table-cell>
          <table:table-cell table:formula="of:=MEDIAN([DATA.L45];[DATA.L90];[DATA.L135];[DATA.L180];[DATA.L225])" office:value-type="float" office:value="0.853040360112917" calcext:value-type="float">
            <text:p>0,853040360112917</text:p>
          </table:table-cell>
          <table:table-cell table:formula="of:=MEDIAN([DATA.M45];[DATA.M90];[DATA.M135];[DATA.M180];[DATA.M225])" office:value-type="float" office:value="8.73313287520496" calcext:value-type="float">
            <text:p>8,73313287520496</text:p>
          </table:table-cell>
          <table:table-cell table:formula="of:=MEDIAN([DATA.N45];[DATA.N90];[DATA.N135];[DATA.N180];[DATA.N225])" office:value-type="float" office:value="13.4916876188576" calcext:value-type="float">
            <text:p>13,4916876188576</text:p>
          </table:table-cell>
          <table:table-cell table:formula="of:=MEDIAN([DATA.O45];[DATA.O90];[DATA.O135];[DATA.O180];[DATA.O225])" office:value-type="float" office:value="0.365883947688977" calcext:value-type="float">
            <text:p>0,36588394768897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table:formula="of:=MEDIAN([DATA.D46];[DATA.D91];[DATA.D136];[DATA.D181];[DATA.D226])" office:value-type="float" office:value="3041550" calcext:value-type="float">
            <text:p>3041550</text:p>
          </table:table-cell>
          <table:table-cell table:formula="of:=MEDIAN([DATA.E46];[DATA.E91];[DATA.E136];[DATA.E181];[DATA.E226])" office:value-type="float" office:value="0.937478039055652" calcext:value-type="float">
            <text:p>0,937478039055652</text:p>
          </table:table-cell>
          <table:table-cell table:formula="of:=MEDIAN([DATA.F46];[DATA.F91];[DATA.F136];[DATA.F181];[DATA.F226])" office:value-type="float" office:value="811080" calcext:value-type="float">
            <text:p>811080</text:p>
          </table:table-cell>
          <table:table-cell table:formula="of:=MEDIAN([DATA.G46];[DATA.G91];[DATA.G136];[DATA.G181];[DATA.G226])" office:value-type="float" office:value="0.366356079616779" calcext:value-type="float">
            <text:p>0,366356079616779</text:p>
          </table:table-cell>
          <table:table-cell table:formula="of:=MEDIAN([DATA.H46];[DATA.H91];[DATA.H136];[DATA.H181];[DATA.H226])" office:value-type="float" office:value="0.339980807448189" calcext:value-type="float">
            <text:p>0,339980807448189</text:p>
          </table:table-cell>
          <table:table-cell table:formula="of:=MEDIAN([DATA.I46];[DATA.I91];[DATA.I136];[DATA.I181];[DATA.I226])" office:value-type="float" office:value="54651197309" calcext:value-type="float">
            <text:p>54651197309</text:p>
          </table:table-cell>
          <table:table-cell table:formula="of:=MEDIAN([DATA.J46];[DATA.J91];[DATA.J136];[DATA.J181];[DATA.J226])" office:value-type="float" office:value="0.134216777072176" calcext:value-type="float">
            <text:p>0,134216777072176</text:p>
          </table:table-cell>
          <table:table-cell table:formula="of:=MEDIAN([DATA.K46];[DATA.K91];[DATA.K136];[DATA.K181];[DATA.K226])" office:value-type="float" office:value="0.619229936530756" calcext:value-type="float">
            <text:p>0,619229936530756</text:p>
          </table:table-cell>
          <table:table-cell table:formula="of:=MEDIAN([DATA.L46];[DATA.L91];[DATA.L136];[DATA.L181];[DATA.L226])" office:value-type="float" office:value="0.830884260318914" calcext:value-type="float">
            <text:p>0,830884260318914</text:p>
          </table:table-cell>
          <table:table-cell table:formula="of:=MEDIAN([DATA.M46];[DATA.M91];[DATA.M136];[DATA.M181];[DATA.M226])" office:value-type="float" office:value="8.72193194044349" calcext:value-type="float">
            <text:p>8,72193194044349</text:p>
          </table:table-cell>
          <table:table-cell table:formula="of:=MEDIAN([DATA.N46];[DATA.N91];[DATA.N136];[DATA.N181];[DATA.N226])" office:value-type="float" office:value="12.9129613014168" calcext:value-type="float">
            <text:p>12,9129613014168</text:p>
          </table:table-cell>
          <table:table-cell table:formula="of:=MEDIAN([DATA.O46];[DATA.O91];[DATA.O136];[DATA.O181];[DATA.O226])" office:value-type="float" office:value="0.366356079616779" calcext:value-type="float">
            <text:p>0,36635607961677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table:formula="of:=MEDIAN([DATA.D40];[DATA.D85];[DATA.D130];[DATA.D175];[DATA.D220])" office:value-type="float" office:value="1824930" calcext:value-type="float">
            <text:p>1824930</text:p>
          </table:table-cell>
          <table:table-cell table:formula="of:=MEDIAN([DATA.E40];[DATA.E85];[DATA.E130];[DATA.E175];[DATA.E220])" office:value-type="float" office:value="0.562486823433391" calcext:value-type="float">
            <text:p>0,562486823433391</text:p>
          </table:table-cell>
          <table:table-cell table:formula="of:=MEDIAN([DATA.F40];[DATA.F85];[DATA.F130];[DATA.F175];[DATA.F220])" office:value-type="float" office:value="811080" calcext:value-type="float">
            <text:p>811080</text:p>
          </table:table-cell>
          <table:table-cell table:formula="of:=MEDIAN([DATA.G40];[DATA.G85];[DATA.G130];[DATA.G175];[DATA.G220])" office:value-type="float" office:value="0.369690845830351" calcext:value-type="float">
            <text:p>0,369690845830351</text:p>
          </table:table-cell>
          <table:table-cell table:formula="of:=MEDIAN([DATA.H40];[DATA.H85];[DATA.H130];[DATA.H175];[DATA.H220])" office:value-type="float" office:value="0.340283154992654" calcext:value-type="float">
            <text:p>0,340283154992654</text:p>
          </table:table-cell>
          <table:table-cell table:formula="of:=MEDIAN([DATA.I40];[DATA.I85];[DATA.I130];[DATA.I175];[DATA.I220])" office:value-type="float" office:value="54262362926" calcext:value-type="float">
            <text:p>54262362926</text:p>
          </table:table-cell>
          <table:table-cell table:formula="of:=MEDIAN([DATA.J40];[DATA.J85];[DATA.J130];[DATA.J175];[DATA.J220])" office:value-type="float" office:value="0.136671321490761" calcext:value-type="float">
            <text:p>0,136671321490761</text:p>
          </table:table-cell>
          <table:table-cell table:formula="of:=MEDIAN([DATA.K40];[DATA.K85];[DATA.K130];[DATA.K175];[DATA.K220])" office:value-type="float" office:value="0.564532606206932" calcext:value-type="float">
            <text:p>0,564532606206932</text:p>
          </table:table-cell>
          <table:table-cell table:formula="of:=MEDIAN([DATA.L40];[DATA.L85];[DATA.L130];[DATA.L175];[DATA.L220])" office:value-type="float" office:value="0.828580148012513" calcext:value-type="float">
            <text:p>0,828580148012513</text:p>
          </table:table-cell>
          <table:table-cell table:formula="of:=MEDIAN([DATA.M40];[DATA.M85];[DATA.M130];[DATA.M175];[DATA.M220])" office:value-type="float" office:value="8.64322606317058" calcext:value-type="float">
            <text:p>8,64322606317058</text:p>
          </table:table-cell>
          <table:table-cell table:formula="of:=MEDIAN([DATA.N40];[DATA.N85];[DATA.N130];[DATA.N175];[DATA.N220])" office:value-type="float" office:value="29.4550260793665" calcext:value-type="float">
            <text:p>29,4550260793665</text:p>
          </table:table-cell>
          <table:table-cell table:formula="of:=MEDIAN([DATA.O40];[DATA.O85];[DATA.O130];[DATA.O175];[DATA.O220])" office:value-type="float" office:value="0.369690845830351" calcext:value-type="float">
            <text:p>0,36969084583035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table:formula="of:=MEDIAN([DATA.D44];[DATA.D89];[DATA.D134];[DATA.D179];[DATA.D224])" office:value-type="float" office:value="1824930" calcext:value-type="float">
            <text:p>1824930</text:p>
          </table:table-cell>
          <table:table-cell table:formula="of:=MEDIAN([DATA.E44];[DATA.E89];[DATA.E134];[DATA.E179];[DATA.E224])" office:value-type="float" office:value="0.562486823433391" calcext:value-type="float">
            <text:p>0,562486823433391</text:p>
          </table:table-cell>
          <table:table-cell table:formula="of:=MEDIAN([DATA.F44];[DATA.F89];[DATA.F134];[DATA.F179];[DATA.F224])" office:value-type="float" office:value="811080" calcext:value-type="float">
            <text:p>811080</text:p>
          </table:table-cell>
          <table:table-cell table:formula="of:=MEDIAN([DATA.G44];[DATA.G89];[DATA.G134];[DATA.G179];[DATA.G224])" office:value-type="float" office:value="0.371172672877501" calcext:value-type="float">
            <text:p>0,371172672877501</text:p>
          </table:table-cell>
          <table:table-cell table:formula="of:=MEDIAN([DATA.H44];[DATA.H89];[DATA.H134];[DATA.H179];[DATA.H224])" office:value-type="float" office:value="0.341942801168803" calcext:value-type="float">
            <text:p>0,341942801168803</text:p>
          </table:table-cell>
          <table:table-cell table:formula="of:=MEDIAN([DATA.I44];[DATA.I89];[DATA.I134];[DATA.I179];[DATA.I224])" office:value-type="float" office:value="55089802281" calcext:value-type="float">
            <text:p>55089802281</text:p>
          </table:table-cell>
          <table:table-cell table:formula="of:=MEDIAN([DATA.J44];[DATA.J89];[DATA.J134];[DATA.J179];[DATA.J224])" office:value-type="float" office:value="0.137769153091028" calcext:value-type="float">
            <text:p>0,137769153091028</text:p>
          </table:table-cell>
          <table:table-cell table:formula="of:=MEDIAN([DATA.K44];[DATA.K89];[DATA.K134];[DATA.K179];[DATA.K224])" office:value-type="float" office:value="0.567139256550116" calcext:value-type="float">
            <text:p>0,567139256550116</text:p>
          </table:table-cell>
          <table:table-cell table:formula="of:=MEDIAN([DATA.L44];[DATA.L89];[DATA.L134];[DATA.L179];[DATA.L224])" office:value-type="float" office:value="0.90794232089723" calcext:value-type="float">
            <text:p>0,90794232089723</text:p>
          </table:table-cell>
          <table:table-cell table:formula="of:=MEDIAN([DATA.M44];[DATA.M89];[DATA.M134];[DATA.M179];[DATA.M224])" office:value-type="float" office:value="8.60848011325429" calcext:value-type="float">
            <text:p>8,60848011325429</text:p>
          </table:table-cell>
          <table:table-cell table:formula="of:=MEDIAN([DATA.N44];[DATA.N89];[DATA.N134];[DATA.N179];[DATA.N224])" office:value-type="float" office:value="29.9578344922772" calcext:value-type="float">
            <text:p>29,9578344922772</text:p>
          </table:table-cell>
          <table:table-cell table:formula="of:=MEDIAN([DATA.O44];[DATA.O89];[DATA.O134];[DATA.O179];[DATA.O224])" office:value-type="float" office:value="0.371172672877501" calcext:value-type="float">
            <text:p>0,3711726728775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table:formula="of:=MEDIAN([DATA.D16];[DATA.D61];[DATA.D106];[DATA.D151];[DATA.D196])" office:value-type="float" office:value="1824930" calcext:value-type="float">
            <text:p>1824930</text:p>
          </table:table-cell>
          <table:table-cell table:formula="of:=MEDIAN([DATA.E16];[DATA.E61];[DATA.E106];[DATA.E151];[DATA.E196])" office:value-type="float" office:value="0.562486823433391" calcext:value-type="float">
            <text:p>0,562486823433391</text:p>
          </table:table-cell>
          <table:table-cell table:formula="of:=MEDIAN([DATA.F16];[DATA.F61];[DATA.F106];[DATA.F151];[DATA.F196])" office:value-type="float" office:value="811080" calcext:value-type="float">
            <text:p>811080</text:p>
          </table:table-cell>
          <table:table-cell table:formula="of:=MEDIAN([DATA.G16];[DATA.G61];[DATA.G106];[DATA.G151];[DATA.G196])" office:value-type="float" office:value="0.372436298684715" calcext:value-type="float">
            <text:p>0,372436298684715</text:p>
          </table:table-cell>
          <table:table-cell table:formula="of:=MEDIAN([DATA.H16];[DATA.H61];[DATA.H106];[DATA.H151];[DATA.H196])" office:value-type="float" office:value="0.339663310465074" calcext:value-type="float">
            <text:p>0,339663310465074</text:p>
          </table:table-cell>
          <table:table-cell table:formula="of:=MEDIAN([DATA.I16];[DATA.I61];[DATA.I106];[DATA.I151];[DATA.I196])" office:value-type="float" office:value="56234472708" calcext:value-type="float">
            <text:p>56234472708</text:p>
          </table:table-cell>
          <table:table-cell table:formula="of:=MEDIAN([DATA.J16];[DATA.J61];[DATA.J106];[DATA.J151];[DATA.J196])" office:value-type="float" office:value="0.13870879657797" calcext:value-type="float">
            <text:p>0,13870879657797</text:p>
          </table:table-cell>
          <table:table-cell table:formula="of:=MEDIAN([DATA.K16];[DATA.K61];[DATA.K106];[DATA.K151];[DATA.K196])" office:value-type="float" office:value="0.564833078975423" calcext:value-type="float">
            <text:p>0,564833078975423</text:p>
          </table:table-cell>
          <table:table-cell table:formula="of:=MEDIAN([DATA.L16];[DATA.L61];[DATA.L106];[DATA.L151];[DATA.L196])" office:value-type="float" office:value="0.698405432211795" calcext:value-type="float">
            <text:p>0,698405432211795</text:p>
          </table:table-cell>
          <table:table-cell table:formula="of:=MEDIAN([DATA.M16];[DATA.M61];[DATA.M106];[DATA.M151];[DATA.M196])" office:value-type="float" office:value="8.57895996142777" calcext:value-type="float">
            <text:p>8,57895996142777</text:p>
          </table:table-cell>
          <table:table-cell table:formula="of:=MEDIAN([DATA.N16];[DATA.N61];[DATA.N106];[DATA.N151];[DATA.N196])" office:value-type="float" office:value="4.82485883048123" calcext:value-type="float">
            <text:p>4,82485883048123</text:p>
          </table:table-cell>
          <table:table-cell table:formula="of:=MEDIAN([DATA.O16];[DATA.O61];[DATA.O106];[DATA.O151];[DATA.O196])" office:value-type="float" office:value="0.372436298684715" calcext:value-type="float">
            <text:p>0,37243629868471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table:formula="of:=MEDIAN([DATA.D17];[DATA.D62];[DATA.D107];[DATA.D152];[DATA.D197])" office:value-type="float" office:value="2433240" calcext:value-type="float">
            <text:p>2433240</text:p>
          </table:table-cell>
          <table:table-cell table:formula="of:=MEDIAN([DATA.E17];[DATA.E62];[DATA.E107];[DATA.E152];[DATA.E197])" office:value-type="float" office:value="0.749982431244521" calcext:value-type="float">
            <text:p>0,749982431244521</text:p>
          </table:table-cell>
          <table:table-cell table:formula="of:=MEDIAN([DATA.F17];[DATA.F62];[DATA.F107];[DATA.F152];[DATA.F197])" office:value-type="float" office:value="811080" calcext:value-type="float">
            <text:p>811080</text:p>
          </table:table-cell>
          <table:table-cell table:formula="of:=MEDIAN([DATA.G17];[DATA.G62];[DATA.G107];[DATA.G152];[DATA.G197])" office:value-type="float" office:value="0.372702630553311" calcext:value-type="float">
            <text:p>0,372702630553311</text:p>
          </table:table-cell>
          <table:table-cell table:formula="of:=MEDIAN([DATA.H17];[DATA.H62];[DATA.H107];[DATA.H152];[DATA.H197])" office:value-type="float" office:value="0.339763885479432" calcext:value-type="float">
            <text:p>0,339763885479432</text:p>
          </table:table-cell>
          <table:table-cell table:formula="of:=MEDIAN([DATA.I17];[DATA.I62];[DATA.I107];[DATA.I152];[DATA.I197])" office:value-type="float" office:value="56330109346" calcext:value-type="float">
            <text:p>56330109346</text:p>
          </table:table-cell>
          <table:table-cell table:formula="of:=MEDIAN([DATA.J17];[DATA.J62];[DATA.J107];[DATA.J152];[DATA.J197])" office:value-type="float" office:value="0.138907250821358" calcext:value-type="float">
            <text:p>0,138907250821358</text:p>
          </table:table-cell>
          <table:table-cell table:formula="of:=MEDIAN([DATA.K17];[DATA.K62];[DATA.K107];[DATA.K152];[DATA.K197])" office:value-type="float" office:value="0.554974428024339" calcext:value-type="float">
            <text:p>0,554974428024339</text:p>
          </table:table-cell>
          <table:table-cell table:formula="of:=MEDIAN([DATA.L17];[DATA.L62];[DATA.L107];[DATA.L152];[DATA.L197])" office:value-type="float" office:value="0.701960784313725" calcext:value-type="float">
            <text:p>0,701960784313725</text:p>
          </table:table-cell>
          <table:table-cell table:formula="of:=MEDIAN([DATA.M17];[DATA.M62];[DATA.M107];[DATA.M152];[DATA.M197])" office:value-type="float" office:value="8.57275083927492" calcext:value-type="float">
            <text:p>8,57275083927492</text:p>
          </table:table-cell>
          <table:table-cell table:formula="of:=MEDIAN([DATA.N17];[DATA.N62];[DATA.N107];[DATA.N152];[DATA.N197])" office:value-type="float" office:value="2.11624815570628" calcext:value-type="float">
            <text:p>2,11624815570628</text:p>
          </table:table-cell>
          <table:table-cell table:formula="of:=MEDIAN([DATA.O17];[DATA.O62];[DATA.O107];[DATA.O152];[DATA.O197])" office:value-type="float" office:value="0.372702630553311" calcext:value-type="float">
            <text:p>0,3727026305533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table:formula="of:=MEDIAN([DATA.D18];[DATA.D63];[DATA.D108];[DATA.D153];[DATA.D198])" office:value-type="float" office:value="3041550" calcext:value-type="float">
            <text:p>3041550</text:p>
          </table:table-cell>
          <table:table-cell table:formula="of:=MEDIAN([DATA.E18];[DATA.E63];[DATA.E108];[DATA.E153];[DATA.E198])" office:value-type="float" office:value="0.937478039055652" calcext:value-type="float">
            <text:p>0,937478039055652</text:p>
          </table:table-cell>
          <table:table-cell table:formula="of:=MEDIAN([DATA.F18];[DATA.F63];[DATA.F108];[DATA.F153];[DATA.F198])" office:value-type="float" office:value="811080" calcext:value-type="float">
            <text:p>811080</text:p>
          </table:table-cell>
          <table:table-cell table:formula="of:=MEDIAN([DATA.G18];[DATA.G63];[DATA.G108];[DATA.G153];[DATA.G198])" office:value-type="float" office:value="0.372723810745855" calcext:value-type="float">
            <text:p>0,372723810745855</text:p>
          </table:table-cell>
          <table:table-cell table:formula="of:=MEDIAN([DATA.H18];[DATA.H63];[DATA.H108];[DATA.H153];[DATA.H198])" office:value-type="float" office:value="0.33979515407991" calcext:value-type="float">
            <text:p>0,33979515407991</text:p>
          </table:table-cell>
          <table:table-cell table:formula="of:=MEDIAN([DATA.I18];[DATA.I63];[DATA.I108];[DATA.I153];[DATA.I198])" office:value-type="float" office:value="56337480732" calcext:value-type="float">
            <text:p>56337480732</text:p>
          </table:table-cell>
          <table:table-cell table:formula="of:=MEDIAN([DATA.J18];[DATA.J63];[DATA.J108];[DATA.J153];[DATA.J198])" office:value-type="float" office:value="0.138923039096912" calcext:value-type="float">
            <text:p>0,138923039096912</text:p>
          </table:table-cell>
          <table:table-cell table:formula="of:=MEDIAN([DATA.K18];[DATA.K63];[DATA.K108];[DATA.K153];[DATA.K198])" office:value-type="float" office:value="0.554108543528938" calcext:value-type="float">
            <text:p>0,554108543528938</text:p>
          </table:table-cell>
          <table:table-cell table:formula="of:=MEDIAN([DATA.L18];[DATA.L63];[DATA.L108];[DATA.L153];[DATA.L198])" office:value-type="float" office:value="0.703807125963226" calcext:value-type="float">
            <text:p>0,703807125963226</text:p>
          </table:table-cell>
          <table:table-cell table:formula="of:=MEDIAN([DATA.M18];[DATA.M63];[DATA.M108];[DATA.M153];[DATA.M198])" office:value-type="float" office:value="8.57225724579661" calcext:value-type="float">
            <text:p>8,57225724579661</text:p>
          </table:table-cell>
          <table:table-cell table:formula="of:=MEDIAN([DATA.N18];[DATA.N63];[DATA.N108];[DATA.N153];[DATA.N198])" office:value-type="float" office:value="2.3410180356808" calcext:value-type="float">
            <text:p>2,3410180356808</text:p>
          </table:table-cell>
          <table:table-cell table:formula="of:=MEDIAN([DATA.O18];[DATA.O63];[DATA.O108];[DATA.O153];[DATA.O198])" office:value-type="float" office:value="0.372723810745855" calcext:value-type="float">
            <text:p>0,37272381074585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table:formula="of:=MEDIAN([DATA.D15];[DATA.D60];[DATA.D105];[DATA.D150];[DATA.D195])" office:value-type="float" office:value="1216620" calcext:value-type="float">
            <text:p>1216620</text:p>
          </table:table-cell>
          <table:table-cell table:formula="of:=MEDIAN([DATA.E15];[DATA.E60];[DATA.E105];[DATA.E150];[DATA.E195])" office:value-type="float" office:value="0.374991215622261" calcext:value-type="float">
            <text:p>0,374991215622261</text:p>
          </table:table-cell>
          <table:table-cell table:formula="of:=MEDIAN([DATA.F15];[DATA.F60];[DATA.F105];[DATA.F150];[DATA.F195])" office:value-type="float" office:value="811080" calcext:value-type="float">
            <text:p>811080</text:p>
          </table:table-cell>
          <table:table-cell table:formula="of:=MEDIAN([DATA.G15];[DATA.G60];[DATA.G105];[DATA.G150];[DATA.G195])" office:value-type="float" office:value="0.381298406032691" calcext:value-type="float">
            <text:p>0,381298406032691</text:p>
          </table:table-cell>
          <table:table-cell table:formula="of:=MEDIAN([DATA.H15];[DATA.H60];[DATA.H105];[DATA.H150];[DATA.H195])" office:value-type="float" office:value="0.340500358592547" calcext:value-type="float">
            <text:p>0,340500358592547</text:p>
          </table:table-cell>
          <table:table-cell table:formula="of:=MEDIAN([DATA.I15];[DATA.I60];[DATA.I105];[DATA.I150];[DATA.I195])" office:value-type="float" office:value="58004152656" calcext:value-type="float">
            <text:p>58004152656</text:p>
          </table:table-cell>
          <table:table-cell table:formula="of:=MEDIAN([DATA.J15];[DATA.J60];[DATA.J105];[DATA.J150];[DATA.J195])" office:value-type="float" office:value="0.145388474443071" calcext:value-type="float">
            <text:p>0,145388474443071</text:p>
          </table:table-cell>
          <table:table-cell table:formula="of:=MEDIAN([DATA.K15];[DATA.K60];[DATA.K105];[DATA.K150];[DATA.K195])" office:value-type="float" office:value="0.614401910310979" calcext:value-type="float">
            <text:p>0,614401910310979</text:p>
          </table:table-cell>
          <table:table-cell table:formula="of:=MEDIAN([DATA.L15];[DATA.L60];[DATA.L105];[DATA.L150];[DATA.L195])" office:value-type="float" office:value="0.733333333333333" calcext:value-type="float">
            <text:p>0,733333333333333</text:p>
          </table:table-cell>
          <table:table-cell table:formula="of:=MEDIAN([DATA.M15];[DATA.M60];[DATA.M105];[DATA.M150];[DATA.M195])" office:value-type="float" office:value="8.37470020465791" calcext:value-type="float">
            <text:p>8,37470020465791</text:p>
          </table:table-cell>
          <table:table-cell table:formula="of:=MEDIAN([DATA.N15];[DATA.N60];[DATA.N105];[DATA.N150];[DATA.N195])" office:value-type="float" office:value="41.7285860639151" calcext:value-type="float">
            <text:p>41,7285860639151</text:p>
          </table:table-cell>
          <table:table-cell table:formula="of:=MEDIAN([DATA.O15];[DATA.O60];[DATA.O105];[DATA.O150];[DATA.O195])" office:value-type="float" office:value="0.381298406032691" calcext:value-type="float">
            <text:p>0,38129840603269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table:formula="of:=MEDIAN([DATA.D37];[DATA.D82];[DATA.D127];[DATA.D172];[DATA.D217])" office:value-type="float" office:value="2433240" calcext:value-type="float">
            <text:p>2433240</text:p>
          </table:table-cell>
          <table:table-cell table:formula="of:=MEDIAN([DATA.E37];[DATA.E82];[DATA.E127];[DATA.E172];[DATA.E217])" office:value-type="float" office:value="0.749982431244521" calcext:value-type="float">
            <text:p>0,749982431244521</text:p>
          </table:table-cell>
          <table:table-cell table:formula="of:=MEDIAN([DATA.F37];[DATA.F82];[DATA.F127];[DATA.F172];[DATA.F217])" office:value-type="float" office:value="811080" calcext:value-type="float">
            <text:p>811080</text:p>
          </table:table-cell>
          <table:table-cell table:formula="of:=MEDIAN([DATA.G37];[DATA.G82];[DATA.G127];[DATA.G172];[DATA.G217])" office:value-type="float" office:value="0.405308005079464" calcext:value-type="float">
            <text:p>0,405308005079464</text:p>
          </table:table-cell>
          <table:table-cell table:formula="of:=MEDIAN([DATA.H37];[DATA.H82];[DATA.H127];[DATA.H172];[DATA.H217])" office:value-type="float" office:value="0.365344372407366" calcext:value-type="float">
            <text:p>0,365344372407366</text:p>
          </table:table-cell>
          <table:table-cell table:formula="of:=MEDIAN([DATA.I37];[DATA.I82];[DATA.I127];[DATA.I172];[DATA.I217])" office:value-type="float" office:value="61297570364" calcext:value-type="float">
            <text:p>61297570364</text:p>
          </table:table-cell>
          <table:table-cell table:formula="of:=MEDIAN([DATA.J37];[DATA.J82];[DATA.J127];[DATA.J172];[DATA.J217])" office:value-type="float" office:value="0.164274578981495" calcext:value-type="float">
            <text:p>0,164274578981495</text:p>
          </table:table-cell>
          <table:table-cell table:formula="of:=MEDIAN([DATA.K37];[DATA.K82];[DATA.K127];[DATA.K172];[DATA.K217])" office:value-type="float" office:value="0.613024168840871" calcext:value-type="float">
            <text:p>0,613024168840871</text:p>
          </table:table-cell>
          <table:table-cell table:formula="of:=MEDIAN([DATA.L37];[DATA.L82];[DATA.L127];[DATA.L172];[DATA.L217])" office:value-type="float" office:value="0.847058823529412" calcext:value-type="float">
            <text:p>0,847058823529412</text:p>
          </table:table-cell>
          <table:table-cell table:formula="of:=MEDIAN([DATA.M37];[DATA.M82];[DATA.M127];[DATA.M172];[DATA.M217])" office:value-type="float" office:value="7.84429637187199" calcext:value-type="float">
            <text:p>7,84429637187199</text:p>
          </table:table-cell>
          <table:table-cell table:formula="of:=MEDIAN([DATA.N37];[DATA.N82];[DATA.N127];[DATA.N172];[DATA.N217])" office:value-type="float" office:value="13.5224380494205" calcext:value-type="float">
            <text:p>13,5224380494205</text:p>
          </table:table-cell>
          <table:table-cell table:formula="of:=MEDIAN([DATA.O37];[DATA.O82];[DATA.O127];[DATA.O172];[DATA.O217])" office:value-type="float" office:value="0.405308005079464" calcext:value-type="float">
            <text:p>0,40530800507946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table:formula="of:=MEDIAN([DATA.D38];[DATA.D83];[DATA.D128];[DATA.D173];[DATA.D218])" office:value-type="float" office:value="3041550" calcext:value-type="float">
            <text:p>3041550</text:p>
          </table:table-cell>
          <table:table-cell table:formula="of:=MEDIAN([DATA.E38];[DATA.E83];[DATA.E128];[DATA.E173];[DATA.E218])" office:value-type="float" office:value="0.937478039055652" calcext:value-type="float">
            <text:p>0,937478039055652</text:p>
          </table:table-cell>
          <table:table-cell table:formula="of:=MEDIAN([DATA.F38];[DATA.F83];[DATA.F128];[DATA.F173];[DATA.F218])" office:value-type="float" office:value="811080" calcext:value-type="float">
            <text:p>811080</text:p>
          </table:table-cell>
          <table:table-cell table:formula="of:=MEDIAN([DATA.G38];[DATA.G83];[DATA.G128];[DATA.G173];[DATA.G218])" office:value-type="float" office:value="0.405348926907947" calcext:value-type="float">
            <text:p>0,405348926907947</text:p>
          </table:table-cell>
          <table:table-cell table:formula="of:=MEDIAN([DATA.H38];[DATA.H83];[DATA.H128];[DATA.H173];[DATA.H218])" office:value-type="float" office:value="0.365725562245982" calcext:value-type="float">
            <text:p>0,365725562245982</text:p>
          </table:table-cell>
          <table:table-cell table:formula="of:=MEDIAN([DATA.I38];[DATA.I83];[DATA.I128];[DATA.I173];[DATA.I218])" office:value-type="float" office:value="61231897683" calcext:value-type="float">
            <text:p>61231897683</text:p>
          </table:table-cell>
          <table:table-cell table:formula="of:=MEDIAN([DATA.J38];[DATA.J83];[DATA.J128];[DATA.J173];[DATA.J218])" office:value-type="float" office:value="0.164307752545424" calcext:value-type="float">
            <text:p>0,164307752545424</text:p>
          </table:table-cell>
          <table:table-cell table:formula="of:=MEDIAN([DATA.K38];[DATA.K83];[DATA.K128];[DATA.K173];[DATA.K218])" office:value-type="float" office:value="0.632893545360227" calcext:value-type="float">
            <text:p>0,632893545360227</text:p>
          </table:table-cell>
          <table:table-cell table:formula="of:=MEDIAN([DATA.L38];[DATA.L83];[DATA.L128];[DATA.L173];[DATA.L218])" office:value-type="float" office:value="0.853376058594644" calcext:value-type="float">
            <text:p>0,853376058594644</text:p>
          </table:table-cell>
          <table:table-cell table:formula="of:=MEDIAN([DATA.M38];[DATA.M83];[DATA.M128];[DATA.M173];[DATA.M218])" office:value-type="float" office:value="7.84341944731298" calcext:value-type="float">
            <text:p>7,84341944731298</text:p>
          </table:table-cell>
          <table:table-cell table:formula="of:=MEDIAN([DATA.N38];[DATA.N83];[DATA.N128];[DATA.N173];[DATA.N218])" office:value-type="float" office:value="13.2841166860608" calcext:value-type="float">
            <text:p>13,2841166860608</text:p>
          </table:table-cell>
          <table:table-cell table:formula="of:=MEDIAN([DATA.O38];[DATA.O83];[DATA.O128];[DATA.O173];[DATA.O218])" office:value-type="float" office:value="0.405348926907947" calcext:value-type="float">
            <text:p>0,40534892690794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table:formula="of:=MEDIAN([DATA.D36];[DATA.D81];[DATA.D126];[DATA.D171];[DATA.D216])" office:value-type="float" office:value="1824930" calcext:value-type="float">
            <text:p>1824930</text:p>
          </table:table-cell>
          <table:table-cell table:formula="of:=MEDIAN([DATA.E36];[DATA.E81];[DATA.E126];[DATA.E171];[DATA.E216])" office:value-type="float" office:value="0.562486823433391" calcext:value-type="float">
            <text:p>0,562486823433391</text:p>
          </table:table-cell>
          <table:table-cell table:formula="of:=MEDIAN([DATA.F36];[DATA.F81];[DATA.F126];[DATA.F171];[DATA.F216])" office:value-type="float" office:value="811080" calcext:value-type="float">
            <text:p>811080</text:p>
          </table:table-cell>
          <table:table-cell table:formula="of:=MEDIAN([DATA.G36];[DATA.G81];[DATA.G126];[DATA.G171];[DATA.G216])" office:value-type="float" office:value="0.40918377815719" calcext:value-type="float">
            <text:p>0,40918377815719</text:p>
          </table:table-cell>
          <table:table-cell table:formula="of:=MEDIAN([DATA.H36];[DATA.H81];[DATA.H126];[DATA.H171];[DATA.H216])" office:value-type="float" office:value="0.366194984589857" calcext:value-type="float">
            <text:p>0,366194984589857</text:p>
          </table:table-cell>
          <table:table-cell table:formula="of:=MEDIAN([DATA.I36];[DATA.I81];[DATA.I126];[DATA.I171];[DATA.I216])" office:value-type="float" office:value="61237856545" calcext:value-type="float">
            <text:p>61237856545</text:p>
          </table:table-cell>
          <table:table-cell table:formula="of:=MEDIAN([DATA.J36];[DATA.J81];[DATA.J126];[DATA.J171];[DATA.J216])" office:value-type="float" office:value="0.167431364306992" calcext:value-type="float">
            <text:p>0,167431364306992</text:p>
          </table:table-cell>
          <table:table-cell table:formula="of:=MEDIAN([DATA.K36];[DATA.K81];[DATA.K126];[DATA.K171];[DATA.K216])" office:value-type="float" office:value="0.559901981655836" calcext:value-type="float">
            <text:p>0,559901981655836</text:p>
          </table:table-cell>
          <table:table-cell table:formula="of:=MEDIAN([DATA.L36];[DATA.L81];[DATA.L126];[DATA.L171];[DATA.L216])" office:value-type="float" office:value="0.90794232089723" calcext:value-type="float">
            <text:p>0,90794232089723</text:p>
          </table:table-cell>
          <table:table-cell table:formula="of:=MEDIAN([DATA.M36];[DATA.M81];[DATA.M126];[DATA.M171];[DATA.M216])" office:value-type="float" office:value="7.76163183920074" calcext:value-type="float">
            <text:p>7,76163183920074</text:p>
          </table:table-cell>
          <table:table-cell table:formula="of:=MEDIAN([DATA.N36];[DATA.N81];[DATA.N126];[DATA.N171];[DATA.N216])" office:value-type="float" office:value="25.3624911300469" calcext:value-type="float">
            <text:p>25,3624911300469</text:p>
          </table:table-cell>
          <table:table-cell table:formula="of:=MEDIAN([DATA.O36];[DATA.O81];[DATA.O126];[DATA.O171];[DATA.O216])" office:value-type="float" office:value="0.40918377815719" calcext:value-type="float">
            <text:p>0,4091837781571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table:formula="of:=MEDIAN([DATA.D35];[DATA.D80];[DATA.D125];[DATA.D170];[DATA.D215])" office:value-type="float" office:value="1216620" calcext:value-type="float">
            <text:p>1216620</text:p>
          </table:table-cell>
          <table:table-cell table:formula="of:=MEDIAN([DATA.E35];[DATA.E80];[DATA.E125];[DATA.E170];[DATA.E215])" office:value-type="float" office:value="0.374991215622261" calcext:value-type="float">
            <text:p>0,374991215622261</text:p>
          </table:table-cell>
          <table:table-cell table:formula="of:=MEDIAN([DATA.F35];[DATA.F80];[DATA.F125];[DATA.F170];[DATA.F215])" office:value-type="float" office:value="811080" calcext:value-type="float">
            <text:p>811080</text:p>
          </table:table-cell>
          <table:table-cell table:formula="of:=MEDIAN([DATA.G35];[DATA.G80];[DATA.G125];[DATA.G170];[DATA.G215])" office:value-type="float" office:value="0.410354148807419" calcext:value-type="float">
            <text:p>0,410354148807419</text:p>
          </table:table-cell>
          <table:table-cell table:formula="of:=MEDIAN([DATA.H35];[DATA.H80];[DATA.H125];[DATA.H170];[DATA.H215])" office:value-type="float" office:value="0.359396151191053" calcext:value-type="float">
            <text:p>0,359396151191053</text:p>
          </table:table-cell>
          <table:table-cell table:formula="of:=MEDIAN([DATA.I35];[DATA.I80];[DATA.I125];[DATA.I170];[DATA.I215])" office:value-type="float" office:value="58983722543" calcext:value-type="float">
            <text:p>58983722543</text:p>
          </table:table-cell>
          <table:table-cell table:formula="of:=MEDIAN([DATA.J35];[DATA.J80];[DATA.J125];[DATA.J170];[DATA.J215])" office:value-type="float" office:value="0.168390527443461" calcext:value-type="float">
            <text:p>0,168390527443461</text:p>
          </table:table-cell>
          <table:table-cell table:formula="of:=MEDIAN([DATA.K35];[DATA.K80];[DATA.K125];[DATA.K170];[DATA.K215])" office:value-type="float" office:value="0.53050983279654" calcext:value-type="float">
            <text:p>0,53050983279654</text:p>
          </table:table-cell>
          <table:table-cell table:formula="of:=MEDIAN([DATA.L35];[DATA.L80];[DATA.L125];[DATA.L170];[DATA.L215])" office:value-type="float" office:value="0.987304493781949" calcext:value-type="float">
            <text:p>0,987304493781949</text:p>
          </table:table-cell>
          <table:table-cell table:formula="of:=MEDIAN([DATA.M35];[DATA.M80];[DATA.M125];[DATA.M170];[DATA.M215])" office:value-type="float" office:value="7.73682342733889" calcext:value-type="float">
            <text:p>7,73682342733889</text:p>
          </table:table-cell>
          <table:table-cell table:formula="of:=MEDIAN([DATA.N35];[DATA.N80];[DATA.N125];[DATA.N170];[DATA.N215])" office:value-type="float" office:value="61.411290164805" calcext:value-type="float">
            <text:p>61,411290164805</text:p>
          </table:table-cell>
          <table:table-cell table:formula="of:=MEDIAN([DATA.O35];[DATA.O80];[DATA.O125];[DATA.O170];[DATA.O215])" office:value-type="float" office:value="0.410354148807419" calcext:value-type="float">
            <text:p>0,41035414880741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GB(A)</text:p>
          </table:table-cell>
          <table:table-cell table:formula="of:=MEDIAN([DATA.D2];[DATA.D47];[DATA.D92];[DATA.D137];[DATA.D182])" office:value-type="float" office:value="3244396" calcext:value-type="float">
            <text:p>3244396</text:p>
          </table:table-cell>
          <table:table-cell table:number-columns-repeated="11"/>
        </table:table-row>
      </table:table>
      <table:table table:name="Sheet4" table:style-name="ta2">
        <office:forms form:automatic-focus="false" form:apply-design-mode="false"/>
        <table:shapes>
          <draw:frame draw:z-index="0" draw:style-name="gr1" draw:text-style-name="P1" svg:width="431.6mm" svg:height="247mm" svg:x="4.18mm" svg:y="63.07mm">
            <draw:object draw:notify-on-update-of-ranges="Sheet4.A1:Sheet4.A1 Sheet4.A2:Sheet4.A12 Sheet4.B1:Sheet4.B1 Sheet4.B2:Sheet4.B12 Sheet4.C1:Sheet4.C1 Sheet4.C2:Sheet4.C12 Sheet4.D1:Sheet4.D1 Sheet4.D2:Sheet4.D12 Sheet4.E1:Sheet4.E1 Sheet4.E2:Sheet4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3"/>
        <table:table-column table:style-name="co2" table:number-columns-repeated="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Dept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Title:</text:p>
          </table:table-cell>
          <table:table-cell table:formula="of:=INDIRECT(&quot;Average.&quot; &amp;[.J1] &amp; &quot;1&quot;)" office:value-type="string" office:string-value="PeakSignalToRatioErrorMetric" calcext:value-type="string">
            <text:p>PeakSignalToRatioErrorMetric</text:p>
          </table:table-cell>
          <table:table-cell table:style-name="ce3" office:value-type="string" calcext:value-type="string">
            <text:p>Column: 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RGB</text:p>
          </table:table-cell>
          <table:table-cell table:formula="of:=INDIRECT(&quot;Average.&quot; &amp;[.J1] &amp; &quot;23&quot;)" office:value-type="float" office:value="24.5658501153263" calcext:value-type="float">
            <text:p>24,5658501153263</text:p>
          </table:table-cell>
          <table:table-cell table:formula="of:=INDIRECT(&quot;Average.&quot; &amp;[.J1] &amp; &quot;24&quot;)" office:value-type="float" office:value="38.505428136959" calcext:value-type="float">
            <text:p>38,505428136959</text:p>
          </table:table-cell>
          <table:table-cell table:formula="of:=INDIRECT(&quot;Average.&quot; &amp;[.J1] &amp; &quot;25&quot;)" office:value-type="float" office:value="48.6134235542757" calcext:value-type="float">
            <text:p>48,6134235542757</text:p>
          </table:table-cell>
          <table:table-cell table:formula="of:=INDIRECT(&quot;Average.&quot; &amp;[.J1] &amp; &quot;26&quot;)" office:value-type="float" office:value="61.8188582695105" calcext:value-type="float">
            <text:p>61,81885826951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RGB</text:p>
          </table:table-cell>
          <table:table-cell table:formula="of:=INDIRECT(&quot;Average.&quot; &amp;[.J1] &amp; &quot;27&quot;)" office:value-type="float" office:value="14.6802530550986" calcext:value-type="float">
            <text:p>14,6802530550986</text:p>
          </table:table-cell>
          <table:table-cell table:formula="of:=INDIRECT(&quot;Average.&quot; &amp;[.J1] &amp; &quot;28&quot;)" office:value-type="float" office:value="14.1614153083381" calcext:value-type="float">
            <text:p>14,1614153083381</text:p>
          </table:table-cell>
          <table:table-cell table:formula="of:=INDIRECT(&quot;Average.&quot; &amp;[.J1] &amp; &quot;29&quot;)" office:value-type="float" office:value="14.2017340461042" calcext:value-type="float">
            <text:p>14,2017340461042</text:p>
          </table:table-cell>
          <table:table-cell table:formula="of:=INDIRECT(&quot;Average.&quot; &amp;[.J1] &amp; &quot;30&quot;)" office:value-type="float" office:value="14.2074997081514" calcext:value-type="float">
            <text:p>14,20749970815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MYK</text:p>
          </table:table-cell>
          <table:table-cell table:formula="of:=INDIRECT(&quot;Average.&quot; &amp;[.J1] &amp; &quot;3&quot;)" office:value-type="float" office:value="10.0366644414437" calcext:value-type="float">
            <text:p>10,0366644414437</text:p>
          </table:table-cell>
          <table:table-cell table:formula="of:=INDIRECT(&quot;Average.&quot; &amp;[.J1] &amp; &quot;4&quot;)" office:value-type="float" office:value="10.0546238989533" calcext:value-type="float">
            <text:p>10,0546238989533</text:p>
          </table:table-cell>
          <table:table-cell table:formula="of:=INDIRECT(&quot;Average.&quot; &amp;[.J1] &amp; &quot;5&quot;)" office:value-type="float" office:value="10.0557397630487" calcext:value-type="float">
            <text:p>10,0557397630487</text:p>
          </table:table-cell>
          <table:table-cell table:formula="of:=INDIRECT(&quot;Average.&quot; &amp;[.J1] &amp; &quot;6&quot;)" office:value-type="float" office:value="10.055733448204" calcext:value-type="float">
            <text:p>10,0557334482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YZ</text:p>
          </table:table-cell>
          <table:table-cell table:formula="of:=INDIRECT(&quot;Average.&quot; &amp;[.J1] &amp; &quot;31&quot;)" office:value-type="float" office:value="25.2947730750798" calcext:value-type="float">
            <text:p>25,2947730750798</text:p>
          </table:table-cell>
          <table:table-cell table:formula="of:=INDIRECT(&quot;Average.&quot; &amp;[.J1] &amp; &quot;32&quot;)" office:value-type="float" office:value="31.3297914661623" calcext:value-type="float">
            <text:p>31,3297914661623</text:p>
          </table:table-cell>
          <table:table-cell table:formula="of:=INDIRECT(&quot;Average.&quot; &amp;[.J1] &amp; &quot;33&quot;)" office:value-type="float" office:value="32.0177085857768" calcext:value-type="float">
            <text:p>32,0177085857768</text:p>
          </table:table-cell>
          <table:table-cell table:formula="of:=INDIRECT(&quot;Average.&quot; &amp;[.J1] &amp; &quot;34&quot;)" office:value-type="float" office:value="32.2139559813711" calcext:value-type="float">
            <text:p>32,21395598137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v</text:p>
          </table:table-cell>
          <table:table-cell table:formula="of:=INDIRECT(&quot;Average.&quot; &amp;[.J1] &amp; &quot;19&quot;)" office:value-type="float" office:value="8.79463684959665" calcext:value-type="float">
            <text:p>8,79463684959665</text:p>
          </table:table-cell>
          <table:table-cell table:formula="of:=INDIRECT(&quot;Average.&quot; &amp;[.J1] &amp; &quot;20&quot;)" office:value-type="float" office:value="8.81115560313003" calcext:value-type="float">
            <text:p>8,81115560313003</text:p>
          </table:table-cell>
          <table:table-cell table:formula="of:=INDIRECT(&quot;Average.&quot; &amp;[.J1] &amp; &quot;21&quot;)" office:value-type="float" office:value="8.77863245537987" calcext:value-type="float">
            <text:p>8,77863245537987</text:p>
          </table:table-cell>
          <table:table-cell table:formula="of:=INDIRECT(&quot;Average.&quot; &amp;[.J1] &amp; &quot;22&quot;)" office:value-type="float" office:value="8.77818618798413" calcext:value-type="float">
            <text:p>8,778186187984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b</text:p>
          </table:table-cell>
          <table:table-cell table:formula="of:=INDIRECT(&quot;Average.&quot; &amp;[.J1] &amp; &quot;15&quot;)" office:value-type="float" office:value="8.55052102184431" calcext:value-type="float">
            <text:p>8,55052102184431</text:p>
          </table:table-cell>
          <table:table-cell table:formula="of:=INDIRECT(&quot;Average.&quot; &amp;[.J1] &amp; &quot;16&quot;)" office:value-type="float" office:value="8.70361769850868" calcext:value-type="float">
            <text:p>8,70361769850868</text:p>
          </table:table-cell>
          <table:table-cell table:formula="of:=INDIRECT(&quot;Average.&quot; &amp;[.J1] &amp; &quot;17&quot;)" office:value-type="float" office:value="8.69577776020468" calcext:value-type="float">
            <text:p>8,69577776020468</text:p>
          </table:table-cell>
          <table:table-cell table:formula="of:=INDIRECT(&quot;Average.&quot; &amp;[.J1] &amp; &quot;18&quot;)" office:value-type="float" office:value="8.69507716723264" calcext:value-type="float">
            <text:p>8,695077167232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CL</text:p>
          </table:table-cell>
          <table:table-cell table:formula="of:=INDIRECT(&quot;Average.&quot; &amp;[.J1] &amp; &quot;11&quot;)" office:value-type="float" office:value="9.68840372911909" calcext:value-type="float">
            <text:p>9,68840372911909</text:p>
          </table:table-cell>
          <table:table-cell table:formula="of:=INDIRECT(&quot;Average.&quot; &amp;[.J1] &amp; &quot;12&quot;)" office:value-type="float" office:value="9.49750315742987" calcext:value-type="float">
            <text:p>9,49750315742987</text:p>
          </table:table-cell>
          <table:table-cell table:formula="of:=INDIRECT(&quot;Average.&quot; &amp;[.J1] &amp; &quot;13&quot;)" office:value-type="float" office:value="9.59750227594803" calcext:value-type="float">
            <text:p>9,59750227594803</text:p>
          </table:table-cell>
          <table:table-cell table:formula="of:=INDIRECT(&quot;Average.&quot; &amp;[.J1] &amp; &quot;14&quot;)" office:value-type="float" office:value="9.61599236010891" calcext:value-type="float">
            <text:p>9,615992360108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CC</text:p>
          </table:table-cell>
          <table:table-cell table:formula="of:=INDIRECT(&quot;Average.&quot; &amp;[.J1] &amp; &quot;35&quot;)" office:value-type="float" office:value="8.25180393874562" calcext:value-type="float">
            <text:p>8,25180393874562</text:p>
          </table:table-cell>
          <table:table-cell table:formula="of:=INDIRECT(&quot;Average.&quot; &amp;[.J1] &amp; &quot;36&quot;)" office:value-type="float" office:value="8.15194709504972" calcext:value-type="float">
            <text:p>8,15194709504972</text:p>
          </table:table-cell>
          <table:table-cell table:formula="of:=INDIRECT(&quot;Average.&quot; &amp;[.J1] &amp; &quot;37&quot;)" office:value-type="float" office:value="8.21644558204048" calcext:value-type="float">
            <text:p>8,21644558204048</text:p>
          </table:table-cell>
          <table:table-cell table:formula="of:=INDIRECT(&quot;Average.&quot; &amp;[.J1] &amp; &quot;38&quot;)" office:value-type="float" office:value="8.21373637054369" calcext:value-type="float">
            <text:p>8,213736370543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PbPr</text:p>
          </table:table-cell>
          <table:table-cell table:formula="of:=INDIRECT(&quot;Average.&quot; &amp;[.J1] &amp; &quot;39&quot;)" office:value-type="float" office:value="9.01491818730159" calcext:value-type="float">
            <text:p>9,01491818730159</text:p>
          </table:table-cell>
          <table:table-cell table:formula="of:=INDIRECT(&quot;Average.&quot; &amp;[.J1] &amp; &quot;40&quot;)" office:value-type="float" office:value="8.69265906886465" calcext:value-type="float">
            <text:p>8,69265906886465</text:p>
          </table:table-cell>
          <table:table-cell table:formula="of:=INDIRECT(&quot;Average.&quot; &amp;[.J1] &amp; &quot;41&quot;)" office:value-type="float" office:value="8.78901011913391" calcext:value-type="float">
            <text:p>8,78901011913391</text:p>
          </table:table-cell>
          <table:table-cell table:formula="of:=INDIRECT(&quot;Average.&quot; &amp;[.J1] &amp; &quot;42&quot;)" office:value-type="float" office:value="8.78130887445081" calcext:value-type="float">
            <text:p>8,781308874450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CbCr</text:p>
          </table:table-cell>
          <table:table-cell table:formula="of:=INDIRECT(&quot;Average.&quot; &amp;[.J1] &amp; &quot;7&quot;)" office:value-type="float" office:value="8.92889190374674" calcext:value-type="float">
            <text:p>8,92889190374674</text:p>
          </table:table-cell>
          <table:table-cell table:formula="of:=INDIRECT(&quot;Average.&quot; &amp;[.J1] &amp; &quot;8&quot;)" office:value-type="float" office:value="8.98551510551958" calcext:value-type="float">
            <text:p>8,98551510551958</text:p>
          </table:table-cell>
          <table:table-cell table:formula="of:=INDIRECT(&quot;Average.&quot; &amp;[.J1] &amp; &quot;9&quot;)" office:value-type="float" office:value="8.98573181767444" calcext:value-type="float">
            <text:p>8,98573181767444</text:p>
          </table:table-cell>
          <table:table-cell table:formula="of:=INDIRECT(&quot;Average.&quot; &amp;[.J1] &amp; &quot;10&quot;)" office:value-type="float" office:value="8.98567005225815" calcext:value-type="float">
            <text:p>8,985670052258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UV</text:p>
          </table:table-cell>
          <table:table-cell table:formula="of:=INDIRECT(&quot;Average.&quot; &amp;[.J1] &amp; &quot;43&quot;)" office:value-type="float" office:value="9.00144642605495" calcext:value-type="float">
            <text:p>9,00144642605495</text:p>
          </table:table-cell>
          <table:table-cell table:formula="of:=INDIRECT(&quot;Average.&quot; &amp;[.J1] &amp; &quot;44&quot;)" office:value-type="float" office:value="8.66623837560255" calcext:value-type="float">
            <text:p>8,66623837560255</text:p>
          </table:table-cell>
          <table:table-cell table:formula="of:=INDIRECT(&quot;Average.&quot; &amp;[.J1] &amp; &quot;45&quot;)" office:value-type="float" office:value="8.75533124042538" calcext:value-type="float">
            <text:p>8,75533124042538</text:p>
          </table:table-cell>
          <table:table-cell table:formula="of:=INDIRECT(&quot;Average.&quot; &amp;[.J1] &amp; &quot;46&quot;)" office:value-type="float" office:value="8.74905546092296" calcext:value-type="float">
            <text:p>8,74905546092296</text:p>
          </table:table-cell>
          <table:table-cell table:number-columns-repeated="5"/>
        </table:table-row>
      </table:table>
      <table:named-expressions/>
      <table:database-ranges>
        <table:database-range table:name="__Anonymous_Sheet_DB__2" table:target-range-address="MEDIAN.A1:MEDIAN.N46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de" fo:country="DE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0" loext:min-decimal-places="0" number:min-integer-digits="0"/>
    </number:number-style>
    <number:number-style style:name="N113">
      <number:number number:decimal-places="5" loext:min-decimal-places="5" number:min-integer-digits="0"/>
    </number:number-style>
    <number:number-style style:name="N114" number:title="User-defined">
      <number:number number:decimal-places="5" loext:min-decimal-places="5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.00.0000</text:date>, <text:time style:data-style-name="N2" text:time-value="15:32:36.371528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6T17:58:38.775041127</dc:date>
    <meta:editing-duration>PT7H13M43S</meta:editing-duration>
    <meta:editing-cycles>12</meta:editing-cycles>
    <meta:generator>LibreOffice/6.2.4.2.0$Linux_X86_64 LibreOffice_project/20$Build-2</meta:generator>
    <meta:document-statistic meta:table-count="4" meta:cell-count="46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 number:title="User-defined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4">
      <style:chart-properties loext:label-stroke-color="#3465a4"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2pt" style:font-size-asian="10pt" style:font-size-complex="10pt"/>
    </style:style>
    <style:style style:name="ch11" style:family="chart" style:data-style-name="N114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2pt" style:font-size-asian="10pt" style:font-size-complex="10pt"/>
    </style:style>
    <style:style style:name="ch12" style:family="chart" style:data-style-name="N114">
      <style:chart-properties chart:link-data-style-to-source="true" chart:data-label-number="value" chart:data-label-text="false" chart:data-label-symbol="false" style:rotation-angle="90"/>
      <style:graphic-properties draw:stroke="none" draw:fill-color="#ffd320" dr3d:edge-rounding="5%"/>
      <style:text-properties fo:font-size="12pt" style:font-size-asian="10pt" style:font-size-complex="10pt"/>
    </style:style>
    <style:style style:name="ch13" style:family="chart" style:data-style-name="N114">
      <style:chart-properties loext:label-stroke-color="#3465a4" chart:link-data-style-to-source="true" chart:data-label-number="value" chart:data-label-text="false" chart:data-label-symbol="false" style:rotation-angle="90"/>
      <style:graphic-properties draw:stroke="none" draw:fill-color="#579d1c" dr3d:edge-rounding="5%"/>
      <style:text-properties fo:font-size="12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3.161cm" svg:height="24.701cm" xlink:href=".." xlink:type="simple" chart:class="chart:bar" chart:style-name="ch1">
        <chart:subtitle svg:x="41.628cm" svg:y="10.273cm" chart:style-name="ch2">
          <text:p>Tiefe:</text:p>
        </chart:subtitle>
        <chart:legend chart:legend-position="end" svg:x="41.756cm" svg:y="11.108cm" style:legend-expansion="high" chart:style-name="ch3"/>
        <chart:plot-area chart:style-name="ch4" table:cell-range-address="Sheet4.A1:Sheet4.E12" chart:data-source-has-labels="both" svg:x="0.863cm" svg:y="1.683cm" svg:width="40.03cm" svg:height="22.524cm">
          <chartooo:coordinate-region svg:x="1.675cm" svg:y="1.931cm" svg:width="39.218cm" svg:height="21.531cm"/>
          <chart:axis chart:dimension="x" chart:name="primary-x" chart:style-name="ch5" chartooo:axis-type="auto">
            <chartooo:date-scale/>
            <chart:categories table:cell-range-address="Sheet4.A2:Sheet4.A12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4.B2:Sheet4.B12" chart:label-cell-address="Sheet4.B1:Sheet4.B1" chart:class="chart:bar">
            <chart:data-point chart:repeated="11"/>
          </chart:series>
          <chart:series chart:attached-axis="primary-y" chart:style-name="ch11" chart:values-cell-range-address="Sheet4.C2:Sheet4.C12" chart:label-cell-address="Sheet4.C1:Sheet4.C1" chart:class="chart:bar">
            <chart:data-point chart:repeated="11"/>
          </chart:series>
          <chart:series chart:attached-axis="primary-y" chart:style-name="ch12" chart:values-cell-range-address="Sheet4.D2:Sheet4.D12" chart:label-cell-address="Sheet4.D1:Sheet4.D1" chart:class="chart:bar">
            <chart:data-point chart:repeated="11"/>
          </chart:series>
          <chart:series chart:attached-axis="primary-y" chart:style-name="ch13" chart:values-cell-range-address="Sheet4.E2:Sheet4.E12" chart:label-cell-address="Sheet4.E1:Sheet4.E1" chart:class="chart:ba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Sheet4.B1:Sheet4.B1</svg:desc>
                </draw:g>
              </table:table-cell>
              <table:table-cell office:value-type="string">
                <text:p>6</text:p>
                <draw:g>
                  <svg:desc>Sheet4.C1:Sheet4.C1</svg:desc>
                </draw:g>
              </table:table-cell>
              <table:table-cell office:value-type="string">
                <text:p>8</text:p>
                <draw:g>
                  <svg:desc>Sheet4.D1:Sheet4.D1</svg:desc>
                </draw:g>
              </table:table-cell>
              <table:table-cell office:value-type="string">
                <text:p>10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GB</text:p>
                <draw:g>
                  <svg:desc>Sheet4.A2:Sheet4.A12</svg:desc>
                </draw:g>
              </table:table-cell>
              <table:table-cell office:value-type="float" office:value="24.5658501153263">
                <text:p>24.5658501153263</text:p>
                <draw:g>
                  <svg:desc>Sheet4.B2:Sheet4.B12</svg:desc>
                </draw:g>
              </table:table-cell>
              <table:table-cell office:value-type="float" office:value="38.505428136959">
                <text:p>38.505428136959</text:p>
                <draw:g>
                  <svg:desc>Sheet4.C2:Sheet4.C12</svg:desc>
                </draw:g>
              </table:table-cell>
              <table:table-cell office:value-type="float" office:value="48.6134235542757">
                <text:p>48.6134235542757</text:p>
                <draw:g>
                  <svg:desc>Sheet4.D2:Sheet4.D12</svg:desc>
                </draw:g>
              </table:table-cell>
              <table:table-cell office:value-type="float" office:value="61.8188582695105">
                <text:p>61.8188582695105</text:p>
                <draw:g>
                  <svg:desc>Sheet4.E2:Sheet4.E12</svg:desc>
                </draw:g>
              </table:table-cell>
            </table:table-row>
            <table:table-row>
              <table:table-cell office:value-type="string">
                <text:p>sRGB</text:p>
              </table:table-cell>
              <table:table-cell office:value-type="float" office:value="14.6802530550986">
                <text:p>14.6802530550986</text:p>
              </table:table-cell>
              <table:table-cell office:value-type="float" office:value="14.1614153083381">
                <text:p>14.1614153083381</text:p>
              </table:table-cell>
              <table:table-cell office:value-type="float" office:value="14.2017340461042">
                <text:p>14.2017340461042</text:p>
              </table:table-cell>
              <table:table-cell office:value-type="float" office:value="14.2074997081514">
                <text:p>14.2074997081514</text:p>
              </table:table-cell>
            </table:table-row>
            <table:table-row>
              <table:table-cell office:value-type="string">
                <text:p>CMYK</text:p>
              </table:table-cell>
              <table:table-cell office:value-type="float" office:value="10.0366644414437">
                <text:p>10.0366644414437</text:p>
              </table:table-cell>
              <table:table-cell office:value-type="float" office:value="10.0546238989533">
                <text:p>10.0546238989533</text:p>
              </table:table-cell>
              <table:table-cell office:value-type="float" office:value="10.0557397630487">
                <text:p>10.0557397630487</text:p>
              </table:table-cell>
              <table:table-cell office:value-type="float" office:value="10.055733448204">
                <text:p>10.055733448204</text:p>
              </table:table-cell>
            </table:table-row>
            <table:table-row>
              <table:table-cell office:value-type="string">
                <text:p>XYZ</text:p>
              </table:table-cell>
              <table:table-cell office:value-type="float" office:value="25.2947730750798">
                <text:p>25.2947730750798</text:p>
              </table:table-cell>
              <table:table-cell office:value-type="float" office:value="31.3297914661623">
                <text:p>31.3297914661623</text:p>
              </table:table-cell>
              <table:table-cell office:value-type="float" office:value="32.0177085857768">
                <text:p>32.0177085857768</text:p>
              </table:table-cell>
              <table:table-cell office:value-type="float" office:value="32.2139559813711">
                <text:p>32.2139559813711</text:p>
              </table:table-cell>
            </table:table-row>
            <table:table-row>
              <table:table-cell office:value-type="string">
                <text:p>Luv</text:p>
              </table:table-cell>
              <table:table-cell office:value-type="float" office:value="8.79463684959665">
                <text:p>8.79463684959665</text:p>
              </table:table-cell>
              <table:table-cell office:value-type="float" office:value="8.81115560313003">
                <text:p>8.81115560313003</text:p>
              </table:table-cell>
              <table:table-cell office:value-type="float" office:value="8.77863245537987">
                <text:p>8.77863245537987</text:p>
              </table:table-cell>
              <table:table-cell office:value-type="float" office:value="8.77818618798413">
                <text:p>8.77818618798413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8.55052102184431">
                <text:p>8.55052102184431</text:p>
              </table:table-cell>
              <table:table-cell office:value-type="float" office:value="8.70361769850868">
                <text:p>8.70361769850868</text:p>
              </table:table-cell>
              <table:table-cell office:value-type="float" office:value="8.69577776020468">
                <text:p>8.69577776020468</text:p>
              </table:table-cell>
              <table:table-cell office:value-type="float" office:value="8.69507716723264">
                <text:p>8.69507716723264</text:p>
              </table:table-cell>
            </table:table-row>
            <table:table-row>
              <table:table-cell office:value-type="string">
                <text:p>HCL</text:p>
              </table:table-cell>
              <table:table-cell office:value-type="float" office:value="9.68840372911909">
                <text:p>9.68840372911909</text:p>
              </table:table-cell>
              <table:table-cell office:value-type="float" office:value="9.49750315742987">
                <text:p>9.49750315742987</text:p>
              </table:table-cell>
              <table:table-cell office:value-type="float" office:value="9.59750227594803">
                <text:p>9.59750227594803</text:p>
              </table:table-cell>
              <table:table-cell office:value-type="float" office:value="9.61599236010891">
                <text:p>9.61599236010891</text:p>
              </table:table-cell>
            </table:table-row>
            <table:table-row>
              <table:table-cell office:value-type="string">
                <text:p>YCC</text:p>
              </table:table-cell>
              <table:table-cell office:value-type="float" office:value="8.25180393874562">
                <text:p>8.25180393874562</text:p>
              </table:table-cell>
              <table:table-cell office:value-type="float" office:value="8.15194709504972">
                <text:p>8.15194709504972</text:p>
              </table:table-cell>
              <table:table-cell office:value-type="float" office:value="8.21644558204048">
                <text:p>8.21644558204048</text:p>
              </table:table-cell>
              <table:table-cell office:value-type="float" office:value="8.21373637054369">
                <text:p>8.21373637054369</text:p>
              </table:table-cell>
            </table:table-row>
            <table:table-row>
              <table:table-cell office:value-type="string">
                <text:p>YPbPr</text:p>
              </table:table-cell>
              <table:table-cell office:value-type="float" office:value="9.01491818730159">
                <text:p>9.01491818730159</text:p>
              </table:table-cell>
              <table:table-cell office:value-type="float" office:value="8.69265906886465">
                <text:p>8.69265906886465</text:p>
              </table:table-cell>
              <table:table-cell office:value-type="float" office:value="8.78901011913391">
                <text:p>8.78901011913391</text:p>
              </table:table-cell>
              <table:table-cell office:value-type="float" office:value="8.78130887445081">
                <text:p>8.78130887445081</text:p>
              </table:table-cell>
            </table:table-row>
            <table:table-row>
              <table:table-cell office:value-type="string">
                <text:p>YCbCr</text:p>
              </table:table-cell>
              <table:table-cell office:value-type="float" office:value="8.92889190374674">
                <text:p>8.92889190374674</text:p>
              </table:table-cell>
              <table:table-cell office:value-type="float" office:value="8.98551510551958">
                <text:p>8.98551510551958</text:p>
              </table:table-cell>
              <table:table-cell office:value-type="float" office:value="8.98573181767444">
                <text:p>8.98573181767444</text:p>
              </table:table-cell>
              <table:table-cell office:value-type="float" office:value="8.98567005225815">
                <text:p>8.98567005225815</text:p>
              </table:table-cell>
            </table:table-row>
            <table:table-row>
              <table:table-cell office:value-type="string">
                <text:p>YUV</text:p>
              </table:table-cell>
              <table:table-cell office:value-type="float" office:value="9.00144642605495">
                <text:p>9.00144642605495</text:p>
              </table:table-cell>
              <table:table-cell office:value-type="float" office:value="8.66623837560255">
                <text:p>8.66623837560255</text:p>
              </table:table-cell>
              <table:table-cell office:value-type="float" office:value="8.75533124042538">
                <text:p>8.75533124042538</text:p>
              </table:table-cell>
              <table:table-cell office:value-type="float" office:value="8.74905546092296">
                <text:p>8.74905546092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